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onnée_brut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os_X</text:p>
          </table:table-cell>
          <table:table-cell office:value-type="string" calcext:value-type="string">
            <text:p>pos_Y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Opinion</text:p>
          </table:table-cell>
          <table:table-cell office:value-type="string" calcext:value-type="string">
            <text:p>Puissance</text:p>
          </table:table-cell>
          <table:table-cell office:value-type="string" calcext:value-type="string">
            <text:p>etat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15</text:p>
          </table:table-cell>
          <table:table-cell office:value-type="float" office:value="-0.19297542050481" calcext:value-type="float">
            <text:p>-0,19297542050481</text:p>
          </table:table-cell>
          <table:table-cell office:value-type="float" office:value="0.0018069431826007" calcext:value-type="float">
            <text:p>0,0018069431826007</text:p>
          </table:table-cell>
          <table:table-cell office:value-type="float" office:value="-0.80502963963018" calcext:value-type="float">
            <text:p>-0,805029639630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614</text:p>
          </table:table-cell>
          <table:table-cell office:value-type="float" office:value="1.3480873405933" calcext:value-type="float">
            <text:p>1,3480873405933</text:p>
          </table:table-cell>
          <table:table-cell office:value-type="float" office:value="-0.085804024711251" calcext:value-type="float">
            <text:p>-0,085804024711251</text:p>
          </table:table-cell>
          <table:table-cell office:value-type="float" office:value="33.13471177581" calcext:value-type="float">
            <text:p>33,1347117758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625</text:p>
          </table:table-cell>
          <table:table-cell office:value-type="float" office:value="2.6406094431877" calcext:value-type="float">
            <text:p>2,6406094431877</text:p>
          </table:table-cell>
          <table:table-cell office:value-type="float" office:value="0.00021202511561569" calcext:value-type="float">
            <text:p>0,00021202511561569</text:p>
          </table:table-cell>
          <table:table-cell office:value-type="float" office:value="-0.059414479976437" calcext:value-type="float">
            <text:p>-0,05941447997643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636</text:p>
          </table:table-cell>
          <table:table-cell office:value-type="float" office:value="4.2266243696213" calcext:value-type="float">
            <text:p>4,2266243696213</text:p>
          </table:table-cell>
          <table:table-cell office:value-type="float" office:value="-0.0063799403142184" calcext:value-type="float">
            <text:p>-0,0063799403142184</text:p>
          </table:table-cell>
          <table:table-cell office:value-type="float" office:value="1.7572190185451" calcext:value-type="float">
            <text:p>1,757219018545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647</text:p>
          </table:table-cell>
          <table:table-cell office:value-type="float" office:value="5.7145780324936" calcext:value-type="float">
            <text:p>5,7145780324936</text:p>
          </table:table-cell>
          <table:table-cell office:value-type="float" office:value="-0.089173894375563" calcext:value-type="float">
            <text:p>-0,089173894375563</text:p>
          </table:table-cell>
          <table:table-cell office:value-type="float" office:value="24.012127689495" calcext:value-type="float">
            <text:p>24,01212768949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658</text:p>
          </table:table-cell>
          <table:table-cell office:value-type="float" office:value="7.308047413826" calcext:value-type="float">
            <text:p>7,308047413826</text:p>
          </table:table-cell>
          <table:table-cell office:value-type="float" office:value="-0.045712883584201" calcext:value-type="float">
            <text:p>-0,045712883584201</text:p>
          </table:table-cell>
          <table:table-cell office:value-type="float" office:value="15.810069195025" calcext:value-type="float">
            <text:p>15,8100691950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669</text:p>
          </table:table-cell>
          <table:table-cell office:value-type="float" office:value="8.6703425645828" calcext:value-type="float">
            <text:p>8,6703425645828</text:p>
          </table:table-cell>
          <table:table-cell office:value-type="float" office:value="0.026826574467123" calcext:value-type="float">
            <text:p>0,026826574467123</text:p>
          </table:table-cell>
          <table:table-cell office:value-type="float" office:value="-6.6062936167808" calcext:value-type="float">
            <text:p>-6,606293616780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680</text:p>
          </table:table-cell>
          <table:table-cell office:value-type="float" office:value="-0.258848965168" calcext:value-type="float">
            <text:p>-0,258848965168</text:p>
          </table:table-cell>
          <table:table-cell office:value-type="float" office:value="1.4016619324684" calcext:value-type="float">
            <text:p>1,4016619324684</text:p>
          </table:table-cell>
          <table:table-cell office:value-type="float" office:value="27.935420441779" calcext:value-type="float">
            <text:p>27,93542044177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691</text:p>
          </table:table-cell>
          <table:table-cell office:value-type="float" office:value="1.2843176722527" calcext:value-type="float">
            <text:p>1,2843176722527</text:p>
          </table:table-cell>
          <table:table-cell office:value-type="float" office:value="1.3860805332661" calcext:value-type="float">
            <text:p>1,3860805332661</text:p>
          </table:table-cell>
          <table:table-cell office:value-type="float" office:value="35.943216958623" calcext:value-type="float">
            <text:p>35,9432169586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02</text:p>
          </table:table-cell>
          <table:table-cell office:value-type="float" office:value="2.7023568749428" calcext:value-type="float">
            <text:p>2,7023568749428</text:p>
          </table:table-cell>
          <table:table-cell office:value-type="float" office:value="1.5824317932129" calcext:value-type="float">
            <text:p>1,5824317932129</text:p>
          </table:table-cell>
          <table:table-cell office:value-type="float" office:value="-21.521882836226" calcext:value-type="float">
            <text:p>-21,5218828362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13</text:p>
          </table:table-cell>
          <table:table-cell office:value-type="float" office:value="4.3302351236343" calcext:value-type="float">
            <text:p>4,3302351236343</text:p>
          </table:table-cell>
          <table:table-cell office:value-type="float" office:value="1.4143626391888" calcext:value-type="float">
            <text:p>1,4143626391888</text:p>
          </table:table-cell>
          <table:table-cell office:value-type="float" office:value="31.354914045638" calcext:value-type="float">
            <text:p>31,35491404563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24</text:p>
          </table:table-cell>
          <table:table-cell office:value-type="float" office:value="5.7713037729263" calcext:value-type="float">
            <text:p>5,7713037729263</text:p>
          </table:table-cell>
          <table:table-cell office:value-type="float" office:value="1.5502995252609" calcext:value-type="float">
            <text:p>1,5502995252609</text:p>
          </table:table-cell>
          <table:table-cell office:value-type="float" office:value="-15.829601485258" calcext:value-type="float">
            <text:p>-15,8296014852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35</text:p>
          </table:table-cell>
          <table:table-cell office:value-type="float" office:value="7.2224247455597" calcext:value-type="float">
            <text:p>7,2224247455597</text:p>
          </table:table-cell>
          <table:table-cell office:value-type="float" office:value="1.3993164896965" calcext:value-type="float">
            <text:p>1,3993164896965</text:p>
          </table:table-cell>
          <table:table-cell office:value-type="float" office:value="27.448063063773" calcext:value-type="float">
            <text:p>27,44806306377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46</text:p>
          </table:table-cell>
          <table:table-cell office:value-type="float" office:value="8.676283955574" calcext:value-type="float">
            <text:p>8,676283955574</text:p>
          </table:table-cell>
          <table:table-cell office:value-type="float" office:value="1.4476683735847" calcext:value-type="float">
            <text:p>1,4476683735847</text:p>
          </table:table-cell>
          <table:table-cell office:value-type="float" office:value="12.941356107687" calcext:value-type="float">
            <text:p>12,94135610768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57</text:p>
          </table:table-cell>
          <table:table-cell office:value-type="float" office:value="-0.34988820552826" calcext:value-type="float">
            <text:p>-0,34988820552826</text:p>
          </table:table-cell>
          <table:table-cell office:value-type="float" office:value="3.0159384012222" calcext:value-type="float">
            <text:p>3,0159384012222</text:p>
          </table:table-cell>
          <table:table-cell office:value-type="float" office:value="-3.8514902732175" calcext:value-type="float">
            <text:p>-3,851490273217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68</text:p>
          </table:table-cell>
          <table:table-cell office:value-type="float" office:value="1.2920993566513" calcext:value-type="float">
            <text:p>1,2920993566513</text:p>
          </table:table-cell>
          <table:table-cell office:value-type="float" office:value="2.9289245605469" calcext:value-type="float">
            <text:p>2,9289245605469</text:p>
          </table:table-cell>
          <table:table-cell office:value-type="float" office:value="23.347568549928" calcext:value-type="float">
            <text:p>23,3475685499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79</text:p>
          </table:table-cell>
          <table:table-cell office:value-type="float" office:value="2.7457159757614" calcext:value-type="float">
            <text:p>2,7457159757614</text:p>
          </table:table-cell>
          <table:table-cell office:value-type="float" office:value="3.0373638868332" calcext:value-type="float">
            <text:p>3,0373638868332</text:p>
          </table:table-cell>
          <table:table-cell office:value-type="float" office:value="-10.974106135642" calcext:value-type="float">
            <text:p>-10,97410613564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90</text:p>
          </table:table-cell>
          <table:table-cell office:value-type="float" office:value="4.2024245858192" calcext:value-type="float">
            <text:p>4,2024245858192</text:p>
          </table:table-cell>
          <table:table-cell office:value-type="float" office:value="2.9770758748055" calcext:value-type="float">
            <text:p>2,9770758748055</text:p>
          </table:table-cell>
          <table:table-cell office:value-type="float" office:value="6.0520565528779" calcext:value-type="float">
            <text:p>6,052056552877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801</text:p>
          </table:table-cell>
          <table:table-cell office:value-type="float" office:value="5.7718831300735" calcext:value-type="float">
            <text:p>5,7718831300735</text:p>
          </table:table-cell>
          <table:table-cell office:value-type="float" office:value="3.1329262256622" calcext:value-type="float">
            <text:p>3,1329262256622</text:p>
          </table:table-cell>
          <table:table-cell office:value-type="float" office:value="-40.305182432673" calcext:value-type="float">
            <text:p>-40,30518243267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812</text:p>
          </table:table-cell>
          <table:table-cell office:value-type="float" office:value="7.295007109642" calcext:value-type="float">
            <text:p>7,295007109642</text:p>
          </table:table-cell>
          <table:table-cell office:value-type="float" office:value="2.9054734110832" calcext:value-type="float">
            <text:p>2,9054734110832</text:p>
          </table:table-cell>
          <table:table-cell office:value-type="float" office:value="31.155449949252" calcext:value-type="float">
            <text:p>31,15544994925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823</text:p>
          </table:table-cell>
          <table:table-cell office:value-type="float" office:value="8.7886536121368" calcext:value-type="float">
            <text:p>8,7886536121368</text:p>
          </table:table-cell>
          <table:table-cell office:value-type="float" office:value="3.0133801698685" calcext:value-type="float">
            <text:p>3,0133801698685</text:p>
          </table:table-cell>
          <table:table-cell office:value-type="float" office:value="-4.2749072905559" calcext:value-type="float">
            <text:p>-4,27490729055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834</text:p>
          </table:table-cell>
          <table:table-cell office:value-type="float" office:value="-0.17951881513" calcext:value-type="float">
            <text:p>-0,17951881513</text:p>
          </table:table-cell>
          <table:table-cell office:value-type="float" office:value="4.4375079870224" calcext:value-type="float">
            <text:p>4,4375079870224</text:p>
          </table:table-cell>
          <table:table-cell office:value-type="float" office:value="23.016809468057" calcext:value-type="float">
            <text:p>23,01680946805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845</text:p>
          </table:table-cell>
          <table:table-cell office:value-type="float" office:value="1.1506972461939" calcext:value-type="float">
            <text:p>1,1506972461939</text:p>
          </table:table-cell>
          <table:table-cell office:value-type="float" office:value="4.4840082526207" calcext:value-type="float">
            <text:p>4,4840082526207</text:p>
          </table:table-cell>
          <table:table-cell office:value-type="float" office:value="3.895806943535" calcext:value-type="float">
            <text:p>3,8958069435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856</text:p>
          </table:table-cell>
          <table:table-cell office:value-type="float" office:value="2.811171412468" calcext:value-type="float">
            <text:p>2,811171412468</text:p>
          </table:table-cell>
          <table:table-cell office:value-type="float" office:value="4.4393014907837" calcext:value-type="float">
            <text:p>4,4393014907837</text:p>
          </table:table-cell>
          <table:table-cell office:value-type="float" office:value="21.562097178903" calcext:value-type="float">
            <text:p>21,56209717890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867</text:p>
          </table:table-cell>
          <table:table-cell office:value-type="float" office:value="4.1555219888687" calcext:value-type="float">
            <text:p>4,1555219888687</text:p>
          </table:table-cell>
          <table:table-cell office:value-type="float" office:value="4.5233955979347" calcext:value-type="float">
            <text:p>4,5233955979347</text:p>
          </table:table-cell>
          <table:table-cell office:value-type="float" office:value="-5.6184014412248" calcext:value-type="float">
            <text:p>-5,618401441224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878</text:p>
          </table:table-cell>
          <table:table-cell office:value-type="float" office:value="5.6455326080322" calcext:value-type="float">
            <text:p>5,6455326080322</text:p>
          </table:table-cell>
          <table:table-cell office:value-type="float" office:value="4.5002588629723" calcext:value-type="float">
            <text:p>4,5002588629723</text:p>
          </table:table-cell>
          <table:table-cell office:value-type="float" office:value="-0.051444204328404" calcext:value-type="float">
            <text:p>-0,05144420432840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889</text:p>
          </table:table-cell>
          <table:table-cell office:value-type="float" office:value="7.1889525651932" calcext:value-type="float">
            <text:p>7,1889525651932</text:p>
          </table:table-cell>
          <table:table-cell office:value-type="float" office:value="4.4418135285378" calcext:value-type="float">
            <text:p>4,4418135285378</text:p>
          </table:table-cell>
          <table:table-cell office:value-type="float" office:value="14.640234837866" calcext:value-type="float">
            <text:p>14,64023483786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900</text:p>
          </table:table-cell>
          <table:table-cell office:value-type="float" office:value="8.8225203752518" calcext:value-type="float">
            <text:p>8,8225203752518</text:p>
          </table:table-cell>
          <table:table-cell office:value-type="float" office:value="4.6277040243149" calcext:value-type="float">
            <text:p>4,6277040243149</text:p>
          </table:table-cell>
          <table:table-cell office:value-type="float" office:value="-44.211186041498" calcext:value-type="float">
            <text:p>-44,21118604149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911</text:p>
          </table:table-cell>
          <table:table-cell office:value-type="float" office:value="-0.30731234699488" calcext:value-type="float">
            <text:p>-0,30731234699488</text:p>
          </table:table-cell>
          <table:table-cell office:value-type="float" office:value="6.072096824646" calcext:value-type="float">
            <text:p>6,072096824646</text:p>
          </table:table-cell>
          <table:table-cell office:value-type="float" office:value="-18.576637954469" calcext:value-type="float">
            <text:p>-18,57663795446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922</text:p>
          </table:table-cell>
          <table:table-cell office:value-type="float" office:value="1.2119599431753" calcext:value-type="float">
            <text:p>1,2119599431753</text:p>
          </table:table-cell>
          <table:table-cell office:value-type="float" office:value="5.9086936712265" calcext:value-type="float">
            <text:p>5,9086936712265</text:p>
          </table:table-cell>
          <table:table-cell office:value-type="float" office:value="24.340973348375" calcext:value-type="float">
            <text:p>24,34097334837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933</text:p>
          </table:table-cell>
          <table:table-cell office:value-type="float" office:value="2.7152091264725" calcext:value-type="float">
            <text:p>2,7152091264725</text:p>
          </table:table-cell>
          <table:table-cell office:value-type="float" office:value="6.0627222061157" calcext:value-type="float">
            <text:p>6,0627222061157</text:p>
          </table:table-cell>
          <table:table-cell office:value-type="float" office:value="-16.877062191629" calcext:value-type="float">
            <text:p>-16,8770621916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944</text:p>
          </table:table-cell>
          <table:table-cell office:value-type="float" office:value="4.1868370771408" calcext:value-type="float">
            <text:p>4,1868370771408</text:p>
          </table:table-cell>
          <table:table-cell office:value-type="float" office:value="5.9337049722672" calcext:value-type="float">
            <text:p>5,9337049722672</text:p>
          </table:table-cell>
          <table:table-cell office:value-type="float" office:value="16.606813403452" calcext:value-type="float">
            <text:p>16,60681340345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955</text:p>
          </table:table-cell>
          <table:table-cell office:value-type="float" office:value="5.7747274637222" calcext:value-type="float">
            <text:p>5,7747274637222</text:p>
          </table:table-cell>
          <table:table-cell office:value-type="float" office:value="6.1307829618454" calcext:value-type="float">
            <text:p>6,1307829618454</text:p>
          </table:table-cell>
          <table:table-cell office:value-type="float" office:value="-39.991169218804" calcext:value-type="float">
            <text:p>-39,9911692188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966</text:p>
          </table:table-cell>
          <table:table-cell office:value-type="float" office:value="7.2682690620422" calcext:value-type="float">
            <text:p>7,2682690620422</text:p>
          </table:table-cell>
          <table:table-cell office:value-type="float" office:value="5.9836053848267" calcext:value-type="float">
            <text:p>5,9836053848267</text:p>
          </table:table-cell>
          <table:table-cell office:value-type="float" office:value="5.2446945552613" calcext:value-type="float">
            <text:p>5,24469455526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977</text:p>
          </table:table-cell>
          <table:table-cell office:value-type="float" office:value="8.6731588840485" calcext:value-type="float">
            <text:p>8,6731588840485</text:p>
          </table:table-cell>
          <table:table-cell office:value-type="float" office:value="6.0483032464981" calcext:value-type="float">
            <text:p>6,0483032464981</text:p>
          </table:table-cell>
          <table:table-cell office:value-type="float" office:value="-11.970885904731" calcext:value-type="float">
            <text:p>-11,97088590473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988</text:p>
          </table:table-cell>
          <table:table-cell office:value-type="float" office:value="-0.20742926746607" calcext:value-type="float">
            <text:p>-0,20742926746607</text:p>
          </table:table-cell>
          <table:table-cell office:value-type="float" office:value="7.6066845655441" calcext:value-type="float">
            <text:p>7,6066845655441</text:p>
          </table:table-cell>
          <table:table-cell office:value-type="float" office:value="-34.819880488572" calcext:value-type="float">
            <text:p>-34,81988048857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999</text:p>
          </table:table-cell>
          <table:table-cell office:value-type="float" office:value="1.1418731510639" calcext:value-type="float">
            <text:p>1,1418731510639</text:p>
          </table:table-cell>
          <table:table-cell office:value-type="float" office:value="7.5006318092346" calcext:value-type="float">
            <text:p>7,5006318092346</text:p>
          </table:table-cell>
          <table:table-cell office:value-type="float" office:value="-0.010093542354947" calcext:value-type="float">
            <text:p>-0,0100935423549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1010</text:p>
          </table:table-cell>
          <table:table-cell office:value-type="float" office:value="2.6473021507263" calcext:value-type="float">
            <text:p>2,6473021507263</text:p>
          </table:table-cell>
          <table:table-cell office:value-type="float" office:value="7.5118565559387" calcext:value-type="float">
            <text:p>7,5118565559387</text:p>
          </table:table-cell>
          <table:table-cell office:value-type="float" office:value="-2.8756684653319" calcext:value-type="float">
            <text:p>-2,87566846533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1021</text:p>
          </table:table-cell>
          <table:table-cell office:value-type="float" office:value="4.3246030807495" calcext:value-type="float">
            <text:p>4,3246030807495</text:p>
          </table:table-cell>
          <table:table-cell office:value-type="float" office:value="7.3464065790176" calcext:value-type="float">
            <text:p>7,3464065790176</text:p>
          </table:table-cell>
          <table:table-cell office:value-type="float" office:value="52.124413335399" calcext:value-type="float">
            <text:p>52,12441333539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1032</text:p>
          </table:table-cell>
          <table:table-cell office:value-type="float" office:value="5.7342386245728" calcext:value-type="float">
            <text:p>5,7342386245728</text:p>
          </table:table-cell>
          <table:table-cell office:value-type="float" office:value="7.5237464904785" calcext:value-type="float">
            <text:p>7,5237464904785</text:p>
          </table:table-cell>
          <table:table-cell office:value-type="float" office:value="-6.7240519888082" calcext:value-type="float">
            <text:p>-6,724051988808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1043</text:p>
          </table:table-cell>
          <table:table-cell office:value-type="float" office:value="7.2401410341263" calcext:value-type="float">
            <text:p>7,2401410341263</text:p>
          </table:table-cell>
          <table:table-cell office:value-type="float" office:value="7.4378126859665" calcext:value-type="float">
            <text:p>7,4378126859665</text:p>
          </table:table-cell>
          <table:table-cell office:value-type="float" office:value="18.051256419747" calcext:value-type="float">
            <text:p>18,05125641974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1054</text:p>
          </table:table-cell>
          <table:table-cell office:value-type="float" office:value="8.6732995510101" calcext:value-type="float">
            <text:p>8,6732995510101</text:p>
          </table:table-cell>
          <table:table-cell office:value-type="float" office:value="7.4506282806396" calcext:value-type="float">
            <text:p>7,4506282806396</text:p>
          </table:table-cell>
          <table:table-cell office:value-type="float" office:value="12.232946267553" calcext:value-type="float">
            <text:p>12,23294626755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1065</text:p>
          </table:table-cell>
          <table:table-cell office:value-type="float" office:value="-0.30699983239174" calcext:value-type="float">
            <text:p>-0,30699983239174</text:p>
          </table:table-cell>
          <table:table-cell office:value-type="float" office:value="8.9808833599091" calcext:value-type="float">
            <text:p>8,9808833599091</text:p>
          </table:table-cell>
          <table:table-cell office:value-type="float" office:value="4.9675113171529" calcext:value-type="float">
            <text:p>4,96751131715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1076</text:p>
          </table:table-cell>
          <table:table-cell office:value-type="float" office:value="1.1419032514095" calcext:value-type="float">
            <text:p>1,1419032514095</text:p>
          </table:table-cell>
          <table:table-cell office:value-type="float" office:value="8.9995300769806" calcext:value-type="float">
            <text:p>8,9995300769806</text:p>
          </table:table-cell>
          <table:table-cell office:value-type="float" office:value="-0.033688987679424" calcext:value-type="float">
            <text:p>-0,0336889876794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1087</text:p>
          </table:table-cell>
          <table:table-cell office:value-type="float" office:value="2.7029684185982" calcext:value-type="float">
            <text:p>2,7029684185982</text:p>
          </table:table-cell>
          <table:table-cell office:value-type="float" office:value="9.0782105922699" calcext:value-type="float">
            <text:p>9,0782105922699</text:p>
          </table:table-cell>
          <table:table-cell office:value-type="float" office:value="-20.303493662245" calcext:value-type="float">
            <text:p>-20,30349366224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1098</text:p>
          </table:table-cell>
          <table:table-cell office:value-type="float" office:value="4.2625385522842" calcext:value-type="float">
            <text:p>4,2625385522842</text:p>
          </table:table-cell>
          <table:table-cell office:value-type="float" office:value="9.0646171569824" calcext:value-type="float">
            <text:p>9,0646171569824</text:p>
          </table:table-cell>
          <table:table-cell office:value-type="float" office:value="-19.825607728047" calcext:value-type="float">
            <text:p>-19,8256077280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1109</text:p>
          </table:table-cell>
          <table:table-cell office:value-type="float" office:value="5.6641709804535" calcext:value-type="float">
            <text:p>5,6641709804535</text:p>
          </table:table-cell>
          <table:table-cell office:value-type="float" office:value="8.9674186706543" calcext:value-type="float">
            <text:p>8,9674186706543</text:p>
          </table:table-cell>
          <table:table-cell office:value-type="float" office:value="8.0273270986642" calcext:value-type="float">
            <text:p>8,027327098664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1120</text:p>
          </table:table-cell>
          <table:table-cell office:value-type="float" office:value="7.2711777687073" calcext:value-type="float">
            <text:p>7,2711777687073</text:p>
          </table:table-cell>
          <table:table-cell office:value-type="float" office:value="8.9346826076508" calcext:value-type="float">
            <text:p>8,9346826076508</text:p>
          </table:table-cell>
          <table:table-cell office:value-type="float" office:value="20.418669767441" calcext:value-type="float">
            <text:p>20,41866976744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1131</text:p>
          </table:table-cell>
          <table:table-cell office:value-type="float" office:value="8.7622755765915" calcext:value-type="float">
            <text:p>8,7622755765915</text:p>
          </table:table-cell>
          <table:table-cell office:value-type="float" office:value="8.9007204771042" calcext:value-type="float">
            <text:p>8,9007204771042</text:p>
          </table:table-cell>
          <table:table-cell office:value-type="float" office:value="29.840446581506" calcext:value-type="float">
            <text:p>29,8404465815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1142</text:p>
          </table:table-cell>
          <table:table-cell office:value-type="float" office:value="-0.25833070278168" calcext:value-type="float">
            <text:p>-0,25833070278168</text:p>
          </table:table-cell>
          <table:table-cell office:value-type="float" office:value="10.614284276962" calcext:value-type="float">
            <text:p>10,614284276962</text:p>
          </table:table-cell>
          <table:table-cell office:value-type="float" office:value="-32.611431589552" calcext:value-type="float">
            <text:p>-32,61143158955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1153</text:p>
          </table:table-cell>
          <table:table-cell office:value-type="float" office:value="1.2055120617151" calcext:value-type="float">
            <text:p>1,2055120617151</text:p>
          </table:table-cell>
          <table:table-cell office:value-type="float" office:value="10.533729791641" calcext:value-type="float">
            <text:p>10,533729791641</text:p>
          </table:table-cell>
          <table:table-cell office:value-type="float" office:value="-8.8867880166716" calcext:value-type="float">
            <text:p>-8,88678801667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15</text:p>
          </table:table-cell>
          <table:table-cell office:value-type="float" office:value="-0.37944838404655" calcext:value-type="float">
            <text:p>-0,37944838404655</text:p>
          </table:table-cell>
          <table:table-cell office:value-type="float" office:value="0.0090981100220233" calcext:value-type="float">
            <text:p>0,0090981100220233</text:p>
          </table:table-cell>
          <table:table-cell office:value-type="float" office:value="-2.1688201150317" calcext:value-type="float">
            <text:p>-2,16882011503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614</text:p>
          </table:table-cell>
          <table:table-cell office:value-type="float" office:value="1.3116398453712" calcext:value-type="float">
            <text:p>1,3116398453712</text:p>
          </table:table-cell>
          <table:table-cell office:value-type="float" office:value="-0.25289690122008" calcext:value-type="float">
            <text:p>-0,25289690122008</text:p>
          </table:table-cell>
          <table:table-cell office:value-type="float" office:value="75.818408826354" calcext:value-type="float">
            <text:p>75,81840882635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625</text:p>
          </table:table-cell>
          <table:table-cell office:value-type="float" office:value="2.2417703270912" calcext:value-type="float">
            <text:p>2,2417703270912</text:p>
          </table:table-cell>
          <table:table-cell office:value-type="float" office:value="0.00067998451413587" calcext:value-type="float">
            <text:p>0,00067998451413587</text:p>
          </table:table-cell>
          <table:table-cell office:value-type="float" office:value="-0.14729800064615" calcext:value-type="float">
            <text:p>-0,147298000646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636</text:p>
          </table:table-cell>
          <table:table-cell office:value-type="float" office:value="3.9344793558121" calcext:value-type="float">
            <text:p>3,9344793558121</text:p>
          </table:table-cell>
          <table:table-cell office:value-type="float" office:value="-0.025059005711228" calcext:value-type="float">
            <text:p>-0,025059005711228</text:p>
          </table:table-cell>
          <table:table-cell office:value-type="float" office:value="4.0545894461832" calcext:value-type="float">
            <text:p>4,054589446183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647</text:p>
          </table:table-cell>
          <table:table-cell office:value-type="float" office:value="5.4985356330872" calcext:value-type="float">
            <text:p>5,4985356330872</text:p>
          </table:table-cell>
          <table:table-cell office:value-type="float" office:value="-0.33384669572115" calcext:value-type="float">
            <text:p>-0,33384669572115</text:p>
          </table:table-cell>
          <table:table-cell office:value-type="float" office:value="55.264155955831" calcext:value-type="float">
            <text:p>55,26415595583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658</text:p>
          </table:table-cell>
          <table:table-cell office:value-type="float" office:value="7.1515738964081" calcext:value-type="float">
            <text:p>7,1515738964081</text:p>
          </table:table-cell>
          <table:table-cell office:value-type="float" office:value="-0.15854878351092" calcext:value-type="float">
            <text:p>-0,15854878351092</text:p>
          </table:table-cell>
          <table:table-cell office:value-type="float" office:value="36.274727742383" calcext:value-type="float">
            <text:p>36,27472774238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669</text:p>
          </table:table-cell>
          <table:table-cell office:value-type="float" office:value="8.314334154129" calcext:value-type="float">
            <text:p>8,314334154129</text:p>
          </table:table-cell>
          <table:table-cell office:value-type="float" office:value="0.10698509402573" calcext:value-type="float">
            <text:p>0,10698509402573</text:p>
          </table:table-cell>
          <table:table-cell office:value-type="float" office:value="-13.964242141718" calcext:value-type="float">
            <text:p>-13,9642421417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680</text:p>
          </table:table-cell>
          <table:table-cell office:value-type="float" office:value="-0.41875585913658" calcext:value-type="float">
            <text:p>-0,41875585913658</text:p>
          </table:table-cell>
          <table:table-cell office:value-type="float" office:value="1.151397973299" calcext:value-type="float">
            <text:p>1,151397973299</text:p>
          </table:table-cell>
          <table:table-cell office:value-type="float" office:value="64.165273289772" calcext:value-type="float">
            <text:p>64,16527328977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691</text:p>
          </table:table-cell>
          <table:table-cell office:value-type="float" office:value="1.2204933166504" calcext:value-type="float">
            <text:p>1,2204933166504</text:p>
          </table:table-cell>
          <table:table-cell office:value-type="float" office:value="1.1295398324728" calcext:value-type="float">
            <text:p>1,1295398324728</text:p>
          </table:table-cell>
          <table:table-cell office:value-type="float" office:value="83.073992638072" calcext:value-type="float">
            <text:p>83,07399263807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02</text:p>
          </table:table-cell>
          <table:table-cell office:value-type="float" office:value="2.4570539593697" calcext:value-type="float">
            <text:p>2,4570539593697</text:p>
          </table:table-cell>
          <table:table-cell office:value-type="float" office:value="1.8105864524841" calcext:value-type="float">
            <text:p>1,8105864524841</text:p>
          </table:table-cell>
          <table:table-cell office:value-type="float" office:value="-49.156010910204" calcext:value-type="float">
            <text:p>-49,1560109102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13</text:p>
          </table:table-cell>
          <table:table-cell office:value-type="float" office:value="4.2686796188354" calcext:value-type="float">
            <text:p>4,2686796188354</text:p>
          </table:table-cell>
          <table:table-cell office:value-type="float" office:value="1.2335573136806" calcext:value-type="float">
            <text:p>1,2335573136806</text:p>
          </table:table-cell>
          <table:table-cell office:value-type="float" office:value="71.775311877014" calcext:value-type="float">
            <text:p>71,7753118770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24</text:p>
          </table:table-cell>
          <table:table-cell office:value-type="float" office:value="5.5694967508316" calcext:value-type="float">
            <text:p>5,5694967508316</text:p>
          </table:table-cell>
          <table:table-cell office:value-type="float" office:value="1.6846151649952" calcext:value-type="float">
            <text:p>1,6846151649952</text:p>
          </table:table-cell>
          <table:table-cell office:value-type="float" office:value="-36.29402939681" calcext:value-type="float">
            <text:p>-36,2940293968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35</text:p>
          </table:table-cell>
          <table:table-cell office:value-type="float" office:value="7.0407855510712" calcext:value-type="float">
            <text:p>7,0407855510712</text:p>
          </table:table-cell>
          <table:table-cell office:value-type="float" office:value="1.1365588754416" calcext:value-type="float">
            <text:p>1,1365588754416</text:p>
          </table:table-cell>
          <table:table-cell office:value-type="float" office:value="62.881831150905" calcext:value-type="float">
            <text:p>62,88183115090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46</text:p>
          </table:table-cell>
          <table:table-cell office:value-type="float" office:value="8.3533179759979" calcext:value-type="float">
            <text:p>8,3533179759979</text:p>
          </table:table-cell>
          <table:table-cell office:value-type="float" office:value="1.2930741906166" calcext:value-type="float">
            <text:p>1,2930741906166</text:p>
          </table:table-cell>
          <table:table-cell office:value-type="float" office:value="29.565750793287" calcext:value-type="float">
            <text:p>29,56575079328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57</text:p>
          </table:table-cell>
          <table:table-cell office:value-type="float" office:value="-0.71753337979317" calcext:value-type="float">
            <text:p>-0,71753337979317</text:p>
          </table:table-cell>
          <table:table-cell office:value-type="float" office:value="3.0848315358162" calcext:value-type="float">
            <text:p>3,0848315358162</text:p>
          </table:table-cell>
          <table:table-cell office:value-type="float" office:value="-14.384434101688" calcext:value-type="float">
            <text:p>-14,38443410168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68</text:p>
          </table:table-cell>
          <table:table-cell office:value-type="float" office:value="1.1491409689188" calcext:value-type="float">
            <text:p>1,1491409689188</text:p>
          </table:table-cell>
          <table:table-cell office:value-type="float" office:value="2.7556654810905" calcext:value-type="float">
            <text:p>2,7556654810905</text:p>
          </table:table-cell>
          <table:table-cell office:value-type="float" office:value="53.347845745694" calcext:value-type="float">
            <text:p>53,34784574569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79</text:p>
          </table:table-cell>
          <table:table-cell office:value-type="float" office:value="2.4999246001244" calcext:value-type="float">
            <text:p>2,4999246001244</text:p>
          </table:table-cell>
          <table:table-cell office:value-type="float" office:value="3.140957057476" calcext:value-type="float">
            <text:p>3,140957057476</text:p>
          </table:table-cell>
          <table:table-cell office:value-type="float" office:value="-25.095736714685" calcext:value-type="float">
            <text:p>-25,09573671468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90</text:p>
          </table:table-cell>
          <table:table-cell office:value-type="float" office:value="3.885740339756" calcext:value-type="float">
            <text:p>3,885740339756</text:p>
          </table:table-cell>
          <table:table-cell office:value-type="float" office:value="2.9088979959488" calcext:value-type="float">
            <text:p>2,9088979959488</text:p>
          </table:table-cell>
          <table:table-cell office:value-type="float" office:value="13.841363654774" calcext:value-type="float">
            <text:p>13,84136365477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801</text:p>
          </table:table-cell>
          <table:table-cell office:value-type="float" office:value="5.7398813962936" calcext:value-type="float">
            <text:p>5,7398813962936</text:p>
          </table:table-cell>
          <table:table-cell office:value-type="float" office:value="3.4146875143051" calcext:value-type="float">
            <text:p>3,4146875143051</text:p>
          </table:table-cell>
          <table:table-cell office:value-type="float" office:value="-92.928811243385" calcext:value-type="float">
            <text:p>-92,92881124338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812</text:p>
          </table:table-cell>
          <table:table-cell office:value-type="float" office:value="7.2030711174011" calcext:value-type="float">
            <text:p>7,2030711174011</text:p>
          </table:table-cell>
          <table:table-cell office:value-type="float" office:value="2.6918938755989" calcext:value-type="float">
            <text:p>2,6918938755989</text:p>
          </table:table-cell>
          <table:table-cell office:value-type="float" office:value="71.159866205446" calcext:value-type="float">
            <text:p>71,1598662054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823</text:p>
          </table:table-cell>
          <table:table-cell office:value-type="float" office:value="8.5680818557739" calcext:value-type="float">
            <text:p>8,5680818557739</text:p>
          </table:table-cell>
          <table:table-cell office:value-type="float" office:value="3.0694037675858" calcext:value-type="float">
            <text:p>3,0694037675858</text:p>
          </table:table-cell>
          <table:table-cell office:value-type="float" office:value="-18.083138830343" calcext:value-type="float">
            <text:p>-18,08313883034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834</text:p>
          </table:table-cell>
          <table:table-cell office:value-type="float" office:value="-0.28746020048857" calcext:value-type="float">
            <text:p>-0,28746020048857</text:p>
          </table:table-cell>
          <table:table-cell office:value-type="float" office:value="4.2904418706894" calcext:value-type="float">
            <text:p>4,2904418706894</text:p>
          </table:table-cell>
          <table:table-cell office:value-type="float" office:value="53.477459652409" calcext:value-type="float">
            <text:p>53,47745965240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845</text:p>
          </table:table-cell>
          <table:table-cell office:value-type="float" office:value="0.76664879918098" calcext:value-type="float">
            <text:p>0,76664879918098</text:p>
          </table:table-cell>
          <table:table-cell office:value-type="float" office:value="4.4335705041885" calcext:value-type="float">
            <text:p>4,4335705041885</text:p>
          </table:table-cell>
          <table:table-cell office:value-type="float" office:value="8.883535197586" calcext:value-type="float">
            <text:p>8,8835351975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856</text:p>
          </table:table-cell>
          <table:table-cell office:value-type="float" office:value="2.6819401979446" calcext:value-type="float">
            <text:p>2,6819401979446</text:p>
          </table:table-cell>
          <table:table-cell office:value-type="float" office:value="4.293212890625" calcext:value-type="float">
            <text:p>4,293212890625</text:p>
          </table:table-cell>
          <table:table-cell office:value-type="float" office:value="49.274738806828" calcext:value-type="float">
            <text:p>49,2747388068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867</text:p>
          </table:table-cell>
          <table:table-cell office:value-type="float" office:value="3.7799525260925" calcext:value-type="float">
            <text:p>3,7799525260925</text:p>
          </table:table-cell>
          <table:table-cell office:value-type="float" office:value="4.5953267812729" calcext:value-type="float">
            <text:p>4,5953267812729</text:p>
          </table:table-cell>
          <table:table-cell office:value-type="float" office:value="-12.838559165882" calcext:value-type="float">
            <text:p>-12,83855916588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878</text:p>
          </table:table-cell>
          <table:table-cell office:value-type="float" office:value="5.2481061220169" calcext:value-type="float">
            <text:p>5,2481061220169</text:p>
          </table:table-cell>
          <table:table-cell office:value-type="float" office:value="4.5008221268654" calcext:value-type="float">
            <text:p>4,5008221268654</text:p>
          </table:table-cell>
          <table:table-cell office:value-type="float" office:value="-0.13497849825509" calcext:value-type="float">
            <text:p>-0,1349784982550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889</text:p>
          </table:table-cell>
          <table:table-cell office:value-type="float" office:value="6.8864983320236" calcext:value-type="float">
            <text:p>6,8864983320236</text:p>
          </table:table-cell>
          <table:table-cell office:value-type="float" office:value="4.2715811729431" calcext:value-type="float">
            <text:p>4,2715811729431</text:p>
          </table:table-cell>
          <table:table-cell office:value-type="float" office:value="33.631361214219" calcext:value-type="float">
            <text:p>33,6313612142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900</text:p>
          </table:table-cell>
          <table:table-cell office:value-type="float" office:value="8.8428127765656" calcext:value-type="float">
            <text:p>8,8428127765656</text:p>
          </table:table-cell>
          <table:table-cell office:value-type="float" office:value="4.8590692877769" calcext:value-type="float">
            <text:p>4,8590692877769</text:p>
          </table:table-cell>
          <table:table-cell office:value-type="float" office:value="-101.40301999013" calcext:value-type="float">
            <text:p>-101,403019990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911</text:p>
          </table:table-cell>
          <table:table-cell office:value-type="float" office:value="-0.58169949799776" calcext:value-type="float">
            <text:p>-0,58169949799776</text:p>
          </table:table-cell>
          <table:table-cell office:value-type="float" office:value="6.2795847654343" calcext:value-type="float">
            <text:p>6,2795847654343</text:p>
          </table:table-cell>
          <table:table-cell office:value-type="float" office:value="-42.643733844636" calcext:value-type="float">
            <text:p>-42,6437338446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922</text:p>
          </table:table-cell>
          <table:table-cell office:value-type="float" office:value="0.99665209650993" calcext:value-type="float">
            <text:p>0,99665209650993</text:p>
          </table:table-cell>
          <table:table-cell office:value-type="float" office:value="5.661906003952" calcext:value-type="float">
            <text:p>5,661906003952</text:p>
          </table:table-cell>
          <table:table-cell office:value-type="float" office:value="55.617722356395" calcext:value-type="float">
            <text:p>55,61772235639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933</text:p>
          </table:table-cell>
          <table:table-cell office:value-type="float" office:value="2.4536326527596" calcext:value-type="float">
            <text:p>2,4536326527596</text:p>
          </table:table-cell>
          <table:table-cell office:value-type="float" office:value="6.2403219938278" calcext:value-type="float">
            <text:p>6,2403219938278</text:p>
          </table:table-cell>
          <table:table-cell office:value-type="float" office:value="-38.677238734664" calcext:value-type="float">
            <text:p>-38,6772387346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944</text:p>
          </table:table-cell>
          <table:table-cell office:value-type="float" office:value="3.8942667841911" calcext:value-type="float">
            <text:p>3,8942667841911</text:p>
          </table:table-cell>
          <table:table-cell office:value-type="float" office:value="5.7435411214828" calcext:value-type="float">
            <text:p>5,7435411214828</text:p>
          </table:table-cell>
          <table:table-cell office:value-type="float" office:value="37.95523590343" calcext:value-type="float">
            <text:p>37,9552359034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955</text:p>
          </table:table-cell>
          <table:table-cell office:value-type="float" office:value="5.7420718669891" calcext:value-type="float">
            <text:p>5,7420718669891</text:p>
          </table:table-cell>
          <table:table-cell office:value-type="float" office:value="6.4120823144913" calcext:value-type="float">
            <text:p>6,4120823144913</text:p>
          </table:table-cell>
          <table:table-cell office:value-type="float" office:value="-92.567714156619" calcext:value-type="float">
            <text:p>-92,5677141566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966</text:p>
          </table:table-cell>
          <table:table-cell office:value-type="float" office:value="7.0407098531723" calcext:value-type="float">
            <text:p>7,0407098531723</text:p>
          </table:table-cell>
          <table:table-cell office:value-type="float" office:value="5.9315687417984" calcext:value-type="float">
            <text:p>5,9315687417984</text:p>
          </table:table-cell>
          <table:table-cell office:value-type="float" office:value="14.663382130823" calcext:value-type="float">
            <text:p>14,6633821308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977</text:p>
          </table:table-cell>
          <table:table-cell office:value-type="float" office:value="8.3423501253128" calcext:value-type="float">
            <text:p>8,3423501253128</text:p>
          </table:table-cell>
          <table:table-cell office:value-type="float" office:value="6.1928641796112" calcext:value-type="float">
            <text:p>6,1928641796112</text:p>
          </table:table-cell>
          <table:table-cell office:value-type="float" office:value="-27.389877920697" calcext:value-type="float">
            <text:p>-27,38987792069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988</text:p>
          </table:table-cell>
          <table:table-cell office:value-type="float" office:value="-0.28075506910682" calcext:value-type="float">
            <text:p>-0,28075506910682</text:p>
          </table:table-cell>
          <table:table-cell office:value-type="float" office:value="7.8293985128403" calcext:value-type="float">
            <text:p>7,8293985128403</text:p>
          </table:table-cell>
          <table:table-cell office:value-type="float" office:value="-75.469318468859" calcext:value-type="float">
            <text:p>-75,4693184688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999</text:p>
          </table:table-cell>
          <table:table-cell office:value-type="float" office:value="0.74372455477715" calcext:value-type="float">
            <text:p>0,74372455477715</text:p>
          </table:table-cell>
          <table:table-cell office:value-type="float" office:value="7.5010722875595" calcext:value-type="float">
            <text:p>7,5010722875595</text:p>
          </table:table-cell>
          <table:table-cell office:value-type="float" office:value="-0.027438215088325" calcext:value-type="float">
            <text:p>-0,0274382150883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1010</text:p>
          </table:table-cell>
          <table:table-cell office:value-type="float" office:value="2.2582714259624" calcext:value-type="float">
            <text:p>2,2582714259624</text:p>
          </table:table-cell>
          <table:table-cell office:value-type="float" office:value="7.5496047735214" calcext:value-type="float">
            <text:p>7,5496047735214</text:p>
          </table:table-cell>
          <table:table-cell office:value-type="float" office:value="-6.5510089325297" calcext:value-type="float">
            <text:p>-6,551008932529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1021</text:p>
          </table:table-cell>
          <table:table-cell office:value-type="float" office:value="4.3730276823044" calcext:value-type="float">
            <text:p>4,3730276823044</text:p>
          </table:table-cell>
          <table:table-cell office:value-type="float" office:value="7.0436656475067" calcext:value-type="float">
            <text:p>7,0436656475067</text:p>
          </table:table-cell>
          <table:table-cell office:value-type="float" office:value="98.508578197212" calcext:value-type="float">
            <text:p>98,5085781972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1032</text:p>
          </table:table-cell>
          <table:table-cell office:value-type="float" office:value="5.4612630605698" calcext:value-type="float">
            <text:p>5,4612630605698</text:p>
          </table:table-cell>
          <table:table-cell office:value-type="float" office:value="7.5909674167633" calcext:value-type="float">
            <text:p>7,5909674167633</text:p>
          </table:table-cell>
          <table:table-cell office:value-type="float" office:value="-15.365803127836" calcext:value-type="float">
            <text:p>-15,36580312783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1043</text:p>
          </table:table-cell>
          <table:table-cell office:value-type="float" office:value="7.0171415805817" calcext:value-type="float">
            <text:p>7,0171415805817</text:p>
          </table:table-cell>
          <table:table-cell office:value-type="float" office:value="7.2658866643906" calcext:value-type="float">
            <text:p>7,2658866643906</text:p>
          </table:table-cell>
          <table:table-cell office:value-type="float" office:value="41.649122906339" calcext:value-type="float">
            <text:p>41,64912290633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1054</text:p>
          </table:table-cell>
          <table:table-cell office:value-type="float" office:value="8.3437192440033" calcext:value-type="float">
            <text:p>8,3437192440033</text:p>
          </table:table-cell>
          <table:table-cell office:value-type="float" office:value="7.3028117418289" calcext:value-type="float">
            <text:p>7,3028117418289</text:p>
          </table:table-cell>
          <table:table-cell office:value-type="float" office:value="28.04221677932" calcext:value-type="float">
            <text:p>28,0422167793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1065</text:p>
          </table:table-cell>
          <table:table-cell office:value-type="float" office:value="-0.63554845750332" calcext:value-type="float">
            <text:p>-0,63554845750332</text:p>
          </table:table-cell>
          <table:table-cell office:value-type="float" office:value="8.9235734939575" calcext:value-type="float">
            <text:p>8,9235734939575</text:p>
          </table:table-cell>
          <table:table-cell office:value-type="float" office:value="11.349109707365" calcext:value-type="float">
            <text:p>11,34910970736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1076</text:p>
          </table:table-cell>
          <table:table-cell office:value-type="float" office:value="0.74511520564556" calcext:value-type="float">
            <text:p>0,74511520564556</text:p>
          </table:table-cell>
          <table:table-cell office:value-type="float" office:value="9.0000343322754" calcext:value-type="float">
            <text:p>9,0000343322754</text:p>
          </table:table-cell>
          <table:table-cell office:value-type="float" office:value="-0.1063881335175" calcext:value-type="float">
            <text:p>-0,10638813351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1087</text:p>
          </table:table-cell>
          <table:table-cell office:value-type="float" office:value="2.4631902575493" calcext:value-type="float">
            <text:p>2,4631902575493</text:p>
          </table:table-cell>
          <table:table-cell office:value-type="float" office:value="9.3014395236969" calcext:value-type="float">
            <text:p>9,3014395236969</text:p>
          </table:table-cell>
          <table:table-cell office:value-type="float" office:value="-50.372889846753" calcext:value-type="float">
            <text:p>-50,37288984675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1098</text:p>
          </table:table-cell>
          <table:table-cell office:value-type="float" office:value="4.0715089440346" calcext:value-type="float">
            <text:p>4,0715089440346</text:p>
          </table:table-cell>
          <table:table-cell office:value-type="float" office:value="9.2339241504669" calcext:value-type="float">
            <text:p>9,2339241504669</text:p>
          </table:table-cell>
          <table:table-cell office:value-type="float" office:value="-45.251599542654" calcext:value-type="float">
            <text:p>-45,25159954265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1109</text:p>
          </table:table-cell>
          <table:table-cell office:value-type="float" office:value="5.3059637546539" calcext:value-type="float">
            <text:p>5,3059637546539</text:p>
          </table:table-cell>
          <table:table-cell office:value-type="float" office:value="8.8648641109467" calcext:value-type="float">
            <text:p>8,8648641109467</text:p>
          </table:table-cell>
          <table:table-cell office:value-type="float" office:value="19.119505100189" calcext:value-type="float">
            <text:p>19,11950510018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1120</text:p>
          </table:table-cell>
          <table:table-cell office:value-type="float" office:value="7.0931470394135" calcext:value-type="float">
            <text:p>7,0931470394135</text:p>
          </table:table-cell>
          <table:table-cell office:value-type="float" office:value="8.7657976150513" calcext:value-type="float">
            <text:p>8,7657976150513</text:p>
          </table:table-cell>
          <table:table-cell office:value-type="float" office:value="46.764922369817" calcext:value-type="float">
            <text:p>46,7649223698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1131</text:p>
          </table:table-cell>
          <table:table-cell office:value-type="float" office:value="8.6341220140457" calcext:value-type="float">
            <text:p>8,6341220140457</text:p>
          </table:table-cell>
          <table:table-cell office:value-type="float" office:value="8.6595165729523" calcext:value-type="float">
            <text:p>8,6595165729523</text:p>
          </table:table-cell>
          <table:table-cell office:value-type="float" office:value="68.478743741467" calcext:value-type="float">
            <text:p>68,47874374146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1142</text:p>
          </table:table-cell>
          <table:table-cell office:value-type="float" office:value="-0.32087482511997" calcext:value-type="float">
            <text:p>-0,32087482511997</text:p>
          </table:table-cell>
          <table:table-cell office:value-type="float" office:value="10.842255353928" calcext:value-type="float">
            <text:p>10,842255353928</text:p>
          </table:table-cell>
          <table:table-cell office:value-type="float" office:value="-75.14266299594" calcext:value-type="float">
            <text:p>-75,1426629959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1153</text:p>
          </table:table-cell>
          <table:table-cell office:value-type="float" office:value="0.89762821793556" calcext:value-type="float">
            <text:p>0,89762821793556</text:p>
          </table:table-cell>
          <table:table-cell office:value-type="float" office:value="10.63295006752" calcext:value-type="float">
            <text:p>10,63295006752</text:p>
          </table:table-cell>
          <table:table-cell office:value-type="float" office:value="-20.286916927168" calcext:value-type="float">
            <text:p>-20,28691692716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15</text:p>
          </table:table-cell>
          <table:table-cell office:value-type="float" office:value="-0.56559026241302" calcext:value-type="float">
            <text:p>-0,56559026241302</text:p>
          </table:table-cell>
          <table:table-cell office:value-type="float" office:value="0.02085082931444" calcext:value-type="float">
            <text:p>0,02085082931444</text:p>
          </table:table-cell>
          <table:table-cell office:value-type="float" office:value="-3.5759018390042" calcext:value-type="float">
            <text:p>-3,575901839004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614</text:p>
          </table:table-cell>
          <table:table-cell office:value-type="float" office:value="1.3976839184761" calcext:value-type="float">
            <text:p>1,3976839184761</text:p>
          </table:table-cell>
          <table:table-cell office:value-type="float" office:value="-0.40043719112873" calcext:value-type="float">
            <text:p>-0,40043719112873</text:p>
          </table:table-cell>
          <table:table-cell office:value-type="float" office:value="118.50197603748" calcext:value-type="float">
            <text:p>118,5019760374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625</text:p>
          </table:table-cell>
          <table:table-cell office:value-type="float" office:value="1.842969506979" calcext:value-type="float">
            <text:p>1,842969506979</text:p>
          </table:table-cell>
          <table:table-cell office:value-type="float" office:value="0.0017581912106834" calcext:value-type="float">
            <text:p>0,0017581912106834</text:p>
          </table:table-cell>
          <table:table-cell office:value-type="float" office:value="-0.23371225911056" calcext:value-type="float">
            <text:p>-0,2337122591105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636</text:p>
          </table:table-cell>
          <table:table-cell office:value-type="float" office:value="3.643801510334" calcext:value-type="float">
            <text:p>3,643801510334</text:p>
          </table:table-cell>
          <table:table-cell office:value-type="float" office:value="-0.05527887493372" calcext:value-type="float">
            <text:p>-0,05527887493372</text:p>
          </table:table-cell>
          <table:table-cell office:value-type="float" office:value="6.3558376518784" calcext:value-type="float">
            <text:p>6,35583765187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647</text:p>
          </table:table-cell>
          <table:table-cell office:value-type="float" office:value="5.3751772642136" calcext:value-type="float">
            <text:p>5,3751772642136</text:p>
          </table:table-cell>
          <table:table-cell office:value-type="float" office:value="-0.58501500636339" calcext:value-type="float">
            <text:p>-0,58501500636339</text:p>
          </table:table-cell>
          <table:table-cell office:value-type="float" office:value="83.010494329367" calcext:value-type="float">
            <text:p>83,01049432936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658</text:p>
          </table:table-cell>
          <table:table-cell office:value-type="float" office:value="7.0445543527603" calcext:value-type="float">
            <text:p>7,0445543527603</text:p>
          </table:table-cell>
          <table:table-cell office:value-type="float" office:value="-0.31920667737722" calcext:value-type="float">
            <text:p>-0,31920667737722</text:p>
          </table:table-cell>
          <table:table-cell office:value-type="float" office:value="56.728440485183" calcext:value-type="float">
            <text:p>56,72844048518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669</text:p>
          </table:table-cell>
          <table:table-cell office:value-type="float" office:value="7.9553604125977" calcext:value-type="float">
            <text:p>7,9553604125977</text:p>
          </table:table-cell>
          <table:table-cell office:value-type="float" office:value="0.15466347336769" calcext:value-type="float">
            <text:p>0,15466347336769</text:p>
          </table:table-cell>
          <table:table-cell office:value-type="float" office:value="0.55708482885247" calcext:value-type="float">
            <text:p>0,5570848288524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680</text:p>
          </table:table-cell>
          <table:table-cell office:value-type="float" office:value="-0.39973232895136" calcext:value-type="float">
            <text:p>-0,39973232895136</text:p>
          </table:table-cell>
          <table:table-cell office:value-type="float" office:value="0.85397258400917" calcext:value-type="float">
            <text:p>0,85397258400917</text:p>
          </table:table-cell>
          <table:table-cell office:value-type="float" office:value="100.39723602829" calcext:value-type="float">
            <text:p>100,397236028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691</text:p>
          </table:table-cell>
          <table:table-cell office:value-type="float" office:value="1.3646003603935" calcext:value-type="float">
            <text:p>1,3646003603935</text:p>
          </table:table-cell>
          <table:table-cell office:value-type="float" office:value="0.90766958892345" calcext:value-type="float">
            <text:p>0,90766958892345</text:p>
          </table:table-cell>
          <table:table-cell office:value-type="float" office:value="130.22438432001" calcext:value-type="float">
            <text:p>130,22438432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02</text:p>
          </table:table-cell>
          <table:table-cell office:value-type="float" office:value="2.3459728062153" calcext:value-type="float">
            <text:p>2,3459728062153</text:p>
          </table:table-cell>
          <table:table-cell office:value-type="float" office:value="2.1271724998951" calcext:value-type="float">
            <text:p>2,1271724998951</text:p>
          </table:table-cell>
          <table:table-cell office:value-type="float" office:value="-76.781434617984" calcext:value-type="float">
            <text:p>-76,7814346179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13</text:p>
          </table:table-cell>
          <table:table-cell office:value-type="float" office:value="4.3388038873672" calcext:value-type="float">
            <text:p>4,3388038873672</text:p>
          </table:table-cell>
          <table:table-cell office:value-type="float" office:value="1.0557675361633" calcext:value-type="float">
            <text:p>1,0557675361633</text:p>
          </table:table-cell>
          <table:table-cell office:value-type="float" office:value="112.1916778528" calcext:value-type="float">
            <text:p>112,191677852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24</text:p>
          </table:table-cell>
          <table:table-cell office:value-type="float" office:value="5.4273271560669" calcext:value-type="float">
            <text:p>5,4273271560669</text:p>
          </table:table-cell>
          <table:table-cell office:value-type="float" office:value="1.8808886408806" calcext:value-type="float">
            <text:p>1,8808886408806</text:p>
          </table:table-cell>
          <table:table-cell office:value-type="float" office:value="-56.742070207171" calcext:value-type="float">
            <text:p>-56,74207020717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35</text:p>
          </table:table-cell>
          <table:table-cell office:value-type="float" office:value="7.0451021194458" calcext:value-type="float">
            <text:p>7,0451021194458</text:p>
          </table:table-cell>
          <table:table-cell office:value-type="float" office:value="0.81696696579456" calcext:value-type="float">
            <text:p>0,81696696579456</text:p>
          </table:table-cell>
          <table:table-cell office:value-type="float" office:value="98.302564043908" calcext:value-type="float">
            <text:p>98,30256404390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46</text:p>
          </table:table-cell>
          <table:table-cell office:value-type="float" office:value="8.0895346403122" calcext:value-type="float">
            <text:p>8,0895346403122</text:p>
          </table:table-cell>
          <table:table-cell office:value-type="float" office:value="1.0512103885412" calcext:value-type="float">
            <text:p>1,0512103885412</text:p>
          </table:table-cell>
          <table:table-cell office:value-type="float" office:value="46.276770579587" calcext:value-type="float">
            <text:p>46,27677057958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57</text:p>
          </table:table-cell>
          <table:table-cell office:value-type="float" office:value="-1.0492138564587" calcext:value-type="float">
            <text:p>-1,0492138564587</text:p>
          </table:table-cell>
          <table:table-cell office:value-type="float" office:value="3.2385474443436" calcext:value-type="float">
            <text:p>3,2385474443436</text:p>
          </table:table-cell>
          <table:table-cell office:value-type="float" office:value="-28.320143177251" calcext:value-type="float">
            <text:p>-28,32014317725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68</text:p>
          </table:table-cell>
          <table:table-cell office:value-type="float" office:value="1.1118964105844" calcext:value-type="float">
            <text:p>1,1118964105844</text:p>
          </table:table-cell>
          <table:table-cell office:value-type="float" office:value="2.5340482592583" calcext:value-type="float">
            <text:p>2,5340482592583</text:p>
          </table:table-cell>
          <table:table-cell office:value-type="float" office:value="83.326899321975" calcext:value-type="float">
            <text:p>83,3268993219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79</text:p>
          </table:table-cell>
          <table:table-cell office:value-type="float" office:value="2.2863081097603" calcext:value-type="float">
            <text:p>2,2863081097603</text:p>
          </table:table-cell>
          <table:table-cell office:value-type="float" office:value="3.3020097017288" calcext:value-type="float">
            <text:p>3,3020097017288</text:p>
          </table:table-cell>
          <table:table-cell office:value-type="float" office:value="-39.148661741026" calcext:value-type="float">
            <text:p>-39,1486617410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90</text:p>
          </table:table-cell>
          <table:table-cell office:value-type="float" office:value="3.5809496045113" calcext:value-type="float">
            <text:p>3,5809496045113</text:p>
          </table:table-cell>
          <table:table-cell office:value-type="float" office:value="2.798535823822" calcext:value-type="float">
            <text:p>2,798535823822</text:p>
          </table:table-cell>
          <table:table-cell office:value-type="float" office:value="21.60619303679" calcext:value-type="float">
            <text:p>21,6061930367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801</text:p>
          </table:table-cell>
          <table:table-cell office:value-type="float" office:value="5.9439164400101" calcext:value-type="float">
            <text:p>5,9439164400101</text:p>
          </table:table-cell>
          <table:table-cell office:value-type="float" office:value="3.6114102602005" calcext:value-type="float">
            <text:p>3,6114102602005</text:p>
          </table:table-cell>
          <table:table-cell office:value-type="float" office:value="-145.55847417017" calcext:value-type="float">
            <text:p>-145,558474170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812</text:p>
          </table:table-cell>
          <table:table-cell office:value-type="float" office:value="7.2697341442108" calcext:value-type="float">
            <text:p>7,2697341442108</text:p>
          </table:table-cell>
          <table:table-cell office:value-type="float" office:value="2.4697723984718" calcext:value-type="float">
            <text:p>2,4697723984718</text:p>
          </table:table-cell>
          <table:table-cell office:value-type="float" office:value="111.13685559315" calcext:value-type="float">
            <text:p>111,136855593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823</text:p>
          </table:table-cell>
          <table:table-cell office:value-type="float" office:value="8.3790761232376" calcext:value-type="float">
            <text:p>8,3790761232376</text:p>
          </table:table-cell>
          <table:table-cell office:value-type="float" office:value="3.2667225599289" calcext:value-type="float">
            <text:p>3,2667225599289</text:p>
          </table:table-cell>
          <table:table-cell office:value-type="float" office:value="-51.727029548329" calcext:value-type="float">
            <text:p>-51,7270295483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834</text:p>
          </table:table-cell>
          <table:table-cell office:value-type="float" office:value="-0.25383859872818" calcext:value-type="float">
            <text:p>-0,25383859872818</text:p>
          </table:table-cell>
          <table:table-cell office:value-type="float" office:value="4.0641847252846" calcext:value-type="float">
            <text:p>4,0641847252846</text:p>
          </table:table-cell>
          <table:table-cell office:value-type="float" office:value="105.6586435646" calcext:value-type="float">
            <text:p>105,65864356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845</text:p>
          </table:table-cell>
          <table:table-cell office:value-type="float" office:value="0.38848511874676" calcext:value-type="float">
            <text:p>0,38848511874676</text:p>
          </table:table-cell>
          <table:table-cell office:value-type="float" office:value="4.3501028418541" calcext:value-type="float">
            <text:p>4,3501028418541</text:p>
          </table:table-cell>
          <table:table-cell office:value-type="float" office:value="13.867004377067" calcext:value-type="float">
            <text:p>13,86700437706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856</text:p>
          </table:table-cell>
          <table:table-cell office:value-type="float" office:value="2.6353687047958" calcext:value-type="float">
            <text:p>2,6353687047958</text:p>
          </table:table-cell>
          <table:table-cell office:value-type="float" office:value="4.1039460897446" calcext:value-type="float">
            <text:p>4,1039460897446</text:p>
          </table:table-cell>
          <table:table-cell office:value-type="float" office:value="76.933442407353" calcext:value-type="float">
            <text:p>76,93344240735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867</text:p>
          </table:table-cell>
          <table:table-cell office:value-type="float" office:value="3.4166496992111" calcext:value-type="float">
            <text:p>3,4166496992111</text:p>
          </table:table-cell>
          <table:table-cell office:value-type="float" office:value="4.7136336565018" calcext:value-type="float">
            <text:p>4,7136336565018</text:p>
          </table:table-cell>
          <table:table-cell office:value-type="float" office:value="-20.103681049529" calcext:value-type="float">
            <text:p>-20,1036810495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878</text:p>
          </table:table-cell>
          <table:table-cell office:value-type="float" office:value="4.8510408401489" calcext:value-type="float">
            <text:p>4,8510408401489</text:p>
          </table:table-cell>
          <table:table-cell office:value-type="float" office:value="4.5019721984863" calcext:value-type="float">
            <text:p>4,5019721984863</text:p>
          </table:table-cell>
          <table:table-cell office:value-type="float" office:value="-0.23660220051552" calcext:value-type="float">
            <text:p>-0,2366022005155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889</text:p>
          </table:table-cell>
          <table:table-cell office:value-type="float" office:value="6.7361080646515" calcext:value-type="float">
            <text:p>6,7361080646515</text:p>
          </table:table-cell>
          <table:table-cell office:value-type="float" office:value="4.0001583099365" calcext:value-type="float">
            <text:p>4,0001583099365</text:p>
          </table:table-cell>
          <table:table-cell office:value-type="float" office:value="69.177956338141" calcext:value-type="float">
            <text:p>69,17795633814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900</text:p>
          </table:table-cell>
          <table:table-cell office:value-type="float" office:value="9.0469348430634" calcext:value-type="float">
            <text:p>9,0469348430634</text:p>
          </table:table-cell>
          <table:table-cell office:value-type="float" office:value="4.9678459763527" calcext:value-type="float">
            <text:p>4,9678459763527</text:p>
          </table:table-cell>
          <table:table-cell office:value-type="float" office:value="-158.56547264536" calcext:value-type="float">
            <text:p>-158,565472645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911</text:p>
          </table:table-cell>
          <table:table-cell office:value-type="float" office:value="-0.74790775775909" calcext:value-type="float">
            <text:p>-0,74790775775909</text:p>
          </table:table-cell>
          <table:table-cell office:value-type="float" office:value="6.580947637558" calcext:value-type="float">
            <text:p>6,580947637558</text:p>
          </table:table-cell>
          <table:table-cell office:value-type="float" office:value="-66.729096090718" calcext:value-type="float">
            <text:p>-66,7290960907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922</text:p>
          </table:table-cell>
          <table:table-cell office:value-type="float" office:value="0.94102293252945" calcext:value-type="float">
            <text:p>0,94102293252945</text:p>
          </table:table-cell>
          <table:table-cell office:value-type="float" office:value="5.3377693891525" calcext:value-type="float">
            <text:p>5,3377693891525</text:p>
          </table:table-cell>
          <table:table-cell office:value-type="float" office:value="86.878779587472" calcext:value-type="float">
            <text:p>86,87877958747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933</text:p>
          </table:table-cell>
          <table:table-cell office:value-type="float" office:value="2.2766020894051" calcext:value-type="float">
            <text:p>2,2766020894051</text:p>
          </table:table-cell>
          <table:table-cell office:value-type="float" office:value="6.5033972263336" calcext:value-type="float">
            <text:p>6,5033972263336</text:p>
          </table:table-cell>
          <table:table-cell office:value-type="float" office:value="-60.470036640289" calcext:value-type="float">
            <text:p>-60,47003664028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944</text:p>
          </table:table-cell>
          <table:table-cell office:value-type="float" office:value="3.6913686990738" calcext:value-type="float">
            <text:p>3,6913686990738</text:p>
          </table:table-cell>
          <table:table-cell office:value-type="float" office:value="5.4593938589096" calcext:value-type="float">
            <text:p>5,4593938589096</text:p>
          </table:table-cell>
          <table:table-cell office:value-type="float" office:value="59.244981237278" calcext:value-type="float">
            <text:p>59,24498123727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955</text:p>
          </table:table-cell>
          <table:table-cell office:value-type="float" office:value="5.9446054697037" calcext:value-type="float">
            <text:p>5,9446054697037</text:p>
          </table:table-cell>
          <table:table-cell office:value-type="float" office:value="6.610112786293" calcext:value-type="float">
            <text:p>6,610112786293</text:p>
          </table:table-cell>
          <table:table-cell office:value-type="float" office:value="-145.11723882833" calcext:value-type="float">
            <text:p>-145,1172388283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966</text:p>
          </table:table-cell>
          <table:table-cell office:value-type="float" office:value="6.8372267484665" calcext:value-type="float">
            <text:p>6,8372267484665</text:p>
          </table:table-cell>
          <table:table-cell office:value-type="float" office:value="5.8314657211304" calcext:value-type="float">
            <text:p>5,8314657211304</text:p>
          </table:table-cell>
          <table:table-cell office:value-type="float" office:value="27.441261870087" calcext:value-type="float">
            <text:p>27,44126187008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977</text:p>
          </table:table-cell>
          <table:table-cell office:value-type="float" office:value="8.0624425411224" calcext:value-type="float">
            <text:p>8,0624425411224</text:p>
          </table:table-cell>
          <table:table-cell office:value-type="float" office:value="6.4208483695984" calcext:value-type="float">
            <text:p>6,4208483695984</text:p>
          </table:table-cell>
          <table:table-cell office:value-type="float" office:value="-42.812036480873" calcext:value-type="float">
            <text:p>-42,81203648087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988</text:p>
          </table:table-cell>
          <table:table-cell office:value-type="float" office:value="-0.21498005837202" calcext:value-type="float">
            <text:p>-0,21498005837202</text:p>
          </table:table-cell>
          <table:table-cell office:value-type="float" office:value="7.9934352636337" calcext:value-type="float">
            <text:p>7,9934352636337</text:p>
          </table:table-cell>
          <table:table-cell office:value-type="float" office:value="-111.77546735022" calcext:value-type="float">
            <text:p>-111,775467350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999</text:p>
          </table:table-cell>
          <table:table-cell office:value-type="float" office:value="0.3456973284483" calcext:value-type="float">
            <text:p>0,3456973284483</text:p>
          </table:table-cell>
          <table:table-cell office:value-type="float" office:value="7.5014036893845" calcext:value-type="float">
            <text:p>7,5014036893845</text:p>
          </table:table-cell>
          <table:table-cell office:value-type="float" office:value="-0.018770838375826" calcext:value-type="float">
            <text:p>-0,0187708383758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1010</text:p>
          </table:table-cell>
          <table:table-cell office:value-type="float" office:value="1.8724039196968" calcext:value-type="float">
            <text:p>1,8724039196968</text:p>
          </table:table-cell>
          <table:table-cell office:value-type="float" office:value="7.61186003685" calcext:value-type="float">
            <text:p>7,61186003685</text:p>
          </table:table-cell>
          <table:table-cell office:value-type="float" office:value="-10.250120690674" calcext:value-type="float">
            <text:p>-10,25012069067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1021</text:p>
          </table:table-cell>
          <table:table-cell office:value-type="float" office:value="4.4310313463211" calcext:value-type="float">
            <text:p>4,4310313463211</text:p>
          </table:table-cell>
          <table:table-cell office:value-type="float" office:value="6.6508597135544" calcext:value-type="float">
            <text:p>6,6508597135544</text:p>
          </table:table-cell>
          <table:table-cell office:value-type="float" office:value="98.465833694312" calcext:value-type="float">
            <text:p>98,4658336943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1032</text:p>
          </table:table-cell>
          <table:table-cell office:value-type="float" office:value="5.2016115188599" calcext:value-type="float">
            <text:p>5,2016115188599</text:p>
          </table:table-cell>
          <table:table-cell office:value-type="float" office:value="7.6982343196869" calcext:value-type="float">
            <text:p>7,6982343196869</text:p>
          </table:table-cell>
          <table:table-cell office:value-type="float" office:value="-24.0105456987" calcext:value-type="float">
            <text:p>-24,010545698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1043</text:p>
          </table:table-cell>
          <table:table-cell office:value-type="float" office:value="6.8949300050735" calcext:value-type="float">
            <text:p>6,8949300050735</text:p>
          </table:table-cell>
          <table:table-cell office:value-type="float" office:value="7.0222586393356" calcext:value-type="float">
            <text:p>7,0222586393356</text:p>
          </table:table-cell>
          <table:table-cell office:value-type="float" office:value="69.318640763593" calcext:value-type="float">
            <text:p>69,31864076359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1054</text:p>
          </table:table-cell>
          <table:table-cell office:value-type="float" office:value="8.0672758817673" calcext:value-type="float">
            <text:p>8,0672758817673</text:p>
          </table:table-cell>
          <table:table-cell office:value-type="float" office:value="7.0701682567596" calcext:value-type="float">
            <text:p>7,0701682567596</text:p>
          </table:table-cell>
          <table:table-cell office:value-type="float" office:value="43.867723197694" calcext:value-type="float">
            <text:p>43,86772319769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1065</text:p>
          </table:table-cell>
          <table:table-cell office:value-type="float" office:value="-0.9554361552" calcext:value-type="float">
            <text:p>-0,9554361552</text:p>
          </table:table-cell>
          <table:table-cell office:value-type="float" office:value="8.8301450014114" calcext:value-type="float">
            <text:p>8,8301450014114</text:p>
          </table:table-cell>
          <table:table-cell office:value-type="float" office:value="17.731798492419" calcext:value-type="float">
            <text:p>17,7317984924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1076</text:p>
          </table:table-cell>
          <table:table-cell office:value-type="float" office:value="0.35417608916759" calcext:value-type="float">
            <text:p>0,35417608916759</text:p>
          </table:table-cell>
          <table:table-cell office:value-type="float" office:value="8.9882928133011" calcext:value-type="float">
            <text:p>8,9882928133011</text:p>
          </table:table-cell>
          <table:table-cell office:value-type="float" office:value="2.4357573574136" calcext:value-type="float">
            <text:p>2,43575735741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1087</text:p>
          </table:table-cell>
          <table:table-cell office:value-type="float" office:value="2.3880851268768" calcext:value-type="float">
            <text:p>2,3880851268768</text:p>
          </table:table-cell>
          <table:table-cell office:value-type="float" office:value="9.6158713102341" calcext:value-type="float">
            <text:p>9,6158713102341</text:p>
          </table:table-cell>
          <table:table-cell office:value-type="float" office:value="-83.448353846362" calcext:value-type="float">
            <text:p>-83,44835384636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1098</text:p>
          </table:table-cell>
          <table:table-cell office:value-type="float" office:value="3.9716109633446" calcext:value-type="float">
            <text:p>3,9716109633446</text:p>
          </table:table-cell>
          <table:table-cell office:value-type="float" office:value="9.4682615995407" calcext:value-type="float">
            <text:p>9,4682615995407</text:p>
          </table:table-cell>
          <table:table-cell office:value-type="float" office:value="-70.681975146008" calcext:value-type="float">
            <text:p>-70,6819751460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1109</text:p>
          </table:table-cell>
          <table:table-cell office:value-type="float" office:value="5.0308150053024" calcext:value-type="float">
            <text:p>5,0308150053024</text:p>
          </table:table-cell>
          <table:table-cell office:value-type="float" office:value="8.6577975749969" calcext:value-type="float">
            <text:p>8,6577975749969</text:p>
          </table:table-cell>
          <table:table-cell office:value-type="float" office:value="42.28400007175" calcext:value-type="float">
            <text:p>42,2840000717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1120</text:p>
          </table:table-cell>
          <table:table-cell office:value-type="float" office:value="7.0080423355103" calcext:value-type="float">
            <text:p>7,0080423355103</text:p>
          </table:table-cell>
          <table:table-cell office:value-type="float" office:value="8.5356378555298" calcext:value-type="float">
            <text:p>8,5356378555298</text:p>
          </table:table-cell>
          <table:table-cell office:value-type="float" office:value="73.104730836905" calcext:value-type="float">
            <text:p>73,10473083690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1131</text:p>
          </table:table-cell>
          <table:table-cell office:value-type="float" office:value="8.6963379383087" calcext:value-type="float">
            <text:p>8,6963379383087</text:p>
          </table:table-cell>
          <table:table-cell office:value-type="float" office:value="8.38563144207" calcext:value-type="float">
            <text:p>8,38563144207</text:p>
          </table:table-cell>
          <table:table-cell office:value-type="float" office:value="110.99653335134" calcext:value-type="float">
            <text:p>110,996533351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1142</text:p>
          </table:table-cell>
          <table:table-cell office:value-type="float" office:value="-0.13275261037052" calcext:value-type="float">
            <text:p>-0,13275261037052</text:p>
          </table:table-cell>
          <table:table-cell office:value-type="float" office:value="11.030397415161" calcext:value-type="float">
            <text:p>11,030397415161</text:p>
          </table:table-cell>
          <table:table-cell office:value-type="float" office:value="-121.011525962" calcext:value-type="float">
            <text:p>-121,01152596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1153</text:p>
          </table:table-cell>
          <table:table-cell office:value-type="float" office:value="0.61499781906605" calcext:value-type="float">
            <text:p>0,61499781906605</text:p>
          </table:table-cell>
          <table:table-cell office:value-type="float" office:value="10.791422128677" calcext:value-type="float">
            <text:p>10,791422128677</text:p>
          </table:table-cell>
          <table:table-cell office:value-type="float" office:value="-31.667683534561" calcext:value-type="float">
            <text:p>-31,66768353456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15</text:p>
          </table:table-cell>
          <table:table-cell office:value-type="float" office:value="-0.75123712420464" calcext:value-type="float">
            <text:p>-0,75123712420464</text:p>
          </table:table-cell>
          <table:table-cell office:value-type="float" office:value="0.037070182152092" calcext:value-type="float">
            <text:p>0,037070182152092</text:p>
          </table:table-cell>
          <table:table-cell office:value-type="float" office:value="-4.9757727771808" calcext:value-type="float">
            <text:p>-4,975772777180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614</text:p>
          </table:table-cell>
          <table:table-cell office:value-type="float" office:value="1.5609794855118" calcext:value-type="float">
            <text:p>1,5609794855118</text:p>
          </table:table-cell>
          <table:table-cell office:value-type="float" office:value="-0.45113865286112" calcext:value-type="float">
            <text:p>-0,45113865286112</text:p>
          </table:table-cell>
          <table:table-cell office:value-type="float" office:value="161.14890803197" calcext:value-type="float">
            <text:p>161,14890803197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625</text:p>
          </table:table-cell>
          <table:table-cell office:value-type="float" office:value="1.7967711389065" calcext:value-type="float">
            <text:p>1,7967711389065</text:p>
          </table:table-cell>
          <table:table-cell office:value-type="float" office:value="0.21514577791095" calcext:value-type="float">
            <text:p>0,21514577791095</text:p>
          </table:table-cell>
          <table:table-cell office:value-type="float" office:value="-87.985325770773" calcext:value-type="float">
            <text:p>-87,985325770773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636</text:p>
          </table:table-cell>
          <table:table-cell office:value-type="float" office:value="3.3544117212296" calcext:value-type="float">
            <text:p>3,3544117212296</text:p>
          </table:table-cell>
          <table:table-cell office:value-type="float" office:value="-0.097037395462394" calcext:value-type="float">
            <text:p>-0,097037395462394</text:p>
          </table:table-cell>
          <table:table-cell office:value-type="float" office:value="8.6673431715388" calcext:value-type="float">
            <text:p>8,667343171538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647</text:p>
          </table:table-cell>
          <table:table-cell office:value-type="float" office:value="5.3154426813126" calcext:value-type="float">
            <text:p>5,3154426813126</text:p>
          </table:table-cell>
          <table:table-cell office:value-type="float" office:value="-0.58501105755568" calcext:value-type="float">
            <text:p>-0,58501105755568</text:p>
          </table:table-cell>
          <table:table-cell office:value-type="float" office:value="109.4628564871" calcext:value-type="float">
            <text:p>109,462856487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658</text:p>
          </table:table-cell>
          <table:table-cell office:value-type="float" office:value="7.0004820823669" calcext:value-type="float">
            <text:p>7,0004820823669</text:p>
          </table:table-cell>
          <table:table-cell office:value-type="float" office:value="-0.50730377435684" calcext:value-type="float">
            <text:p>-0,50730377435684</text:p>
          </table:table-cell>
          <table:table-cell office:value-type="float" office:value="77.186335423949" calcext:value-type="float">
            <text:p>77,18633542394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669</text:p>
          </table:table-cell>
          <table:table-cell office:value-type="float" office:value="7.7426069974899" calcext:value-type="float">
            <text:p>7,7426069974899</text:p>
          </table:table-cell>
          <table:table-cell office:value-type="float" office:value="-0.037256930954754" calcext:value-type="float">
            <text:p>-0,037256930954754</text:p>
          </table:table-cell>
          <table:table-cell office:value-type="float" office:value="51.384619087171" calcext:value-type="float">
            <text:p>51,38461908717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680</text:p>
          </table:table-cell>
          <table:table-cell office:value-type="float" office:value="-0.20960720255971" calcext:value-type="float">
            <text:p>-0,20960720255971</text:p>
          </table:table-cell>
          <table:table-cell office:value-type="float" office:value="0.62511138617992" calcext:value-type="float">
            <text:p>0,62511138617992</text:p>
          </table:table-cell>
          <table:table-cell office:value-type="float" office:value="136.67687033392" calcext:value-type="float">
            <text:p>136,6768703339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691</text:p>
          </table:table-cell>
          <table:table-cell office:value-type="float" office:value="1.627305150032" calcext:value-type="float">
            <text:p>1,627305150032</text:p>
          </table:table-cell>
          <table:table-cell office:value-type="float" office:value="0.86294874548912" calcext:value-type="float">
            <text:p>0,86294874548912</text:p>
          </table:table-cell>
          <table:table-cell office:value-type="float" office:value="178.08048740314" calcext:value-type="float">
            <text:p>178,080487403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02</text:p>
          </table:table-cell>
          <table:table-cell office:value-type="float" office:value="2.3940989375114" calcext:value-type="float">
            <text:p>2,3940989375114</text:p>
          </table:table-cell>
          <table:table-cell office:value-type="float" office:value="2.4602711200714" calcext:value-type="float">
            <text:p>2,4602711200714</text:p>
          </table:table-cell>
          <table:table-cell office:value-type="float" office:value="-104.42902328102" calcext:value-type="float">
            <text:p>-104,429023281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13</text:p>
          </table:table-cell>
          <table:table-cell office:value-type="float" office:value="4.5107311010361" calcext:value-type="float">
            <text:p>4,5107311010361</text:p>
          </table:table-cell>
          <table:table-cell office:value-type="float" office:value="0.96581913530827" calcext:value-type="float">
            <text:p>0,96581913530827</text:p>
          </table:table-cell>
          <table:table-cell office:value-type="float" office:value="153.95972683172" calcext:value-type="float">
            <text:p>153,9597268317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24</text:p>
          </table:table-cell>
          <table:table-cell office:value-type="float" office:value="5.3628951311111" calcext:value-type="float">
            <text:p>5,3628951311111</text:p>
          </table:table-cell>
          <table:table-cell office:value-type="float" office:value="2.1139664947987" calcext:value-type="float">
            <text:p>2,1139664947987</text:p>
          </table:table-cell>
          <table:table-cell office:value-type="float" office:value="-77.180909503038" calcext:value-type="float">
            <text:p>-77,18090950303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35</text:p>
          </table:table-cell>
          <table:table-cell office:value-type="float" office:value="7.2330743074417" calcext:value-type="float">
            <text:p>7,2330743074417</text:p>
          </table:table-cell>
          <table:table-cell office:value-type="float" office:value="0.55869109928608" calcext:value-type="float">
            <text:p>0,55869109928608</text:p>
          </table:table-cell>
          <table:table-cell office:value-type="float" office:value="133.65519274572" calcext:value-type="float">
            <text:p>133,6551927457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46</text:p>
          </table:table-cell>
          <table:table-cell office:value-type="float" office:value="7.9051667451859" calcext:value-type="float">
            <text:p>7,9051667451859</text:p>
          </table:table-cell>
          <table:table-cell office:value-type="float" office:value="0.74257366359234" calcext:value-type="float">
            <text:p>0,74257366359234</text:p>
          </table:table-cell>
          <table:table-cell office:value-type="float" office:value="62.98076195322" calcext:value-type="float">
            <text:p>62,980761953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57</text:p>
          </table:table-cell>
          <table:table-cell office:value-type="float" office:value="-1.332616508007" calcext:value-type="float">
            <text:p>-1,332616508007</text:p>
          </table:table-cell>
          <table:table-cell office:value-type="float" office:value="3.4680193662643" calcext:value-type="float">
            <text:p>3,4680193662643</text:p>
          </table:table-cell>
          <table:table-cell office:value-type="float" office:value="-42.360434486608" calcext:value-type="float">
            <text:p>-42,36043448660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68</text:p>
          </table:table-cell>
          <table:table-cell office:value-type="float" office:value="1.1903476715088" calcext:value-type="float">
            <text:p>1,1903476715088</text:p>
          </table:table-cell>
          <table:table-cell office:value-type="float" office:value="2.3234920203686" calcext:value-type="float">
            <text:p>2,3234920203686</text:p>
          </table:table-cell>
          <table:table-cell office:value-type="float" office:value="113.30104633501" calcext:value-type="float">
            <text:p>113,301046335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79</text:p>
          </table:table-cell>
          <table:table-cell office:value-type="float" office:value="2.1184375882149" calcext:value-type="float">
            <text:p>2,1184375882149</text:p>
          </table:table-cell>
          <table:table-cell office:value-type="float" office:value="3.5096582770348" calcext:value-type="float">
            <text:p>3,5096582770348</text:p>
          </table:table-cell>
          <table:table-cell office:value-type="float" office:value="-53.219933418711" calcext:value-type="float">
            <text:p>-53,2199334187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90</text:p>
          </table:table-cell>
          <table:table-cell office:value-type="float" office:value="3.2939356565475" calcext:value-type="float">
            <text:p>3,2939356565475</text:p>
          </table:table-cell>
          <table:table-cell office:value-type="float" office:value="2.6477739214897" calcext:value-type="float">
            <text:p>2,6477739214897</text:p>
          </table:table-cell>
          <table:table-cell office:value-type="float" office:value="29.364014507099" calcext:value-type="float">
            <text:p>29,36401450709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801</text:p>
          </table:table-cell>
          <table:table-cell office:value-type="float" office:value="6.2100386619568" calcext:value-type="float">
            <text:p>6,2100386619568</text:p>
          </table:table-cell>
          <table:table-cell office:value-type="float" office:value="3.5627728700638" calcext:value-type="float">
            <text:p>3,5627728700638</text:p>
          </table:table-cell>
          <table:table-cell office:value-type="float" office:value="156.96647972058" calcext:value-type="float">
            <text:p>156,9664797205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812</text:p>
          </table:table-cell>
          <table:table-cell office:value-type="float" office:value="7.4680650234222" calcext:value-type="float">
            <text:p>7,4680650234222</text:p>
          </table:table-cell>
          <table:table-cell office:value-type="float" office:value="2.3286347091198" calcext:value-type="float">
            <text:p>2,3286347091198</text:p>
          </table:table-cell>
          <table:table-cell office:value-type="float" office:value="146.42298601236" calcext:value-type="float">
            <text:p>146,4229860123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823</text:p>
          </table:table-cell>
          <table:table-cell office:value-type="float" office:value="8.3283519744873" calcext:value-type="float">
            <text:p>8,3283519744873</text:p>
          </table:table-cell>
          <table:table-cell office:value-type="float" office:value="3.5320529341698" calcext:value-type="float">
            <text:p>3,5320529341698</text:p>
          </table:table-cell>
          <table:table-cell office:value-type="float" office:value="-84.166092477786" calcext:value-type="float">
            <text:p>-84,1660924777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834</text:p>
          </table:table-cell>
          <table:table-cell office:value-type="float" office:value="-0.31440313905478" calcext:value-type="float">
            <text:p>-0,31440313905478</text:p>
          </table:table-cell>
          <table:table-cell office:value-type="float" office:value="3.880612552166" calcext:value-type="float">
            <text:p>3,880612552166</text:p>
          </table:table-cell>
          <table:table-cell office:value-type="float" office:value="53.979019070887" calcext:value-type="float">
            <text:p>53,97901907088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845</text:p>
          </table:table-cell>
          <table:table-cell office:value-type="float" office:value="0.19740525633097" calcext:value-type="float">
            <text:p>0,19740525633097</text:p>
          </table:table-cell>
          <table:table-cell office:value-type="float" office:value="4.4687074422836" calcext:value-type="float">
            <text:p>4,4687074422836</text:p>
          </table:table-cell>
          <table:table-cell office:value-type="float" office:value="-53.1000711356" calcext:value-type="float">
            <text:p>-53,100071135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856</text:p>
          </table:table-cell>
          <table:table-cell office:value-type="float" office:value="2.6814371347427" calcext:value-type="float">
            <text:p>2,6814371347427</text:p>
          </table:table-cell>
          <table:table-cell office:value-type="float" office:value="3.9154362678528" calcext:value-type="float">
            <text:p>3,9154362678528</text:p>
          </table:table-cell>
          <table:table-cell office:value-type="float" office:value="104.62915365863" calcext:value-type="float">
            <text:p>104,6291536586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867</text:p>
          </table:table-cell>
          <table:table-cell office:value-type="float" office:value="3.103654384613" calcext:value-type="float">
            <text:p>3,103654384613</text:p>
          </table:table-cell>
          <table:table-cell office:value-type="float" office:value="4.8000907897949" calcext:value-type="float">
            <text:p>4,8000907897949</text:p>
          </table:table-cell>
          <table:table-cell office:value-type="float" office:value="-0.73134678469342" calcext:value-type="float">
            <text:p>-0,7313467846934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878</text:p>
          </table:table-cell>
          <table:table-cell office:value-type="float" office:value="4.4535446166992" calcext:value-type="float">
            <text:p>4,4535446166992</text:p>
          </table:table-cell>
          <table:table-cell office:value-type="float" office:value="4.5036298036575" calcext:value-type="float">
            <text:p>4,5036298036575</text:p>
          </table:table-cell>
          <table:table-cell office:value-type="float" office:value="-0.25414765937028" calcext:value-type="float">
            <text:p>-0,2541476593702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889</text:p>
          </table:table-cell>
          <table:table-cell office:value-type="float" office:value="6.7501425743103" calcext:value-type="float">
            <text:p>6,7501425743103</text:p>
          </table:table-cell>
          <table:table-cell office:value-type="float" office:value="3.7061360478401" calcext:value-type="float">
            <text:p>3,7061360478401</text:p>
          </table:table-cell>
          <table:table-cell office:value-type="float" office:value="89.932746188656" calcext:value-type="float">
            <text:p>89,93274618865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900</text:p>
          </table:table-cell>
          <table:table-cell office:value-type="float" office:value="9.2492139339447" calcext:value-type="float">
            <text:p>9,2492139339447</text:p>
          </table:table-cell>
          <table:table-cell office:value-type="float" office:value="4.8535338044167" calcext:value-type="float">
            <text:p>4,8535338044167</text:p>
          </table:table-cell>
          <table:table-cell office:value-type="float" office:value="144.43118101472" calcext:value-type="float">
            <text:p>144,4311810147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911</text:p>
          </table:table-cell>
          <table:table-cell office:value-type="float" office:value="-0.92319369316101" calcext:value-type="float">
            <text:p>-0,92319369316101</text:p>
          </table:table-cell>
          <table:table-cell office:value-type="float" office:value="6.7431563138962" calcext:value-type="float">
            <text:p>6,7431563138962</text:p>
          </table:table-cell>
          <table:table-cell office:value-type="float" office:value="-37.496000718159" calcext:value-type="float">
            <text:p>-37,4960007181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922</text:p>
          </table:table-cell>
          <table:table-cell office:value-type="float" office:value="1.0595744848251" calcext:value-type="float">
            <text:p>1,0595744848251</text:p>
          </table:table-cell>
          <table:table-cell office:value-type="float" office:value="5.0323683023453" calcext:value-type="float">
            <text:p>5,0323683023453</text:p>
          </table:table-cell>
          <table:table-cell office:value-type="float" office:value="118.13234371744" calcext:value-type="float">
            <text:p>118,1323437174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933</text:p>
          </table:table-cell>
          <table:table-cell office:value-type="float" office:value="2.2030487656593" calcext:value-type="float">
            <text:p>2,2030487656593</text:p>
          </table:table-cell>
          <table:table-cell office:value-type="float" office:value="6.8070048093796" calcext:value-type="float">
            <text:p>6,8070048093796</text:p>
          </table:table-cell>
          <table:table-cell office:value-type="float" office:value="-79.951928679351" calcext:value-type="float">
            <text:p>-79,95192867935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944</text:p>
          </table:table-cell>
          <table:table-cell office:value-type="float" office:value="3.6539030075073" calcext:value-type="float">
            <text:p>3,6539030075073</text:p>
          </table:table-cell>
          <table:table-cell office:value-type="float" office:value="5.1620781421661" calcext:value-type="float">
            <text:p>5,1620781421661</text:p>
          </table:table-cell>
          <table:table-cell office:value-type="float" office:value="99.789922404441" calcext:value-type="float">
            <text:p>99,78992240444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955</text:p>
          </table:table-cell>
          <table:table-cell office:value-type="float" office:value="6.2261116504669" calcext:value-type="float">
            <text:p>6,2261116504669</text:p>
          </table:table-cell>
          <table:table-cell office:value-type="float" office:value="6.5697824954987" calcext:value-type="float">
            <text:p>6,5697824954987</text:p>
          </table:table-cell>
          <table:table-cell office:value-type="float" office:value="162.52256806489" calcext:value-type="float">
            <text:p>162,5225680648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966</text:p>
          </table:table-cell>
          <table:table-cell office:value-type="float" office:value="6.6610503196716" calcext:value-type="float">
            <text:p>6,6610503196716</text:p>
          </table:table-cell>
          <table:table-cell office:value-type="float" office:value="5.688248872757" calcext:value-type="float">
            <text:p>5,688248872757</text:p>
          </table:table-cell>
          <table:table-cell office:value-type="float" office:value="40.229868736996" calcext:value-type="float">
            <text:p>40,2298687369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977</text:p>
          </table:table-cell>
          <table:table-cell office:value-type="float" office:value="8.1565076112747" calcext:value-type="float">
            <text:p>8,1565076112747</text:p>
          </table:table-cell>
          <table:table-cell office:value-type="float" office:value="6.5715080499649" calcext:value-type="float">
            <text:p>6,5715080499649</text:p>
          </table:table-cell>
          <table:table-cell office:value-type="float" office:value="-124.74881008172" calcext:value-type="float">
            <text:p>-124,74881008172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988</text:p>
          </table:table-cell>
          <table:table-cell office:value-type="float" office:value="-0.12349555268884" calcext:value-type="float">
            <text:p>-0,12349555268884</text:p>
          </table:table-cell>
          <table:table-cell office:value-type="float" office:value="8.1442135572433" calcext:value-type="float">
            <text:p>8,1442135572433</text:p>
          </table:table-cell>
          <table:table-cell office:value-type="float" office:value="-108.5059604827" calcext:value-type="float">
            <text:p>-108,505960482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999</text:p>
          </table:table-cell>
          <table:table-cell office:value-type="float" office:value="0.026167817413807" calcext:value-type="float">
            <text:p>0,026167817413807</text:p>
          </table:table-cell>
          <table:table-cell office:value-type="float" office:value="7.5603485107422" calcext:value-type="float">
            <text:p>7,5603485107422</text:p>
          </table:table-cell>
          <table:table-cell office:value-type="float" office:value="-28.343936250468" calcext:value-type="float">
            <text:p>-28,34393625046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1010</text:p>
          </table:table-cell>
          <table:table-cell office:value-type="float" office:value="1.491681933403" calcext:value-type="float">
            <text:p>1,491681933403</text:p>
          </table:table-cell>
          <table:table-cell office:value-type="float" office:value="7.6983177661896" calcext:value-type="float">
            <text:p>7,6983177661896</text:p>
          </table:table-cell>
          <table:table-cell office:value-type="float" office:value="-13.874760573837" calcext:value-type="float">
            <text:p>-13,87476057383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1021</text:p>
          </table:table-cell>
          <table:table-cell office:value-type="float" office:value="4.4884380698204" calcext:value-type="float">
            <text:p>4,4884380698204</text:p>
          </table:table-cell>
          <table:table-cell office:value-type="float" office:value="6.2576508522034" calcext:value-type="float">
            <text:p>6,2576508522034</text:p>
          </table:table-cell>
          <table:table-cell office:value-type="float" office:value="98.403688449009" calcext:value-type="float">
            <text:p>98,40368844900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1032</text:p>
          </table:table-cell>
          <table:table-cell office:value-type="float" office:value="4.9598956108093" calcext:value-type="float">
            <text:p>4,9598956108093</text:p>
          </table:table-cell>
          <table:table-cell office:value-type="float" office:value="7.8190433979034" calcext:value-type="float">
            <text:p>7,8190433979034</text:p>
          </table:table-cell>
          <table:table-cell office:value-type="float" office:value="-21.505350519897" calcext:value-type="float">
            <text:p>-21,50535051989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1043</text:p>
          </table:table-cell>
          <table:table-cell office:value-type="float" office:value="6.9266074895859" calcext:value-type="float">
            <text:p>6,9266074895859</text:p>
          </table:table-cell>
          <table:table-cell office:value-type="float" office:value="6.7607080936432" calcext:value-type="float">
            <text:p>6,7607080936432</text:p>
          </table:table-cell>
          <table:table-cell office:value-type="float" office:value="102.00302843835" calcext:value-type="float">
            <text:p>102,003028438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1054</text:p>
          </table:table-cell>
          <table:table-cell office:value-type="float" office:value="8.1639230251312" calcext:value-type="float">
            <text:p>8,1639230251312</text:p>
          </table:table-cell>
          <table:table-cell office:value-type="float" office:value="6.9082397222519" calcext:value-type="float">
            <text:p>6,9082397222519</text:p>
          </table:table-cell>
          <table:table-cell office:value-type="float" office:value="125.99439377997" calcext:value-type="float">
            <text:p>125,9943937799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1065</text:p>
          </table:table-cell>
          <table:table-cell office:value-type="float" office:value="-1.2629702687263" calcext:value-type="float">
            <text:p>-1,2629702687263</text:p>
          </table:table-cell>
          <table:table-cell office:value-type="float" office:value="8.7016594409943" calcext:value-type="float">
            <text:p>8,7016594409943</text:p>
          </table:table-cell>
          <table:table-cell office:value-type="float" office:value="24.107569911677" calcext:value-type="float">
            <text:p>24,10756991167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1076</text:p>
          </table:table-cell>
          <table:table-cell office:value-type="float" office:value="-0.036239381879568" calcext:value-type="float">
            <text:p>-0,036239381879568</text:p>
          </table:table-cell>
          <table:table-cell office:value-type="float" office:value="8.9582717418671" calcext:value-type="float">
            <text:p>8,9582717418671</text:p>
          </table:table-cell>
          <table:table-cell office:value-type="float" office:value="5.1758736846553" calcext:value-type="float">
            <text:p>5,175873684655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1087</text:p>
          </table:table-cell>
          <table:table-cell office:value-type="float" office:value="2.4954362213612" calcext:value-type="float">
            <text:p>2,4954362213612</text:p>
          </table:table-cell>
          <table:table-cell office:value-type="float" office:value="9.9213349819183" calcext:value-type="float">
            <text:p>9,9213349819183</text:p>
          </table:table-cell>
          <table:table-cell office:value-type="float" office:value="-116.53589291178" calcext:value-type="float">
            <text:p>-116,5358929117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1098</text:p>
          </table:table-cell>
          <table:table-cell office:value-type="float" office:value="3.981896340847" calcext:value-type="float">
            <text:p>3,981896340847</text:p>
          </table:table-cell>
          <table:table-cell office:value-type="float" office:value="9.7226268053055" calcext:value-type="float">
            <text:p>9,7226268053055</text:p>
          </table:table-cell>
          <table:table-cell office:value-type="float" office:value="-96.12203403643" calcext:value-type="float">
            <text:p>-96,1220340364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1109</text:p>
          </table:table-cell>
          <table:table-cell office:value-type="float" office:value="4.8826551437378" calcext:value-type="float">
            <text:p>4,8826551437378</text:p>
          </table:table-cell>
          <table:table-cell office:value-type="float" office:value="8.3708536624908" calcext:value-type="float">
            <text:p>8,3708536624908</text:p>
          </table:table-cell>
          <table:table-cell office:value-type="float" office:value="73.96819029644" calcext:value-type="float">
            <text:p>73,9681902964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1120</text:p>
          </table:table-cell>
          <table:table-cell office:value-type="float" office:value="7.034016251564" calcext:value-type="float">
            <text:p>7,034016251564</text:p>
          </table:table-cell>
          <table:table-cell office:value-type="float" office:value="8.2921713590622" calcext:value-type="float">
            <text:p>8,2921713590622</text:p>
          </table:table-cell>
          <table:table-cell office:value-type="float" office:value="99.463403604592" calcext:value-type="float">
            <text:p>99,46340360459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1131</text:p>
          </table:table-cell>
          <table:table-cell office:value-type="float" office:value="8.9503633975983" calcext:value-type="float">
            <text:p>8,9503633975983</text:p>
          </table:table-cell>
          <table:table-cell office:value-type="float" office:value="8.2387542724609" calcext:value-type="float">
            <text:p>8,2387542724609</text:p>
          </table:table-cell>
          <table:table-cell office:value-type="float" office:value="159.07324043808" calcext:value-type="float">
            <text:p>159,073240438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1142</text:p>
          </table:table-cell>
          <table:table-cell office:value-type="float" office:value="0.13601498678327" calcext:value-type="float">
            <text:p>0,13601498678327</text:p>
          </table:table-cell>
          <table:table-cell office:value-type="float" office:value="11.084454059601" calcext:value-type="float">
            <text:p>11,084454059601</text:p>
          </table:table-cell>
          <table:table-cell office:value-type="float" office:value="-164.85017879753" calcext:value-type="float">
            <text:p>-164,8501787975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1153</text:p>
          </table:table-cell>
          <table:table-cell office:value-type="float" office:value="0.37393406033516" calcext:value-type="float">
            <text:p>0,37393406033516</text:p>
          </table:table-cell>
          <table:table-cell office:value-type="float" office:value="10.86677312851" calcext:value-type="float">
            <text:p>10,86677312851</text:p>
          </table:table-cell>
          <table:table-cell office:value-type="float" office:value="-0.60384447692306" calcext:value-type="float">
            <text:p>-0,6038444769230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15</text:p>
          </table:table-cell>
          <table:table-cell office:value-type="float" office:value="-0.95165081322193" calcext:value-type="float">
            <text:p>-0,95165081322193</text:p>
          </table:table-cell>
          <table:table-cell office:value-type="float" office:value="0.040051219984889" calcext:value-type="float">
            <text:p>0,040051219984889</text:p>
          </table:table-cell>
          <table:table-cell office:value-type="float" office:value="16.160779128409" calcext:value-type="float">
            <text:p>16,16077912840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614</text:p>
          </table:table-cell>
          <table:table-cell office:value-type="float" office:value="1.7156517505646" calcext:value-type="float">
            <text:p>1,7156517505646</text:p>
          </table:table-cell>
          <table:table-cell office:value-type="float" office:value="-0.37844222038984" calcext:value-type="float">
            <text:p>-0,37844222038984</text:p>
          </table:table-cell>
          <table:table-cell office:value-type="float" office:value="-156.33828928516" calcext:value-type="float">
            <text:p>-156,33828928516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625</text:p>
          </table:table-cell>
          <table:table-cell office:value-type="float" office:value="2.0151290297508" calcext:value-type="float">
            <text:p>2,0151290297508</text:p>
          </table:table-cell>
          <table:table-cell office:value-type="float" office:value="0.25475069880486" calcext:value-type="float">
            <text:p>0,25475069880486</text:p>
          </table:table-cell>
          <table:table-cell office:value-type="float" office:value="-178.71905132464" calcext:value-type="float">
            <text:p>-178,71905132464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636</text:p>
          </table:table-cell>
          <table:table-cell office:value-type="float" office:value="3.0669859051704" calcext:value-type="float">
            <text:p>3,0669859051704</text:p>
          </table:table-cell>
          <table:table-cell office:value-type="float" office:value="-0.15038661658764" calcext:value-type="float">
            <text:p>-0,15038661658764</text:p>
          </table:table-cell>
          <table:table-cell office:value-type="float" office:value="10.953342933564" calcext:value-type="float">
            <text:p>10,9533429335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647</text:p>
          </table:table-cell>
          <table:table-cell office:value-type="float" office:value="5.5733066797256" calcext:value-type="float">
            <text:p>5,5733066797256</text:p>
          </table:table-cell>
          <table:table-cell office:value-type="float" office:value="-0.58500606566668" calcext:value-type="float">
            <text:p>-0,58500606566668</text:p>
          </table:table-cell>
          <table:table-cell office:value-type="float" office:value="145.51905765655" calcext:value-type="float">
            <text:p>145,519057656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658</text:p>
          </table:table-cell>
          <table:table-cell office:value-type="float" office:value="6.967887878418" calcext:value-type="float">
            <text:p>6,967887878418</text:p>
          </table:table-cell>
          <table:table-cell office:value-type="float" office:value="-0.58500282466412" calcext:value-type="float">
            <text:p>-0,58500282466412</text:p>
          </table:table-cell>
          <table:table-cell office:value-type="float" office:value="97.641373895536" calcext:value-type="float">
            <text:p>97,6413738955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669</text:p>
          </table:table-cell>
          <table:table-cell office:value-type="float" office:value="7.757505774498" calcext:value-type="float">
            <text:p>7,757505774498</text:p>
          </table:table-cell>
          <table:table-cell office:value-type="float" office:value="-0.32485455274582" calcext:value-type="float">
            <text:p>-0,32485455274582</text:p>
          </table:table-cell>
          <table:table-cell office:value-type="float" office:value="102.17285839615" calcext:value-type="float">
            <text:p>102,172858396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680</text:p>
          </table:table-cell>
          <table:table-cell office:value-type="float" office:value="0.085306018590927" calcext:value-type="float">
            <text:p>0,085306018590927</text:p>
          </table:table-cell>
          <table:table-cell office:value-type="float" office:value="0.5417649820447" calcext:value-type="float">
            <text:p>0,5417649820447</text:p>
          </table:table-cell>
          <table:table-cell office:value-type="float" office:value="169.64717123918" calcext:value-type="float">
            <text:p>169,647171239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691</text:p>
          </table:table-cell>
          <table:table-cell office:value-type="float" office:value="1.8321904540062" calcext:value-type="float">
            <text:p>1,8321904540062</text:p>
          </table:table-cell>
          <table:table-cell office:value-type="float" office:value="1.0527481138706" calcext:value-type="float">
            <text:p>1,0527481138706</text:p>
          </table:table-cell>
          <table:table-cell office:value-type="float" office:value="-127.67312177427" calcext:value-type="float">
            <text:p>-127,6731217742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02</text:p>
          </table:table-cell>
          <table:table-cell office:value-type="float" office:value="2.5850409269333" calcext:value-type="float">
            <text:p>2,5850409269333</text:p>
          </table:table-cell>
          <table:table-cell office:value-type="float" office:value="2.6977050304413" calcext:value-type="float">
            <text:p>2,6977050304413</text:p>
          </table:table-cell>
          <table:table-cell office:value-type="float" office:value="-143.91308073785" calcext:value-type="float">
            <text:p>-143,9130807378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13</text:p>
          </table:table-cell>
          <table:table-cell office:value-type="float" office:value="4.7244939208031" calcext:value-type="float">
            <text:p>4,7244939208031</text:p>
          </table:table-cell>
          <table:table-cell office:value-type="float" office:value="1.1033219099045" calcext:value-type="float">
            <text:p>1,1033219099045</text:p>
          </table:table-cell>
          <table:table-cell office:value-type="float" office:value="-137.27866919937" calcext:value-type="float">
            <text:p>-137,2786691993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24</text:p>
          </table:table-cell>
          <table:table-cell office:value-type="float" office:value="5.3507828712463" calcext:value-type="float">
            <text:p>5,3507828712463</text:p>
          </table:table-cell>
          <table:table-cell office:value-type="float" office:value="2.4181027710438" calcext:value-type="float">
            <text:p>2,4181027710438</text:p>
          </table:table-cell>
          <table:table-cell office:value-type="float" office:value="-91.026410935031" calcext:value-type="float">
            <text:p>-91,0264109350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35</text:p>
          </table:table-cell>
          <table:table-cell office:value-type="float" office:value="7.4466568231583" calcext:value-type="float">
            <text:p>7,4466568231583</text:p>
          </table:table-cell>
          <table:table-cell office:value-type="float" office:value="0.61013638973236" calcext:value-type="float">
            <text:p>0,61013638973236</text:p>
          </table:table-cell>
          <table:table-cell office:value-type="float" office:value="-149.80125730964" calcext:value-type="float">
            <text:p>-149,8012573096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46</text:p>
          </table:table-cell>
          <table:table-cell office:value-type="float" office:value="8.0058687925339" calcext:value-type="float">
            <text:p>8,0058687925339</text:p>
          </table:table-cell>
          <table:table-cell office:value-type="float" office:value="0.54203230887651" calcext:value-type="float">
            <text:p>0,54203230887651</text:p>
          </table:table-cell>
          <table:table-cell office:value-type="float" office:value="135.76321085547" calcext:value-type="float">
            <text:p>135,76321085547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57</text:p>
          </table:table-cell>
          <table:table-cell office:value-type="float" office:value="-1.5534862875938" calcext:value-type="float">
            <text:p>-1,5534862875938</text:p>
          </table:table-cell>
          <table:table-cell office:value-type="float" office:value="3.7425392866135" calcext:value-type="float">
            <text:p>3,7425392866135</text:p>
          </table:table-cell>
          <table:table-cell office:value-type="float" office:value="-51.083518061668" calcext:value-type="float">
            <text:p>-51,08351806166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68</text:p>
          </table:table-cell>
          <table:table-cell office:value-type="float" office:value="1.3502149283886" calcext:value-type="float">
            <text:p>1,3502149283886</text:p>
          </table:table-cell>
          <table:table-cell office:value-type="float" office:value="2.1011681854725" calcext:value-type="float">
            <text:p>2,1011681854725</text:p>
          </table:table-cell>
          <table:table-cell office:value-type="float" office:value="120.02273729652" calcext:value-type="float">
            <text:p>120,0227372965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79</text:p>
          </table:table-cell>
          <table:table-cell office:value-type="float" office:value="2.0058235526085" calcext:value-type="float">
            <text:p>2,0058235526085</text:p>
          </table:table-cell>
          <table:table-cell office:value-type="float" office:value="3.7521401047707" calcext:value-type="float">
            <text:p>3,7521401047707</text:p>
          </table:table-cell>
          <table:table-cell office:value-type="float" office:value="-67.324170641079" calcext:value-type="float">
            <text:p>-67,32417064107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90</text:p>
          </table:table-cell>
          <table:table-cell office:value-type="float" office:value="3.0887842178345" calcext:value-type="float">
            <text:p>3,0887842178345</text:p>
          </table:table-cell>
          <table:table-cell office:value-type="float" office:value="2.4498157203197" calcext:value-type="float">
            <text:p>2,4498157203197</text:p>
          </table:table-cell>
          <table:table-cell office:value-type="float" office:value="57.587881756436" calcext:value-type="float">
            <text:p>57,58788175643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801</text:p>
          </table:table-cell>
          <table:table-cell office:value-type="float" office:value="6.1524772644043" calcext:value-type="float">
            <text:p>6,1524772644043</text:p>
          </table:table-cell>
          <table:table-cell office:value-type="float" office:value="3.3488386869431" calcext:value-type="float">
            <text:p>3,3488386869431</text:p>
          </table:table-cell>
          <table:table-cell office:value-type="float" office:value="66.226460371807" calcext:value-type="float">
            <text:p>66,226460371807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812</text:p>
          </table:table-cell>
          <table:table-cell office:value-type="float" office:value="7.7319556474686" calcext:value-type="float">
            <text:p>7,7319556474686</text:p>
          </table:table-cell>
          <table:table-cell office:value-type="float" office:value="2.1748976409435" calcext:value-type="float">
            <text:p>2,1748976409435</text:p>
          </table:table-cell>
          <table:table-cell office:value-type="float" office:value="150.89173073981" calcext:value-type="float">
            <text:p>150,8917307398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823</text:p>
          </table:table-cell>
          <table:table-cell office:value-type="float" office:value="8.4051579236984" calcext:value-type="float">
            <text:p>8,4051579236984</text:p>
          </table:table-cell>
          <table:table-cell office:value-type="float" office:value="3.7793183326721" calcext:value-type="float">
            <text:p>3,7793183326721</text:p>
          </table:table-cell>
          <table:table-cell office:value-type="float" office:value="-111.39712895557" calcext:value-type="float">
            <text:p>-111,3971289555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834</text:p>
          </table:table-cell>
          <table:table-cell office:value-type="float" office:value="-0.51011256873608" calcext:value-type="float">
            <text:p>-0,51011256873608</text:p>
          </table:table-cell>
          <table:table-cell office:value-type="float" office:value="3.9841836690903" calcext:value-type="float">
            <text:p>3,9841836690903</text:p>
          </table:table-cell>
          <table:table-cell office:value-type="float" office:value="-36.78074270297" calcext:value-type="float">
            <text:p>-36,7807427029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845</text:p>
          </table:table-cell>
          <table:table-cell office:value-type="float" office:value="0.3541899099946" calcext:value-type="float">
            <text:p>0,3541899099946</text:p>
          </table:table-cell>
          <table:table-cell office:value-type="float" office:value="4.625486433506" calcext:value-type="float">
            <text:p>4,625486433506</text:p>
          </table:table-cell>
          <table:table-cell office:value-type="float" office:value="-143.83147324726" calcext:value-type="float">
            <text:p>-143,8314732472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856</text:p>
          </table:table-cell>
          <table:table-cell office:value-type="float" office:value="2.809701859951" calcext:value-type="float">
            <text:p>2,809701859951</text:p>
          </table:table-cell>
          <table:table-cell office:value-type="float" office:value="3.7690821290016" calcext:value-type="float">
            <text:p>3,7690821290016</text:p>
          </table:table-cell>
          <table:table-cell office:value-type="float" office:value="132.31165545761" calcext:value-type="float">
            <text:p>132,3116554576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867</text:p>
          </table:table-cell>
          <table:table-cell office:value-type="float" office:value="3.069352209568" calcext:value-type="float">
            <text:p>3,069352209568</text:p>
          </table:table-cell>
          <table:table-cell office:value-type="float" office:value="4.5809093117714" calcext:value-type="float">
            <text:p>4,5809093117714</text:p>
          </table:table-cell>
          <table:table-cell office:value-type="float" office:value="90.034827305253" calcext:value-type="float">
            <text:p>90,03482730525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878</text:p>
          </table:table-cell>
          <table:table-cell office:value-type="float" office:value="4.0630203485489" calcext:value-type="float">
            <text:p>4,0630203485489</text:p>
          </table:table-cell>
          <table:table-cell office:value-type="float" office:value="4.5129984617233" calcext:value-type="float">
            <text:p>4,5129984617233</text:p>
          </table:table-cell>
          <table:table-cell office:value-type="float" office:value="-3.1791546494718" calcext:value-type="float">
            <text:p>-3,179154649471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889</text:p>
          </table:table-cell>
          <table:table-cell office:value-type="float" office:value="6.5299117565155" calcext:value-type="float">
            <text:p>6,5299117565155</text:p>
          </table:table-cell>
          <table:table-cell office:value-type="float" office:value="3.6753389239311" calcext:value-type="float">
            <text:p>3,6753389239311</text:p>
          </table:table-cell>
          <table:table-cell office:value-type="float" office:value="-0.83710371285297" calcext:value-type="float">
            <text:p>-0,83710371285297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900</text:p>
          </table:table-cell>
          <table:table-cell office:value-type="float" office:value="9.2635333538055" calcext:value-type="float">
            <text:p>9,2635333538055</text:p>
          </table:table-cell>
          <table:table-cell office:value-type="float" office:value="4.6217387914658" calcext:value-type="float">
            <text:p>4,6217387914658</text:p>
          </table:table-cell>
          <table:table-cell office:value-type="float" office:value="87.112968894327" calcext:value-type="float">
            <text:p>87,1129688943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911</text:p>
          </table:table-cell>
          <table:table-cell office:value-type="float" office:value="-1.2070242315531" calcext:value-type="float">
            <text:p>-1,2070242315531</text:p>
          </table:table-cell>
          <table:table-cell office:value-type="float" office:value="6.7168295383453" calcext:value-type="float">
            <text:p>6,7168295383453</text:p>
          </table:table-cell>
          <table:table-cell office:value-type="float" office:value="14.648826448781" calcext:value-type="float">
            <text:p>14,64882644878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922</text:p>
          </table:table-cell>
          <table:table-cell office:value-type="float" office:value="1.3203924894333" calcext:value-type="float">
            <text:p>1,3203924894333</text:p>
          </table:table-cell>
          <table:table-cell office:value-type="float" office:value="4.832558631897" calcext:value-type="float">
            <text:p>4,832558631897</text:p>
          </table:table-cell>
          <table:table-cell office:value-type="float" office:value="149.38219033988" calcext:value-type="float">
            <text:p>149,3821903398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933</text:p>
          </table:table-cell>
          <table:table-cell office:value-type="float" office:value="2.2241203486919" calcext:value-type="float">
            <text:p>2,2241203486919</text:p>
          </table:table-cell>
          <table:table-cell office:value-type="float" office:value="7.1137404441833" calcext:value-type="float">
            <text:p>7,1137404441833</text:p>
          </table:table-cell>
          <table:table-cell office:value-type="float" office:value="-97.646635808762" calcext:value-type="float">
            <text:p>-97,64663580876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944</text:p>
          </table:table-cell>
          <table:table-cell office:value-type="float" office:value="3.8753017783165" calcext:value-type="float">
            <text:p>3,8753017783165</text:p>
          </table:table-cell>
          <table:table-cell office:value-type="float" office:value="5.1680743694305" calcext:value-type="float">
            <text:p>5,1680743694305</text:p>
          </table:table-cell>
          <table:table-cell office:value-type="float" office:value="-169.68024612232" calcext:value-type="float">
            <text:p>-169,6802461223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955</text:p>
          </table:table-cell>
          <table:table-cell office:value-type="float" office:value="6.3639223575592" calcext:value-type="float">
            <text:p>6,3639223575592</text:p>
          </table:table-cell>
          <table:table-cell office:value-type="float" office:value="6.3221335411072" calcext:value-type="float">
            <text:p>6,3221335411072</text:p>
          </table:table-cell>
          <table:table-cell office:value-type="float" office:value="109.89071153531" calcext:value-type="float">
            <text:p>109,8907115353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966</text:p>
          </table:table-cell>
          <table:table-cell office:value-type="float" office:value="6.3906139135361" calcext:value-type="float">
            <text:p>6,3906139135361</text:p>
          </table:table-cell>
          <table:table-cell office:value-type="float" office:value="5.5584561824799" calcext:value-type="float">
            <text:p>5,5584561824799</text:p>
          </table:table-cell>
          <table:table-cell office:value-type="float" office:value="18.015099558861" calcext:value-type="float">
            <text:p>18,01509955886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977</text:p>
          </table:table-cell>
          <table:table-cell office:value-type="float" office:value="8.3494603633881" calcext:value-type="float">
            <text:p>8,3494603633881</text:p>
          </table:table-cell>
          <table:table-cell office:value-type="float" office:value="6.4895284175873" calcext:value-type="float">
            <text:p>6,4895284175873</text:p>
          </table:table-cell>
          <table:table-cell office:value-type="float" office:value="151.57905961298" calcext:value-type="float">
            <text:p>151,57905961298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988</text:p>
          </table:table-cell>
          <table:table-cell office:value-type="float" office:value="-0.32230712473392" calcext:value-type="float">
            <text:p>-0,32230712473392</text:p>
          </table:table-cell>
          <table:table-cell office:value-type="float" office:value="8.2438123226166" calcext:value-type="float">
            <text:p>8,2438123226166</text:p>
          </table:table-cell>
          <table:table-cell office:value-type="float" office:value="-17.735705633832" calcext:value-type="float">
            <text:p>-17,735705633832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999</text:p>
          </table:table-cell>
          <table:table-cell office:value-type="float" office:value="0.10351547971368" calcext:value-type="float">
            <text:p>0,10351547971368</text:p>
          </table:table-cell>
          <table:table-cell office:value-type="float" office:value="7.7684611082077" calcext:value-type="float">
            <text:p>7,7684611082077</text:p>
          </table:table-cell>
          <table:table-cell office:value-type="float" office:value="-119.10880447193" calcext:value-type="float">
            <text:p>-119,1088044719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1010</text:p>
          </table:table-cell>
          <table:table-cell office:value-type="float" office:value="1.118021979928" calcext:value-type="float">
            <text:p>1,118021979928</text:p>
          </table:table-cell>
          <table:table-cell office:value-type="float" office:value="7.8087890148163" calcext:value-type="float">
            <text:p>7,8087890148163</text:p>
          </table:table-cell>
          <table:table-cell office:value-type="float" office:value="-17.577798693043" calcext:value-type="float">
            <text:p>-17,57779869304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1021</text:p>
          </table:table-cell>
          <table:table-cell office:value-type="float" office:value="4.5455560088158" calcext:value-type="float">
            <text:p>4,5455560088158</text:p>
          </table:table-cell>
          <table:table-cell office:value-type="float" office:value="5.8646780252457" calcext:value-type="float">
            <text:p>5,8646780252457</text:p>
          </table:table-cell>
          <table:table-cell office:value-type="float" office:value="98.425802151868" calcext:value-type="float">
            <text:p>98,42580215186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1032</text:p>
          </table:table-cell>
          <table:table-cell office:value-type="float" office:value="4.8513302206993" calcext:value-type="float">
            <text:p>4,8513302206993</text:p>
          </table:table-cell>
          <table:table-cell office:value-type="float" office:value="7.6264572143555" calcext:value-type="float">
            <text:p>7,6264572143555</text:p>
          </table:table-cell>
          <table:table-cell office:value-type="float" office:value="69.244078769805" calcext:value-type="float">
            <text:p>69,24407876980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1043</text:p>
          </table:table-cell>
          <table:table-cell office:value-type="float" office:value="7.1118706464767" calcext:value-type="float">
            <text:p>7,1118706464767</text:p>
          </table:table-cell>
          <table:table-cell office:value-type="float" office:value="6.5594232082367" calcext:value-type="float">
            <text:p>6,5594232082367</text:p>
          </table:table-cell>
          <table:table-cell office:value-type="float" office:value="139.61979689871" calcext:value-type="float">
            <text:p>139,6197968987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1054</text:p>
          </table:table-cell>
          <table:table-cell office:value-type="float" office:value="8.3650130033493" calcext:value-type="float">
            <text:p>8,3650130033493</text:p>
          </table:table-cell>
          <table:table-cell office:value-type="float" office:value="7.0440852642059" calcext:value-type="float">
            <text:p>7,0440852642059</text:p>
          </table:table-cell>
          <table:table-cell office:value-type="float" office:value="-136.2223640369" calcext:value-type="float">
            <text:p>-136,2223640369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1065</text:p>
          </table:table-cell>
          <table:table-cell office:value-type="float" office:value="-1.5536996722221" calcext:value-type="float">
            <text:p>-1,5536996722221</text:p>
          </table:table-cell>
          <table:table-cell office:value-type="float" office:value="8.5398751497269" calcext:value-type="float">
            <text:p>8,5398751497269</text:p>
          </table:table-cell>
          <table:table-cell office:value-type="float" office:value="30.462780575843" calcext:value-type="float">
            <text:p>30,46278057584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1076</text:p>
          </table:table-cell>
          <table:table-cell office:value-type="float" office:value="-0.42438272386789" calcext:value-type="float">
            <text:p>-0,42438272386789</text:p>
          </table:table-cell>
          <table:table-cell office:value-type="float" office:value="8.9097851514816" calcext:value-type="float">
            <text:p>8,9097851514816</text:p>
          </table:table-cell>
          <table:table-cell office:value-type="float" office:value="7.8614094075124" calcext:value-type="float">
            <text:p>7,861409407512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1087</text:p>
          </table:table-cell>
          <table:table-cell office:value-type="float" office:value="2.7521666884422" calcext:value-type="float">
            <text:p>2,7521666884422</text:p>
          </table:table-cell>
          <table:table-cell office:value-type="float" office:value="10.131578445435" calcext:value-type="float">
            <text:p>10,131578445435</text:p>
          </table:table-cell>
          <table:table-cell office:value-type="float" office:value="-146.34754247726" calcext:value-type="float">
            <text:p>-146,347542477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1098</text:p>
          </table:table-cell>
          <table:table-cell office:value-type="float" office:value="4.1006779670715" calcext:value-type="float">
            <text:p>4,1006779670715</text:p>
          </table:table-cell>
          <table:table-cell office:value-type="float" office:value="9.9478101730347" calcext:value-type="float">
            <text:p>9,9478101730347</text:p>
          </table:table-cell>
          <table:table-cell office:value-type="float" office:value="-121.54535730933" calcext:value-type="float">
            <text:p>-121,5453573093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1109</text:p>
          </table:table-cell>
          <table:table-cell office:value-type="float" office:value="5.0848680734634" calcext:value-type="float">
            <text:p>5,0848680734634</text:p>
          </table:table-cell>
          <table:table-cell office:value-type="float" office:value="8.2797050476074" calcext:value-type="float">
            <text:p>8,2797050476074</text:p>
          </table:table-cell>
          <table:table-cell office:value-type="float" office:value="164.73474472192" calcext:value-type="float">
            <text:p>164,73474472192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1120</text:p>
          </table:table-cell>
          <table:table-cell office:value-type="float" office:value="7.1654582023621" calcext:value-type="float">
            <text:p>7,1654582023621</text:p>
          </table:table-cell>
          <table:table-cell office:value-type="float" office:value="8.0847597122192" calcext:value-type="float">
            <text:p>8,0847597122192</text:p>
          </table:table-cell>
          <table:table-cell office:value-type="float" office:value="125.76619075362" calcext:value-type="float">
            <text:p>125,7661907536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1131</text:p>
          </table:table-cell>
          <table:table-cell office:value-type="float" office:value="9.2292439937592" calcext:value-type="float">
            <text:p>9,2292439937592</text:p>
          </table:table-cell>
          <table:table-cell office:value-type="float" office:value="8.3295041322708" calcext:value-type="float">
            <text:p>8,3295041322708</text:p>
          </table:table-cell>
          <table:table-cell office:value-type="float" office:value="-153.00430006282" calcext:value-type="float">
            <text:p>-153,0043000628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1142</text:p>
          </table:table-cell>
          <table:table-cell office:value-type="float" office:value="0.011589102214202" calcext:value-type="float">
            <text:p>0,011589102214202</text:p>
          </table:table-cell>
          <table:table-cell office:value-type="float" office:value="10.975378751755" calcext:value-type="float">
            <text:p>10,975378751755</text:p>
          </table:table-cell>
          <table:table-cell office:value-type="float" office:value="-103.13796845211" calcext:value-type="float">
            <text:p>-103,13796845211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1153</text:p>
          </table:table-cell>
          <table:table-cell office:value-type="float" office:value="0.26473730802536" calcext:value-type="float">
            <text:p>0,26473730802536</text:p>
          </table:table-cell>
          <table:table-cell office:value-type="float" office:value="10.812581777573" calcext:value-type="float">
            <text:p>10,812581777573</text:p>
          </table:table-cell>
          <table:table-cell office:value-type="float" office:value="30.982028906512" calcext:value-type="float">
            <text:p>30,98202890651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15</text:p>
          </table:table-cell>
          <table:table-cell office:value-type="float" office:value="-0.87341353297234" calcext:value-type="float">
            <text:p>-0,87341353297234</text:p>
          </table:table-cell>
          <table:table-cell office:value-type="float" office:value="-0.053206700831652" calcext:value-type="float">
            <text:p>-0,053206700831652</text:p>
          </table:table-cell>
          <table:table-cell office:value-type="float" office:value="64.36199367426" calcext:value-type="float">
            <text:p>64,3619936742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614</text:p>
          </table:table-cell>
          <table:table-cell office:value-type="float" office:value="1.8301118910313" calcext:value-type="float">
            <text:p>1,8301118910313</text:p>
          </table:table-cell>
          <table:table-cell office:value-type="float" office:value="-0.22433796897531" calcext:value-type="float">
            <text:p>-0,22433796897531</text:p>
          </table:table-cell>
          <table:table-cell office:value-type="float" office:value="-126.08198755106" calcext:value-type="float">
            <text:p>-126,08198755106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625</text:p>
          </table:table-cell>
          <table:table-cell office:value-type="float" office:value="2.4100558459759" calcext:value-type="float">
            <text:p>2,4100558459759</text:p>
          </table:table-cell>
          <table:table-cell office:value-type="float" office:value="0.26093298569322" calcext:value-type="float">
            <text:p>0,26093298569322</text:p>
          </table:table-cell>
          <table:table-cell office:value-type="float" office:value="-177.68837236295" calcext:value-type="float">
            <text:p>-177,68837236295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636</text:p>
          </table:table-cell>
          <table:table-cell office:value-type="float" office:value="2.773589193821" calcext:value-type="float">
            <text:p>2,773589193821</text:p>
          </table:table-cell>
          <table:table-cell office:value-type="float" office:value="-0.2054700627923" calcext:value-type="float">
            <text:p>-0,2054700627923</text:p>
          </table:table-cell>
          <table:table-cell office:value-type="float" office:value="10.406712153155" calcext:value-type="float">
            <text:p>10,40671215315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647</text:p>
          </table:table-cell>
          <table:table-cell office:value-type="float" office:value="5.9048008918762" calcext:value-type="float">
            <text:p>5,9048008918762</text:p>
          </table:table-cell>
          <table:table-cell office:value-type="float" office:value="-0.56733272969723" calcext:value-type="float">
            <text:p>-0,56733272969723</text:p>
          </table:table-cell>
          <table:table-cell office:value-type="float" office:value="-178.64426382028" calcext:value-type="float">
            <text:p>-178,6442638202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658</text:p>
          </table:table-cell>
          <table:table-cell office:value-type="float" office:value="7.0249402523041" calcext:value-type="float">
            <text:p>7,0249402523041</text:p>
          </table:table-cell>
          <table:table-cell office:value-type="float" office:value="-0.58500699698925" calcext:value-type="float">
            <text:p>-0,58500699698925</text:p>
          </table:table-cell>
          <table:table-cell office:value-type="float" office:value="122.21449499677" calcext:value-type="float">
            <text:p>122,214494996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669</text:p>
          </table:table-cell>
          <table:table-cell office:value-type="float" office:value="7.9889380931854" calcext:value-type="float">
            <text:p>7,9889380931854</text:p>
          </table:table-cell>
          <table:table-cell office:value-type="float" office:value="-0.49519635736942" calcext:value-type="float">
            <text:p>-0,49519635736942</text:p>
          </table:table-cell>
          <table:table-cell office:value-type="float" office:value="153.00006319763" calcext:value-type="float">
            <text:p>153,0000631976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680</text:p>
          </table:table-cell>
          <table:table-cell office:value-type="float" office:value="0.39176415652037" calcext:value-type="float">
            <text:p>0,39176415652037</text:p>
          </table:table-cell>
          <table:table-cell office:value-type="float" office:value="0.60964725911617" calcext:value-type="float">
            <text:p>0,60964725911617</text:p>
          </table:table-cell>
          <table:table-cell office:value-type="float" office:value="-161.58128695883" calcext:value-type="float">
            <text:p>-161,5812869588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691</text:p>
          </table:table-cell>
          <table:table-cell office:value-type="float" office:value="1.8222837150097" calcext:value-type="float">
            <text:p>1,8222837150097</text:p>
          </table:table-cell>
          <table:table-cell office:value-type="float" office:value="1.3539683818817" calcext:value-type="float">
            <text:p>1,3539683818817</text:p>
          </table:table-cell>
          <table:table-cell office:value-type="float" office:value="-85.528962171761" calcext:value-type="float">
            <text:p>-85,52896217176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02</text:p>
          </table:table-cell>
          <table:table-cell office:value-type="float" office:value="2.7398151159286" calcext:value-type="float">
            <text:p>2,7398151159286</text:p>
          </table:table-cell>
          <table:table-cell office:value-type="float" office:value="2.5392657518387" calcext:value-type="float">
            <text:p>2,5392657518387</text:p>
          </table:table-cell>
          <table:table-cell office:value-type="float" office:value="125.54435669237" calcext:value-type="float">
            <text:p>125,54435669237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13</text:p>
          </table:table-cell>
          <table:table-cell office:value-type="float" office:value="4.6718740463257" calcext:value-type="float">
            <text:p>4,6718740463257</text:p>
          </table:table-cell>
          <table:table-cell office:value-type="float" office:value="1.3522613048553" calcext:value-type="float">
            <text:p>1,3522613048553</text:p>
          </table:table-cell>
          <table:table-cell office:value-type="float" office:value="-68.306604008766" calcext:value-type="float">
            <text:p>-68,30660400876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24</text:p>
          </table:table-cell>
          <table:table-cell office:value-type="float" office:value="5.4601275920868" calcext:value-type="float">
            <text:p>5,4601275920868</text:p>
          </table:table-cell>
          <table:table-cell office:value-type="float" office:value="2.7473643422127" calcext:value-type="float">
            <text:p>2,7473643422127</text:p>
          </table:table-cell>
          <table:table-cell office:value-type="float" office:value="-113.68084713152" calcext:value-type="float">
            <text:p>-113,6808471315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35</text:p>
          </table:table-cell>
          <table:table-cell office:value-type="float" office:value="7.3623096942902" calcext:value-type="float">
            <text:p>7,3623096942902</text:p>
          </table:table-cell>
          <table:table-cell office:value-type="float" office:value="0.81567972898483" calcext:value-type="float">
            <text:p>0,81567972898483</text:p>
          </table:table-cell>
          <table:table-cell office:value-type="float" office:value="-58.998641694427" calcext:value-type="float">
            <text:p>-58,998641694427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46</text:p>
          </table:table-cell>
          <table:table-cell office:value-type="float" office:value="8.1813079118729" calcext:value-type="float">
            <text:p>8,1813079118729</text:p>
          </table:table-cell>
          <table:table-cell office:value-type="float" office:value="0.67713864147663" calcext:value-type="float">
            <text:p>0,67713864147663</text:p>
          </table:table-cell>
          <table:table-cell office:value-type="float" office:value="-133.68670955585" calcext:value-type="float">
            <text:p>-133,68670955585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57</text:p>
          </table:table-cell>
          <table:table-cell office:value-type="float" office:value="-1.5850007534027" calcext:value-type="float">
            <text:p>-1,5850007534027</text:p>
          </table:table-cell>
          <table:table-cell office:value-type="float" office:value="3.9439037442207" calcext:value-type="float">
            <text:p>3,9439037442207</text:p>
          </table:table-cell>
          <table:table-cell office:value-type="float" office:value="-72.009487516561" calcext:value-type="float">
            <text:p>-72,00948751656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68</text:p>
          </table:table-cell>
          <table:table-cell office:value-type="float" office:value="1.4159962534904" calcext:value-type="float">
            <text:p>1,4159962534904</text:p>
          </table:table-cell>
          <table:table-cell office:value-type="float" office:value="1.769178211689" calcext:value-type="float">
            <text:p>1,769178211689</text:p>
          </table:table-cell>
          <table:table-cell office:value-type="float" office:value="96.644282341003" calcext:value-type="float">
            <text:p>96,64428234100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79</text:p>
          </table:table-cell>
          <table:table-cell office:value-type="float" office:value="1.974860727787" calcext:value-type="float">
            <text:p>1,974860727787</text:p>
          </table:table-cell>
          <table:table-cell office:value-type="float" office:value="4.0353149175644" calcext:value-type="float">
            <text:p>4,0353149175644</text:p>
          </table:table-cell>
          <table:table-cell office:value-type="float" office:value="-90.069111745069" calcext:value-type="float">
            <text:p>-90,06911174506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90</text:p>
          </table:table-cell>
          <table:table-cell office:value-type="float" office:value="3.2578375935555" calcext:value-type="float">
            <text:p>3,2578375935555</text:p>
          </table:table-cell>
          <table:table-cell office:value-type="float" office:value="2.3047640919685" calcext:value-type="float">
            <text:p>2,3047640919685</text:p>
          </table:table-cell>
          <table:table-cell office:value-type="float" office:value="148.3468781611" calcext:value-type="float">
            <text:p>148,3468781611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801</text:p>
          </table:table-cell>
          <table:table-cell office:value-type="float" office:value="5.896532535553" calcext:value-type="float">
            <text:p>5,896532535553</text:p>
          </table:table-cell>
          <table:table-cell office:value-type="float" office:value="3.3876767754555" calcext:value-type="float">
            <text:p>3,3876767754555</text:p>
          </table:table-cell>
          <table:table-cell office:value-type="float" office:value="-10.197532309848" calcext:value-type="float">
            <text:p>-10,197532309848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812</text:p>
          </table:table-cell>
          <table:table-cell office:value-type="float" office:value="8.0068457126617" calcext:value-type="float">
            <text:p>8,0068457126617</text:p>
          </table:table-cell>
          <table:table-cell office:value-type="float" office:value="2.0420798659325" calcext:value-type="float">
            <text:p>2,0420798659325</text:p>
          </table:table-cell>
          <table:table-cell office:value-type="float" office:value="155.36452099017" calcext:value-type="float">
            <text:p>155,364520990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823</text:p>
          </table:table-cell>
          <table:table-cell office:value-type="float" office:value="8.5879117250443" calcext:value-type="float">
            <text:p>8,5879117250443</text:p>
          </table:table-cell>
          <table:table-cell office:value-type="float" office:value="3.9877915382385" calcext:value-type="float">
            <text:p>3,9877915382385</text:p>
          </table:table-cell>
          <table:table-cell office:value-type="float" office:value="-130.66311854466" calcext:value-type="float">
            <text:p>-130,6631185446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834</text:p>
          </table:table-cell>
          <table:table-cell office:value-type="float" office:value="-0.68166926503181" calcext:value-type="float">
            <text:p>-0,68166926503181</text:p>
          </table:table-cell>
          <table:table-cell office:value-type="float" office:value="4.3013873696327" calcext:value-type="float">
            <text:p>4,3013873696327</text:p>
          </table:table-cell>
          <table:table-cell office:value-type="float" office:value="-57.615113865798" calcext:value-type="float">
            <text:p>-57,615113865798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845</text:p>
          </table:table-cell>
          <table:table-cell office:value-type="float" office:value="0.70677749812603" calcext:value-type="float">
            <text:p>0,70677749812603</text:p>
          </table:table-cell>
          <table:table-cell office:value-type="float" office:value="4.6999701857567" calcext:value-type="float">
            <text:p>4,6999701857567</text:p>
          </table:table-cell>
          <table:table-cell office:value-type="float" office:value="-164.16742847224" calcext:value-type="float">
            <text:p>-164,1674284722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856</text:p>
          </table:table-cell>
          <table:table-cell office:value-type="float" office:value="3.0673342943192" calcext:value-type="float">
            <text:p>3,0673342943192</text:p>
          </table:table-cell>
          <table:table-cell office:value-type="float" office:value="3.765127658844" calcext:value-type="float">
            <text:p>3,765127658844</text:p>
          </table:table-cell>
          <table:table-cell office:value-type="float" office:value="-172.20795989796" calcext:value-type="float">
            <text:p>-172,2079598979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867</text:p>
          </table:table-cell>
          <table:table-cell office:value-type="float" office:value="3.2935109734535" calcext:value-type="float">
            <text:p>3,2935109734535</text:p>
          </table:table-cell>
          <table:table-cell office:value-type="float" office:value="4.5450401306152" calcext:value-type="float">
            <text:p>4,5450401306152</text:p>
          </table:table-cell>
          <table:table-cell office:value-type="float" office:value="-180.05222879398" calcext:value-type="float">
            <text:p>-180,0522287939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878</text:p>
          </table:table-cell>
          <table:table-cell office:value-type="float" office:value="3.7657827138901" calcext:value-type="float">
            <text:p>3,7657827138901</text:p>
          </table:table-cell>
          <table:table-cell office:value-type="float" office:value="4.6152368187904" calcext:value-type="float">
            <text:p>4,6152368187904</text:p>
          </table:table-cell>
          <table:table-cell office:value-type="float" office:value="-36.948385891641" calcext:value-type="float">
            <text:p>-36,94838589164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889</text:p>
          </table:table-cell>
          <table:table-cell office:value-type="float" office:value="6.4685255289078" calcext:value-type="float">
            <text:p>6,4685255289078</text:p>
          </table:table-cell>
          <table:table-cell office:value-type="float" office:value="3.9252370595932" calcext:value-type="float">
            <text:p>3,9252370595932</text:p>
          </table:table-cell>
          <table:table-cell office:value-type="float" office:value="-76.748455405995" calcext:value-type="float">
            <text:p>-76,748455405995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900</text:p>
          </table:table-cell>
          <table:table-cell office:value-type="float" office:value="9.0404242277145" calcext:value-type="float">
            <text:p>9,0404242277145</text:p>
          </table:table-cell>
          <table:table-cell office:value-type="float" office:value="4.497851729393" calcext:value-type="float">
            <text:p>4,497851729393</text:p>
          </table:table-cell>
          <table:table-cell office:value-type="float" office:value="19.063983373581" calcext:value-type="float">
            <text:p>19,06398337358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911</text:p>
          </table:table-cell>
          <table:table-cell office:value-type="float" office:value="-1.3404108583927" calcext:value-type="float">
            <text:p>-1,3404108583927</text:p>
          </table:table-cell>
          <table:table-cell office:value-type="float" office:value="6.4754158258438" calcext:value-type="float">
            <text:p>6,4754158258438</text:p>
          </table:table-cell>
          <table:table-cell office:value-type="float" office:value="70.898219278664" calcext:value-type="float">
            <text:p>70,8982192786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922</text:p>
          </table:table-cell>
          <table:table-cell office:value-type="float" office:value="1.6339012980461" calcext:value-type="float">
            <text:p>1,6339012980461</text:p>
          </table:table-cell>
          <table:table-cell office:value-type="float" office:value="4.7850131988525" calcext:value-type="float">
            <text:p>4,7850131988525</text:p>
          </table:table-cell>
          <table:table-cell office:value-type="float" office:value="175.4408247152" calcext:value-type="float">
            <text:p>175,440824715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933</text:p>
          </table:table-cell>
          <table:table-cell office:value-type="float" office:value="2.3380252718925" calcext:value-type="float">
            <text:p>2,3380252718925</text:p>
          </table:table-cell>
          <table:table-cell office:value-type="float" office:value="7.4005460739136" calcext:value-type="float">
            <text:p>7,4005460739136</text:p>
          </table:table-cell>
          <table:table-cell office:value-type="float" office:value="-115.3205549641" calcext:value-type="float">
            <text:p>-115,320554964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944</text:p>
          </table:table-cell>
          <table:table-cell office:value-type="float" office:value="3.9403480291367" calcext:value-type="float">
            <text:p>3,9403480291367</text:p>
          </table:table-cell>
          <table:table-cell office:value-type="float" office:value="5.4450327157974" calcext:value-type="float">
            <text:p>5,4450327157974</text:p>
          </table:table-cell>
          <table:table-cell office:value-type="float" office:value="-106.00323737807" calcext:value-type="float">
            <text:p>-106,0032373780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955</text:p>
          </table:table-cell>
          <table:table-cell office:value-type="float" office:value="6.2384068965912" calcext:value-type="float">
            <text:p>6,2384068965912</text:p>
          </table:table-cell>
          <table:table-cell office:value-type="float" office:value="6.1079585552216" calcext:value-type="float">
            <text:p>6,1079585552216</text:p>
          </table:table-cell>
          <table:table-cell office:value-type="float" office:value="43.583484212304" calcext:value-type="float">
            <text:p>43,58348421230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966</text:p>
          </table:table-cell>
          <table:table-cell office:value-type="float" office:value="6.1323058605194" calcext:value-type="float">
            <text:p>6,1323058605194</text:p>
          </table:table-cell>
          <table:table-cell office:value-type="float" office:value="5.6357735395432" calcext:value-type="float">
            <text:p>5,6357735395432</text:p>
          </table:table-cell>
          <table:table-cell office:value-type="float" office:value="-35.419742013239" calcext:value-type="float">
            <text:p>-35,41974201323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977</text:p>
          </table:table-cell>
          <table:table-cell office:value-type="float" office:value="8.2799541950226" calcext:value-type="float">
            <text:p>8,2799541950226</text:p>
          </table:table-cell>
          <table:table-cell office:value-type="float" office:value="6.2808966636658" calcext:value-type="float">
            <text:p>6,2808966636658</text:p>
          </table:table-cell>
          <table:table-cell office:value-type="float" office:value="61.594746674702" calcext:value-type="float">
            <text:p>61,594746674702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988</text:p>
          </table:table-cell>
          <table:table-cell office:value-type="float" office:value="-0.52734643220901" calcext:value-type="float">
            <text:p>-0,52734643220901</text:p>
          </table:table-cell>
          <table:table-cell office:value-type="float" office:value="8.0359107255936" calcext:value-type="float">
            <text:p>8,0359107255936</text:p>
          </table:table-cell>
          <table:table-cell office:value-type="float" office:value="42.288028510513" calcext:value-type="float">
            <text:p>42,288028510513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999</text:p>
          </table:table-cell>
          <table:table-cell office:value-type="float" office:value="0.33245217055082" calcext:value-type="float">
            <text:p>0,33245217055082</text:p>
          </table:table-cell>
          <table:table-cell office:value-type="float" office:value="7.7062422037125" calcext:value-type="float">
            <text:p>7,7062422037125</text:p>
          </table:table-cell>
          <table:table-cell office:value-type="float" office:value="156.56794104606" calcext:value-type="float">
            <text:p>156,56794104606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1010</text:p>
          </table:table-cell>
          <table:table-cell office:value-type="float" office:value="0.82526654005051" calcext:value-type="float">
            <text:p>0,82526654005051</text:p>
          </table:table-cell>
          <table:table-cell office:value-type="float" office:value="7.9645258188248" calcext:value-type="float">
            <text:p>7,9645258188248</text:p>
          </table:table-cell>
          <table:table-cell office:value-type="float" office:value="-44.184531375861" calcext:value-type="float">
            <text:p>-44,18453137586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1021</text:p>
          </table:table-cell>
          <table:table-cell office:value-type="float" office:value="4.6029049158096" calcext:value-type="float">
            <text:p>4,6029049158096</text:p>
          </table:table-cell>
          <table:table-cell office:value-type="float" office:value="5.4713523387909" calcext:value-type="float">
            <text:p>5,4713523387909</text:p>
          </table:table-cell>
          <table:table-cell office:value-type="float" office:value="98.391791058194" calcext:value-type="float">
            <text:p>98,39179105819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1032</text:p>
          </table:table-cell>
          <table:table-cell office:value-type="float" office:value="5.0598937273026" calcext:value-type="float">
            <text:p>5,0598937273026</text:p>
          </table:table-cell>
          <table:table-cell office:value-type="float" office:value="7.4814254045486" calcext:value-type="float">
            <text:p>7,4814254045486</text:p>
          </table:table-cell>
          <table:table-cell office:value-type="float" office:value="147.12276580227" calcext:value-type="float">
            <text:p>147,12276580227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1043</text:p>
          </table:table-cell>
          <table:table-cell office:value-type="float" office:value="7.3906099796295" calcext:value-type="float">
            <text:p>7,3906099796295</text:p>
          </table:table-cell>
          <table:table-cell office:value-type="float" office:value="6.5249997377396" calcext:value-type="float">
            <text:p>6,5249997377396</text:p>
          </table:table-cell>
          <table:table-cell office:value-type="float" office:value="179.98061210487" calcext:value-type="float">
            <text:p>179,9806121048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1054</text:p>
          </table:table-cell>
          <table:table-cell office:value-type="float" office:value="8.5544520616531" calcext:value-type="float">
            <text:p>8,5544520616531</text:p>
          </table:table-cell>
          <table:table-cell office:value-type="float" office:value="6.9956374168396" calcext:value-type="float">
            <text:p>6,9956374168396</text:p>
          </table:table-cell>
          <table:table-cell office:value-type="float" office:value="152.92906153734" calcext:value-type="float">
            <text:p>152,92906153734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1065</text:p>
          </table:table-cell>
          <table:table-cell office:value-type="float" office:value="-1.5811033546925" calcext:value-type="float">
            <text:p>-1,5811033546925</text:p>
          </table:table-cell>
          <table:table-cell office:value-type="float" office:value="8.269294500351" calcext:value-type="float">
            <text:p>8,269294500351</text:p>
          </table:table-cell>
          <table:table-cell office:value-type="float" office:value="34.873661341941" calcext:value-type="float">
            <text:p>34,87366134194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1076</text:p>
          </table:table-cell>
          <table:table-cell office:value-type="float" office:value="-0.66458478569984" calcext:value-type="float">
            <text:p>-0,66458478569984</text:p>
          </table:table-cell>
          <table:table-cell office:value-type="float" office:value="8.7158060073853" calcext:value-type="float">
            <text:p>8,7158060073853</text:p>
          </table:table-cell>
          <table:table-cell office:value-type="float" office:value="47.286234463856" calcext:value-type="float">
            <text:p>47,286234463856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1087</text:p>
          </table:table-cell>
          <table:table-cell office:value-type="float" office:value="2.8903830051422" calcext:value-type="float">
            <text:p>2,8903830051422</text:p>
          </table:table-cell>
          <table:table-cell office:value-type="float" office:value="10.3162753582" calcext:value-type="float">
            <text:p>10,3162753582</text:p>
          </table:table-cell>
          <table:table-cell office:value-type="float" office:value="-123.68040935249" calcext:value-type="float">
            <text:p>-123,6804093524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1098</text:p>
          </table:table-cell>
          <table:table-cell office:value-type="float" office:value="4.3043512105942" calcext:value-type="float">
            <text:p>4,3043512105942</text:p>
          </table:table-cell>
          <table:table-cell office:value-type="float" office:value="10.100404024124" calcext:value-type="float">
            <text:p>10,100404024124</text:p>
          </table:table-cell>
          <table:table-cell office:value-type="float" office:value="-146.93833916051" calcext:value-type="float">
            <text:p>-146,9383391605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1109</text:p>
          </table:table-cell>
          <table:table-cell office:value-type="float" office:value="5.211695432663" calcext:value-type="float">
            <text:p>5,211695432663</text:p>
          </table:table-cell>
          <table:table-cell office:value-type="float" office:value="8.5012924671173" calcext:value-type="float">
            <text:p>8,5012924671173</text:p>
          </table:table-cell>
          <table:table-cell office:value-type="float" office:value="-118.44732047646" calcext:value-type="float">
            <text:p>-118,44732047646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1120</text:p>
          </table:table-cell>
          <table:table-cell office:value-type="float" office:value="7.3745161294937" calcext:value-type="float">
            <text:p>7,3745161294937</text:p>
          </table:table-cell>
          <table:table-cell office:value-type="float" office:value="7.9566842317581" calcext:value-type="float">
            <text:p>7,9566842317581</text:p>
          </table:table-cell>
          <table:table-cell office:value-type="float" office:value="152.07850401569" calcext:value-type="float">
            <text:p>152,0785040156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1131</text:p>
          </table:table-cell>
          <table:table-cell office:value-type="float" office:value="9.3474781513214" calcext:value-type="float">
            <text:p>9,3474781513214</text:p>
          </table:table-cell>
          <table:table-cell office:value-type="float" office:value="8.5974645614624" calcext:value-type="float">
            <text:p>8,5974645614624</text:p>
          </table:table-cell>
          <table:table-cell office:value-type="float" office:value="-104.86714247685" calcext:value-type="float">
            <text:p>-104,8671424768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1142</text:p>
          </table:table-cell>
          <table:table-cell office:value-type="float" office:value="0.027705584652722" calcext:value-type="float">
            <text:p>0,027705584652722</text:p>
          </table:table-cell>
          <table:table-cell office:value-type="float" office:value="11.068857908249" calcext:value-type="float">
            <text:p>11,068857908249</text:p>
          </table:table-cell>
          <table:table-cell office:value-type="float" office:value="-113.95481513564" calcext:value-type="float">
            <text:p>-113,95481513564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1153</text:p>
          </table:table-cell>
          <table:table-cell office:value-type="float" office:value="0.1200651191175" calcext:value-type="float">
            <text:p>0,1200651191175</text:p>
          </table:table-cell>
          <table:table-cell office:value-type="float" office:value="10.758893489838" calcext:value-type="float">
            <text:p>10,758893489838</text:p>
          </table:table-cell>
          <table:table-cell office:value-type="float" office:value="-14.02802233863" calcext:value-type="float">
            <text:p>-14,02802233863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15</text:p>
          </table:table-cell>
          <table:table-cell office:value-type="float" office:value="-0.6991708278656" calcext:value-type="float">
            <text:p>-0,6991708278656</text:p>
          </table:table-cell>
          <table:table-cell office:value-type="float" office:value="-0.24495810270309" calcext:value-type="float">
            <text:p>-0,24495810270309</text:p>
          </table:table-cell>
          <table:table-cell office:value-type="float" office:value="125.34820350112" calcext:value-type="float">
            <text:p>125,348203501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614</text:p>
          </table:table-cell>
          <table:table-cell office:value-type="float" office:value="1.8617993593216" calcext:value-type="float">
            <text:p>1,8617993593216</text:p>
          </table:table-cell>
          <table:table-cell office:value-type="float" office:value="-0.047119548544288" calcext:value-type="float">
            <text:p>-0,047119548544288</text:p>
          </table:table-cell>
          <table:table-cell office:value-type="float" office:value="-101.43245253593" calcext:value-type="float">
            <text:p>-101,4324525359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625</text:p>
          </table:table-cell>
          <table:table-cell office:value-type="float" office:value="2.4316780269146" calcext:value-type="float">
            <text:p>2,4316780269146</text:p>
          </table:table-cell>
          <table:table-cell office:value-type="float" office:value="0.48126056790352" calcext:value-type="float">
            <text:p>0,48126056790352</text:p>
          </table:table-cell>
          <table:table-cell office:value-type="float" office:value="-86.941615031783" calcext:value-type="float">
            <text:p>-86,941615031783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636</text:p>
          </table:table-cell>
          <table:table-cell office:value-type="float" office:value="2.7808409929276" calcext:value-type="float">
            <text:p>2,7808409929276</text:p>
          </table:table-cell>
          <table:table-cell office:value-type="float" office:value="-0.42663883417845" calcext:value-type="float">
            <text:p>-0,42663883417845</text:p>
          </table:table-cell>
          <table:table-cell office:value-type="float" office:value="100.77472021625" calcext:value-type="float">
            <text:p>100,7747202162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647</text:p>
          </table:table-cell>
          <table:table-cell office:value-type="float" office:value="6.1971497535706" calcext:value-type="float">
            <text:p>6,1971497535706</text:p>
          </table:table-cell>
          <table:table-cell office:value-type="float" office:value="-0.43307416141033" calcext:value-type="float">
            <text:p>-0,43307416141033</text:p>
          </table:table-cell>
          <table:table-cell office:value-type="float" office:value="-150.08611132385" calcext:value-type="float">
            <text:p>-150,0861113238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658</text:p>
          </table:table-cell>
          <table:table-cell office:value-type="float" office:value="7.157307267189" calcext:value-type="float">
            <text:p>7,157307267189</text:p>
          </table:table-cell>
          <table:table-cell office:value-type="float" office:value="-0.58500856161118" calcext:value-type="float">
            <text:p>-0,58500856161118</text:p>
          </table:table-cell>
          <table:table-cell office:value-type="float" office:value="151.22243856928" calcext:value-type="float">
            <text:p>151,222438569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669</text:p>
          </table:table-cell>
          <table:table-cell office:value-type="float" office:value="8.2672834396362" calcext:value-type="float">
            <text:p>8,2672834396362</text:p>
          </table:table-cell>
          <table:table-cell office:value-type="float" office:value="-0.42496763169765" calcext:value-type="float">
            <text:p>-0,42496763169765</text:p>
          </table:table-cell>
          <table:table-cell office:value-type="float" office:value="-156.72589411401" calcext:value-type="float">
            <text:p>-156,7258941140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680</text:p>
          </table:table-cell>
          <table:table-cell office:value-type="float" office:value="0.62611438333988" calcext:value-type="float">
            <text:p>0,62611438333988</text:p>
          </table:table-cell>
          <table:table-cell office:value-type="float" office:value="0.81766352057457" calcext:value-type="float">
            <text:p>0,81766352057457</text:p>
          </table:table-cell>
          <table:table-cell office:value-type="float" office:value="-132.56227286758" calcext:value-type="float">
            <text:p>-132,562272867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691</text:p>
          </table:table-cell>
          <table:table-cell office:value-type="float" office:value="2.0384228229523" calcext:value-type="float">
            <text:p>2,0384228229523</text:p>
          </table:table-cell>
          <table:table-cell office:value-type="float" office:value="1.4027433097363" calcext:value-type="float">
            <text:p>1,4027433097363</text:p>
          </table:table-cell>
          <table:table-cell office:value-type="float" office:value="-176.14075484549" calcext:value-type="float">
            <text:p>-176,14075484549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02</text:p>
          </table:table-cell>
          <table:table-cell office:value-type="float" office:value="2.5844514369965" calcext:value-type="float">
            <text:p>2,5844514369965</text:p>
          </table:table-cell>
          <table:table-cell office:value-type="float" office:value="2.3142430186272" calcext:value-type="float">
            <text:p>2,3142430186272</text:p>
          </table:table-cell>
          <table:table-cell office:value-type="float" office:value="56.737057722298" calcext:value-type="float">
            <text:p>56,737057722298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13</text:p>
          </table:table-cell>
          <table:table-cell office:value-type="float" office:value="4.4765812158585" calcext:value-type="float">
            <text:p>4,4765812158585</text:p>
          </table:table-cell>
          <table:table-cell office:value-type="float" office:value="1.4239580929279" calcext:value-type="float">
            <text:p>1,4239580929279</text:p>
          </table:table-cell>
          <table:table-cell office:value-type="float" office:value="-20.399564580553" calcext:value-type="float">
            <text:p>-20,39956458055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24</text:p>
          </table:table-cell>
          <table:table-cell office:value-type="float" office:value="5.4640400409698" calcext:value-type="float">
            <text:p>5,4640400409698</text:p>
          </table:table-cell>
          <table:table-cell office:value-type="float" office:value="2.9847544431686" calcext:value-type="float">
            <text:p>2,9847544431686</text:p>
          </table:table-cell>
          <table:table-cell office:value-type="float" office:value="-68.525021243247" calcext:value-type="float">
            <text:p>-68,52502124324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35</text:p>
          </table:table-cell>
          <table:table-cell office:value-type="float" office:value="7.0661956071854" calcext:value-type="float">
            <text:p>7,0661956071854</text:p>
          </table:table-cell>
          <table:table-cell office:value-type="float" office:value="1.0211821645498" calcext:value-type="float">
            <text:p>1,0211821645498</text:p>
          </table:table-cell>
          <table:table-cell office:value-type="float" office:value="-38.624059242807" calcext:value-type="float">
            <text:p>-38,624059242807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46</text:p>
          </table:table-cell>
          <table:table-cell office:value-type="float" office:value="8.3003634214401" calcext:value-type="float">
            <text:p>8,3003634214401</text:p>
          </table:table-cell>
          <table:table-cell office:value-type="float" office:value="1.0173673927784" calcext:value-type="float">
            <text:p>1,0173673927784</text:p>
          </table:table-cell>
          <table:table-cell office:value-type="float" office:value="-113.27233132283" calcext:value-type="float">
            <text:p>-113,27233132283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57</text:p>
          </table:table-cell>
          <table:table-cell office:value-type="float" office:value="-1.5331390500069" calcext:value-type="float">
            <text:p>-1,5331390500069</text:p>
          </table:table-cell>
          <table:table-cell office:value-type="float" office:value="4.1489610075951" calcext:value-type="float">
            <text:p>4,1489610075951</text:p>
          </table:table-cell>
          <table:table-cell office:value-type="float" office:value="-105.15213999779" calcext:value-type="float">
            <text:p>-105,1521399977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68</text:p>
          </table:table-cell>
          <table:table-cell office:value-type="float" office:value="1.6372808814049" calcext:value-type="float">
            <text:p>1,6372808814049</text:p>
          </table:table-cell>
          <table:table-cell office:value-type="float" office:value="1.7619708180428" calcext:value-type="float">
            <text:p>1,7619708180428</text:p>
          </table:table-cell>
          <table:table-cell office:value-type="float" office:value="-173.0426770107" calcext:value-type="float">
            <text:p>-173,042677010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79</text:p>
          </table:table-cell>
          <table:table-cell office:value-type="float" office:value="1.9268669188023" calcext:value-type="float">
            <text:p>1,9268669188023</text:p>
          </table:table-cell>
          <table:table-cell office:value-type="float" office:value="4.3138724565506" calcext:value-type="float">
            <text:p>4,3138724565506</text:p>
          </table:table-cell>
          <table:table-cell office:value-type="float" office:value="-58.606055132143" calcext:value-type="float">
            <text:p>-58,606055132143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90</text:p>
          </table:table-cell>
          <table:table-cell office:value-type="float" office:value="3.4737721085548" calcext:value-type="float">
            <text:p>3,4737721085548</text:p>
          </table:table-cell>
          <table:table-cell office:value-type="float" office:value="2.4739806354046" calcext:value-type="float">
            <text:p>2,4739806354046</text:p>
          </table:table-cell>
          <table:table-cell office:value-type="float" office:value="-142.91665204771" calcext:value-type="float">
            <text:p>-142,91665204771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801</text:p>
          </table:table-cell>
          <table:table-cell office:value-type="float" office:value="5.6569999456406" calcext:value-type="float">
            <text:p>5,6569999456406</text:p>
          </table:table-cell>
          <table:table-cell office:value-type="float" office:value="3.2991844415665" calcext:value-type="float">
            <text:p>3,2991844415665</text:p>
          </table:table-cell>
          <table:table-cell office:value-type="float" office:value="44.661445222842" calcext:value-type="float">
            <text:p>44,66144522284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812</text:p>
          </table:table-cell>
          <table:table-cell office:value-type="float" office:value="8.3304822444916" calcext:value-type="float">
            <text:p>8,3304822444916</text:p>
          </table:table-cell>
          <table:table-cell office:value-type="float" office:value="1.966807693243" calcext:value-type="float">
            <text:p>1,966807693243</text:p>
          </table:table-cell>
          <table:table-cell office:value-type="float" office:value="172.48751099702" calcext:value-type="float">
            <text:p>172,4875109970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823</text:p>
          </table:table-cell>
          <table:table-cell office:value-type="float" office:value="8.5192281007767" calcext:value-type="float">
            <text:p>8,5192281007767</text:p>
          </table:table-cell>
          <table:table-cell office:value-type="float" office:value="4.1958069801331" calcext:value-type="float">
            <text:p>4,1958069801331</text:p>
          </table:table-cell>
          <table:table-cell office:value-type="float" office:value="-54.627146690514" calcext:value-type="float">
            <text:p>-54,62714669051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834</text:p>
          </table:table-cell>
          <table:table-cell office:value-type="float" office:value="-0.89452713727951" calcext:value-type="float">
            <text:p>-0,89452713727951</text:p>
          </table:table-cell>
          <table:table-cell office:value-type="float" office:value="4.6369162201881" calcext:value-type="float">
            <text:p>4,6369162201881</text:p>
          </table:table-cell>
          <table:table-cell office:value-type="float" office:value="-57.624325630771" calcext:value-type="float">
            <text:p>-57,624325630771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845</text:p>
          </table:table-cell>
          <table:table-cell office:value-type="float" office:value="1.0904828459024" calcext:value-type="float">
            <text:p>1,0904828459024</text:p>
          </table:table-cell>
          <table:table-cell office:value-type="float" office:value="4.8084306716919" calcext:value-type="float">
            <text:p>4,8084306716919</text:p>
          </table:table-cell>
          <table:table-cell office:value-type="float" office:value="-164.14707785199" calcext:value-type="float">
            <text:p>-164,1470778519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856</text:p>
          </table:table-cell>
          <table:table-cell office:value-type="float" office:value="3.3035045862198" calcext:value-type="float">
            <text:p>3,3035045862198</text:p>
          </table:table-cell>
          <table:table-cell office:value-type="float" office:value="3.9838710427284" calcext:value-type="float">
            <text:p>3,9838710427284</text:p>
          </table:table-cell>
          <table:table-cell office:value-type="float" office:value="-139.34397697449" calcext:value-type="float">
            <text:p>-139,3439769744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867</text:p>
          </table:table-cell>
          <table:table-cell office:value-type="float" office:value="3.3246594667435" calcext:value-type="float">
            <text:p>3,3246594667435</text:p>
          </table:table-cell>
          <table:table-cell office:value-type="float" office:value="4.7646442055702" calcext:value-type="float">
            <text:p>4,7646442055702</text:p>
          </table:table-cell>
          <table:table-cell office:value-type="float" office:value="-89.296724386276" calcext:value-type="float">
            <text:p>-89,296724386276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878</text:p>
          </table:table-cell>
          <table:table-cell office:value-type="float" office:value="3.8729622960091" calcext:value-type="float">
            <text:p>3,8729622960091</text:p>
          </table:table-cell>
          <table:table-cell office:value-type="float" office:value="4.809678196907" calcext:value-type="float">
            <text:p>4,809678196907</text:p>
          </table:table-cell>
          <table:table-cell office:value-type="float" office:value="-127.69803727508" calcext:value-type="float">
            <text:p>-127,69803727508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889</text:p>
          </table:table-cell>
          <table:table-cell office:value-type="float" office:value="6.3778603076935" calcext:value-type="float">
            <text:p>6,3778603076935</text:p>
          </table:table-cell>
          <table:table-cell office:value-type="float" office:value="4.3121227622032" calcext:value-type="float">
            <text:p>4,3121227622032</text:p>
          </table:table-cell>
          <table:table-cell office:value-type="float" office:value="-76.762375558258" calcext:value-type="float">
            <text:p>-76,762375558258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900</text:p>
          </table:table-cell>
          <table:table-cell office:value-type="float" office:value="8.9493846893311" calcext:value-type="float">
            <text:p>8,9493846893311</text:p>
          </table:table-cell>
          <table:table-cell office:value-type="float" office:value="4.3277898430824" calcext:value-type="float">
            <text:p>4,3277898430824</text:p>
          </table:table-cell>
          <table:table-cell office:value-type="float" office:value="77.507482972115" calcext:value-type="float">
            <text:p>77,50748297211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911</text:p>
          </table:table-cell>
          <table:table-cell office:value-type="float" office:value="-1.2117718160152" calcext:value-type="float">
            <text:p>-1,2117718160152</text:p>
          </table:table-cell>
          <table:table-cell office:value-type="float" office:value="6.2308949232101" calcext:value-type="float">
            <text:p>6,2308949232101</text:p>
          </table:table-cell>
          <table:table-cell office:value-type="float" office:value="127.60740936182" calcext:value-type="float">
            <text:p>127,6074093618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922</text:p>
          </table:table-cell>
          <table:table-cell office:value-type="float" office:value="1.8653276562691" calcext:value-type="float">
            <text:p>1,8653276562691</text:p>
          </table:table-cell>
          <table:table-cell office:value-type="float" office:value="4.7181898355484" calcext:value-type="float">
            <text:p>4,7181898355484</text:p>
          </table:table-cell>
          <table:table-cell office:value-type="float" office:value="146.22021784448" calcext:value-type="float">
            <text:p>146,2202178444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933</text:p>
          </table:table-cell>
          <table:table-cell office:value-type="float" office:value="2.5330910086632" calcext:value-type="float">
            <text:p>2,5330910086632</text:p>
          </table:table-cell>
          <table:table-cell office:value-type="float" office:value="7.6383650302887" calcext:value-type="float">
            <text:p>7,6383650302887</text:p>
          </table:table-cell>
          <table:table-cell office:value-type="float" office:value="-132.98660175056" calcext:value-type="float">
            <text:p>-132,986601750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944</text:p>
          </table:table-cell>
          <table:table-cell office:value-type="float" office:value="4.0488862991333" calcext:value-type="float">
            <text:p>4,0488862991333</text:p>
          </table:table-cell>
          <table:table-cell office:value-type="float" office:value="5.8274477720261" calcext:value-type="float">
            <text:p>5,8274477720261</text:p>
          </table:table-cell>
          <table:table-cell office:value-type="float" office:value="-105.96697117872" calcext:value-type="float">
            <text:p>-105,96697117872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955</text:p>
          </table:table-cell>
          <table:table-cell office:value-type="float" office:value="6.0643911361694" calcext:value-type="float">
            <text:p>6,0643911361694</text:p>
          </table:table-cell>
          <table:table-cell office:value-type="float" office:value="6.2454736232758" calcext:value-type="float">
            <text:p>6,2454736232758</text:p>
          </table:table-cell>
          <table:table-cell office:value-type="float" office:value="-47.14747029505" calcext:value-type="float">
            <text:p>-47,14747029505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966</text:p>
          </table:table-cell>
          <table:table-cell office:value-type="float" office:value="6.2345063686371" calcext:value-type="float">
            <text:p>6,2345063686371</text:p>
          </table:table-cell>
          <table:table-cell office:value-type="float" office:value="5.8334511518478" calcext:value-type="float">
            <text:p>5,8334511518478</text:p>
          </table:table-cell>
          <table:table-cell office:value-type="float" office:value="-126.16375904934" calcext:value-type="float">
            <text:p>-126,16375904934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977</text:p>
          </table:table-cell>
          <table:table-cell office:value-type="float" office:value="8.0720698833466" calcext:value-type="float">
            <text:p>8,0720698833466</text:p>
          </table:table-cell>
          <table:table-cell office:value-type="float" office:value="6.3577520847321" calcext:value-type="float">
            <text:p>6,3577520847321</text:p>
          </table:table-cell>
          <table:table-cell office:value-type="float" office:value="-29.135866149975" calcext:value-type="float">
            <text:p>-29,135866149975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988</text:p>
          </table:table-cell>
          <table:table-cell office:value-type="float" office:value="-0.82184076309204" calcext:value-type="float">
            <text:p>-0,82184076309204</text:p>
          </table:table-cell>
          <table:table-cell office:value-type="float" office:value="7.7684795856476" calcext:value-type="float">
            <text:p>7,7684795856476</text:p>
          </table:table-cell>
          <table:table-cell office:value-type="float" office:value="42.254133588949" calcext:value-type="float">
            <text:p>42,25413358894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999</text:p>
          </table:table-cell>
          <table:table-cell office:value-type="float" office:value="0.27269339188933" calcext:value-type="float">
            <text:p>0,27269339188933</text:p>
          </table:table-cell>
          <table:table-cell office:value-type="float" office:value="7.4923956394196" calcext:value-type="float">
            <text:p>7,4923956394196</text:p>
          </table:table-cell>
          <table:table-cell office:value-type="float" office:value="65.771796900755" calcext:value-type="float">
            <text:p>65,771796900755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1010</text:p>
          </table:table-cell>
          <table:table-cell office:value-type="float" office:value="0.95573149621487" calcext:value-type="float">
            <text:p>0,95573149621487</text:p>
          </table:table-cell>
          <table:table-cell office:value-type="float" office:value="8.1443071365356" calcext:value-type="float">
            <text:p>8,1443071365356</text:p>
          </table:table-cell>
          <table:table-cell office:value-type="float" office:value="-134.92295848336" calcext:value-type="float">
            <text:p>-134,9229584833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1021</text:p>
          </table:table-cell>
          <table:table-cell office:value-type="float" office:value="4.7978916764259" calcext:value-type="float">
            <text:p>4,7978916764259</text:p>
          </table:table-cell>
          <table:table-cell office:value-type="float" office:value="5.2557671070099" calcext:value-type="float">
            <text:p>5,2557671070099</text:p>
          </table:table-cell>
          <table:table-cell office:value-type="float" office:value="143.75022110666" calcext:value-type="float">
            <text:p>143,7502211066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1032</text:p>
          </table:table-cell>
          <table:table-cell office:value-type="float" office:value="5.3933107852936" calcext:value-type="float">
            <text:p>5,3933107852936</text:p>
          </table:table-cell>
          <table:table-cell office:value-type="float" office:value="7.2655594348907" calcext:value-type="float">
            <text:p>7,2655594348907</text:p>
          </table:table-cell>
          <table:table-cell office:value-type="float" office:value="147.04360475965" calcext:value-type="float">
            <text:p>147,0436047596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1043</text:p>
          </table:table-cell>
          <table:table-cell office:value-type="float" office:value="7.6335173845291" calcext:value-type="float">
            <text:p>7,6335173845291</text:p>
          </table:table-cell>
          <table:table-cell office:value-type="float" office:value="6.6352689266205" calcext:value-type="float">
            <text:p>6,6352689266205</text:p>
          </table:table-cell>
          <table:table-cell office:value-type="float" office:value="-161.01572012446" calcext:value-type="float">
            <text:p>-161,0157201244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1054</text:p>
          </table:table-cell>
          <table:table-cell office:value-type="float" office:value="8.4813863039017" calcext:value-type="float">
            <text:p>8,4813863039017</text:p>
          </table:table-cell>
          <table:table-cell office:value-type="float" office:value="6.785763502121" calcext:value-type="float">
            <text:p>6,785763502121</text:p>
          </table:table-cell>
          <table:table-cell office:value-type="float" office:value="62.125680552926" calcext:value-type="float">
            <text:p>62,125680552926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1065</text:p>
          </table:table-cell>
          <table:table-cell office:value-type="float" office:value="-1.5850147604942" calcext:value-type="float">
            <text:p>-1,5850147604942</text:p>
          </table:table-cell>
          <table:table-cell office:value-type="float" office:value="8.0011874437332" calcext:value-type="float">
            <text:p>8,0011874437332</text:p>
          </table:table-cell>
          <table:table-cell office:value-type="float" office:value="34.677832749239" calcext:value-type="float">
            <text:p>34,67783274923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1076</text:p>
          </table:table-cell>
          <table:table-cell office:value-type="float" office:value="-0.72266936302185" calcext:value-type="float">
            <text:p>-0,72266936302185</text:p>
          </table:table-cell>
          <table:table-cell office:value-type="float" office:value="8.4118556976318" calcext:value-type="float">
            <text:p>8,4118556976318</text:p>
          </table:table-cell>
          <table:table-cell office:value-type="float" office:value="87.183164183501" calcext:value-type="float">
            <text:p>87,183164183501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1087</text:p>
          </table:table-cell>
          <table:table-cell office:value-type="float" office:value="2.9367181658745" calcext:value-type="float">
            <text:p>2,9367181658745</text:p>
          </table:table-cell>
          <table:table-cell office:value-type="float" office:value="10.540852546692" calcext:value-type="float">
            <text:p>10,540852546692</text:p>
          </table:table-cell>
          <table:table-cell office:value-type="float" office:value="-99.152438200203" calcext:value-type="float">
            <text:p>-99,15243820020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1098</text:p>
          </table:table-cell>
          <table:table-cell office:value-type="float" office:value="4.5259326696396" calcext:value-type="float">
            <text:p>4,5259326696396</text:p>
          </table:table-cell>
          <table:table-cell office:value-type="float" office:value="10.167320966721" calcext:value-type="float">
            <text:p>10,167320966721</text:p>
          </table:table-cell>
          <table:table-cell office:value-type="float" office:value="-161.96175745338" calcext:value-type="float">
            <text:p>-161,9617574533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1109</text:p>
          </table:table-cell>
          <table:table-cell office:value-type="float" office:value="5.4003173112869" calcext:value-type="float">
            <text:p>5,4003173112869</text:p>
          </table:table-cell>
          <table:table-cell office:value-type="float" office:value="8.8502168655396" calcext:value-type="float">
            <text:p>8,8502168655396</text:p>
          </table:table-cell>
          <table:table-cell office:value-type="float" office:value="-118.464568618" calcext:value-type="float">
            <text:p>-118,464568618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1120</text:p>
          </table:table-cell>
          <table:table-cell office:value-type="float" office:value="7.6189196109772" calcext:value-type="float">
            <text:p>7,6189196109772</text:p>
          </table:table-cell>
          <table:table-cell office:value-type="float" office:value="7.9349982738495" calcext:value-type="float">
            <text:p>7,9349982738495</text:p>
          </table:table-cell>
          <table:table-cell office:value-type="float" office:value="178.37499053615" calcext:value-type="float">
            <text:p>178,374990536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1131</text:p>
          </table:table-cell>
          <table:table-cell office:value-type="float" office:value="9.2273271083832" calcext:value-type="float">
            <text:p>9,2273271083832</text:p>
          </table:table-cell>
          <table:table-cell office:value-type="float" office:value="8.864534497261" calcext:value-type="float">
            <text:p>8,864534497261</text:p>
          </table:table-cell>
          <table:table-cell office:value-type="float" office:value="-56.812877108337" calcext:value-type="float">
            <text:p>-56,81287710833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1142</text:p>
          </table:table-cell>
          <table:table-cell office:value-type="float" office:value="0.17589401453733" calcext:value-type="float">
            <text:p>0,17589401453733</text:p>
          </table:table-cell>
          <table:table-cell office:value-type="float" office:value="11.085065603256" calcext:value-type="float">
            <text:p>11,085065603256</text:p>
          </table:table-cell>
          <table:table-cell office:value-type="float" office:value="167.57677922583" calcext:value-type="float">
            <text:p>167,57677922583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1153</text:p>
          </table:table-cell>
          <table:table-cell office:value-type="float" office:value="0.027377121150494" calcext:value-type="float">
            <text:p>0,027377121150494</text:p>
          </table:table-cell>
          <table:table-cell office:value-type="float" office:value="10.779364109039" calcext:value-type="float">
            <text:p>10,779364109039</text:p>
          </table:table-cell>
          <table:table-cell office:value-type="float" office:value="-71.551653230266" calcext:value-type="float">
            <text:p>-71,551653230266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15</text:p>
          </table:table-cell>
          <table:table-cell office:value-type="float" office:value="-0.43323207646608" calcext:value-type="float">
            <text:p>-0,43323207646608</text:p>
          </table:table-cell>
          <table:table-cell office:value-type="float" office:value="-0.2570921741426" calcext:value-type="float">
            <text:p>-0,2570921741426</text:p>
          </table:table-cell>
          <table:table-cell office:value-type="float" office:value="-172.67867562118" calcext:value-type="float">
            <text:p>-172,678675621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614</text:p>
          </table:table-cell>
          <table:table-cell office:value-type="float" office:value="1.8839421868324" calcext:value-type="float">
            <text:p>1,8839421868324</text:p>
          </table:table-cell>
          <table:table-cell office:value-type="float" office:value="0.11574866250157" calcext:value-type="float">
            <text:p>0,11574866250157</text:p>
          </table:table-cell>
          <table:table-cell office:value-type="float" office:value="-104.80971245249" calcext:value-type="float">
            <text:p>-104,80971245249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625</text:p>
          </table:table-cell>
          <table:table-cell office:value-type="float" office:value="2.2075267136097" calcext:value-type="float">
            <text:p>2,2075267136097</text:p>
          </table:table-cell>
          <table:table-cell office:value-type="float" office:value="0.50346814095974" calcext:value-type="float">
            <text:p>0,50346814095974</text:p>
          </table:table-cell>
          <table:table-cell office:value-type="float" office:value="2.6000125487899" calcext:value-type="float">
            <text:p>2,6000125487899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636</text:p>
          </table:table-cell>
          <table:table-cell office:value-type="float" office:value="3.0139735341072" calcext:value-type="float">
            <text:p>3,0139735341072</text:p>
          </table:table-cell>
          <table:table-cell office:value-type="float" office:value="-0.42333718389273" calcext:value-type="float">
            <text:p>-0,42333718389273</text:p>
          </table:table-cell>
          <table:table-cell office:value-type="float" office:value="-172.68027469611" calcext:value-type="float">
            <text:p>-172,6802746961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647</text:p>
          </table:table-cell>
          <table:table-cell office:value-type="float" office:value="6.4052993059158" calcext:value-type="float">
            <text:p>6,4052993059158</text:p>
          </table:table-cell>
          <table:table-cell office:value-type="float" office:value="-0.20814727991819" calcext:value-type="float">
            <text:p>-0,20814727991819</text:p>
          </table:table-cell>
          <table:table-cell office:value-type="float" office:value="-128.76258382372" calcext:value-type="float">
            <text:p>-128,7625838237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658</text:p>
          </table:table-cell>
          <table:table-cell office:value-type="float" office:value="7.5029510259628" calcext:value-type="float">
            <text:p>7,5029510259628</text:p>
          </table:table-cell>
          <table:table-cell office:value-type="float" office:value="-0.56722797453403" calcext:value-type="float">
            <text:p>-0,56722797453403</text:p>
          </table:table-cell>
          <table:table-cell office:value-type="float" office:value="174.47867363122" calcext:value-type="float">
            <text:p>174,478673631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669</text:p>
          </table:table-cell>
          <table:table-cell office:value-type="float" office:value="8.3693093061447" calcext:value-type="float">
            <text:p>8,3693093061447</text:p>
          </table:table-cell>
          <table:table-cell office:value-type="float" office:value="-0.16651183366776" calcext:value-type="float">
            <text:p>-0,16651183366776</text:p>
          </table:table-cell>
          <table:table-cell office:value-type="float" office:value="-102.35008920074" calcext:value-type="float">
            <text:p>-102,3500892007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680</text:p>
          </table:table-cell>
          <table:table-cell office:value-type="float" office:value="0.72944290935993" calcext:value-type="float">
            <text:p>0,72944290935993</text:p>
          </table:table-cell>
          <table:table-cell office:value-type="float" office:value="1.113468632102" calcext:value-type="float">
            <text:p>1,113468632102</text:p>
          </table:table-cell>
          <table:table-cell office:value-type="float" office:value="-103.54964140874" calcext:value-type="float">
            <text:p>-103,5496414087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691</text:p>
          </table:table-cell>
          <table:table-cell office:value-type="float" office:value="2.0925362408161" calcext:value-type="float">
            <text:p>2,0925362408161</text:p>
          </table:table-cell>
          <table:table-cell office:value-type="float" office:value="1.1762090027332" calcext:value-type="float">
            <text:p>1,1762090027332</text:p>
          </table:table-cell>
          <table:table-cell office:value-type="float" office:value="97.311376766035" calcext:value-type="float">
            <text:p>97,311376766035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02</text:p>
          </table:table-cell>
          <table:table-cell office:value-type="float" office:value="2.3667469620705" calcext:value-type="float">
            <text:p>2,3667469620705</text:p>
          </table:table-cell>
          <table:table-cell office:value-type="float" office:value="1.9813206791878" calcext:value-type="float">
            <text:p>1,9813206791878</text:p>
          </table:table-cell>
          <table:table-cell office:value-type="float" office:value="56.672021841547" calcext:value-type="float">
            <text:p>56,672021841547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13</text:p>
          </table:table-cell>
          <table:table-cell office:value-type="float" office:value="4.4508868455887" calcext:value-type="float">
            <text:p>4,4508868455887</text:p>
          </table:table-cell>
          <table:table-cell office:value-type="float" office:value="1.6387012600899" calcext:value-type="float">
            <text:p>1,6387012600899</text:p>
          </table:table-cell>
          <table:table-cell office:value-type="float" office:value="-89.889461827126" calcext:value-type="float">
            <text:p>-89,88946182712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24</text:p>
          </table:table-cell>
          <table:table-cell office:value-type="float" office:value="5.2478414773941" calcext:value-type="float">
            <text:p>5,2478414773941</text:p>
          </table:table-cell>
          <table:table-cell office:value-type="float" office:value="2.9337757825851" calcext:value-type="float">
            <text:p>2,9337757825851</text:p>
          </table:table-cell>
          <table:table-cell office:value-type="float" office:value="22.217642729449" calcext:value-type="float">
            <text:p>22,217642729449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35</text:p>
          </table:table-cell>
          <table:table-cell office:value-type="float" office:value="6.7556494474411" calcext:value-type="float">
            <text:p>6,7556494474411</text:p>
          </table:table-cell>
          <table:table-cell office:value-type="float" office:value="1.2686355412006" calcext:value-type="float">
            <text:p>1,2686355412006</text:p>
          </table:table-cell>
          <table:table-cell office:value-type="float" office:value="-38.647594345603" calcext:value-type="float">
            <text:p>-38,647594345603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46</text:p>
          </table:table-cell>
          <table:table-cell office:value-type="float" office:value="8.4565562009811" calcext:value-type="float">
            <text:p>8,4565562009811</text:p>
          </table:table-cell>
          <table:table-cell office:value-type="float" office:value="1.3833412528038" calcext:value-type="float">
            <text:p>1,3833412528038</text:p>
          </table:table-cell>
          <table:table-cell office:value-type="float" office:value="-113.31878649961" calcext:value-type="float">
            <text:p>-113,31878649961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57</text:p>
          </table:table-cell>
          <table:table-cell office:value-type="float" office:value="-1.3836389780045" calcext:value-type="float">
            <text:p>-1,3836389780045</text:p>
          </table:table-cell>
          <table:table-cell office:value-type="float" office:value="4.2960649728775" calcext:value-type="float">
            <text:p>4,2960649728775</text:p>
          </table:table-cell>
          <table:table-cell office:value-type="float" office:value="-137.84051852621" calcext:value-type="float">
            <text:p>-137,840518526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68</text:p>
          </table:table-cell>
          <table:table-cell office:value-type="float" office:value="1.6467051208019" calcext:value-type="float">
            <text:p>1,6467051208019</text:p>
          </table:table-cell>
          <table:table-cell office:value-type="float" office:value="1.9947235286236" calcext:value-type="float">
            <text:p>1,9947235286236</text:p>
          </table:table-cell>
          <table:table-cell office:value-type="float" office:value="-86.179314145617" calcext:value-type="float">
            <text:p>-86,17931414561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79</text:p>
          </table:table-cell>
          <table:table-cell office:value-type="float" office:value="1.7265520989895" calcext:value-type="float">
            <text:p>1,7265520989895</text:p>
          </table:table-cell>
          <table:table-cell office:value-type="float" office:value="4.2001885175705" calcext:value-type="float">
            <text:p>4,2001885175705</text:p>
          </table:table-cell>
          <table:table-cell office:value-type="float" office:value="32.170848861621" calcext:value-type="float">
            <text:p>32,170848861621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90</text:p>
          </table:table-cell>
          <table:table-cell office:value-type="float" office:value="3.7914621829987" calcext:value-type="float">
            <text:p>3,7914621829987</text:p>
          </table:table-cell>
          <table:table-cell office:value-type="float" office:value="2.7140599489212" calcext:value-type="float">
            <text:p>2,7140599489212</text:p>
          </table:table-cell>
          <table:table-cell office:value-type="float" office:value="-142.90742661543" calcext:value-type="float">
            <text:p>-142,90742661543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801</text:p>
          </table:table-cell>
          <table:table-cell office:value-type="float" office:value="5.7892549037933" calcext:value-type="float">
            <text:p>5,7892549037933</text:p>
          </table:table-cell>
          <table:table-cell office:value-type="float" office:value="3.1206753849983" calcext:value-type="float">
            <text:p>3,1206753849983</text:p>
          </table:table-cell>
          <table:table-cell office:value-type="float" office:value="135.45658482108" calcext:value-type="float">
            <text:p>135,45658482108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812</text:p>
          </table:table-cell>
          <table:table-cell office:value-type="float" office:value="8.6706513166428" calcext:value-type="float">
            <text:p>8,6706513166428</text:p>
          </table:table-cell>
          <table:table-cell office:value-type="float" office:value="2.0277504622936" calcext:value-type="float">
            <text:p>2,0277504622936</text:p>
          </table:table-cell>
          <table:table-cell office:value-type="float" office:value="-164.58898289188" calcext:value-type="float">
            <text:p>-164,5889828918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823</text:p>
          </table:table-cell>
          <table:table-cell office:value-type="float" office:value="8.3223628997803" calcext:value-type="float">
            <text:p>8,3223628997803</text:p>
          </table:table-cell>
          <table:table-cell office:value-type="float" office:value="4.094300866127" calcext:value-type="float">
            <text:p>4,094300866127</text:p>
          </table:table-cell>
          <table:table-cell office:value-type="float" office:value="36.062952819144" calcext:value-type="float">
            <text:p>36,062952819144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834</text:p>
          </table:table-cell>
          <table:table-cell office:value-type="float" office:value="-1.1080043017864" calcext:value-type="float">
            <text:p>-1,1080043017864</text:p>
          </table:table-cell>
          <table:table-cell office:value-type="float" office:value="4.8459655046463" calcext:value-type="float">
            <text:p>4,8459655046463</text:p>
          </table:table-cell>
          <table:table-cell office:value-type="float" office:value="-37.686991084153" calcext:value-type="float">
            <text:p>-37,686991084153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845</text:p>
          </table:table-cell>
          <table:table-cell office:value-type="float" office:value="1.298044025898" calcext:value-type="float">
            <text:p>1,298044025898</text:p>
          </table:table-cell>
          <table:table-cell office:value-type="float" office:value="4.7695255279541" calcext:value-type="float">
            <text:p>4,7695255279541</text:p>
          </table:table-cell>
          <table:table-cell office:value-type="float" office:value="156.55748555615" calcext:value-type="float">
            <text:p>156,55748555615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856</text:p>
          </table:table-cell>
          <table:table-cell office:value-type="float" office:value="3.60929697752" calcext:value-type="float">
            <text:p>3,60929697752</text:p>
          </table:table-cell>
          <table:table-cell office:value-type="float" office:value="4.2290025949478" calcext:value-type="float">
            <text:p>4,2290025949478</text:p>
          </table:table-cell>
          <table:table-cell office:value-type="float" office:value="-141.98888790835" calcext:value-type="float">
            <text:p>-141,9888879083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867</text:p>
          </table:table-cell>
          <table:table-cell office:value-type="float" office:value="3.0611863732338" calcext:value-type="float">
            <text:p>3,0611863732338</text:p>
          </table:table-cell>
          <table:table-cell office:value-type="float" office:value="4.87948179245" calcext:value-type="float">
            <text:p>4,87948179245</text:p>
          </table:table-cell>
          <table:table-cell office:value-type="float" office:value="-26.708740337639" calcext:value-type="float">
            <text:p>-26,708740337639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878</text:p>
          </table:table-cell>
          <table:table-cell office:value-type="float" office:value="4.1581311821938" calcext:value-type="float">
            <text:p>4,1581311821938</text:p>
          </table:table-cell>
          <table:table-cell office:value-type="float" office:value="4.7511601448059" calcext:value-type="float">
            <text:p>4,7511601448059</text:p>
          </table:table-cell>
          <table:table-cell office:value-type="float" office:value="171.52587927071" calcext:value-type="float">
            <text:p>171,52587927071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889</text:p>
          </table:table-cell>
          <table:table-cell office:value-type="float" office:value="6.284202337265" calcext:value-type="float">
            <text:p>6,284202337265</text:p>
          </table:table-cell>
          <table:table-cell office:value-type="float" office:value="4.6684679389" calcext:value-type="float">
            <text:p>4,6684679389</text:p>
          </table:table-cell>
          <table:table-cell office:value-type="float" office:value="-71.68572267909" calcext:value-type="float">
            <text:p>-71,68572267909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900</text:p>
          </table:table-cell>
          <table:table-cell office:value-type="float" office:value="9.1571825742722" calcext:value-type="float">
            <text:p>9,1571825742722</text:p>
          </table:table-cell>
          <table:table-cell office:value-type="float" office:value="4.2489790916443" calcext:value-type="float">
            <text:p>4,2489790916443</text:p>
          </table:table-cell>
          <table:table-cell office:value-type="float" office:value="168.2235845335" calcext:value-type="float">
            <text:p>168,2235845335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911</text:p>
          </table:table-cell>
          <table:table-cell office:value-type="float" office:value="-1.0062440484762" calcext:value-type="float">
            <text:p>-1,0062440484762</text:p>
          </table:table-cell>
          <table:table-cell office:value-type="float" office:value="6.1503010988235" calcext:value-type="float">
            <text:p>6,1503010988235</text:p>
          </table:table-cell>
          <table:table-cell office:value-type="float" office:value="158.6315404078" calcext:value-type="float">
            <text:p>158,631540407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922</text:p>
          </table:table-cell>
          <table:table-cell office:value-type="float" office:value="1.7552037537098" calcext:value-type="float">
            <text:p>1,7552037537098</text:p>
          </table:table-cell>
          <table:table-cell office:value-type="float" office:value="4.5485338568687" calcext:value-type="float">
            <text:p>4,5485338568687</text:p>
          </table:table-cell>
          <table:table-cell office:value-type="float" office:value="54.713626576077" calcext:value-type="float">
            <text:p>54,713626576077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933</text:p>
          </table:table-cell>
          <table:table-cell office:value-type="float" office:value="2.7910727262497" calcext:value-type="float">
            <text:p>2,7910727262497</text:p>
          </table:table-cell>
          <table:table-cell office:value-type="float" office:value="7.8067982196808" calcext:value-type="float">
            <text:p>7,8067982196808</text:p>
          </table:table-cell>
          <table:table-cell office:value-type="float" office:value="-150.67845241279" calcext:value-type="float">
            <text:p>-150,6784524127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944</text:p>
          </table:table-cell>
          <table:table-cell office:value-type="float" office:value="4.1578489542007" calcext:value-type="float">
            <text:p>4,1578489542007</text:p>
          </table:table-cell>
          <table:table-cell office:value-type="float" office:value="6.1872535943985" calcext:value-type="float">
            <text:p>6,1872535943985</text:p>
          </table:table-cell>
          <table:table-cell office:value-type="float" office:value="-108.5438804262" calcext:value-type="float">
            <text:p>-108,5438804262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955</text:p>
          </table:table-cell>
          <table:table-cell office:value-type="float" office:value="6.1539602279663" calcext:value-type="float">
            <text:p>6,1539602279663</text:p>
          </table:table-cell>
          <table:table-cell office:value-type="float" office:value="6.531423330307" calcext:value-type="float">
            <text:p>6,531423330307</text:p>
          </table:table-cell>
          <table:table-cell office:value-type="float" office:value="-103.44495667014" calcext:value-type="float">
            <text:p>-103,44495667014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966</text:p>
          </table:table-cell>
          <table:table-cell office:value-type="float" office:value="6.5324532985687" calcext:value-type="float">
            <text:p>6,5324532985687</text:p>
          </table:table-cell>
          <table:table-cell office:value-type="float" office:value="5.8011996746063" calcext:value-type="float">
            <text:p>5,8011996746063</text:p>
          </table:table-cell>
          <table:table-cell office:value-type="float" office:value="177.84505437134" calcext:value-type="float">
            <text:p>177,84505437134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977</text:p>
          </table:table-cell>
          <table:table-cell office:value-type="float" office:value="8.1120908260345" calcext:value-type="float">
            <text:p>8,1120908260345</text:p>
          </table:table-cell>
          <table:table-cell office:value-type="float" office:value="6.5632861852646" calcext:value-type="float">
            <text:p>6,5632861852646</text:p>
          </table:table-cell>
          <table:table-cell office:value-type="float" office:value="-119.20468063112" calcext:value-type="float">
            <text:p>-119,20468063112</text:p>
          </table:table-cell>
          <table:table-cell office:value-type="float" office:value="11" calcext:value-type="float">
            <text:p>1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988</text:p>
          </table:table-cell>
          <table:table-cell office:value-type="float" office:value="-1.0194860398769" calcext:value-type="float">
            <text:p>-1,0194860398769</text:p>
          </table:table-cell>
          <table:table-cell office:value-type="float" office:value="7.5122886896133" calcext:value-type="float">
            <text:p>7,5122886896133</text:p>
          </table:table-cell>
          <table:table-cell office:value-type="float" office:value="70.175601418611" calcext:value-type="float">
            <text:p>70,175601418611</text:p>
          </table:table-cell>
          <table:table-cell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999</text:p>
          </table:table-cell>
          <table:table-cell office:value-type="float" office:value="-0.011380802607164" calcext:value-type="float">
            <text:p>-0,011380802607164</text:p>
          </table:table-cell>
          <table:table-cell office:value-type="float" office:value="7.4966466426849" calcext:value-type="float">
            <text:p>7,4966466426849</text:p>
          </table:table-cell>
          <table:table-cell office:value-type="float" office:value="1.4380490656491" calcext:value-type="float">
            <text:p>1,4380490656491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1010</text:p>
          </table:table-cell>
          <table:table-cell office:value-type="float" office:value="1.2191853672266" calcext:value-type="float">
            <text:p>1,2191853672266</text:p>
          </table:table-cell>
          <table:table-cell office:value-type="float" office:value="8.0390501022339" calcext:value-type="float">
            <text:p>8,0390501022339</text:p>
          </table:table-cell>
          <table:table-cell office:value-type="float" office:value="160.78438728478" calcext:value-type="float">
            <text:p>160,7843872847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1021</text:p>
          </table:table-cell>
          <table:table-cell office:value-type="float" office:value="5.0841158628464" calcext:value-type="float">
            <text:p>5,0841158628464</text:p>
          </table:table-cell>
          <table:table-cell office:value-type="float" office:value="5.2818334102631" calcext:value-type="float">
            <text:p>5,2818334102631</text:p>
          </table:table-cell>
          <table:table-cell office:value-type="float" office:value="-165.67284134543" calcext:value-type="float">
            <text:p>-165,6728413454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1032</text:p>
          </table:table-cell>
          <table:table-cell office:value-type="float" office:value="5.7194370031357" calcext:value-type="float">
            <text:p>5,7194370031357</text:p>
          </table:table-cell>
          <table:table-cell office:value-type="float" office:value="7.0602196455002" calcext:value-type="float">
            <text:p>7,0602196455002</text:p>
          </table:table-cell>
          <table:table-cell office:value-type="float" office:value="149.50724619969" calcext:value-type="float">
            <text:p>149,50724619969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1043</text:p>
          </table:table-cell>
          <table:table-cell office:value-type="float" office:value="7.7365601062775" calcext:value-type="float">
            <text:p>7,7365601062775</text:p>
          </table:table-cell>
          <table:table-cell office:value-type="float" office:value="6.4392173290253" calcext:value-type="float">
            <text:p>6,4392173290253</text:p>
          </table:table-cell>
          <table:table-cell office:value-type="float" office:value="109.27178753409" calcext:value-type="float">
            <text:p>109,27178753409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1054</text:p>
          </table:table-cell>
          <table:table-cell office:value-type="float" office:value="8.2643067836761" calcext:value-type="float">
            <text:p>8,2643067836761</text:p>
          </table:table-cell>
          <table:table-cell office:value-type="float" office:value="6.849616765976" calcext:value-type="float">
            <text:p>6,849616765976</text:p>
          </table:table-cell>
          <table:table-cell office:value-type="float" office:value="-16.914090343342" calcext:value-type="float">
            <text:p>-16,914090343342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1065</text:p>
          </table:table-cell>
          <table:table-cell office:value-type="float" office:value="-1.585011780262" calcext:value-type="float">
            <text:p>-1,585011780262</text:p>
          </table:table-cell>
          <table:table-cell office:value-type="float" office:value="7.6801484823227" calcext:value-type="float">
            <text:p>7,6801484823227</text:p>
          </table:table-cell>
          <table:table-cell office:value-type="float" office:value="33.855628056131" calcext:value-type="float">
            <text:p>33,85562805613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1076</text:p>
          </table:table-cell>
          <table:table-cell office:value-type="float" office:value="-0.57334281504154" calcext:value-type="float">
            <text:p>-0,57334281504154</text:p>
          </table:table-cell>
          <table:table-cell office:value-type="float" office:value="8.1406182050705" calcext:value-type="float">
            <text:p>8,1406182050705</text:p>
          </table:table-cell>
          <table:table-cell office:value-type="float" office:value="127.08389683134" calcext:value-type="float">
            <text:p>127,08389683134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1087</text:p>
          </table:table-cell>
          <table:table-cell office:value-type="float" office:value="2.8859689831734" calcext:value-type="float">
            <text:p>2,8859689831734</text:p>
          </table:table-cell>
          <table:table-cell office:value-type="float" office:value="10.764360427856" calcext:value-type="float">
            <text:p>10,764360427856</text:p>
          </table:table-cell>
          <table:table-cell office:value-type="float" office:value="-74.637956680006" calcext:value-type="float">
            <text:p>-74,6379566800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1098</text:p>
          </table:table-cell>
          <table:table-cell office:value-type="float" office:value="4.6793341636658" calcext:value-type="float">
            <text:p>4,6793341636658</text:p>
          </table:table-cell>
          <table:table-cell office:value-type="float" office:value="10.212285518646" calcext:value-type="float">
            <text:p>10,212285518646</text:p>
          </table:table-cell>
          <table:table-cell office:value-type="float" office:value="-163.97206798481" calcext:value-type="float">
            <text:p>-163,9720679848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1109</text:p>
          </table:table-cell>
          <table:table-cell office:value-type="float" office:value="5.582582950592" calcext:value-type="float">
            <text:p>5,582582950592</text:p>
          </table:table-cell>
          <table:table-cell office:value-type="float" office:value="9.1913795471191" calcext:value-type="float">
            <text:p>9,1913795471191</text:p>
          </table:table-cell>
          <table:table-cell office:value-type="float" office:value="-117.91154837153" calcext:value-type="float">
            <text:p>-117,91154837153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1120</text:p>
          </table:table-cell>
          <table:table-cell office:value-type="float" office:value="7.8223437070847" calcext:value-type="float">
            <text:p>7,8223437070847</text:p>
          </table:table-cell>
          <table:table-cell office:value-type="float" office:value="8.0356341600418" calcext:value-type="float">
            <text:p>8,0356341600418</text:p>
          </table:table-cell>
          <table:table-cell office:value-type="float" office:value="-147.37926015429" calcext:value-type="float">
            <text:p>-147,379260154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1131</text:p>
          </table:table-cell>
          <table:table-cell office:value-type="float" office:value="8.9472925662994" calcext:value-type="float">
            <text:p>8,9472925662994</text:p>
          </table:table-cell>
          <table:table-cell office:value-type="float" office:value="8.9550149440765" calcext:value-type="float">
            <text:p>8,9550149440765</text:p>
          </table:table-cell>
          <table:table-cell office:value-type="float" office:value="-9.2778105265016" calcext:value-type="float">
            <text:p>-9,27781052650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1142</text:p>
          </table:table-cell>
          <table:table-cell office:value-type="float" office:value="0.36632470786572" calcext:value-type="float">
            <text:p>0,36632470786572</text:p>
          </table:table-cell>
          <table:table-cell office:value-type="float" office:value="11.07069849968" calcext:value-type="float">
            <text:p>11,07069849968</text:p>
          </table:table-cell>
          <table:table-cell office:value-type="float" office:value="131.06728814969" calcext:value-type="float">
            <text:p>131,06728814969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1153</text:p>
          </table:table-cell>
          <table:table-cell office:value-type="float" office:value="0.067285797558725" calcext:value-type="float">
            <text:p>0,067285797558725</text:p>
          </table:table-cell>
          <table:table-cell office:value-type="float" office:value="10.872772932053" calcext:value-type="float">
            <text:p>10,872772932053</text:p>
          </table:table-cell>
          <table:table-cell office:value-type="float" office:value="-102.74402199277" calcext:value-type="float">
            <text:p>-102,74402199277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15</text:p>
          </table:table-cell>
          <table:table-cell office:value-type="float" office:value="-0.29994431883097" calcext:value-type="float">
            <text:p>-0,29994431883097</text:p>
          </table:table-cell>
          <table:table-cell office:value-type="float" office:value="-0.028036790899932" calcext:value-type="float">
            <text:p>-0,028036790899932</text:p>
          </table:table-cell>
          <table:table-cell office:value-type="float" office:value="-110.53550091519" calcext:value-type="float">
            <text:p>-110,535500915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614</text:p>
          </table:table-cell>
          <table:table-cell office:value-type="float" office:value="2.0715196430683" calcext:value-type="float">
            <text:p>2,0715196430683</text:p>
          </table:table-cell>
          <table:table-cell office:value-type="float" office:value="0.036137800198048" calcext:value-type="float">
            <text:p>0,036137800198048</text:p>
          </table:table-cell>
          <table:table-cell office:value-type="float" office:value="161.96670501855" calcext:value-type="float">
            <text:p>161,96670501855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625</text:p>
          </table:table-cell>
          <table:table-cell office:value-type="float" office:value="2.2296042740345" calcext:value-type="float">
            <text:p>2,2296042740345</text:p>
          </table:table-cell>
          <table:table-cell office:value-type="float" office:value="0.32576806843281" calcext:value-type="float">
            <text:p>0,32576806843281</text:p>
          </table:table-cell>
          <table:table-cell office:value-type="float" office:value="92.91592980646" calcext:value-type="float">
            <text:p>92,91592980646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636</text:p>
          </table:table-cell>
          <table:table-cell office:value-type="float" office:value="3.4084540605545" calcext:value-type="float">
            <text:p>3,4084540605545</text:p>
          </table:table-cell>
          <table:table-cell office:value-type="float" office:value="-0.37241131067276" calcext:value-type="float">
            <text:p>-0,37241131067276</text:p>
          </table:table-cell>
          <table:table-cell office:value-type="float" office:value="-172.73499859366" calcext:value-type="float">
            <text:p>-172,7349985936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647</text:p>
          </table:table-cell>
          <table:table-cell office:value-type="float" office:value="6.518862247467" calcext:value-type="float">
            <text:p>6,518862247467</text:p>
          </table:table-cell>
          <table:table-cell office:value-type="float" office:value="0.099711269140244" calcext:value-type="float">
            <text:p>0,099711269140244</text:p>
          </table:table-cell>
          <table:table-cell office:value-type="float" office:value="-106.3005013071" calcext:value-type="float">
            <text:p>-106,300501307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658</text:p>
          </table:table-cell>
          <table:table-cell office:value-type="float" office:value="7.8836536407471" calcext:value-type="float">
            <text:p>7,8836536407471</text:p>
          </table:table-cell>
          <table:table-cell office:value-type="float" office:value="-0.55927257984877" calcext:value-type="float">
            <text:p>-0,55927257984877</text:p>
          </table:table-cell>
          <table:table-cell office:value-type="float" office:value="-179.97973739721" calcext:value-type="float">
            <text:p>-179,979737397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669</text:p>
          </table:table-cell>
          <table:table-cell office:value-type="float" office:value="8.2190525531769" calcext:value-type="float">
            <text:p>8,2190525531769</text:p>
          </table:table-cell>
          <table:table-cell office:value-type="float" office:value="0.068354136310518" calcext:value-type="float">
            <text:p>0,068354136310518</text:p>
          </table:table-cell>
          <table:table-cell office:value-type="float" office:value="-47.923014801779" calcext:value-type="float">
            <text:p>-47,92301480177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680</text:p>
          </table:table-cell>
          <table:table-cell office:value-type="float" office:value="0.74523143470287" calcext:value-type="float">
            <text:p>0,74523143470287</text:p>
          </table:table-cell>
          <table:table-cell office:value-type="float" office:value="1.3827282190323" calcext:value-type="float">
            <text:p>1,3827282190323</text:p>
          </table:table-cell>
          <table:table-cell office:value-type="float" office:value="-94.395326960618" calcext:value-type="float">
            <text:p>-94,3953269606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691</text:p>
          </table:table-cell>
          <table:table-cell office:value-type="float" office:value="1.997797191143" calcext:value-type="float">
            <text:p>1,997797191143</text:p>
          </table:table-cell>
          <table:table-cell office:value-type="float" office:value="0.93462251126766" calcext:value-type="float">
            <text:p>0,93462251126766</text:p>
          </table:table-cell>
          <table:table-cell office:value-type="float" office:value="44.082730439059" calcext:value-type="float">
            <text:p>44,082730439059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02</text:p>
          </table:table-cell>
          <table:table-cell office:value-type="float" office:value="2.1897378563881" calcext:value-type="float">
            <text:p>2,1897378563881</text:p>
          </table:table-cell>
          <table:table-cell office:value-type="float" office:value="1.6590519249439" calcext:value-type="float">
            <text:p>1,6590519249439</text:p>
          </table:table-cell>
          <table:table-cell office:value-type="float" office:value="69.075383198489" calcext:value-type="float">
            <text:p>69,075383198489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13</text:p>
          </table:table-cell>
          <table:table-cell office:value-type="float" office:value="4.673507809639" calcext:value-type="float">
            <text:p>4,673507809639</text:p>
          </table:table-cell>
          <table:table-cell office:value-type="float" office:value="1.7242261767387" calcext:value-type="float">
            <text:p>1,7242261767387</text:p>
          </table:table-cell>
          <table:table-cell office:value-type="float" office:value="-168.83708261381" calcext:value-type="float">
            <text:p>-168,8370826138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24</text:p>
          </table:table-cell>
          <table:table-cell office:value-type="float" office:value="5.0862103700638" calcext:value-type="float">
            <text:p>5,0862103700638</text:p>
          </table:table-cell>
          <table:table-cell office:value-type="float" office:value="2.63687312603" calcext:value-type="float">
            <text:p>2,63687312603</text:p>
          </table:table-cell>
          <table:table-cell office:value-type="float" office:value="56.076369847462" calcext:value-type="float">
            <text:p>56,076369847462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35</text:p>
          </table:table-cell>
          <table:table-cell office:value-type="float" office:value="6.6369450092316" calcext:value-type="float">
            <text:p>6,6369450092316</text:p>
          </table:table-cell>
          <table:table-cell office:value-type="float" office:value="1.5394036471844" calcext:value-type="float">
            <text:p>1,5394036471844</text:p>
          </table:table-cell>
          <table:table-cell office:value-type="float" office:value="-80.291902943022" calcext:value-type="float">
            <text:p>-80,291902943022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46</text:p>
          </table:table-cell>
          <table:table-cell office:value-type="float" office:value="8.5313606262207" calcext:value-type="float">
            <text:p>8,5313606262207</text:p>
          </table:table-cell>
          <table:table-cell office:value-type="float" office:value="1.6602073609829" calcext:value-type="float">
            <text:p>1,6602073609829</text:p>
          </table:table-cell>
          <table:table-cell office:value-type="float" office:value="-100.95628355719" calcext:value-type="float">
            <text:p>-100,95628355719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57</text:p>
          </table:table-cell>
          <table:table-cell office:value-type="float" office:value="-1.3848206400871" calcext:value-type="float">
            <text:p>-1,3848206400871</text:p>
          </table:table-cell>
          <table:table-cell office:value-type="float" office:value="4.4636836647987" calcext:value-type="float">
            <text:p>4,4636836647987</text:p>
          </table:table-cell>
          <table:table-cell office:value-type="float" office:value="-78.742399337185" calcext:value-type="float">
            <text:p>-78,74239933718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68</text:p>
          </table:table-cell>
          <table:table-cell office:value-type="float" office:value="1.6201835870743" calcext:value-type="float">
            <text:p>1,6201835870743</text:p>
          </table:table-cell>
          <table:table-cell office:value-type="float" office:value="2.3915652930737" calcext:value-type="float">
            <text:p>2,3915652930737</text:p>
          </table:table-cell>
          <table:table-cell office:value-type="float" office:value="-86.162886042504" calcext:value-type="float">
            <text:p>-86,16288604250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79</text:p>
          </table:table-cell>
          <table:table-cell office:value-type="float" office:value="1.8152409791946" calcext:value-type="float">
            <text:p>1,8152409791946</text:p>
          </table:table-cell>
          <table:table-cell office:value-type="float" office:value="3.9916542172432" calcext:value-type="float">
            <text:p>3,9916542172432</text:p>
          </table:table-cell>
          <table:table-cell office:value-type="float" office:value="122.34110892958" calcext:value-type="float">
            <text:p>122,34110892958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90</text:p>
          </table:table-cell>
          <table:table-cell office:value-type="float" office:value="4.0974116325378" calcext:value-type="float">
            <text:p>4,0974116325378</text:p>
          </table:table-cell>
          <table:table-cell office:value-type="float" office:value="2.9076260328293" calcext:value-type="float">
            <text:p>2,9076260328293</text:p>
          </table:table-cell>
          <table:table-cell office:value-type="float" office:value="-157.06716677186" calcext:value-type="float">
            <text:p>-157,06716677186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801</text:p>
          </table:table-cell>
          <table:table-cell office:value-type="float" office:value="6.1263602972031" calcext:value-type="float">
            <text:p>6,1263602972031</text:p>
          </table:table-cell>
          <table:table-cell office:value-type="float" office:value="3.0844688415527" calcext:value-type="float">
            <text:p>3,0844688415527</text:p>
          </table:table-cell>
          <table:table-cell office:value-type="float" office:value="168.93599291516" calcext:value-type="float">
            <text:p>168,93599291516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812</text:p>
          </table:table-cell>
          <table:table-cell office:value-type="float" office:value="8.9584797620773" calcext:value-type="float">
            <text:p>8,9584797620773</text:p>
          </table:table-cell>
          <table:table-cell office:value-type="float" office:value="2.2172686457634" calcext:value-type="float">
            <text:p>2,2172686457634</text:p>
          </table:table-cell>
          <table:table-cell office:value-type="float" office:value="-141.50276913005" calcext:value-type="float">
            <text:p>-141,5027691300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823</text:p>
          </table:table-cell>
          <table:table-cell office:value-type="float" office:value="8.109974861145" calcext:value-type="float">
            <text:p>8,109974861145</text:p>
          </table:table-cell>
          <table:table-cell office:value-type="float" office:value="3.7936419248581" calcext:value-type="float">
            <text:p>3,7936419248581</text:p>
          </table:table-cell>
          <table:table-cell office:value-type="float" office:value="51.679501487951" calcext:value-type="float">
            <text:p>51,67950148795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834</text:p>
          </table:table-cell>
          <table:table-cell office:value-type="float" office:value="-1.3143448531628" calcext:value-type="float">
            <text:p>-1,3143448531628</text:p>
          </table:table-cell>
          <table:table-cell office:value-type="float" office:value="4.7792792320251" calcext:value-type="float">
            <text:p>4,7792792320251</text:p>
          </table:table-cell>
          <table:table-cell office:value-type="float" office:value="37.725775484826" calcext:value-type="float">
            <text:p>37,725775484826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845</text:p>
          </table:table-cell>
          <table:table-cell office:value-type="float" office:value="1.2139340490103" calcext:value-type="float">
            <text:p>1,2139340490103</text:p>
          </table:table-cell>
          <table:table-cell office:value-type="float" office:value="4.5624700188637" calcext:value-type="float">
            <text:p>4,5624700188637</text:p>
          </table:table-cell>
          <table:table-cell office:value-type="float" office:value="72.921916937372" calcext:value-type="float">
            <text:p>72,921916937372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856</text:p>
          </table:table-cell>
          <table:table-cell office:value-type="float" office:value="3.9257046580315" calcext:value-type="float">
            <text:p>3,9257046580315</text:p>
          </table:table-cell>
          <table:table-cell office:value-type="float" office:value="4.459342956543" calcext:value-type="float">
            <text:p>4,459342956543</text:p>
          </table:table-cell>
          <table:table-cell office:value-type="float" office:value="-144.62603581179" calcext:value-type="float">
            <text:p>-144,62603581179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867</text:p>
          </table:table-cell>
          <table:table-cell office:value-type="float" office:value="2.7055376768112" calcext:value-type="float">
            <text:p>2,7055376768112</text:p>
          </table:table-cell>
          <table:table-cell office:value-type="float" office:value="5.0577712059021" calcext:value-type="float">
            <text:p>5,0577712059021</text:p>
          </table:table-cell>
          <table:table-cell office:value-type="float" office:value="-26.710388956556" calcext:value-type="float">
            <text:p>-26,710388956556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878</text:p>
          </table:table-cell>
          <table:table-cell office:value-type="float" office:value="4.5527178049088" calcext:value-type="float">
            <text:p>4,5527178049088</text:p>
          </table:table-cell>
          <table:table-cell office:value-type="float" office:value="4.6923828125" calcext:value-type="float">
            <text:p>4,6923828125</text:p>
          </table:table-cell>
          <table:table-cell office:value-type="float" office:value="171.54185635269" calcext:value-type="float">
            <text:p>171,54185635269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889</text:p>
          </table:table-cell>
          <table:table-cell office:value-type="float" office:value="6.1223173141479" calcext:value-type="float">
            <text:p>6,1223173141479</text:p>
          </table:table-cell>
          <table:table-cell office:value-type="float" office:value="4.8347616195679" calcext:value-type="float">
            <text:p>4,8347616195679</text:p>
          </table:table-cell>
          <table:table-cell office:value-type="float" office:value="-42.644974152753" calcext:value-type="float">
            <text:p>-42,644974152753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900</text:p>
          </table:table-cell>
          <table:table-cell office:value-type="float" office:value="9.5226955413818" calcext:value-type="float">
            <text:p>9,5226955413818</text:p>
          </table:table-cell>
          <table:table-cell office:value-type="float" office:value="4.2955446243286" calcext:value-type="float">
            <text:p>4,2955446243286</text:p>
          </table:table-cell>
          <table:table-cell office:value-type="float" office:value="-176.09334295722" calcext:value-type="float">
            <text:p>-176,09334295722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911</text:p>
          </table:table-cell>
          <table:table-cell office:value-type="float" office:value="-0.79256772994995" calcext:value-type="float">
            <text:p>-0,79256772994995</text:p>
          </table:table-cell>
          <table:table-cell office:value-type="float" office:value="6.1008328199387" calcext:value-type="float">
            <text:p>6,1008328199387</text:p>
          </table:table-cell>
          <table:table-cell office:value-type="float" office:value="165.31891276123" calcext:value-type="float">
            <text:p>165,318912761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922</text:p>
          </table:table-cell>
          <table:table-cell office:value-type="float" office:value="1.5434600412846" calcext:value-type="float">
            <text:p>1,5434600412846</text:p>
          </table:table-cell>
          <table:table-cell office:value-type="float" office:value="4.54883903265" calcext:value-type="float">
            <text:p>4,54883903265</text:p>
          </table:table-cell>
          <table:table-cell office:value-type="float" office:value="-11.435200928882" calcext:value-type="float">
            <text:p>-11,435200928882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933</text:p>
          </table:table-cell>
          <table:table-cell office:value-type="float" office:value="3.087939620018" calcext:value-type="float">
            <text:p>3,087939620018</text:p>
          </table:table-cell>
          <table:table-cell office:value-type="float" office:value="7.8891921043396" calcext:value-type="float">
            <text:p>7,8891921043396</text:p>
          </table:table-cell>
          <table:table-cell office:value-type="float" office:value="-168.19512920015" calcext:value-type="float">
            <text:p>-168,195129200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944</text:p>
          </table:table-cell>
          <table:table-cell office:value-type="float" office:value="4.2961892485619" calcext:value-type="float">
            <text:p>4,2961892485619</text:p>
          </table:table-cell>
          <table:table-cell office:value-type="float" office:value="6.4874446392059" calcext:value-type="float">
            <text:p>6,4874446392059</text:p>
          </table:table-cell>
          <table:table-cell office:value-type="float" office:value="-116.7136772423" calcext:value-type="float">
            <text:p>-116,7136772423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955</text:p>
          </table:table-cell>
          <table:table-cell office:value-type="float" office:value="6.357758641243" calcext:value-type="float">
            <text:p>6,357758641243</text:p>
          </table:table-cell>
          <table:table-cell office:value-type="float" office:value="6.6143524646759" calcext:value-type="float">
            <text:p>6,6143524646759</text:p>
          </table:table-cell>
          <table:table-cell office:value-type="float" office:value="-177.03769920738" calcext:value-type="float">
            <text:p>-177,03769920738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966</text:p>
          </table:table-cell>
          <table:table-cell office:value-type="float" office:value="6.9298833608627" calcext:value-type="float">
            <text:p>6,9298833608627</text:p>
          </table:table-cell>
          <table:table-cell office:value-type="float" office:value="5.7857465744019" calcext:value-type="float">
            <text:p>5,7857465744019</text:p>
          </table:table-cell>
          <table:table-cell office:value-type="float" office:value="177.8434279618" calcext:value-type="float">
            <text:p>177,8434279618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977</text:p>
          </table:table-cell>
          <table:table-cell office:value-type="float" office:value="8.3117473125458" calcext:value-type="float">
            <text:p>8,3117473125458</text:p>
          </table:table-cell>
          <table:table-cell office:value-type="float" office:value="6.4837980270386" calcext:value-type="float">
            <text:p>6,4837980270386</text:p>
          </table:table-cell>
          <table:table-cell office:value-type="float" office:value="150.8033169303" calcext:value-type="float">
            <text:p>150,8033169303</text:p>
          </table:table-cell>
          <table:table-cell office:value-type="float" office:value="11" calcext:value-type="float">
            <text:p>1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988</text:p>
          </table:table-cell>
          <table:table-cell office:value-type="float" office:value="-0.82365363836288" calcext:value-type="float">
            <text:p>-0,82365363836288</text:p>
          </table:table-cell>
          <table:table-cell office:value-type="float" office:value="7.4075502157211" calcext:value-type="float">
            <text:p>7,4075502157211</text:p>
          </table:table-cell>
          <table:table-cell office:value-type="float" office:value="160.91541575778" calcext:value-type="float">
            <text:p>160,91541575778</text:p>
          </table:table-cell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999</text:p>
          </table:table-cell>
          <table:table-cell office:value-type="float" office:value="-0.29652386903763" calcext:value-type="float">
            <text:p>-0,29652386903763</text:p>
          </table:table-cell>
          <table:table-cell office:value-type="float" office:value="7.5760012865067" calcext:value-type="float">
            <text:p>7,5760012865067</text:p>
          </table:table-cell>
          <table:table-cell office:value-type="float" office:value="-37.700989823432" calcext:value-type="float">
            <text:p>-37,700989823432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1010</text:p>
          </table:table-cell>
          <table:table-cell office:value-type="float" office:value="1.5952035784721" calcext:value-type="float">
            <text:p>1,5952035784721</text:p>
          </table:table-cell>
          <table:table-cell office:value-type="float" office:value="7.9083114862442" calcext:value-type="float">
            <text:p>7,9083114862442</text:p>
          </table:table-cell>
          <table:table-cell office:value-type="float" office:value="160.77506618135" calcext:value-type="float">
            <text:p>160,7750661813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1021</text:p>
          </table:table-cell>
          <table:table-cell office:value-type="float" office:value="5.2432477474213" calcext:value-type="float">
            <text:p>5,2432477474213</text:p>
          </table:table-cell>
          <table:table-cell office:value-type="float" office:value="5.519198179245" calcext:value-type="float">
            <text:p>5,519198179245</text:p>
          </table:table-cell>
          <table:table-cell office:value-type="float" office:value="-114.86973883999" calcext:value-type="float">
            <text:p>-114,8697388399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1032</text:p>
          </table:table-cell>
          <table:table-cell office:value-type="float" office:value="5.9036475419998" calcext:value-type="float">
            <text:p>5,9036475419998</text:p>
          </table:table-cell>
          <table:table-cell office:value-type="float" office:value="7.1683865785599" calcext:value-type="float">
            <text:p>7,1683865785599</text:p>
          </table:table-cell>
          <table:table-cell office:value-type="float" office:value="-134.34779719942" calcext:value-type="float">
            <text:p>-134,34779719942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1043</text:p>
          </table:table-cell>
          <table:table-cell office:value-type="float" office:value="7.5233972072601" calcext:value-type="float">
            <text:p>7,5233972072601</text:p>
          </table:table-cell>
          <table:table-cell office:value-type="float" office:value="6.2824547290802" calcext:value-type="float">
            <text:p>6,2824547290802</text:p>
          </table:table-cell>
          <table:table-cell office:value-type="float" office:value="36.014755060718" calcext:value-type="float">
            <text:p>36,014755060718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1054</text:p>
          </table:table-cell>
          <table:table-cell office:value-type="float" office:value="8.3015030622482" calcext:value-type="float">
            <text:p>8,3015030622482</text:p>
          </table:table-cell>
          <table:table-cell office:value-type="float" office:value="7.0714068412781" calcext:value-type="float">
            <text:p>7,0714068412781</text:p>
          </table:table-cell>
          <table:table-cell office:value-type="float" office:value="-107.20154586112" calcext:value-type="float">
            <text:p>-107,20154586112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1065</text:p>
          </table:table-cell>
          <table:table-cell office:value-type="float" office:value="-1.5815025568008" calcext:value-type="float">
            <text:p>-1,5815025568008</text:p>
          </table:table-cell>
          <table:table-cell office:value-type="float" office:value="7.4569827318192" calcext:value-type="float">
            <text:p>7,4569827318192</text:p>
          </table:table-cell>
          <table:table-cell office:value-type="float" office:value="33.33465764477" calcext:value-type="float">
            <text:p>33,33465764477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1076</text:p>
          </table:table-cell>
          <table:table-cell office:value-type="float" office:value="-0.41142005473375" calcext:value-type="float">
            <text:p>-0,41142005473375</text:p>
          </table:table-cell>
          <table:table-cell office:value-type="float" office:value="7.9501688480377" calcext:value-type="float">
            <text:p>7,9501688480377</text:p>
          </table:table-cell>
          <table:table-cell office:value-type="float" office:value="111.41100810592" calcext:value-type="float">
            <text:p>111,41100810592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1087</text:p>
          </table:table-cell>
          <table:table-cell office:value-type="float" office:value="2.7263584733009" calcext:value-type="float">
            <text:p>2,7263584733009</text:p>
          </table:table-cell>
          <table:table-cell office:value-type="float" office:value="10.94876408577" calcext:value-type="float">
            <text:p>10,94876408577</text:p>
          </table:table-cell>
          <table:table-cell office:value-type="float" office:value="-43.579052587983" calcext:value-type="float">
            <text:p>-43,57905258798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1098</text:p>
          </table:table-cell>
          <table:table-cell office:value-type="float" office:value="4.8333963751793" calcext:value-type="float">
            <text:p>4,8333963751793</text:p>
          </table:table-cell>
          <table:table-cell office:value-type="float" office:value="10.248832702637" calcext:value-type="float">
            <text:p>10,248832702637</text:p>
          </table:table-cell>
          <table:table-cell office:value-type="float" office:value="-166.65210389787" calcext:value-type="float">
            <text:p>-166,6521038978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1109</text:p>
          </table:table-cell>
          <table:table-cell office:value-type="float" office:value="5.72758436203" calcext:value-type="float">
            <text:p>5,72758436203</text:p>
          </table:table-cell>
          <table:table-cell office:value-type="float" office:value="9.4961947202682" calcext:value-type="float">
            <text:p>9,4961947202682</text:p>
          </table:table-cell>
          <table:table-cell office:value-type="float" office:value="-114.73343478646" calcext:value-type="float">
            <text:p>-114,73343478646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1120</text:p>
          </table:table-cell>
          <table:table-cell office:value-type="float" office:value="7.9016572237015" calcext:value-type="float">
            <text:p>7,9016572237015</text:p>
          </table:table-cell>
          <table:table-cell office:value-type="float" office:value="8.2048094272614" calcext:value-type="float">
            <text:p>8,2048094272614</text:p>
          </table:table-cell>
          <table:table-cell office:value-type="float" office:value="-114.99076284421" calcext:value-type="float">
            <text:p>-114,990762844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1131</text:p>
          </table:table-cell>
          <table:table-cell office:value-type="float" office:value="8.6887228488922" calcext:value-type="float">
            <text:p>8,6887228488922</text:p>
          </table:table-cell>
          <table:table-cell office:value-type="float" office:value="8.8939303159714" calcext:value-type="float">
            <text:p>8,8939303159714</text:p>
          </table:table-cell>
          <table:table-cell office:value-type="float" office:value="14.830762223833" calcext:value-type="float">
            <text:p>14,83076222383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1142</text:p>
          </table:table-cell>
          <table:table-cell office:value-type="float" office:value="0.46242818236351" calcext:value-type="float">
            <text:p>0,46242818236351</text:p>
          </table:table-cell>
          <table:table-cell office:value-type="float" office:value="11.045428514481" calcext:value-type="float">
            <text:p>11,045428514481</text:p>
          </table:table-cell>
          <table:table-cell office:value-type="float" office:value="116.87641386773" calcext:value-type="float">
            <text:p>116,87641386773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1153</text:p>
          </table:table-cell>
          <table:table-cell office:value-type="float" office:value="0.096194874495268" calcext:value-type="float">
            <text:p>0,096194874495268</text:p>
          </table:table-cell>
          <table:table-cell office:value-type="float" office:value="10.970170497894" calcext:value-type="float">
            <text:p>10,970170497894</text:p>
          </table:table-cell>
          <table:table-cell office:value-type="float" office:value="-108.47426599758" calcext:value-type="float">
            <text:p>-108,47426599758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15</text:p>
          </table:table-cell>
          <table:table-cell office:value-type="float" office:value="-0.41525736451149" calcext:value-type="float">
            <text:p>-0,41525736451149</text:p>
          </table:table-cell>
          <table:table-cell office:value-type="float" office:value="0.19177578389645" calcext:value-type="float">
            <text:p>0,19177578389645</text:p>
          </table:table-cell>
          <table:table-cell office:value-type="float" office:value="-56.79411531254" calcext:value-type="float">
            <text:p>-56,7941153125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614</text:p>
          </table:table-cell>
          <table:table-cell office:value-type="float" office:value="2.1002645790577" calcext:value-type="float">
            <text:p>2,1002645790577</text:p>
          </table:table-cell>
          <table:table-cell office:value-type="float" office:value="-0.18861809745431" calcext:value-type="float">
            <text:p>-0,18861809745431</text:p>
          </table:table-cell>
          <table:table-cell office:value-type="float" office:value="105.42749523357" calcext:value-type="float">
            <text:p>105,42749523357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625</text:p>
          </table:table-cell>
          <table:table-cell office:value-type="float" office:value="2.4559409916401" calcext:value-type="float">
            <text:p>2,4559409916401</text:p>
          </table:table-cell>
          <table:table-cell office:value-type="float" office:value="0.29373932629824" calcext:value-type="float">
            <text:p>0,29373932629824</text:p>
          </table:table-cell>
          <table:table-cell office:value-type="float" office:value="176.77766502283" calcext:value-type="float">
            <text:p>176,77766502283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636</text:p>
          </table:table-cell>
          <table:table-cell office:value-type="float" office:value="3.8031560182571" calcext:value-type="float">
            <text:p>3,8031560182571</text:p>
          </table:table-cell>
          <table:table-cell office:value-type="float" office:value="-0.32172568142414" calcext:value-type="float">
            <text:p>-0,32172568142414</text:p>
          </table:table-cell>
          <table:table-cell office:value-type="float" office:value="-172.69074385333" calcext:value-type="float">
            <text:p>-172,6907438533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647</text:p>
          </table:table-cell>
          <table:table-cell office:value-type="float" office:value="6.5343797206879" calcext:value-type="float">
            <text:p>6,5343797206879</text:p>
          </table:table-cell>
          <table:table-cell office:value-type="float" office:value="0.45948915183544" calcext:value-type="float">
            <text:p>0,45948915183544</text:p>
          </table:table-cell>
          <table:table-cell office:value-type="float" office:value="-89.303148020605" calcext:value-type="float">
            <text:p>-89,30314802060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658</text:p>
          </table:table-cell>
          <table:table-cell office:value-type="float" office:value="8.2608449459076" calcext:value-type="float">
            <text:p>8,2608449459076</text:p>
          </table:table-cell>
          <table:table-cell office:value-type="float" office:value="-0.58028925210238" calcext:value-type="float">
            <text:p>-0,58028925210238</text:p>
          </table:table-cell>
          <table:table-cell office:value-type="float" office:value="173.27353149463" calcext:value-type="float">
            <text:p>173,2735314946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669</text:p>
          </table:table-cell>
          <table:table-cell office:value-type="float" office:value="7.9412811994553" calcext:value-type="float">
            <text:p>7,9412811994553</text:p>
          </table:table-cell>
          <table:table-cell office:value-type="float" office:value="0.082423966377974" calcext:value-type="float">
            <text:p>0,082423966377974</text:p>
          </table:table-cell>
          <table:table-cell office:value-type="float" office:value="6.5377819689975" calcext:value-type="float">
            <text:p>6,537781968997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680</text:p>
          </table:table-cell>
          <table:table-cell office:value-type="float" office:value="0.79273760318756" calcext:value-type="float">
            <text:p>0,79273760318756</text:p>
          </table:table-cell>
          <table:table-cell office:value-type="float" office:value="1.6591694951057" calcext:value-type="float">
            <text:p>1,6591694951057</text:p>
          </table:table-cell>
          <table:table-cell office:value-type="float" office:value="-104.40020576404" calcext:value-type="float">
            <text:p>-104,400205764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691</text:p>
          </table:table-cell>
          <table:table-cell office:value-type="float" office:value="1.8221655488014" calcext:value-type="float">
            <text:p>1,8221655488014</text:p>
          </table:table-cell>
          <table:table-cell office:value-type="float" office:value="1.0705506801605" calcext:value-type="float">
            <text:p>1,0705506801605</text:p>
          </table:table-cell>
          <table:table-cell office:value-type="float" office:value="-46.632120563726" calcext:value-type="float">
            <text:p>-46,632120563726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02</text:p>
          </table:table-cell>
          <table:table-cell office:value-type="float" office:value="2.2992035746574" calcext:value-type="float">
            <text:p>2,2992035746574</text:p>
          </table:table-cell>
          <table:table-cell office:value-type="float" office:value="1.4249858260155" calcext:value-type="float">
            <text:p>1,4249858260155</text:p>
          </table:table-cell>
          <table:table-cell office:value-type="float" office:value="130.75110866765" calcext:value-type="float">
            <text:p>130,7511086676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13</text:p>
          </table:table-cell>
          <table:table-cell office:value-type="float" office:value="4.799976348877" calcext:value-type="float">
            <text:p>4,799976348877</text:p>
          </table:table-cell>
          <table:table-cell office:value-type="float" office:value="1.5225337445736" calcext:value-type="float">
            <text:p>1,5225337445736</text:p>
          </table:table-cell>
          <table:table-cell office:value-type="float" office:value="112.35828232613" calcext:value-type="float">
            <text:p>112,358282326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24</text:p>
          </table:table-cell>
          <table:table-cell office:value-type="float" office:value="4.865391254425" calcext:value-type="float">
            <text:p>4,865391254425</text:p>
          </table:table-cell>
          <table:table-cell office:value-type="float" office:value="2.3068997263908" calcext:value-type="float">
            <text:p>2,3068997263908</text:p>
          </table:table-cell>
          <table:table-cell office:value-type="float" office:value="56.098367378211" calcext:value-type="float">
            <text:p>56,09836737821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35</text:p>
          </table:table-cell>
          <table:table-cell office:value-type="float" office:value="6.7947429418564" calcext:value-type="float">
            <text:p>6,7947429418564</text:p>
          </table:table-cell>
          <table:table-cell office:value-type="float" office:value="1.7743517458439" calcext:value-type="float">
            <text:p>1,7743517458439</text:p>
          </table:table-cell>
          <table:table-cell office:value-type="float" office:value="-133.37955049648" calcext:value-type="float">
            <text:p>-133,3795504964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46</text:p>
          </table:table-cell>
          <table:table-cell office:value-type="float" office:value="8.5197001695633" calcext:value-type="float">
            <text:p>8,5197001695633</text:p>
          </table:table-cell>
          <table:table-cell office:value-type="float" office:value="1.9188150763512" calcext:value-type="float">
            <text:p>1,9188150763512</text:p>
          </table:table-cell>
          <table:table-cell office:value-type="float" office:value="-85.0650185992" calcext:value-type="float">
            <text:p>-85,0650185992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57</text:p>
          </table:table-cell>
          <table:table-cell office:value-type="float" office:value="-1.5686342120171" calcext:value-type="float">
            <text:p>-1,5686342120171</text:p>
          </table:table-cell>
          <table:table-cell office:value-type="float" office:value="4.398787021637" calcext:value-type="float">
            <text:p>4,398787021637</text:p>
          </table:table-cell>
          <table:table-cell office:value-type="float" office:value="6.5457231015157" calcext:value-type="float">
            <text:p>6,5457231015157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68</text:p>
          </table:table-cell>
          <table:table-cell office:value-type="float" office:value="1.5907400846481" calcext:value-type="float">
            <text:p>1,5907400846481</text:p>
          </table:table-cell>
          <table:table-cell office:value-type="float" office:value="2.7781122922897" calcext:value-type="float">
            <text:p>2,7781122922897</text:p>
          </table:table-cell>
          <table:table-cell office:value-type="float" office:value="-84.040086740141" calcext:value-type="float">
            <text:p>-84,040086740141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79</text:p>
          </table:table-cell>
          <table:table-cell office:value-type="float" office:value="2.0176060497761" calcext:value-type="float">
            <text:p>2,0176060497761</text:p>
          </table:table-cell>
          <table:table-cell office:value-type="float" office:value="4.0822714567184" calcext:value-type="float">
            <text:p>4,0822714567184</text:p>
          </table:table-cell>
          <table:table-cell office:value-type="float" office:value="-147.16673352916" calcext:value-type="float">
            <text:p>-147,16673352916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90</text:p>
          </table:table-cell>
          <table:table-cell office:value-type="float" office:value="4.3401193618774" calcext:value-type="float">
            <text:p>4,3401193618774</text:p>
          </table:table-cell>
          <table:table-cell office:value-type="float" office:value="2.7874261140823" calcext:value-type="float">
            <text:p>2,7874261140823</text:p>
          </table:table-cell>
          <table:table-cell office:value-type="float" office:value="143.91524017237" calcext:value-type="float">
            <text:p>143,91524017237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801</text:p>
          </table:table-cell>
          <table:table-cell office:value-type="float" office:value="6.5180110931396" calcext:value-type="float">
            <text:p>6,5180110931396</text:p>
          </table:table-cell>
          <table:table-cell office:value-type="float" office:value="3.0075022578239" calcext:value-type="float">
            <text:p>3,0075022578239</text:p>
          </table:table-cell>
          <table:table-cell office:value-type="float" office:value="168.84857681906" calcext:value-type="float">
            <text:p>168,84857681906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812</text:p>
          </table:table-cell>
          <table:table-cell office:value-type="float" office:value="9.1615170240402" calcext:value-type="float">
            <text:p>9,1615170240402</text:p>
          </table:table-cell>
          <table:table-cell office:value-type="float" office:value="2.422501295805" calcext:value-type="float">
            <text:p>2,422501295805</text:p>
          </table:table-cell>
          <table:table-cell office:value-type="float" office:value="-143.44217367233" calcext:value-type="float">
            <text:p>-143,44217367233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823</text:p>
          </table:table-cell>
          <table:table-cell office:value-type="float" office:value="7.8638118505478" calcext:value-type="float">
            <text:p>7,8638118505478</text:p>
          </table:table-cell>
          <table:table-cell office:value-type="float" office:value="3.4818464517593" calcext:value-type="float">
            <text:p>3,4818464517593</text:p>
          </table:table-cell>
          <table:table-cell office:value-type="float" office:value="51.676491263566" calcext:value-type="float">
            <text:p>51,676491263566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834</text:p>
          </table:table-cell>
          <table:table-cell office:value-type="float" office:value="-1.5185056626797" calcext:value-type="float">
            <text:p>-1,5185056626797</text:p>
          </table:table-cell>
          <table:table-cell office:value-type="float" office:value="4.7212806344032" calcext:value-type="float">
            <text:p>4,7212806344032</text:p>
          </table:table-cell>
          <table:table-cell office:value-type="float" office:value="66.228701810169" calcext:value-type="float">
            <text:p>66,228701810169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845</text:p>
          </table:table-cell>
          <table:table-cell office:value-type="float" office:value="0.99536135792732" calcext:value-type="float">
            <text:p>0,99536135792732</text:p>
          </table:table-cell>
          <table:table-cell office:value-type="float" office:value="4.5135387778282" calcext:value-type="float">
            <text:p>4,5135387778282</text:p>
          </table:table-cell>
          <table:table-cell office:value-type="float" office:value="25.247587330022" calcext:value-type="float">
            <text:p>25,247587330022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856</text:p>
          </table:table-cell>
          <table:table-cell office:value-type="float" office:value="4.2534804344177" calcext:value-type="float">
            <text:p>4,2534804344177</text:p>
          </table:table-cell>
          <table:table-cell office:value-type="float" office:value="4.6746802330017" calcext:value-type="float">
            <text:p>4,6746802330017</text:p>
          </table:table-cell>
          <table:table-cell office:value-type="float" office:value="-147.3538116285" calcext:value-type="float">
            <text:p>-147,3538116285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867</text:p>
          </table:table-cell>
          <table:table-cell office:value-type="float" office:value="2.3505255579948" calcext:value-type="float">
            <text:p>2,3505255579948</text:p>
          </table:table-cell>
          <table:table-cell office:value-type="float" office:value="5.2364033460617" calcext:value-type="float">
            <text:p>5,2364033460617</text:p>
          </table:table-cell>
          <table:table-cell office:value-type="float" office:value="-26.736555015965" calcext:value-type="float">
            <text:p>-26,736555015965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878</text:p>
          </table:table-cell>
          <table:table-cell office:value-type="float" office:value="4.9453869462013" calcext:value-type="float">
            <text:p>4,9453869462013</text:p>
          </table:table-cell>
          <table:table-cell office:value-type="float" office:value="4.6335139870644" calcext:value-type="float">
            <text:p>4,6335139870644</text:p>
          </table:table-cell>
          <table:table-cell office:value-type="float" office:value="171.51599780769" calcext:value-type="float">
            <text:p>171,51599780769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889</text:p>
          </table:table-cell>
          <table:table-cell office:value-type="float" office:value="5.9000009298325" calcext:value-type="float">
            <text:p>5,9000009298325</text:p>
          </table:table-cell>
          <table:table-cell office:value-type="float" office:value="4.9020260572433" calcext:value-type="float">
            <text:p>4,9020260572433</text:p>
          </table:table-cell>
          <table:table-cell office:value-type="float" office:value="-13.626859541152" calcext:value-type="float">
            <text:p>-13,626859541152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900</text:p>
          </table:table-cell>
          <table:table-cell office:value-type="float" office:value="9.9205553531647" calcext:value-type="float">
            <text:p>9,9205553531647</text:p>
          </table:table-cell>
          <table:table-cell office:value-type="float" office:value="4.3229132890701" calcext:value-type="float">
            <text:p>4,3229132890701</text:p>
          </table:table-cell>
          <table:table-cell office:value-type="float" office:value="-176.11592134852" calcext:value-type="float">
            <text:p>-176,11592134852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911</text:p>
          </table:table-cell>
          <table:table-cell office:value-type="float" office:value="-0.56636720895767" calcext:value-type="float">
            <text:p>-0,56636720895767</text:p>
          </table:table-cell>
          <table:table-cell office:value-type="float" office:value="6.0404181480408" calcext:value-type="float">
            <text:p>6,0404181480408</text:p>
          </table:table-cell>
          <table:table-cell office:value-type="float" office:value="165.17420331384" calcext:value-type="float">
            <text:p>165,174203313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922</text:p>
          </table:table-cell>
          <table:table-cell office:value-type="float" office:value="1.5571849048138" calcext:value-type="float">
            <text:p>1,5571849048138</text:p>
          </table:table-cell>
          <table:table-cell office:value-type="float" office:value="4.7697901725769" calcext:value-type="float">
            <text:p>4,7697901725769</text:p>
          </table:table-cell>
          <table:table-cell office:value-type="float" office:value="-102.23571434142" calcext:value-type="float">
            <text:p>-102,23571434142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933</text:p>
          </table:table-cell>
          <table:table-cell office:value-type="float" office:value="3.3550688624382" calcext:value-type="float">
            <text:p>3,3550688624382</text:p>
          </table:table-cell>
          <table:table-cell office:value-type="float" office:value="7.8362143039703" calcext:value-type="float">
            <text:p>7,8362143039703</text:p>
          </table:table-cell>
          <table:table-cell office:value-type="float" office:value="159.2446421362" calcext:value-type="float">
            <text:p>159,244642136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944</text:p>
          </table:table-cell>
          <table:table-cell office:value-type="float" office:value="4.4761362671852" calcext:value-type="float">
            <text:p>4,4761362671852</text:p>
          </table:table-cell>
          <table:table-cell office:value-type="float" office:value="6.7648094892502" calcext:value-type="float">
            <text:p>6,7648094892502</text:p>
          </table:table-cell>
          <table:table-cell office:value-type="float" office:value="-124.85835354799" calcext:value-type="float">
            <text:p>-124,85835354799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955</text:p>
          </table:table-cell>
          <table:table-cell office:value-type="float" office:value="6.4002245664597" calcext:value-type="float">
            <text:p>6,4002245664597</text:p>
          </table:table-cell>
          <table:table-cell office:value-type="float" office:value="6.397048830986" calcext:value-type="float">
            <text:p>6,397048830986</text:p>
          </table:table-cell>
          <table:table-cell office:value-type="float" office:value="92.444264205398" calcext:value-type="float">
            <text:p>92,444264205398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966</text:p>
          </table:table-cell>
          <table:table-cell office:value-type="float" office:value="7.1096932888031" calcext:value-type="float">
            <text:p>7,1096932888031</text:p>
          </table:table-cell>
          <table:table-cell office:value-type="float" office:value="5.9333699941635" calcext:value-type="float">
            <text:p>5,9333699941635</text:p>
          </table:table-cell>
          <table:table-cell office:value-type="float" office:value="-117.96005364436" calcext:value-type="float">
            <text:p>-117,96005364436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977</text:p>
          </table:table-cell>
          <table:table-cell office:value-type="float" office:value="8.6171120405197" calcext:value-type="float">
            <text:p>8,6171120405197</text:p>
          </table:table-cell>
          <table:table-cell office:value-type="float" office:value="6.2487548589706" calcext:value-type="float">
            <text:p>6,2487548589706</text:p>
          </table:table-cell>
          <table:table-cell office:value-type="float" office:value="144.01378145643" calcext:value-type="float">
            <text:p>144,01378145643</text:p>
          </table:table-cell>
          <table:table-cell office:value-type="float" office:value="11" calcext:value-type="float">
            <text:p>1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988</text:p>
          </table:table-cell>
          <table:table-cell office:value-type="float" office:value="-0.71657054126263" calcext:value-type="float">
            <text:p>-0,71657054126263</text:p>
          </table:table-cell>
          <table:table-cell office:value-type="float" office:value="7.6052045822144" calcext:value-type="float">
            <text:p>7,6052045822144</text:p>
          </table:table-cell>
          <table:table-cell office:value-type="float" office:value="-109.10201907917" calcext:value-type="float">
            <text:p>-109,10201907917</text:p>
          </table:table-cell>
          <table:table-cell office:value-type="float" office:value="10" calcext:value-type="float">
            <text:p>1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999</text:p>
          </table:table-cell>
          <table:table-cell office:value-type="float" office:value="-0.37751458585262" calcext:value-type="float">
            <text:p>-0,37751458585262</text:p>
          </table:table-cell>
          <table:table-cell office:value-type="float" office:value="7.682409286499" calcext:value-type="float">
            <text:p>7,682409286499</text:p>
          </table:table-cell>
          <table:table-cell office:value-type="float" office:value="-82.472678962027" calcext:value-type="float">
            <text:p>-82,472678962027</text:p>
          </table:table-cell>
          <table:table-cell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1010</text:p>
          </table:table-cell>
          <table:table-cell office:value-type="float" office:value="1.9395020604134" calcext:value-type="float">
            <text:p>1,9395020604134</text:p>
          </table:table-cell>
          <table:table-cell office:value-type="float" office:value="7.8307807445526" calcext:value-type="float">
            <text:p>7,8307807445526</text:p>
          </table:table-cell>
          <table:table-cell office:value-type="float" office:value="178.52403251988" calcext:value-type="float">
            <text:p>178,5240325198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1021</text:p>
          </table:table-cell>
          <table:table-cell office:value-type="float" office:value="5.1602190732956" calcext:value-type="float">
            <text:p>5,1602190732956</text:p>
          </table:table-cell>
          <table:table-cell office:value-type="float" office:value="5.7938420772552" calcext:value-type="float">
            <text:p>5,7938420772552</text:p>
          </table:table-cell>
          <table:table-cell office:value-type="float" office:value="-64.107077896215" calcext:value-type="float">
            <text:p>-64,1070778962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1032</text:p>
          </table:table-cell>
          <table:table-cell office:value-type="float" office:value="5.7678514719009" calcext:value-type="float">
            <text:p>5,7678514719009</text:p>
          </table:table-cell>
          <table:table-cell office:value-type="float" office:value="7.3436868190765" calcext:value-type="float">
            <text:p>7,3436868190765</text:p>
          </table:table-cell>
          <table:table-cell office:value-type="float" office:value="-43.569259962459" calcext:value-type="float">
            <text:p>-43,56925996245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1043</text:p>
          </table:table-cell>
          <table:table-cell office:value-type="float" office:value="7.472779750824" calcext:value-type="float">
            <text:p>7,472779750824</text:p>
          </table:table-cell>
          <table:table-cell office:value-type="float" office:value="6.0550343990326" calcext:value-type="float">
            <text:p>6,0550343990326</text:p>
          </table:table-cell>
          <table:table-cell office:value-type="float" office:value="100.13554809959" calcext:value-type="float">
            <text:p>100,13554809959</text:p>
          </table:table-cell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1054</text:p>
          </table:table-cell>
          <table:table-cell office:value-type="float" office:value="8.4676361083984" calcext:value-type="float">
            <text:p>8,4676361083984</text:p>
          </table:table-cell>
          <table:table-cell office:value-type="float" office:value="7.4188947677612" calcext:value-type="float">
            <text:p>7,4188947677612</text:p>
          </table:table-cell>
          <table:table-cell office:value-type="float" office:value="-114.07275716211" calcext:value-type="float">
            <text:p>-114,07275716211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1065</text:p>
          </table:table-cell>
          <table:table-cell office:value-type="float" office:value="-1.5850099921227" calcext:value-type="float">
            <text:p>-1,5850099921227</text:p>
          </table:table-cell>
          <table:table-cell office:value-type="float" office:value="7.2468620538712" calcext:value-type="float">
            <text:p>7,2468620538712</text:p>
          </table:table-cell>
          <table:table-cell office:value-type="float" office:value="33.387447618375" calcext:value-type="float">
            <text:p>33,387447618375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1076</text:p>
          </table:table-cell>
          <table:table-cell office:value-type="float" office:value="-0.58866761624813" calcext:value-type="float">
            <text:p>-0,58866761624813</text:p>
          </table:table-cell>
          <table:table-cell office:value-type="float" office:value="7.9438960552216" calcext:value-type="float">
            <text:p>7,9438960552216</text:p>
          </table:table-cell>
          <table:table-cell office:value-type="float" office:value="38.99947625057" calcext:value-type="float">
            <text:p>38,99947625057</text:p>
          </table:table-cell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1087</text:p>
          </table:table-cell>
          <table:table-cell office:value-type="float" office:value="2.4102160334587" calcext:value-type="float">
            <text:p>2,4102160334587</text:p>
          </table:table-cell>
          <table:table-cell office:value-type="float" office:value="11.085011959076" calcext:value-type="float">
            <text:p>11,085011959076</text:p>
          </table:table-cell>
          <table:table-cell office:value-type="float" office:value="-27.288782558623" calcext:value-type="float">
            <text:p>-27,2887825586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1098</text:p>
          </table:table-cell>
          <table:table-cell office:value-type="float" office:value="5.011402964592" calcext:value-type="float">
            <text:p>5,011402964592</text:p>
          </table:table-cell>
          <table:table-cell office:value-type="float" office:value="10.421469211578" calcext:value-type="float">
            <text:p>10,421469211578</text:p>
          </table:table-cell>
          <table:table-cell office:value-type="float" office:value="-127.8175168736" calcext:value-type="float">
            <text:p>-127,81751687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1109</text:p>
          </table:table-cell>
          <table:table-cell office:value-type="float" office:value="5.8552759885788" calcext:value-type="float">
            <text:p>5,8552759885788</text:p>
          </table:table-cell>
          <table:table-cell office:value-type="float" office:value="9.8084592819214" calcext:value-type="float">
            <text:p>9,8084592819214</text:p>
          </table:table-cell>
          <table:table-cell office:value-type="float" office:value="-111.54423701535" calcext:value-type="float">
            <text:p>-111,5442370153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1120</text:p>
          </table:table-cell>
          <table:table-cell office:value-type="float" office:value="7.8802144527435" calcext:value-type="float">
            <text:p>7,8802144527435</text:p>
          </table:table-cell>
          <table:table-cell office:value-type="float" office:value="8.3883219957352" calcext:value-type="float">
            <text:p>8,3883219957352</text:p>
          </table:table-cell>
          <table:table-cell office:value-type="float" office:value="-83.198529140205" calcext:value-type="float">
            <text:p>-83,19852914020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1131</text:p>
          </table:table-cell>
          <table:table-cell office:value-type="float" office:value="8.4503811597824" calcext:value-type="float">
            <text:p>8,4503811597824</text:p>
          </table:table-cell>
          <table:table-cell office:value-type="float" office:value="8.7732172012329" calcext:value-type="float">
            <text:p>8,7732172012329</text:p>
          </table:table-cell>
          <table:table-cell office:value-type="float" office:value="28.957835807922" calcext:value-type="float">
            <text:p>28,95783580792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1142</text:p>
          </table:table-cell>
          <table:table-cell office:value-type="float" office:value="0.52360884845257" calcext:value-type="float">
            <text:p>0,52360884845257</text:p>
          </table:table-cell>
          <table:table-cell office:value-type="float" office:value="11.003216505051" calcext:value-type="float">
            <text:p>11,003216505051</text:p>
          </table:table-cell>
          <table:table-cell office:value-type="float" office:value="151.39691541149" calcext:value-type="float">
            <text:p>151,39691541149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1153</text:p>
          </table:table-cell>
          <table:table-cell office:value-type="float" office:value="-0.014816576149315" calcext:value-type="float">
            <text:p>-0,014816576149315</text:p>
          </table:table-cell>
          <table:table-cell office:value-type="float" office:value="11.085011959076" calcext:value-type="float">
            <text:p>11,085011959076</text:p>
          </table:table-cell>
          <table:table-cell office:value-type="float" office:value="-67.096029117609" calcext:value-type="float">
            <text:p>-67,096029117609</text:p>
          </table:table-cell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15</text:p>
          </table:table-cell>
          <table:table-cell office:value-type="float" office:value="-0.5520736053586" calcext:value-type="float">
            <text:p>-0,5520736053586</text:p>
          </table:table-cell>
          <table:table-cell office:value-type="float" office:value="0.29285866767168" calcext:value-type="float">
            <text:p>0,29285866767168</text:p>
          </table:table-cell>
          <table:table-cell office:value-type="float" office:value="-36.823986062578" calcext:value-type="float">
            <text:p>-36,82398606257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614</text:p>
          </table:table-cell>
          <table:table-cell office:value-type="float" office:value="2.3150297999382" calcext:value-type="float">
            <text:p>2,3150297999382</text:p>
          </table:table-cell>
          <table:table-cell office:value-type="float" office:value="-0.19348856061697" calcext:value-type="float">
            <text:p>-0,19348856061697</text:p>
          </table:table-cell>
          <table:table-cell office:value-type="float" office:value="-169.22981268281" calcext:value-type="float">
            <text:p>-169,22981268281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625</text:p>
          </table:table-cell>
          <table:table-cell office:value-type="float" office:value="2.4805387854576" calcext:value-type="float">
            <text:p>2,4805387854576</text:p>
          </table:table-cell>
          <table:table-cell office:value-type="float" office:value="0.091466084122658" calcext:value-type="float">
            <text:p>0,091466084122658</text:p>
          </table:table-cell>
          <table:table-cell office:value-type="float" office:value="85.72099466992" calcext:value-type="float">
            <text:p>85,72099466992</text:p>
          </table:table-cell>
          <table:table-cell office:value-type="float" office:value="10" calcext:value-type="float">
            <text:p>1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636</text:p>
          </table:table-cell>
          <table:table-cell office:value-type="float" office:value="4.1976484656334" calcext:value-type="float">
            <text:p>4,1976484656334</text:p>
          </table:table-cell>
          <table:table-cell office:value-type="float" office:value="-0.27058893814683" calcext:value-type="float">
            <text:p>-0,27058893814683</text:p>
          </table:table-cell>
          <table:table-cell office:value-type="float" office:value="-172.68544093818" calcext:value-type="float">
            <text:p>-172,6854409381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647</text:p>
          </table:table-cell>
          <table:table-cell office:value-type="float" office:value="6.5291148424149" calcext:value-type="float">
            <text:p>6,5291148424149</text:p>
          </table:table-cell>
          <table:table-cell office:value-type="float" office:value="0.85758127272129" calcext:value-type="float">
            <text:p>0,85758127272129</text:p>
          </table:table-cell>
          <table:table-cell office:value-type="float" office:value="-89.295200481536" calcext:value-type="float">
            <text:p>-89,29520048153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658</text:p>
          </table:table-cell>
          <table:table-cell office:value-type="float" office:value="8.5191667079926" calcext:value-type="float">
            <text:p>8,5191667079926</text:p>
          </table:table-cell>
          <table:table-cell office:value-type="float" office:value="-0.4301967471838" calcext:value-type="float">
            <text:p>-0,4301967471838</text:p>
          </table:table-cell>
          <table:table-cell office:value-type="float" office:value="172.61814311811" calcext:value-type="float">
            <text:p>172,6181431181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669</text:p>
          </table:table-cell>
          <table:table-cell office:value-type="float" office:value="7.7693438529968" calcext:value-type="float">
            <text:p>7,7693438529968</text:p>
          </table:table-cell>
          <table:table-cell office:value-type="float" office:value="-0.13670335523784" calcext:value-type="float">
            <text:p>-0,13670335523784</text:p>
          </table:table-cell>
          <table:table-cell office:value-type="float" office:value="61.346575712702" calcext:value-type="float">
            <text:p>61,34657571270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680</text:p>
          </table:table-cell>
          <table:table-cell office:value-type="float" office:value="0.95864549279213" calcext:value-type="float">
            <text:p>0,95864549279213</text:p>
          </table:table-cell>
          <table:table-cell office:value-type="float" office:value="1.9198144972324" calcext:value-type="float">
            <text:p>1,9198144972324</text:p>
          </table:table-cell>
          <table:table-cell office:value-type="float" office:value="-127.05632987296" calcext:value-type="float">
            <text:p>-127,056329872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691</text:p>
          </table:table-cell>
          <table:table-cell office:value-type="float" office:value="1.8064346909523" calcext:value-type="float">
            <text:p>1,8064346909523</text:p>
          </table:table-cell>
          <table:table-cell office:value-type="float" office:value="1.4054773747921" calcext:value-type="float">
            <text:p>1,4054773747921</text:p>
          </table:table-cell>
          <table:table-cell office:value-type="float" office:value="-82.176938937728" calcext:value-type="float">
            <text:p>-82,176938937728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02</text:p>
          </table:table-cell>
          <table:table-cell office:value-type="float" office:value="2.4861136078835" calcext:value-type="float">
            <text:p>2,4861136078835</text:p>
          </table:table-cell>
          <table:table-cell office:value-type="float" office:value="1.5436989068985" calcext:value-type="float">
            <text:p>1,5436989068985</text:p>
          </table:table-cell>
          <table:table-cell office:value-type="float" office:value="-138.67500329473" calcext:value-type="float">
            <text:p>-138,6750032947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13</text:p>
          </table:table-cell>
          <table:table-cell office:value-type="float" office:value="4.6262779831886" calcext:value-type="float">
            <text:p>4,6262779831886</text:p>
          </table:table-cell>
          <table:table-cell office:value-type="float" office:value="1.3599275052547" calcext:value-type="float">
            <text:p>1,3599275052547</text:p>
          </table:table-cell>
          <table:table-cell office:value-type="float" office:value="33.414758314752" calcext:value-type="float">
            <text:p>33,41475831475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24</text:p>
          </table:table-cell>
          <table:table-cell office:value-type="float" office:value="4.7464662790298" calcext:value-type="float">
            <text:p>4,7464662790298</text:p>
          </table:table-cell>
          <table:table-cell office:value-type="float" office:value="2.0454385876656" calcext:value-type="float">
            <text:p>2,0454385876656</text:p>
          </table:table-cell>
          <table:table-cell office:value-type="float" office:value="81.366904981577" calcext:value-type="float">
            <text:p>81,366904981577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35</text:p>
          </table:table-cell>
          <table:table-cell office:value-type="float" office:value="7.0785742998123" calcext:value-type="float">
            <text:p>7,0785742998123</text:p>
          </table:table-cell>
          <table:table-cell office:value-type="float" office:value="1.7893090844154" calcext:value-type="float">
            <text:p>1,7893090844154</text:p>
          </table:table-cell>
          <table:table-cell office:value-type="float" office:value="173.74991915029" calcext:value-type="float">
            <text:p>173,74991915029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46</text:p>
          </table:table-cell>
          <table:table-cell office:value-type="float" office:value="8.4376132488251" calcext:value-type="float">
            <text:p>8,4376132488251</text:p>
          </table:table-cell>
          <table:table-cell office:value-type="float" office:value="2.164264023304" calcext:value-type="float">
            <text:p>2,164264023304</text:p>
          </table:table-cell>
          <table:table-cell office:value-type="float" office:value="-69.174935863276" calcext:value-type="float">
            <text:p>-69,174935863276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57</text:p>
          </table:table-cell>
          <table:table-cell office:value-type="float" office:value="-1.5850146114826" calcext:value-type="float">
            <text:p>-1,5850146114826</text:p>
          </table:table-cell>
          <table:table-cell office:value-type="float" office:value="4.0940609574318" calcext:value-type="float">
            <text:p>4,0940609574318</text:p>
          </table:table-cell>
          <table:table-cell office:value-type="float" office:value="33.999110862708" calcext:value-type="float">
            <text:p>33,999110862708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68</text:p>
          </table:table-cell>
          <table:table-cell office:value-type="float" office:value="1.4503872394562" calcext:value-type="float">
            <text:p>1,4503872394562</text:p>
          </table:table-cell>
          <table:table-cell office:value-type="float" office:value="2.9324990510941" calcext:value-type="float">
            <text:p>2,9324990510941</text:p>
          </table:table-cell>
          <table:table-cell office:value-type="float" office:value="-45.458601158895" calcext:value-type="float">
            <text:p>-45,458601158895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79</text:p>
          </table:table-cell>
          <table:table-cell office:value-type="float" office:value="1.9969534873962" calcext:value-type="float">
            <text:p>1,9969534873962</text:p>
          </table:table-cell>
          <table:table-cell office:value-type="float" office:value="4.3568196892738" calcext:value-type="float">
            <text:p>4,3568196892738</text:p>
          </table:table-cell>
          <table:table-cell office:value-type="float" office:value="-80.991833073318" calcext:value-type="float">
            <text:p>-80,991833073318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90</text:p>
          </table:table-cell>
          <table:table-cell office:value-type="float" office:value="4.4635486602783" calcext:value-type="float">
            <text:p>4,4635486602783</text:p>
          </table:table-cell>
          <table:table-cell office:value-type="float" office:value="2.5780922174454" calcext:value-type="float">
            <text:p>2,5780922174454</text:p>
          </table:table-cell>
          <table:table-cell office:value-type="float" office:value="135.5965243783" calcext:value-type="float">
            <text:p>135,5965243783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801</text:p>
          </table:table-cell>
          <table:table-cell office:value-type="float" office:value="6.789613366127" calcext:value-type="float">
            <text:p>6,789613366127</text:p>
          </table:table-cell>
          <table:table-cell office:value-type="float" office:value="2.9228073358536" calcext:value-type="float">
            <text:p>2,9228073358536</text:p>
          </table:table-cell>
          <table:table-cell office:value-type="float" office:value="158.05099420487" calcext:value-type="float">
            <text:p>158,05099420487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812</text:p>
          </table:table-cell>
          <table:table-cell office:value-type="float" office:value="9.3641024827957" calcext:value-type="float">
            <text:p>9,3641024827957</text:p>
          </table:table-cell>
          <table:table-cell office:value-type="float" office:value="2.3998835682869" calcext:value-type="float">
            <text:p>2,3998835682869</text:p>
          </table:table-cell>
          <table:table-cell office:value-type="float" office:value="171.37176671605" calcext:value-type="float">
            <text:p>171,3717667160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823</text:p>
          </table:table-cell>
          <table:table-cell office:value-type="float" office:value="7.6879489421844" calcext:value-type="float">
            <text:p>7,6879489421844</text:p>
          </table:table-cell>
          <table:table-cell office:value-type="float" office:value="3.2206386327744" calcext:value-type="float">
            <text:p>3,2206386327744</text:p>
          </table:table-cell>
          <table:table-cell office:value-type="float" office:value="58.144387166212" calcext:value-type="float">
            <text:p>58,144387166212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834</text:p>
          </table:table-cell>
          <table:table-cell office:value-type="float" office:value="-1.3651576638222" calcext:value-type="float">
            <text:p>-1,3651576638222</text:p>
          </table:table-cell>
          <table:table-cell office:value-type="float" office:value="4.5805206894875" calcext:value-type="float">
            <text:p>4,5805206894875</text:p>
          </table:table-cell>
          <table:table-cell office:value-type="float" office:value="147.99182885771" calcext:value-type="float">
            <text:p>147,99182885771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845</text:p>
          </table:table-cell>
          <table:table-cell office:value-type="float" office:value="1.0611760616302" calcext:value-type="float">
            <text:p>1,0611760616302</text:p>
          </table:table-cell>
          <table:table-cell office:value-type="float" office:value="4.3023362755775" calcext:value-type="float">
            <text:p>4,3023362755775</text:p>
          </table:table-cell>
          <table:table-cell office:value-type="float" office:value="115.98166994228" calcext:value-type="float">
            <text:p>115,98166994228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856</text:p>
          </table:table-cell>
          <table:table-cell office:value-type="float" office:value="4.509801864624" calcext:value-type="float">
            <text:p>4,509801864624</text:p>
          </table:table-cell>
          <table:table-cell office:value-type="float" office:value="4.9090045690536" calcext:value-type="float">
            <text:p>4,9090045690536</text:p>
          </table:table-cell>
          <table:table-cell office:value-type="float" office:value="-131.2840243054" calcext:value-type="float">
            <text:p>-131,2840243054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867</text:p>
          </table:table-cell>
          <table:table-cell office:value-type="float" office:value="2.0447592437267" calcext:value-type="float">
            <text:p>2,0447592437267</text:p>
          </table:table-cell>
          <table:table-cell office:value-type="float" office:value="5.4240429401398" calcext:value-type="float">
            <text:p>5,4240429401398</text:p>
          </table:table-cell>
          <table:table-cell office:value-type="float" office:value="-42.871967622429" calcext:value-type="float">
            <text:p>-42,871967622429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878</text:p>
          </table:table-cell>
          <table:table-cell office:value-type="float" office:value="5.2796638011932" calcext:value-type="float">
            <text:p>5,2796638011932</text:p>
          </table:table-cell>
          <table:table-cell office:value-type="float" office:value="4.6367326378822" calcext:value-type="float">
            <text:p>4,6367326378822</text:p>
          </table:table-cell>
          <table:table-cell office:value-type="float" office:value="-162.68519535186" calcext:value-type="float">
            <text:p>-162,68519535186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889</text:p>
          </table:table-cell>
          <table:table-cell office:value-type="float" office:value="5.696827173233" calcext:value-type="float">
            <text:p>5,696827173233</text:p>
          </table:table-cell>
          <table:table-cell office:value-type="float" office:value="4.8200768232346" calcext:value-type="float">
            <text:p>4,8200768232346</text:p>
          </table:table-cell>
          <table:table-cell office:value-type="float" office:value="32.991690240848" calcext:value-type="float">
            <text:p>32,991690240848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900</text:p>
          </table:table-cell>
          <table:table-cell office:value-type="float" office:value="10.08499622345" calcext:value-type="float">
            <text:p>10,08499622345</text:p>
          </table:table-cell>
          <table:table-cell office:value-type="float" office:value="4.2918211221695" calcext:value-type="float">
            <text:p>4,2918211221695</text:p>
          </table:table-cell>
          <table:table-cell office:value-type="float" office:value="174.34150853734" calcext:value-type="float">
            <text:p>174,34150853734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911</text:p>
          </table:table-cell>
          <table:table-cell office:value-type="float" office:value="-0.34057207405567" calcext:value-type="float">
            <text:p>-0,34057207405567</text:p>
          </table:table-cell>
          <table:table-cell office:value-type="float" office:value="5.9796464443207" calcext:value-type="float">
            <text:p>5,9796464443207</text:p>
          </table:table-cell>
          <table:table-cell office:value-type="float" office:value="165.0830423756" calcext:value-type="float">
            <text:p>165,08304237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922</text:p>
          </table:table-cell>
          <table:table-cell office:value-type="float" office:value="1.8214729428291" calcext:value-type="float">
            <text:p>1,8214729428291</text:p>
          </table:table-cell>
          <table:table-cell office:value-type="float" office:value="4.8457422852516" calcext:value-type="float">
            <text:p>4,8457422852516</text:p>
          </table:table-cell>
          <table:table-cell office:value-type="float" office:value="-168.16038690555" calcext:value-type="float">
            <text:p>-168,16038690555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933</text:p>
          </table:table-cell>
          <table:table-cell office:value-type="float" office:value="3.485563993454" calcext:value-type="float">
            <text:p>3,485563993454</text:p>
          </table:table-cell>
          <table:table-cell office:value-type="float" office:value="7.619281411171" calcext:value-type="float">
            <text:p>7,619281411171</text:p>
          </table:table-cell>
          <table:table-cell office:value-type="float" office:value="114.71577662571" calcext:value-type="float">
            <text:p>114,7157766257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944</text:p>
          </table:table-cell>
          <table:table-cell office:value-type="float" office:value="4.6937268972397" calcext:value-type="float">
            <text:p>4,6937268972397</text:p>
          </table:table-cell>
          <table:table-cell office:value-type="float" office:value="7.0142221450806" calcext:value-type="float">
            <text:p>7,0142221450806</text:p>
          </table:table-cell>
          <table:table-cell office:value-type="float" office:value="-133.00621433623" calcext:value-type="float">
            <text:p>-133,00621433623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955</text:p>
          </table:table-cell>
          <table:table-cell office:value-type="float" office:value="6.3004755973816" calcext:value-type="float">
            <text:p>6,3004755973816</text:p>
          </table:table-cell>
          <table:table-cell office:value-type="float" office:value="6.0410368442535" calcext:value-type="float">
            <text:p>6,0410368442535</text:p>
          </table:table-cell>
          <table:table-cell office:value-type="float" office:value="77.324115546646" calcext:value-type="float">
            <text:p>77,324115546646</text:p>
          </table:table-cell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966</text:p>
          </table:table-cell>
          <table:table-cell office:value-type="float" office:value="6.9299918413162" calcext:value-type="float">
            <text:p>6,9299918413162</text:p>
          </table:table-cell>
          <table:table-cell office:value-type="float" office:value="6.0642713308334" calcext:value-type="float">
            <text:p>6,0642713308334</text:p>
          </table:table-cell>
          <table:table-cell office:value-type="float" office:value="-27.210538933991" calcext:value-type="float">
            <text:p>-27,210538933991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977</text:p>
          </table:table-cell>
          <table:table-cell office:value-type="float" office:value="8.938215970993" calcext:value-type="float">
            <text:p>8,938215970993</text:p>
          </table:table-cell>
          <table:table-cell office:value-type="float" office:value="6.0151022672653" calcext:value-type="float">
            <text:p>6,0151022672653</text:p>
          </table:table-cell>
          <table:table-cell office:value-type="float" office:value="143.97913483298" calcext:value-type="float">
            <text:p>143,97913483298</text:p>
          </table:table-cell>
          <table:table-cell office:value-type="float" office:value="11" calcext:value-type="float">
            <text:p>1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988</text:p>
          </table:table-cell>
          <table:table-cell office:value-type="float" office:value="-0.90592727065086" calcext:value-type="float">
            <text:p>-0,90592727065086</text:p>
          </table:table-cell>
          <table:table-cell office:value-type="float" office:value="7.7278786897659" calcext:value-type="float">
            <text:p>7,7278786897659</text:p>
          </table:table-cell>
          <table:table-cell office:value-type="float" office:value="-38.904905319214" calcext:value-type="float">
            <text:p>-38,904905319214</text:p>
          </table:table-cell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999</text:p>
          </table:table-cell>
          <table:table-cell office:value-type="float" office:value="-0.18226886168122" calcext:value-type="float">
            <text:p>-0,18226886168122</text:p>
          </table:table-cell>
          <table:table-cell office:value-type="float" office:value="7.7907061576843" calcext:value-type="float">
            <text:p>7,7907061576843</text:p>
          </table:table-cell>
          <table:table-cell office:value-type="float" office:value="-163.92472443307" calcext:value-type="float">
            <text:p>-163,92472443307</text:p>
          </table:table-cell>
          <table:table-cell office:value-type="float" office:value="10" calcext:value-type="float">
            <text:p>1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1010</text:p>
          </table:table-cell>
          <table:table-cell office:value-type="float" office:value="2.1078422665596" calcext:value-type="float">
            <text:p>2,1078422665596</text:p>
          </table:table-cell>
          <table:table-cell office:value-type="float" office:value="8.0358570814133" calcext:value-type="float">
            <text:p>8,0358570814133</text:p>
          </table:table-cell>
          <table:table-cell office:value-type="float" office:value="-119.50732947914" calcext:value-type="float">
            <text:p>-119,5073294791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1021</text:p>
          </table:table-cell>
          <table:table-cell office:value-type="float" office:value="4.8954653739929" calcext:value-type="float">
            <text:p>4,8954653739929</text:p>
          </table:table-cell>
          <table:table-cell office:value-type="float" office:value="5.9033781290054" calcext:value-type="float">
            <text:p>5,9033781290054</text:p>
          </table:table-cell>
          <table:table-cell office:value-type="float" office:value="-13.362460360406" calcext:value-type="float">
            <text:p>-13,36246036040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1032</text:p>
          </table:table-cell>
          <table:table-cell office:value-type="float" office:value="5.4318392276764" calcext:value-type="float">
            <text:p>5,4318392276764</text:p>
          </table:table-cell>
          <table:table-cell office:value-type="float" office:value="7.5001257658005" calcext:value-type="float">
            <text:p>7,5001257658005</text:p>
          </table:table-cell>
          <table:table-cell office:value-type="float" office:value="-28.309961033475" calcext:value-type="float">
            <text:p>-28,309961033475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1043</text:p>
          </table:table-cell>
          <table:table-cell office:value-type="float" office:value="7.6939761638641" calcext:value-type="float">
            <text:p>7,6939761638641</text:p>
          </table:table-cell>
          <table:table-cell office:value-type="float" office:value="6.0620933771133" calcext:value-type="float">
            <text:p>6,0620933771133</text:p>
          </table:table-cell>
          <table:table-cell office:value-type="float" office:value="-169.3013747027" calcext:value-type="float">
            <text:p>-169,3013747027</text:p>
          </table:table-cell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1054</text:p>
          </table:table-cell>
          <table:table-cell office:value-type="float" office:value="8.6287748813629" calcext:value-type="float">
            <text:p>8,6287748813629</text:p>
          </table:table-cell>
          <table:table-cell office:value-type="float" office:value="7.7819627523422" calcext:value-type="float">
            <text:p>7,7819627523422</text:p>
          </table:table-cell>
          <table:table-cell office:value-type="float" office:value="-114.06164564145" calcext:value-type="float">
            <text:p>-114,06164564145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1065</text:p>
          </table:table-cell>
          <table:table-cell office:value-type="float" office:value="-1.585011780262" calcext:value-type="float">
            <text:p>-1,585011780262</text:p>
          </table:table-cell>
          <table:table-cell office:value-type="float" office:value="6.9161039590836" calcext:value-type="float">
            <text:p>6,9161039590836</text:p>
          </table:table-cell>
          <table:table-cell office:value-type="float" office:value="32.213699286151" calcext:value-type="float">
            <text:p>32,213699286151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1076</text:p>
          </table:table-cell>
          <table:table-cell office:value-type="float" office:value="-0.87307088077068" calcext:value-type="float">
            <text:p>-0,87307088077068</text:p>
          </table:table-cell>
          <table:table-cell office:value-type="float" office:value="8.056116104126" calcext:value-type="float">
            <text:p>8,056116104126</text:p>
          </table:table-cell>
          <table:table-cell office:value-type="float" office:value="-5.8322187726665" calcext:value-type="float">
            <text:p>-5,8322187726665</text:p>
          </table:table-cell>
          <table:table-cell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1087</text:p>
          </table:table-cell>
          <table:table-cell office:value-type="float" office:value="2.14121773839" calcext:value-type="float">
            <text:p>2,14121773839</text:p>
          </table:table-cell>
          <table:table-cell office:value-type="float" office:value="11.085008382797" calcext:value-type="float">
            <text:p>11,085008382797</text:p>
          </table:table-cell>
          <table:table-cell office:value-type="float" office:value="-19.302180618238" calcext:value-type="float">
            <text:p>-19,30218061823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1098</text:p>
          </table:table-cell>
          <table:table-cell office:value-type="float" office:value="4.9913620948792" calcext:value-type="float">
            <text:p>4,9913620948792</text:p>
          </table:table-cell>
          <table:table-cell office:value-type="float" office:value="10.698735713959" calcext:value-type="float">
            <text:p>10,698735713959</text:p>
          </table:table-cell>
          <table:table-cell office:value-type="float" office:value="-77.485984298074" calcext:value-type="float">
            <text:p>-77,48598429807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1109</text:p>
          </table:table-cell>
          <table:table-cell office:value-type="float" office:value="5.9654080867767" calcext:value-type="float">
            <text:p>5,9654080867767</text:p>
          </table:table-cell>
          <table:table-cell office:value-type="float" office:value="10.12739777565" calcext:value-type="float">
            <text:p>10,12739777565</text:p>
          </table:table-cell>
          <table:table-cell office:value-type="float" office:value="-108.36790701386" calcext:value-type="float">
            <text:p>-108,36790701386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1120</text:p>
          </table:table-cell>
          <table:table-cell office:value-type="float" office:value="7.695489525795" calcext:value-type="float">
            <text:p>7,695489525795</text:p>
          </table:table-cell>
          <table:table-cell office:value-type="float" office:value="8.4612530469894" calcext:value-type="float">
            <text:p>8,4612530469894</text:p>
          </table:table-cell>
          <table:table-cell office:value-type="float" office:value="-12.79104221019" calcext:value-type="float">
            <text:p>-12,7910422101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1131</text:p>
          </table:table-cell>
          <table:table-cell office:value-type="float" office:value="8.4019690752029" calcext:value-type="float">
            <text:p>8,4019690752029</text:p>
          </table:table-cell>
          <table:table-cell office:value-type="float" office:value="8.5680878162384" calcext:value-type="float">
            <text:p>8,5680878162384</text:p>
          </table:table-cell>
          <table:table-cell office:value-type="float" office:value="92.936164254596" calcext:value-type="float">
            <text:p>92,93616425459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1142</text:p>
          </table:table-cell>
          <table:table-cell office:value-type="float" office:value="0.59979576617479" calcext:value-type="float">
            <text:p>0,59979576617479</text:p>
          </table:table-cell>
          <table:table-cell office:value-type="float" office:value="10.997604131699" calcext:value-type="float">
            <text:p>10,997604131699</text:p>
          </table:table-cell>
          <table:table-cell office:value-type="float" office:value="-143.07497413295" calcext:value-type="float">
            <text:p>-143,07497413295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1153</text:p>
          </table:table-cell>
          <table:table-cell office:value-type="float" office:value="-0.080881537869573" calcext:value-type="float">
            <text:p>-0,080881537869573</text:p>
          </table:table-cell>
          <table:table-cell office:value-type="float" office:value="11.085003614426" calcext:value-type="float">
            <text:p>11,085003614426</text:p>
          </table:table-cell>
          <table:table-cell office:value-type="float" office:value="-66.028817444091" calcext:value-type="float">
            <text:p>-66,028817444091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15</text:p>
          </table:table-cell>
          <table:table-cell office:value-type="float" office:value="-0.71498066186905" calcext:value-type="float">
            <text:p>-0,71498066186905</text:p>
          </table:table-cell>
          <table:table-cell office:value-type="float" office:value="0.3402929008007" calcext:value-type="float">
            <text:p>0,3402929008007</text:p>
          </table:table-cell>
          <table:table-cell office:value-type="float" office:value="-16.856540730045" calcext:value-type="float">
            <text:p>-16,85654073004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614</text:p>
          </table:table-cell>
          <table:table-cell office:value-type="float" office:value="2.1964359283447" calcext:value-type="float">
            <text:p>2,1964359283447</text:p>
          </table:table-cell>
          <table:table-cell office:value-type="float" office:value="-0.080673154443502" calcext:value-type="float">
            <text:p>-0,080673154443502</text:p>
          </table:table-cell>
          <table:table-cell office:value-type="float" office:value="-100.94892371232" calcext:value-type="float">
            <text:p>-100,94892371232</text:p>
          </table:table-cell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625</text:p>
          </table:table-cell>
          <table:table-cell office:value-type="float" office:value="2.3133473098278" calcext:value-type="float">
            <text:p>2,3133473098278</text:p>
          </table:table-cell>
          <table:table-cell office:value-type="float" office:value="0.22125452756882" calcext:value-type="float">
            <text:p>0,22125452756882</text:p>
          </table:table-cell>
          <table:table-cell office:value-type="float" office:value="-1.1949229416004" calcext:value-type="float">
            <text:p>-1,1949229416004</text:p>
          </table:table-cell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636</text:p>
          </table:table-cell>
          <table:table-cell office:value-type="float" office:value="4.5921525359154" calcext:value-type="float">
            <text:p>4,5921525359154</text:p>
          </table:table-cell>
          <table:table-cell office:value-type="float" office:value="-0.21980952471495" calcext:value-type="float">
            <text:p>-0,21980952471495</text:p>
          </table:table-cell>
          <table:table-cell office:value-type="float" office:value="-172.74621945278" calcext:value-type="float">
            <text:p>-172,7462194527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647</text:p>
          </table:table-cell>
          <table:table-cell office:value-type="float" office:value="6.5266972780228" calcext:value-type="float">
            <text:p>6,5266972780228</text:p>
          </table:table-cell>
          <table:table-cell office:value-type="float" office:value="1.2513549625874" calcext:value-type="float">
            <text:p>1,2513549625874</text:p>
          </table:table-cell>
          <table:table-cell office:value-type="float" office:value="-90.74299882172" calcext:value-type="float">
            <text:p>-90,7429988217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658</text:p>
          </table:table-cell>
          <table:table-cell office:value-type="float" office:value="8.689798116684" calcext:value-type="float">
            <text:p>8,689798116684</text:p>
          </table:table-cell>
          <table:table-cell office:value-type="float" office:value="-0.31070981174707" calcext:value-type="float">
            <text:p>-0,31070981174707</text:p>
          </table:table-cell>
          <table:table-cell office:value-type="float" office:value="-172.04918679158" calcext:value-type="float">
            <text:p>-172,0491867915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669</text:p>
          </table:table-cell>
          <table:table-cell office:value-type="float" office:value="7.8594869375229" calcext:value-type="float">
            <text:p>7,8594869375229</text:p>
          </table:table-cell>
          <table:table-cell office:value-type="float" office:value="-0.39165712893009" calcext:value-type="float">
            <text:p>-0,39165712893009</text:p>
          </table:table-cell>
          <table:table-cell office:value-type="float" office:value="120.2000432713" calcext:value-type="float">
            <text:p>120,200043271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680</text:p>
          </table:table-cell>
          <table:table-cell office:value-type="float" office:value="1.2129102647305" calcext:value-type="float">
            <text:p>1,2129102647305</text:p>
          </table:table-cell>
          <table:table-cell office:value-type="float" office:value="2.0963843166828" calcext:value-type="float">
            <text:p>2,0963843166828</text:p>
          </table:table-cell>
          <table:table-cell office:value-type="float" office:value="-149.72644247067" calcext:value-type="float">
            <text:p>-149,7264424706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691</text:p>
          </table:table-cell>
          <table:table-cell office:value-type="float" office:value="1.7526054382324" calcext:value-type="float">
            <text:p>1,7526054382324</text:p>
          </table:table-cell>
          <table:table-cell office:value-type="float" office:value="1.7994624376297" calcext:value-type="float">
            <text:p>1,7994624376297</text:p>
          </table:table-cell>
          <table:table-cell office:value-type="float" office:value="-82.180123420278" calcext:value-type="float">
            <text:p>-82,180123420278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02</text:p>
          </table:table-cell>
          <table:table-cell office:value-type="float" office:value="2.4025836586952" calcext:value-type="float">
            <text:p>2,4025836586952</text:p>
          </table:table-cell>
          <table:table-cell office:value-type="float" office:value="1.817981004715" calcext:value-type="float">
            <text:p>1,817981004715</text:p>
          </table:table-cell>
          <table:table-cell office:value-type="float" office:value="-75.976840250052" calcext:value-type="float">
            <text:p>-75,976840250052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13</text:p>
          </table:table-cell>
          <table:table-cell office:value-type="float" office:value="4.4332852959633" calcext:value-type="float">
            <text:p>4,4332852959633</text:p>
          </table:table-cell>
          <table:table-cell office:value-type="float" office:value="1.4985534548759" calcext:value-type="float">
            <text:p>1,4985534548759</text:p>
          </table:table-cell>
          <table:table-cell office:value-type="float" office:value="-45.536556061666" calcext:value-type="float">
            <text:p>-45,53655606166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24</text:p>
          </table:table-cell>
          <table:table-cell office:value-type="float" office:value="4.9592700600624" calcext:value-type="float">
            <text:p>4,9592700600624</text:p>
          </table:table-cell>
          <table:table-cell office:value-type="float" office:value="1.9808499515057" calcext:value-type="float">
            <text:p>1,9808499515057</text:p>
          </table:table-cell>
          <table:table-cell office:value-type="float" office:value="172.14103109518" calcext:value-type="float">
            <text:p>172,14103109518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35</text:p>
          </table:table-cell>
          <table:table-cell office:value-type="float" office:value="7.2600114345551" calcext:value-type="float">
            <text:p>7,2600114345551</text:p>
          </table:table-cell>
          <table:table-cell office:value-type="float" office:value="1.5726110339165" calcext:value-type="float">
            <text:p>1,5726110339165</text:p>
          </table:table-cell>
          <table:table-cell office:value-type="float" office:value="120.69332371851" calcext:value-type="float">
            <text:p>120,69332371851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46</text:p>
          </table:table-cell>
          <table:table-cell office:value-type="float" office:value="8.2859420776367" calcext:value-type="float">
            <text:p>8,2859420776367</text:p>
          </table:table-cell>
          <table:table-cell office:value-type="float" office:value="2.3790462315083" calcext:value-type="float">
            <text:p>2,3790462315083</text:p>
          </table:table-cell>
          <table:table-cell office:value-type="float" office:value="-51.360445037769" calcext:value-type="float">
            <text:p>-51,360445037769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57</text:p>
          </table:table-cell>
          <table:table-cell office:value-type="float" office:value="-1.5850096940994" calcext:value-type="float">
            <text:p>-1,5850096940994</text:p>
          </table:table-cell>
          <table:table-cell office:value-type="float" office:value="3.777888417244" calcext:value-type="float">
            <text:p>3,777888417244</text:p>
          </table:table-cell>
          <table:table-cell office:value-type="float" office:value="34.722107990532" calcext:value-type="float">
            <text:p>34,722107990532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68</text:p>
          </table:table-cell>
          <table:table-cell office:value-type="float" office:value="1.2449479103088" calcext:value-type="float">
            <text:p>1,2449479103088</text:p>
          </table:table-cell>
          <table:table-cell office:value-type="float" office:value="2.9662099480629" calcext:value-type="float">
            <text:p>2,9662099480629</text:p>
          </table:table-cell>
          <table:table-cell office:value-type="float" office:value="-6.9397263655997" calcext:value-type="float">
            <text:p>-6,9397263655997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79</text:p>
          </table:table-cell>
          <table:table-cell office:value-type="float" office:value="1.8450678884983" calcext:value-type="float">
            <text:p>1,8450678884983</text:p>
          </table:table-cell>
          <table:table-cell office:value-type="float" office:value="4.5359379053116" calcext:value-type="float">
            <text:p>4,5359379053116</text:p>
          </table:table-cell>
          <table:table-cell office:value-type="float" office:value="-85.17296982419" calcext:value-type="float">
            <text:p>-85,17296982419</text:p>
          </table:table-cell>
          <table:table-cell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90</text:p>
          </table:table-cell>
          <table:table-cell office:value-type="float" office:value="4.6392869949341" calcext:value-type="float">
            <text:p>4,6392869949341</text:p>
          </table:table-cell>
          <table:table-cell office:value-type="float" office:value="2.712727189064" calcext:value-type="float">
            <text:p>2,712727189064</text:p>
          </table:table-cell>
          <table:table-cell office:value-type="float" office:value="-133.77746047488" calcext:value-type="float">
            <text:p>-133,77746047488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801</text:p>
          </table:table-cell>
          <table:table-cell office:value-type="float" office:value="6.9657391309738" calcext:value-type="float">
            <text:p>6,9657391309738</text:p>
          </table:table-cell>
          <table:table-cell office:value-type="float" office:value="2.7872279286385" calcext:value-type="float">
            <text:p>2,7872279286385</text:p>
          </table:table-cell>
          <table:table-cell office:value-type="float" office:value="141.20122733389" calcext:value-type="float">
            <text:p>141,20122733389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812</text:p>
          </table:table-cell>
          <table:table-cell office:value-type="float" office:value="9.4905918836594" calcext:value-type="float">
            <text:p>9,4905918836594</text:p>
          </table:table-cell>
          <table:table-cell office:value-type="float" office:value="2.244815081358" calcext:value-type="float">
            <text:p>2,244815081358</text:p>
          </table:table-cell>
          <table:table-cell office:value-type="float" office:value="127.66481205157" calcext:value-type="float">
            <text:p>127,66481205157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823</text:p>
          </table:table-cell>
          <table:table-cell office:value-type="float" office:value="7.5583255290985" calcext:value-type="float">
            <text:p>7,5583255290985</text:p>
          </table:table-cell>
          <table:table-cell office:value-type="float" office:value="2.9499241709709" calcext:value-type="float">
            <text:p>2,9499241709709</text:p>
          </table:table-cell>
          <table:table-cell office:value-type="float" office:value="65.866716348442" calcext:value-type="float">
            <text:p>65,866716348442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834</text:p>
          </table:table-cell>
          <table:table-cell office:value-type="float" office:value="-1.2219707667828" calcext:value-type="float">
            <text:p>-1,2219707667828</text:p>
          </table:table-cell>
          <table:table-cell office:value-type="float" office:value="4.7497868537903" calcext:value-type="float">
            <text:p>4,7497868537903</text:p>
          </table:table-cell>
          <table:table-cell office:value-type="float" office:value="-121.5397127115" calcext:value-type="float">
            <text:p>-121,5397127115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845</text:p>
          </table:table-cell>
          <table:table-cell office:value-type="float" office:value="1.3252149522305" calcext:value-type="float">
            <text:p>1,3252149522305</text:p>
          </table:table-cell>
          <table:table-cell office:value-type="float" office:value="4.3169245123863" calcext:value-type="float">
            <text:p>4,3169245123863</text:p>
          </table:table-cell>
          <table:table-cell office:value-type="float" office:value="177.72102355957" calcext:value-type="float">
            <text:p>177,72102355957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856</text:p>
          </table:table-cell>
          <table:table-cell office:value-type="float" office:value="4.7067061066628" calcext:value-type="float">
            <text:p>4,7067061066628</text:p>
          </table:table-cell>
          <table:table-cell office:value-type="float" office:value="5.0625717639923" calcext:value-type="float">
            <text:p>5,0625717639923</text:p>
          </table:table-cell>
          <table:table-cell office:value-type="float" office:value="-148.17367237844" calcext:value-type="float">
            <text:p>-148,17367237844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867</text:p>
          </table:table-cell>
          <table:table-cell office:value-type="float" office:value="2.1716532111168" calcext:value-type="float">
            <text:p>2,1716532111168</text:p>
          </table:table-cell>
          <table:table-cell office:value-type="float" office:value="5.6074285507202" calcext:value-type="float">
            <text:p>5,6074285507202</text:p>
          </table:table-cell>
          <table:table-cell office:value-type="float" office:value="-133.63950267719" calcext:value-type="float">
            <text:p>-133,63950267719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878</text:p>
          </table:table-cell>
          <table:table-cell office:value-type="float" office:value="5.2430135011673" calcext:value-type="float">
            <text:p>5,2430135011673</text:p>
          </table:table-cell>
          <table:table-cell office:value-type="float" office:value="4.8558455705643" calcext:value-type="float">
            <text:p>4,8558455705643</text:p>
          </table:table-cell>
          <table:table-cell office:value-type="float" office:value="-71.871386212148" calcext:value-type="float">
            <text:p>-71,871386212148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889</text:p>
          </table:table-cell>
          <table:table-cell office:value-type="float" office:value="5.7904267311096" calcext:value-type="float">
            <text:p>5,7904267311096</text:p>
          </table:table-cell>
          <table:table-cell office:value-type="float" office:value="4.6189370751381" calcext:value-type="float">
            <text:p>4,6189370751381</text:p>
          </table:table-cell>
          <table:table-cell office:value-type="float" office:value="123.7784586135" calcext:value-type="float">
            <text:p>123,7784586135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900</text:p>
          </table:table-cell>
          <table:table-cell office:value-type="float" office:value="10.084998607635" calcext:value-type="float">
            <text:p>10,084998607635</text:p>
          </table:table-cell>
          <table:table-cell office:value-type="float" office:value="4.1182437539101" calcext:value-type="float">
            <text:p>4,1182437539101</text:p>
          </table:table-cell>
          <table:table-cell office:value-type="float" office:value="159.47615265087" calcext:value-type="float">
            <text:p>159,4761526508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911</text:p>
          </table:table-cell>
          <table:table-cell office:value-type="float" office:value="-0.11457701213658" calcext:value-type="float">
            <text:p>-0,11457701213658</text:p>
          </table:table-cell>
          <table:table-cell office:value-type="float" office:value="5.9183359146118" calcext:value-type="float">
            <text:p>5,9183359146118</text:p>
          </table:table-cell>
          <table:table-cell office:value-type="float" office:value="164.9684146711" calcext:value-type="float">
            <text:p>164,96841467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922</text:p>
          </table:table-cell>
          <table:table-cell office:value-type="float" office:value="1.8037770688534" calcext:value-type="float">
            <text:p>1,8037770688534</text:p>
          </table:table-cell>
          <table:table-cell office:value-type="float" office:value="4.8630261421204" calcext:value-type="float">
            <text:p>4,8630261421204</text:p>
          </table:table-cell>
          <table:table-cell office:value-type="float" office:value="80.852918564134" calcext:value-type="float">
            <text:p>80,852918564134</text:p>
          </table:table-cell>
          <table:table-cell office:value-type="float" office:value="10" calcext:value-type="float">
            <text:p>1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933</text:p>
          </table:table-cell>
          <table:table-cell office:value-type="float" office:value="3.3879575133324" calcext:value-type="float">
            <text:p>3,3879575133324</text:p>
          </table:table-cell>
          <table:table-cell office:value-type="float" office:value="7.360931634903" calcext:value-type="float">
            <text:p>7,360931634903</text:p>
          </table:table-cell>
          <table:table-cell office:value-type="float" office:value="59.688909038617" calcext:value-type="float">
            <text:p>59,6889090386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944</text:p>
          </table:table-cell>
          <table:table-cell office:value-type="float" office:value="4.8379635810852" calcext:value-type="float">
            <text:p>4,8379635810852</text:p>
          </table:table-cell>
          <table:table-cell office:value-type="float" office:value="7.2412276268005" calcext:value-type="float">
            <text:p>7,2412276268005</text:p>
          </table:table-cell>
          <table:table-cell office:value-type="float" office:value="-104.681198764" calcext:value-type="float">
            <text:p>-104,681198764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955</text:p>
          </table:table-cell>
          <table:table-cell office:value-type="float" office:value="6.4142566919327" calcext:value-type="float">
            <text:p>6,4142566919327</text:p>
          </table:table-cell>
          <table:table-cell office:value-type="float" office:value="5.8369767665863" calcext:value-type="float">
            <text:p>5,8369767665863</text:p>
          </table:table-cell>
          <table:table-cell office:value-type="float" office:value="141.92388619587" calcext:value-type="float">
            <text:p>141,92388619587</text:p>
          </table:table-cell>
          <table:table-cell office:value-type="float" office:value="11" calcext:value-type="float">
            <text:p>1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966</text:p>
          </table:table-cell>
          <table:table-cell office:value-type="float" office:value="6.8076431751251" calcext:value-type="float">
            <text:p>6,8076431751251</text:p>
          </table:table-cell>
          <table:table-cell office:value-type="float" office:value="6.1969721317291" calcext:value-type="float">
            <text:p>6,1969721317291</text:p>
          </table:table-cell>
          <table:table-cell office:value-type="float" office:value="-67.74262941567" calcext:value-type="float">
            <text:p>-67,74262941567</text:p>
          </table:table-cell>
          <table:table-cell office:value-type="float" office:value="11" calcext:value-type="float">
            <text:p>1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977</text:p>
          </table:table-cell>
          <table:table-cell office:value-type="float" office:value="9.18860912323" calcext:value-type="float">
            <text:p>9,18860912323</text:p>
          </table:table-cell>
          <table:table-cell office:value-type="float" office:value="5.8717024326324" calcext:value-type="float">
            <text:p>5,8717024326324</text:p>
          </table:table-cell>
          <table:table-cell office:value-type="float" office:value="152.43691547661" calcext:value-type="float">
            <text:p>152,43691547661</text:p>
          </table:table-cell>
          <table:table-cell office:value-type="float" office:value="11" calcext:value-type="float">
            <text:p>1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988</text:p>
          </table:table-cell>
          <table:table-cell office:value-type="float" office:value="-1.0752348601818" calcext:value-type="float">
            <text:p>-1,0752348601818</text:p>
          </table:table-cell>
          <table:table-cell office:value-type="float" office:value="7.6416498422623" calcext:value-type="float">
            <text:p>7,6416498422623</text:p>
          </table:table-cell>
          <table:table-cell office:value-type="float" office:value="37.109523442141" calcext:value-type="float">
            <text:p>37,109523442141</text:p>
          </table:table-cell>
          <table:table-cell office:value-type="float" office:value="10" calcext:value-type="float">
            <text:p>10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999</text:p>
          </table:table-cell>
          <table:table-cell office:value-type="float" office:value="-0.091971727088094" calcext:value-type="float">
            <text:p>-0,091971727088094</text:p>
          </table:table-cell>
          <table:table-cell office:value-type="float" office:value="7.5883197784424" calcext:value-type="float">
            <text:p>7,5883197784424</text:p>
          </table:table-cell>
          <table:table-cell office:value-type="float" office:value="105.45705761879" calcext:value-type="float">
            <text:p>105,45705761879</text:p>
          </table:table-cell>
          <table:table-cell office:value-type="float" office:value="10" calcext:value-type="float">
            <text:p>1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1010</text:p>
          </table:table-cell>
          <table:table-cell office:value-type="float" office:value="2.0045378804207" calcext:value-type="float">
            <text:p>2,0045378804207</text:p>
          </table:table-cell>
          <table:table-cell office:value-type="float" office:value="8.2818186283112" calcext:value-type="float">
            <text:p>8,2818186283112</text:p>
          </table:table-cell>
          <table:table-cell office:value-type="float" office:value="-57.327765568047" calcext:value-type="float">
            <text:p>-57,32776556804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1021</text:p>
          </table:table-cell>
          <table:table-cell office:value-type="float" office:value="4.6431702375412" calcext:value-type="float">
            <text:p>4,6431702375412</text:p>
          </table:table-cell>
          <table:table-cell office:value-type="float" office:value="5.7682663202286" calcext:value-type="float">
            <text:p>5,7682663202286</text:p>
          </table:table-cell>
          <table:table-cell office:value-type="float" office:value="37.413617607894" calcext:value-type="float">
            <text:p>37,41361760789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1032</text:p>
          </table:table-cell>
          <table:table-cell office:value-type="float" office:value="5.1968216896057" calcext:value-type="float">
            <text:p>5,1968216896057</text:p>
          </table:table-cell>
          <table:table-cell office:value-type="float" office:value="7.7051520347595" calcext:value-type="float">
            <text:p>7,7051520347595</text:p>
          </table:table-cell>
          <table:table-cell office:value-type="float" office:value="-60.967758962303" calcext:value-type="float">
            <text:p>-60,967758962303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1043</text:p>
          </table:table-cell>
          <table:table-cell office:value-type="float" office:value="7.9664981365204" calcext:value-type="float">
            <text:p>7,9664981365204</text:p>
          </table:table-cell>
          <table:table-cell office:value-type="float" office:value="6.2890332937241" calcext:value-type="float">
            <text:p>6,2890332937241</text:p>
          </table:table-cell>
          <table:table-cell office:value-type="float" office:value="-144.54882919409" calcext:value-type="float">
            <text:p>-144,54882919409</text:p>
          </table:table-cell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1054</text:p>
          </table:table-cell>
          <table:table-cell office:value-type="float" office:value="8.7451952695847" calcext:value-type="float">
            <text:p>8,7451952695847</text:p>
          </table:table-cell>
          <table:table-cell office:value-type="float" office:value="8.0160874128342" calcext:value-type="float">
            <text:p>8,0160874128342</text:p>
          </table:table-cell>
          <table:table-cell office:value-type="float" office:value="-105.49733517276" calcext:value-type="float">
            <text:p>-105,49733517276</text:p>
          </table:table-cell>
          <table:table-cell office:value-type="float" office:value="11" calcext:value-type="float">
            <text:p>1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1065</text:p>
          </table:table-cell>
          <table:table-cell office:value-type="float" office:value="-1.5850111842155" calcext:value-type="float">
            <text:p>-1,5850111842155</text:p>
          </table:table-cell>
          <table:table-cell office:value-type="float" office:value="6.6295158863068" calcext:value-type="float">
            <text:p>6,6295158863068</text:p>
          </table:table-cell>
          <table:table-cell office:value-type="float" office:value="31.827348432723" calcext:value-type="float">
            <text:p>31,82734843272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1076</text:p>
          </table:table-cell>
          <table:table-cell office:value-type="float" office:value="-1.1016708612442" calcext:value-type="float">
            <text:p>-1,1016708612442</text:p>
          </table:table-cell>
          <table:table-cell office:value-type="float" office:value="7.970312833786" calcext:value-type="float">
            <text:p>7,970312833786</text:p>
          </table:table-cell>
          <table:table-cell office:value-type="float" office:value="47.335686197706" calcext:value-type="float">
            <text:p>47,335686197706</text:p>
          </table:table-cell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1087</text:p>
          </table:table-cell>
          <table:table-cell office:value-type="float" office:value="1.7275066673756" calcext:value-type="float">
            <text:p>1,7275066673756</text:p>
          </table:table-cell>
          <table:table-cell office:value-type="float" office:value="11.06497168541" calcext:value-type="float">
            <text:p>11,06497168541</text:p>
          </table:table-cell>
          <table:table-cell office:value-type="float" office:value="0.58840196816974" calcext:value-type="float">
            <text:p>0,5884019681697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1098</text:p>
          </table:table-cell>
          <table:table-cell office:value-type="float" office:value="4.7662988305092" calcext:value-type="float">
            <text:p>4,7662988305092</text:p>
          </table:table-cell>
          <table:table-cell office:value-type="float" office:value="10.860707759857" calcext:value-type="float">
            <text:p>10,860707759857</text:p>
          </table:table-cell>
          <table:table-cell office:value-type="float" office:value="-27.106877535012" calcext:value-type="float">
            <text:p>-27,1068775350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1109</text:p>
          </table:table-cell>
          <table:table-cell office:value-type="float" office:value="6.0227352380753" calcext:value-type="float">
            <text:p>6,0227352380753</text:p>
          </table:table-cell>
          <table:table-cell office:value-type="float" office:value="10.434057712555" calcext:value-type="float">
            <text:p>10,434057712555</text:p>
          </table:table-cell>
          <table:table-cell office:value-type="float" office:value="-94.359962803543" calcext:value-type="float">
            <text:p>-94,359962803543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1120</text:p>
          </table:table-cell>
          <table:table-cell office:value-type="float" office:value="7.6167422533035" calcext:value-type="float">
            <text:p>7,6167422533035</text:p>
          </table:table-cell>
          <table:table-cell office:value-type="float" office:value="8.2542788982391" calcext:value-type="float">
            <text:p>8,2542788982391</text:p>
          </table:table-cell>
          <table:table-cell office:value-type="float" office:value="77.982162214389" calcext:value-type="float">
            <text:p>77,98216221438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1131</text:p>
          </table:table-cell>
          <table:table-cell office:value-type="float" office:value="8.6228168010712" calcext:value-type="float">
            <text:p>8,6228168010712</text:p>
          </table:table-cell>
          <table:table-cell office:value-type="float" office:value="8.5472965240479" calcext:value-type="float">
            <text:p>8,5472965240479</text:p>
          </table:table-cell>
          <table:table-cell office:value-type="float" office:value="-176.50683366569" calcext:value-type="float">
            <text:p>-176,50683366569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1142</text:p>
          </table:table-cell>
          <table:table-cell office:value-type="float" office:value="0.66902376711369" calcext:value-type="float">
            <text:p>0,66902376711369</text:p>
          </table:table-cell>
          <table:table-cell office:value-type="float" office:value="10.976605415344" calcext:value-type="float">
            <text:p>10,976605415344</text:p>
          </table:table-cell>
          <table:table-cell office:value-type="float" office:value="-115.02169196013" calcext:value-type="float">
            <text:p>-115,02169196013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1153</text:p>
          </table:table-cell>
          <table:table-cell office:value-type="float" office:value="-0.071025611832738" calcext:value-type="float">
            <text:p>-0,071025611832738</text:p>
          </table:table-cell>
          <table:table-cell office:value-type="float" office:value="11.085002422333" calcext:value-type="float">
            <text:p>11,085002422333</text:p>
          </table:table-cell>
          <table:table-cell office:value-type="float" office:value="-74.111546680426" calcext:value-type="float">
            <text:p>-74,111546680426</text:p>
          </table:table-cell>
          <table:table-cell office:value-type="float" office:value="10" calcext:value-type="float">
            <text:p>1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15</text:p>
          </table:table-cell>
          <table:table-cell office:value-type="float" office:value="-0.88487535715103" calcext:value-type="float">
            <text:p>-0,88487535715103</text:p>
          </table:table-cell>
          <table:table-cell office:value-type="float" office:value="0.32887879759073" calcext:value-type="float">
            <text:p>0,32887879759073</text:p>
          </table:table-cell>
          <table:table-cell office:value-type="float" office:value="3.0769355784936" calcext:value-type="float">
            <text:p>3,076935578493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614</text:p>
          </table:table-cell>
          <table:table-cell office:value-type="float" office:value="2.3836286365986" calcext:value-type="float">
            <text:p>2,3836286365986</text:p>
          </table:table-cell>
          <table:table-cell office:value-type="float" office:value="-0.065126130357385" calcext:value-type="float">
            <text:p>-0,065126130357385</text:p>
          </table:table-cell>
          <table:table-cell office:value-type="float" office:value="174.72307241646" calcext:value-type="float">
            <text:p>174,72307241646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625</text:p>
          </table:table-cell>
          <table:table-cell office:value-type="float" office:value="2.2981612384319" calcext:value-type="float">
            <text:p>2,2981612384319</text:p>
          </table:table-cell>
          <table:table-cell office:value-type="float" office:value="0.45224260538816" calcext:value-type="float">
            <text:p>0,45224260538816</text:p>
          </table:table-cell>
          <table:table-cell office:value-type="float" office:value="-89.547116285676" calcext:value-type="float">
            <text:p>-89,547116285676</text:p>
          </table:table-cell>
          <table:table-cell office:value-type="float" office:value="10" calcext:value-type="float">
            <text:p>1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636</text:p>
          </table:table-cell>
          <table:table-cell office:value-type="float" office:value="4.9864786863327" calcext:value-type="float">
            <text:p>4,9864786863327</text:p>
          </table:table-cell>
          <table:table-cell office:value-type="float" office:value="-0.1687372662127" calcext:value-type="float">
            <text:p>-0,1687372662127</text:p>
          </table:table-cell>
          <table:table-cell office:value-type="float" office:value="-172.71776411943" calcext:value-type="float">
            <text:p>-172,7177641194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647</text:p>
          </table:table-cell>
          <table:table-cell office:value-type="float" office:value="6.6691339015961" calcext:value-type="float">
            <text:p>6,6691339015961</text:p>
          </table:table-cell>
          <table:table-cell office:value-type="float" office:value="1.5326769649982" calcext:value-type="float">
            <text:p>1,5326769649982</text:p>
          </table:table-cell>
          <table:table-cell office:value-type="float" office:value="-127.06848010895" calcext:value-type="float">
            <text:p>-127,0684801089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658</text:p>
          </table:table-cell>
          <table:table-cell office:value-type="float" office:value="8.8243043422699" calcext:value-type="float">
            <text:p>8,8243043422699</text:p>
          </table:table-cell>
          <table:table-cell office:value-type="float" office:value="-0.10842591524124" calcext:value-type="float">
            <text:p>-0,10842591524124</text:p>
          </table:table-cell>
          <table:table-cell office:value-type="float" office:value="-117.46055457243" calcext:value-type="float">
            <text:p>-117,4605545724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669</text:p>
          </table:table-cell>
          <table:table-cell office:value-type="float" office:value="8.1241446733475" calcext:value-type="float">
            <text:p>8,1241446733475</text:p>
          </table:table-cell>
          <table:table-cell office:value-type="float" office:value="-0.43140426278114" calcext:value-type="float">
            <text:p>-0,43140426278114</text:p>
          </table:table-cell>
          <table:table-cell office:value-type="float" office:value="-178.7629780496" calcext:value-type="float">
            <text:p>-178,762978049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680</text:p>
          </table:table-cell>
          <table:table-cell office:value-type="float" office:value="1.3648943603039" calcext:value-type="float">
            <text:p>1,3648943603039</text:p>
          </table:table-cell>
          <table:table-cell office:value-type="float" office:value="1.942210495472" calcext:value-type="float">
            <text:p>1,942210495472</text:p>
          </table:table-cell>
          <table:table-cell office:value-type="float" office:value="124.09253333025" calcext:value-type="float">
            <text:p>124,09253333025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691</text:p>
          </table:table-cell>
          <table:table-cell office:value-type="float" office:value="1.9495145976543" calcext:value-type="float">
            <text:p>1,9495145976543</text:p>
          </table:table-cell>
          <table:table-cell office:value-type="float" office:value="1.8904259800911" calcext:value-type="float">
            <text:p>1,8904259800911</text:p>
          </table:table-cell>
          <table:table-cell office:value-type="float" office:value="-167.53554496036" calcext:value-type="float">
            <text:p>-167,53554496036</text:p>
          </table:table-cell>
          <table:table-cell office:value-type="float" office:value="10" calcext:value-type="float">
            <text:p>1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02</text:p>
          </table:table-cell>
          <table:table-cell office:value-type="float" office:value="2.5115635991096" calcext:value-type="float">
            <text:p>2,5115635991096</text:p>
          </table:table-cell>
          <table:table-cell office:value-type="float" office:value="2.023198902607" calcext:value-type="float">
            <text:p>2,023198902607</text:p>
          </table:table-cell>
          <table:table-cell office:value-type="float" office:value="-140.86386352588" calcext:value-type="float">
            <text:p>-140,86386352588</text:p>
          </table:table-cell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13</text:p>
          </table:table-cell>
          <table:table-cell office:value-type="float" office:value="4.4025865197182" calcext:value-type="float">
            <text:p>4,4025865197182</text:p>
          </table:table-cell>
          <table:table-cell office:value-type="float" office:value="1.8214365839958" calcext:value-type="float">
            <text:p>1,8214365839958</text:p>
          </table:table-cell>
          <table:table-cell office:value-type="float" office:value="-84.099929044201" calcext:value-type="float">
            <text:p>-84,09992904420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24</text:p>
          </table:table-cell>
          <table:table-cell office:value-type="float" office:value="5.1361793279648" calcext:value-type="float">
            <text:p>5,1361793279648</text:p>
          </table:table-cell>
          <table:table-cell office:value-type="float" office:value="2.2192211449146" calcext:value-type="float">
            <text:p>2,2192211449146</text:p>
          </table:table-cell>
          <table:table-cell office:value-type="float" office:value="-130.89718484575" calcext:value-type="float">
            <text:p>-130,89718484575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35</text:p>
          </table:table-cell>
          <table:table-cell office:value-type="float" office:value="7.2135657072067" calcext:value-type="float">
            <text:p>7,2135657072067</text:p>
          </table:table-cell>
          <table:table-cell office:value-type="float" office:value="1.297312527895" calcext:value-type="float">
            <text:p>1,297312527895</text:p>
          </table:table-cell>
          <table:table-cell office:value-type="float" office:value="76.256104335663" calcext:value-type="float">
            <text:p>76,256104335663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46</text:p>
          </table:table-cell>
          <table:table-cell office:value-type="float" office:value="8.0305975675583" calcext:value-type="float">
            <text:p>8,0305975675583</text:p>
          </table:table-cell>
          <table:table-cell office:value-type="float" office:value="2.5120368599892" calcext:value-type="float">
            <text:p>2,5120368599892</text:p>
          </table:table-cell>
          <table:table-cell office:value-type="float" office:value="-22.361629517974" calcext:value-type="float">
            <text:p>-22,361629517974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57</text:p>
          </table:table-cell>
          <table:table-cell office:value-type="float" office:value="-1.5792378783226" calcext:value-type="float">
            <text:p>-1,5792378783226</text:p>
          </table:table-cell>
          <table:table-cell office:value-type="float" office:value="3.5459131002426" calcext:value-type="float">
            <text:p>3,5459131002426</text:p>
          </table:table-cell>
          <table:table-cell office:value-type="float" office:value="50.439176286102" calcext:value-type="float">
            <text:p>50,439176286102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68</text:p>
          </table:table-cell>
          <table:table-cell office:value-type="float" office:value="1.0628304630518" calcext:value-type="float">
            <text:p>1,0628304630518</text:p>
          </table:table-cell>
          <table:table-cell office:value-type="float" office:value="2.863946557045" calcext:value-type="float">
            <text:p>2,863946557045</text:p>
          </table:table-cell>
          <table:table-cell office:value-type="float" office:value="31.710978146571" calcext:value-type="float">
            <text:p>31,710978146571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79</text:p>
          </table:table-cell>
          <table:table-cell office:value-type="float" office:value="1.6231308877468" calcext:value-type="float">
            <text:p>1,6231308877468</text:p>
          </table:table-cell>
          <table:table-cell office:value-type="float" office:value="4.5522379875183" calcext:value-type="float">
            <text:p>4,5522379875183</text:p>
          </table:table-cell>
          <table:table-cell office:value-type="float" office:value="-25.225075566845" calcext:value-type="float">
            <text:p>-25,225075566845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90</text:p>
          </table:table-cell>
          <table:table-cell office:value-type="float" office:value="4.5500349998474" calcext:value-type="float">
            <text:p>4,5500349998474</text:p>
          </table:table-cell>
          <table:table-cell office:value-type="float" office:value="2.9976123571396" calcext:value-type="float">
            <text:p>2,9976123571396</text:p>
          </table:table-cell>
          <table:table-cell office:value-type="float" office:value="-76.491988388596" calcext:value-type="float">
            <text:p>-76,491988388596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801</text:p>
          </table:table-cell>
          <table:table-cell office:value-type="float" office:value="6.8789148330688" calcext:value-type="float">
            <text:p>6,8789148330688</text:p>
          </table:table-cell>
          <table:table-cell office:value-type="float" office:value="2.5918811559677" calcext:value-type="float">
            <text:p>2,5918811559677</text:p>
          </table:table-cell>
          <table:table-cell office:value-type="float" office:value="56.203380132177" calcext:value-type="float">
            <text:p>56,203380132177</text:p>
          </table:table-cell>
          <table:table-cell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812</text:p>
          </table:table-cell>
          <table:table-cell office:value-type="float" office:value="9.4925200939178" calcext:value-type="float">
            <text:p>9,4925200939178</text:p>
          </table:table-cell>
          <table:table-cell office:value-type="float" office:value="2.060250043869" calcext:value-type="float">
            <text:p>2,060250043869</text:p>
          </table:table-cell>
          <table:table-cell office:value-type="float" office:value="90.428179236734" calcext:value-type="float">
            <text:p>90,42817923673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823</text:p>
          </table:table-cell>
          <table:table-cell office:value-type="float" office:value="7.3461806774139" calcext:value-type="float">
            <text:p>7,3461806774139</text:p>
          </table:table-cell>
          <table:table-cell office:value-type="float" office:value="2.9691028594971" calcext:value-type="float">
            <text:p>2,9691028594971</text:p>
          </table:table-cell>
          <table:table-cell office:value-type="float" office:value="-16.597637515159" calcext:value-type="float">
            <text:p>-16,597637515159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834</text:p>
          </table:table-cell>
          <table:table-cell office:value-type="float" office:value="-1.0869555175304" calcext:value-type="float">
            <text:p>-1,0869555175304</text:p>
          </table:table-cell>
          <table:table-cell office:value-type="float" office:value="5.1074886322021" calcext:value-type="float">
            <text:p>5,1074886322021</text:p>
          </table:table-cell>
          <table:table-cell office:value-type="float" office:value="-112.85620965775" calcext:value-type="float">
            <text:p>-112,85620965775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845</text:p>
          </table:table-cell>
          <table:table-cell office:value-type="float" office:value="1.3475348055363" calcext:value-type="float">
            <text:p>1,3475348055363</text:p>
          </table:table-cell>
          <table:table-cell office:value-type="float" office:value="4.0968084335327" calcext:value-type="float">
            <text:p>4,0968084335327</text:p>
          </table:table-cell>
          <table:table-cell office:value-type="float" office:value="87.034293041108" calcext:value-type="float">
            <text:p>87,034293041108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856</text:p>
          </table:table-cell>
          <table:table-cell office:value-type="float" office:value="4.7963267564774" calcext:value-type="float">
            <text:p>4,7963267564774</text:p>
          </table:table-cell>
          <table:table-cell office:value-type="float" office:value="4.9560180306435" calcext:value-type="float">
            <text:p>4,9560180306435</text:p>
          </table:table-cell>
          <table:table-cell office:value-type="float" office:value="134.22837227013" calcext:value-type="float">
            <text:p>134,22837227013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867</text:p>
          </table:table-cell>
          <table:table-cell office:value-type="float" office:value="2.4111461639404" calcext:value-type="float">
            <text:p>2,4111461639404</text:p>
          </table:table-cell>
          <table:table-cell office:value-type="float" office:value="5.4896980524063" calcext:value-type="float">
            <text:p>5,4896980524063</text:p>
          </table:table-cell>
          <table:table-cell office:value-type="float" office:value="154.03902454741" calcext:value-type="float">
            <text:p>154,03902454741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878</text:p>
          </table:table-cell>
          <table:table-cell office:value-type="float" office:value="5.051229596138" calcext:value-type="float">
            <text:p>5,051229596138</text:p>
          </table:table-cell>
          <table:table-cell office:value-type="float" office:value="4.79068338871" calcext:value-type="float">
            <text:p>4,79068338871</text:p>
          </table:table-cell>
          <table:table-cell office:value-type="float" office:value="-12.633824614203" calcext:value-type="float">
            <text:p>-12,633824614203</text:p>
          </table:table-cell>
          <table:table-cell office:value-type="float" office:value="11" calcext:value-type="float">
            <text:p>1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889</text:p>
          </table:table-cell>
          <table:table-cell office:value-type="float" office:value="6.0740727186203" calcext:value-type="float">
            <text:p>6,0740727186203</text:p>
          </table:table-cell>
          <table:table-cell office:value-type="float" office:value="4.6660876274109" calcext:value-type="float">
            <text:p>4,6660876274109</text:p>
          </table:table-cell>
          <table:table-cell office:value-type="float" office:value="-173.91596326403" calcext:value-type="float">
            <text:p>-173,91596326403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900</text:p>
          </table:table-cell>
          <table:table-cell office:value-type="float" office:value="10.085006952286" calcext:value-type="float">
            <text:p>10,085006952286</text:p>
          </table:table-cell>
          <table:table-cell office:value-type="float" office:value="3.9086952805519" calcext:value-type="float">
            <text:p>3,9086952805519</text:p>
          </table:table-cell>
          <table:table-cell office:value-type="float" office:value="143.49006391635" calcext:value-type="float">
            <text:p>143,49006391635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911</text:p>
          </table:table-cell>
          <table:table-cell office:value-type="float" office:value="0.17897829413414" calcext:value-type="float">
            <text:p>0,17897829413414</text:p>
          </table:table-cell>
          <table:table-cell office:value-type="float" office:value="5.9848266839981" calcext:value-type="float">
            <text:p>5,9848266839981</text:p>
          </table:table-cell>
          <table:table-cell office:value-type="float" office:value="-157.81433111543" calcext:value-type="float">
            <text:p>-157,8143311154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922</text:p>
          </table:table-cell>
          <table:table-cell office:value-type="float" office:value="1.551296710968" calcext:value-type="float">
            <text:p>1,551296710968</text:p>
          </table:table-cell>
          <table:table-cell office:value-type="float" office:value="4.874153137207" calcext:value-type="float">
            <text:p>4,874153137207</text:p>
          </table:table-cell>
          <table:table-cell office:value-type="float" office:value="16.612799683954" calcext:value-type="float">
            <text:p>16,612799683954</text:p>
          </table:table-cell>
          <table:table-cell office:value-type="float" office:value="10" calcext:value-type="float">
            <text:p>1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933</text:p>
          </table:table-cell>
          <table:table-cell office:value-type="float" office:value="3.1180262565613" calcext:value-type="float">
            <text:p>3,1180262565613</text:p>
          </table:table-cell>
          <table:table-cell office:value-type="float" office:value="7.2958266735077" calcext:value-type="float">
            <text:p>7,2958266735077</text:p>
          </table:table-cell>
          <table:table-cell office:value-type="float" office:value="3.9332985023784" calcext:value-type="float">
            <text:p>3,93329850237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944</text:p>
          </table:table-cell>
          <table:table-cell office:value-type="float" office:value="4.6332183480263" calcext:value-type="float">
            <text:p>4,6332183480263</text:p>
          </table:table-cell>
          <table:table-cell office:value-type="float" office:value="7.3270958662033" calcext:value-type="float">
            <text:p>7,3270958662033</text:p>
          </table:table-cell>
          <table:table-cell office:value-type="float" office:value="-13.916348480875" calcext:value-type="float">
            <text:p>-13,916348480875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955</text:p>
          </table:table-cell>
          <table:table-cell office:value-type="float" office:value="6.5749472379684" calcext:value-type="float">
            <text:p>6,5749472379684</text:p>
          </table:table-cell>
          <table:table-cell office:value-type="float" office:value="5.9904950857162" calcext:value-type="float">
            <text:p>5,9904950857162</text:p>
          </table:table-cell>
          <table:table-cell office:value-type="float" office:value="-127.52546018856" calcext:value-type="float">
            <text:p>-127,52546018856</text:p>
          </table:table-cell>
          <table:table-cell office:value-type="float" office:value="11" calcext:value-type="float">
            <text:p>1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966</text:p>
          </table:table-cell>
          <table:table-cell office:value-type="float" office:value="6.9996070861816" calcext:value-type="float">
            <text:p>6,9996070861816</text:p>
          </table:table-cell>
          <table:table-cell office:value-type="float" office:value="6.3093340396881" calcext:value-type="float">
            <text:p>6,3093340396881</text:p>
          </table:table-cell>
          <table:table-cell office:value-type="float" office:value="-158.52180559924" calcext:value-type="float">
            <text:p>-158,52180559924</text:p>
          </table:table-cell>
          <table:table-cell office:value-type="float" office:value="11" calcext:value-type="float">
            <text:p>1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977</text:p>
          </table:table-cell>
          <table:table-cell office:value-type="float" office:value="9.4524937868118" calcext:value-type="float">
            <text:p>9,4524937868118</text:p>
          </table:table-cell>
          <table:table-cell office:value-type="float" office:value="5.7739639282227" calcext:value-type="float">
            <text:p>5,7739639282227</text:p>
          </table:table-cell>
          <table:table-cell office:value-type="float" office:value="161.40623608972" calcext:value-type="float">
            <text:p>161,40623608972</text:p>
          </table:table-cell>
          <table:table-cell office:value-type="float" office:value="11" calcext:value-type="float">
            <text:p>1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988</text:p>
          </table:table-cell>
          <table:table-cell office:value-type="float" office:value="-0.96640825271606" calcext:value-type="float">
            <text:p>-0,96640825271606</text:p>
          </table:table-cell>
          <table:table-cell office:value-type="float" office:value="7.4473345279694" calcext:value-type="float">
            <text:p>7,4473345279694</text:p>
          </table:table-cell>
          <table:table-cell office:value-type="float" office:value="127.81497475448" calcext:value-type="float">
            <text:p>127,81497475448</text:p>
          </table:table-cell>
          <table:table-cell office:value-type="float" office:value="10" calcext:value-type="float">
            <text:p>1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999</text:p>
          </table:table-cell>
          <table:table-cell office:value-type="float" office:value="-0.282670147717" calcext:value-type="float">
            <text:p>-0,282670147717</text:p>
          </table:table-cell>
          <table:table-cell office:value-type="float" office:value="7.3386037349701" calcext:value-type="float">
            <text:p>7,3386037349701</text:p>
          </table:table-cell>
          <table:table-cell office:value-type="float" office:value="57.424420763733" calcext:value-type="float">
            <text:p>57,424420763733</text:p>
          </table:table-cell>
          <table:table-cell office:value-type="float" office:value="10" calcext:value-type="float">
            <text:p>1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1010</text:p>
          </table:table-cell>
          <table:table-cell office:value-type="float" office:value="1.7944677174091" calcext:value-type="float">
            <text:p>1,7944677174091</text:p>
          </table:table-cell>
          <table:table-cell office:value-type="float" office:value="8.3453547954559" calcext:value-type="float">
            <text:p>8,3453547954559</text:p>
          </table:table-cell>
          <table:table-cell office:value-type="float" office:value="-17.086395792141" calcext:value-type="float">
            <text:p>-17,08639579214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1021</text:p>
          </table:table-cell>
          <table:table-cell office:value-type="float" office:value="4.5973467826843" calcext:value-type="float">
            <text:p>4,5973467826843</text:p>
          </table:table-cell>
          <table:table-cell office:value-type="float" office:value="5.4969364404678" calcext:value-type="float">
            <text:p>5,4969364404678</text:p>
          </table:table-cell>
          <table:table-cell office:value-type="float" office:value="92.442835971808" calcext:value-type="float">
            <text:p>92,442835971808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1032</text:p>
          </table:table-cell>
          <table:table-cell office:value-type="float" office:value="5.3736597299576" calcext:value-type="float">
            <text:p>5,3736597299576</text:p>
          </table:table-cell>
          <table:table-cell office:value-type="float" office:value="7.8391480445862" calcext:value-type="float">
            <text:p>7,8391480445862</text:p>
          </table:table-cell>
          <table:table-cell office:value-type="float" office:value="-151.71108579939" calcext:value-type="float">
            <text:p>-151,71108579939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1043</text:p>
          </table:table-cell>
          <table:table-cell office:value-type="float" office:value="8.2888281345367" calcext:value-type="float">
            <text:p>8,2888281345367</text:p>
          </table:table-cell>
          <table:table-cell office:value-type="float" office:value="6.519690155983" calcext:value-type="float">
            <text:p>6,519690155983</text:p>
          </table:table-cell>
          <table:table-cell office:value-type="float" office:value="-144.53446485434" calcext:value-type="float">
            <text:p>-144,53446485434</text:p>
          </table:table-cell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1054</text:p>
          </table:table-cell>
          <table:table-cell office:value-type="float" office:value="8.5415059328079" calcext:value-type="float">
            <text:p>8,5415059328079</text:p>
          </table:table-cell>
          <table:table-cell office:value-type="float" office:value="8.1044721603394" calcext:value-type="float">
            <text:p>8,1044721603394</text:p>
          </table:table-cell>
          <table:table-cell office:value-type="float" office:value="-14.702882356704" calcext:value-type="float">
            <text:p>-14,702882356704</text:p>
          </table:table-cell>
          <table:table-cell office:value-type="float" office:value="11" calcext:value-type="float">
            <text:p>1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1065</text:p>
          </table:table-cell>
          <table:table-cell office:value-type="float" office:value="-1.58501714468" calcext:value-type="float">
            <text:p>-1,58501714468</text:p>
          </table:table-cell>
          <table:table-cell office:value-type="float" office:value="6.3022547960281" calcext:value-type="float">
            <text:p>6,3022547960281</text:p>
          </table:table-cell>
          <table:table-cell office:value-type="float" office:value="34.179686740705" calcext:value-type="float">
            <text:p>34,179686740705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1076</text:p>
          </table:table-cell>
          <table:table-cell office:value-type="float" office:value="-1.1464353650808" calcext:value-type="float">
            <text:p>-1,1464353650808</text:p>
          </table:table-cell>
          <table:table-cell office:value-type="float" office:value="7.7732068300247" calcext:value-type="float">
            <text:p>7,7732068300247</text:p>
          </table:table-cell>
          <table:table-cell office:value-type="float" office:value="55.220495743357" calcext:value-type="float">
            <text:p>55,220495743357</text:p>
          </table:table-cell>
          <table:table-cell office:value-type="float" office:value="10" calcext:value-type="float">
            <text:p>1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1087</text:p>
          </table:table-cell>
          <table:table-cell office:value-type="float" office:value="1.3332007825375" calcext:value-type="float">
            <text:p>1,3332007825375</text:p>
          </table:table-cell>
          <table:table-cell office:value-type="float" office:value="11.065149307251" calcext:value-type="float">
            <text:p>11,065149307251</text:p>
          </table:table-cell>
          <table:table-cell office:value-type="float" office:value="-0.89797624357187" calcext:value-type="float">
            <text:p>-0,8979762435718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1098</text:p>
          </table:table-cell>
          <table:table-cell office:value-type="float" office:value="4.4835677742958" calcext:value-type="float">
            <text:p>4,4835677742958</text:p>
          </table:table-cell>
          <table:table-cell office:value-type="float" office:value="10.796428918839" calcext:value-type="float">
            <text:p>10,796428918839</text:p>
          </table:table-cell>
          <table:table-cell office:value-type="float" office:value="18.114341292412" calcext:value-type="float">
            <text:p>18,1143412924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1109</text:p>
          </table:table-cell>
          <table:table-cell office:value-type="float" office:value="5.9299802780151" calcext:value-type="float">
            <text:p>5,9299802780151</text:p>
          </table:table-cell>
          <table:table-cell office:value-type="float" office:value="10.701127052307" calcext:value-type="float">
            <text:p>10,701127052307</text:p>
          </table:table-cell>
          <table:table-cell office:value-type="float" office:value="-65.750052215187" calcext:value-type="float">
            <text:p>-65,750052215187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1120</text:p>
          </table:table-cell>
          <table:table-cell office:value-type="float" office:value="7.7503752708435" calcext:value-type="float">
            <text:p>7,7503752708435</text:p>
          </table:table-cell>
          <table:table-cell office:value-type="float" office:value="7.9358357191086" calcext:value-type="float">
            <text:p>7,9358357191086</text:p>
          </table:table-cell>
          <table:table-cell office:value-type="float" office:value="107.6968012342" calcext:value-type="float">
            <text:p>107,696801234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1131</text:p>
          </table:table-cell>
          <table:table-cell office:value-type="float" office:value="8.6468493938446" calcext:value-type="float">
            <text:p>8,6468493938446</text:p>
          </table:table-cell>
          <table:table-cell office:value-type="float" office:value="8.7698519229889" calcext:value-type="float">
            <text:p>8,7698519229889</text:p>
          </table:table-cell>
          <table:table-cell office:value-type="float" office:value="-86.621465197035" calcext:value-type="float">
            <text:p>-86,621465197035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1142</text:p>
          </table:table-cell>
          <table:table-cell office:value-type="float" office:value="0.73321238160133" calcext:value-type="float">
            <text:p>0,73321238160133</text:p>
          </table:table-cell>
          <table:table-cell office:value-type="float" office:value="11.001303195953" calcext:value-type="float">
            <text:p>11,001303195953</text:p>
          </table:table-cell>
          <table:table-cell office:value-type="float" office:value="-103.61491646736" calcext:value-type="float">
            <text:p>-103,61491646736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1153</text:p>
          </table:table-cell>
          <table:table-cell office:value-type="float" office:value="0.089270649477839" calcext:value-type="float">
            <text:p>0,089270649477839</text:p>
          </table:table-cell>
          <table:table-cell office:value-type="float" office:value="11.085060834885" calcext:value-type="float">
            <text:p>11,085060834885</text:p>
          </table:table-cell>
          <table:table-cell office:value-type="float" office:value="-103.94959464954" calcext:value-type="float">
            <text:p>-103,94959464954</text:p>
          </table:table-cell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15</text:p>
          </table:table-cell>
          <table:table-cell office:value-type="float" office:value="-1.0405246168375" calcext:value-type="float">
            <text:p>-1,0405246168375</text:p>
          </table:table-cell>
          <table:table-cell office:value-type="float" office:value="0.25969427078962" calcext:value-type="float">
            <text:p>0,25969427078962</text:p>
          </table:table-cell>
          <table:table-cell office:value-type="float" office:value="23.090276368864" calcext:value-type="float">
            <text:p>23,09027636886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614</text:p>
          </table:table-cell>
          <table:table-cell office:value-type="float" office:value="2.443513572216" calcext:value-type="float">
            <text:p>2,443513572216</text:p>
          </table:table-cell>
          <table:table-cell office:value-type="float" office:value="-0.32836947590113" calcext:value-type="float">
            <text:p>-0,32836947590113</text:p>
          </table:table-cell>
          <table:table-cell office:value-type="float" office:value="103.95697499536" calcext:value-type="float">
            <text:p>103,95697499536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625</text:p>
          </table:table-cell>
          <table:table-cell office:value-type="float" office:value="2.5330299139023" calcext:value-type="float">
            <text:p>2,5330299139023</text:p>
          </table:table-cell>
          <table:table-cell office:value-type="float" office:value="0.49792926758528" calcext:value-type="float">
            <text:p>0,49792926758528</text:p>
          </table:table-cell>
          <table:table-cell office:value-type="float" office:value="-173.75539974043" calcext:value-type="float">
            <text:p>-173,75539974043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636</text:p>
          </table:table-cell>
          <table:table-cell office:value-type="float" office:value="5.3811055421829" calcext:value-type="float">
            <text:p>5,3811055421829</text:p>
          </table:table-cell>
          <table:table-cell office:value-type="float" office:value="-0.11817870661616" calcext:value-type="float">
            <text:p>-0,11817870661616</text:p>
          </table:table-cell>
          <table:table-cell office:value-type="float" office:value="-172.7329484976" calcext:value-type="float">
            <text:p>-172,732948497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647</text:p>
          </table:table-cell>
          <table:table-cell office:value-type="float" office:value="6.8634855747223" calcext:value-type="float">
            <text:p>6,8634855747223</text:p>
          </table:table-cell>
          <table:table-cell office:value-type="float" office:value="1.4255431294441" calcext:value-type="float">
            <text:p>1,4255431294441</text:p>
          </table:table-cell>
          <table:table-cell office:value-type="float" office:value="142.34246114257" calcext:value-type="float">
            <text:p>142,34246114257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658</text:p>
          </table:table-cell>
          <table:table-cell office:value-type="float" office:value="8.7904340028763" calcext:value-type="float">
            <text:p>8,7904340028763</text:p>
          </table:table-cell>
          <table:table-cell office:value-type="float" office:value="0.090163368731737" calcext:value-type="float">
            <text:p>0,090163368731737</text:p>
          </table:table-cell>
          <table:table-cell office:value-type="float" office:value="-82.004163675247" calcext:value-type="float">
            <text:p>-82,004163675247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669</text:p>
          </table:table-cell>
          <table:table-cell office:value-type="float" office:value="8.2911664247513" calcext:value-type="float">
            <text:p>8,2911664247513</text:p>
          </table:table-cell>
          <table:table-cell office:value-type="float" office:value="-0.25376111268997" calcext:value-type="float">
            <text:p>-0,25376111268997</text:p>
          </table:table-cell>
          <table:table-cell office:value-type="float" office:value="-128.84361728741" calcext:value-type="float">
            <text:p>-128,84361728741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680</text:p>
          </table:table-cell>
          <table:table-cell office:value-type="float" office:value="1.2003872543573" calcext:value-type="float">
            <text:p>1,2003872543573</text:p>
          </table:table-cell>
          <table:table-cell office:value-type="float" office:value="1.7932970821857" calcext:value-type="float">
            <text:p>1,7932970821857</text:p>
          </table:table-cell>
          <table:table-cell office:value-type="float" office:value="33.356487751007" calcext:value-type="float">
            <text:p>33,356487751007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691</text:p>
          </table:table-cell>
          <table:table-cell office:value-type="float" office:value="2.0276716351509" calcext:value-type="float">
            <text:p>2,0276716351509</text:p>
          </table:table-cell>
          <table:table-cell office:value-type="float" office:value="1.6827097535133" calcext:value-type="float">
            <text:p>1,6827097535133</text:p>
          </table:table-cell>
          <table:table-cell office:value-type="float" office:value="101.89820019303" calcext:value-type="float">
            <text:p>101,89820019303</text:p>
          </table:table-cell>
          <table:table-cell office:value-type="float" office:value="10" calcext:value-type="float">
            <text:p>10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02</text:p>
          </table:table-cell>
          <table:table-cell office:value-type="float" office:value="2.6737293601036" calcext:value-type="float">
            <text:p>2,6737293601036</text:p>
          </table:table-cell>
          <table:table-cell office:value-type="float" office:value="1.8732532858849" calcext:value-type="float">
            <text:p>1,8732532858849</text:p>
          </table:table-cell>
          <table:table-cell office:value-type="float" office:value="128.58831199111" calcext:value-type="float">
            <text:p>128,58831199111</text:p>
          </table:table-cell>
          <table:table-cell office:value-type="float" office:value="10" calcext:value-type="float">
            <text:p>1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13</text:p>
          </table:table-cell>
          <table:table-cell office:value-type="float" office:value="4.4473057985306" calcext:value-type="float">
            <text:p>4,4473057985306</text:p>
          </table:table-cell>
          <table:table-cell office:value-type="float" office:value="2.1769639849663" calcext:value-type="float">
            <text:p>2,1769639849663</text:p>
          </table:table-cell>
          <table:table-cell office:value-type="float" office:value="-101.2705701172" calcext:value-type="float">
            <text:p>-101,270570117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24</text:p>
          </table:table-cell>
          <table:table-cell office:value-type="float" office:value="5.3957575559616" calcext:value-type="float">
            <text:p>5,3957575559616</text:p>
          </table:table-cell>
          <table:table-cell office:value-type="float" office:value="2.5205370783806" calcext:value-type="float">
            <text:p>2,5205370783806</text:p>
          </table:table-cell>
          <table:table-cell office:value-type="float" office:value="-130.89059720373" calcext:value-type="float">
            <text:p>-130,89059720373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35</text:p>
          </table:table-cell>
          <table:table-cell office:value-type="float" office:value="7.4192929267883" calcext:value-type="float">
            <text:p>7,4192929267883</text:p>
          </table:table-cell>
          <table:table-cell office:value-type="float" office:value="1.2138567864895" calcext:value-type="float">
            <text:p>1,2138567864895</text:p>
          </table:table-cell>
          <table:table-cell office:value-type="float" office:value="167.0201644776" calcext:value-type="float">
            <text:p>167,0201644776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46</text:p>
          </table:table-cell>
          <table:table-cell office:value-type="float" office:value="7.7420228719711" calcext:value-type="float">
            <text:p>7,7420228719711</text:p>
          </table:table-cell>
          <table:table-cell office:value-type="float" office:value="2.5044843554497" calcext:value-type="float">
            <text:p>2,5044843554497</text:p>
          </table:table-cell>
          <table:table-cell office:value-type="float" office:value="6.6622813131399" calcext:value-type="float">
            <text:p>6,6622813131399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57</text:p>
          </table:table-cell>
          <table:table-cell office:value-type="float" office:value="-1.582528501749" calcext:value-type="float">
            <text:p>-1,582528501749</text:p>
          </table:table-cell>
          <table:table-cell office:value-type="float" office:value="3.2916563749313" calcext:value-type="float">
            <text:p>3,2916563749313</text:p>
          </table:table-cell>
          <table:table-cell office:value-type="float" office:value="78.243918479628" calcext:value-type="float">
            <text:p>78,243918479628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68</text:p>
          </table:table-cell>
          <table:table-cell office:value-type="float" office:value="0.98454311490059" calcext:value-type="float">
            <text:p>0,98454311490059</text:p>
          </table:table-cell>
          <table:table-cell office:value-type="float" office:value="2.670516371727" calcext:value-type="float">
            <text:p>2,670516371727</text:p>
          </table:table-cell>
          <table:table-cell office:value-type="float" office:value="70.335905263378" calcext:value-type="float">
            <text:p>70,335905263378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79</text:p>
          </table:table-cell>
          <table:table-cell office:value-type="float" office:value="1.6562876105309" calcext:value-type="float">
            <text:p>1,6562876105309</text:p>
          </table:table-cell>
          <table:table-cell office:value-type="float" office:value="4.5561075210571" calcext:value-type="float">
            <text:p>4,5561075210571</text:p>
          </table:table-cell>
          <table:table-cell office:value-type="float" office:value="-100.35915207711" calcext:value-type="float">
            <text:p>-100,35915207711</text:p>
          </table:table-cell>
          <table:table-cell office:value-type="float" office:value="10" calcext:value-type="float">
            <text:p>10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90</text:p>
          </table:table-cell>
          <table:table-cell office:value-type="float" office:value="4.4573745131493" calcext:value-type="float">
            <text:p>4,4573745131493</text:p>
          </table:table-cell>
          <table:table-cell office:value-type="float" office:value="3.385189473629" calcext:value-type="float">
            <text:p>3,385189473629</text:p>
          </table:table-cell>
          <table:table-cell office:value-type="float" office:value="-76.450364604877" calcext:value-type="float">
            <text:p>-76,450364604877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801</text:p>
          </table:table-cell>
          <table:table-cell office:value-type="float" office:value="6.6782861948013" calcext:value-type="float">
            <text:p>6,6782861948013</text:p>
          </table:table-cell>
          <table:table-cell office:value-type="float" office:value="2.6879757642746" calcext:value-type="float">
            <text:p>2,6879757642746</text:p>
          </table:table-cell>
          <table:table-cell office:value-type="float" office:value="-34.5079344549" calcext:value-type="float">
            <text:p>-34,5079344549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812</text:p>
          </table:table-cell>
          <table:table-cell office:value-type="float" office:value="9.3825179338455" calcext:value-type="float">
            <text:p>9,3825179338455</text:p>
          </table:table-cell>
          <table:table-cell office:value-type="float" office:value="1.9121244549751" calcext:value-type="float">
            <text:p>1,9121244549751</text:p>
          </table:table-cell>
          <table:table-cell office:value-type="float" office:value="53.22766911452" calcext:value-type="float">
            <text:p>53,2276691145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823</text:p>
          </table:table-cell>
          <table:table-cell office:value-type="float" office:value="7.3789036273956" calcext:value-type="float">
            <text:p>7,3789036273956</text:p>
          </table:table-cell>
          <table:table-cell office:value-type="float" office:value="3.188841342926" calcext:value-type="float">
            <text:p>3,188841342926</text:p>
          </table:table-cell>
          <table:table-cell office:value-type="float" office:value="-107.35129854482" calcext:value-type="float">
            <text:p>-107,35129854482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834</text:p>
          </table:table-cell>
          <table:table-cell office:value-type="float" office:value="-0.93391284346581" calcext:value-type="float">
            <text:p>-0,93391284346581</text:p>
          </table:table-cell>
          <table:table-cell office:value-type="float" office:value="5.4744589328766" calcext:value-type="float">
            <text:p>5,4744589328766</text:p>
          </table:table-cell>
          <table:table-cell office:value-type="float" office:value="-112.84673821395" calcext:value-type="float">
            <text:p>-112,84673821395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845</text:p>
          </table:table-cell>
          <table:table-cell office:value-type="float" office:value="1.107372790575" calcext:value-type="float">
            <text:p>1,107372790575</text:p>
          </table:table-cell>
          <table:table-cell office:value-type="float" office:value="4.0626922249794" calcext:value-type="float">
            <text:p>4,0626922249794</text:p>
          </table:table-cell>
          <table:table-cell office:value-type="float" office:value="3.7977183890191" calcext:value-type="float">
            <text:p>3,7977183890191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856</text:p>
          </table:table-cell>
          <table:table-cell office:value-type="float" office:value="4.6705946326256" calcext:value-type="float">
            <text:p>4,6705946326256</text:p>
          </table:table-cell>
          <table:table-cell office:value-type="float" office:value="4.928907752037" calcext:value-type="float">
            <text:p>4,928907752037</text:p>
          </table:table-cell>
          <table:table-cell office:value-type="float" office:value="77.161795774083" calcext:value-type="float">
            <text:p>77,161795774083</text:p>
          </table:table-cell>
          <table:table-cell office:value-type="float" office:value="11" calcext:value-type="float">
            <text:p>1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867</text:p>
          </table:table-cell>
          <table:table-cell office:value-type="float" office:value="2.7686721086502" calcext:value-type="float">
            <text:p>2,7686721086502</text:p>
          </table:table-cell>
          <table:table-cell office:value-type="float" office:value="5.3154587745667" calcext:value-type="float">
            <text:p>5,3154587745667</text:p>
          </table:table-cell>
          <table:table-cell office:value-type="float" office:value="153.99567184934" calcext:value-type="float">
            <text:p>153,99567184934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878</text:p>
          </table:table-cell>
          <table:table-cell office:value-type="float" office:value="4.9018841981888" calcext:value-type="float">
            <text:p>4,9018841981888</text:p>
          </table:table-cell>
          <table:table-cell office:value-type="float" office:value="4.695753455162" calcext:value-type="float">
            <text:p>4,695753455162</text:p>
          </table:table-cell>
          <table:table-cell office:value-type="float" office:value="-45.590828938089" calcext:value-type="float">
            <text:p>-45,590828938089</text:p>
          </table:table-cell>
          <table:table-cell office:value-type="float" office:value="11" calcext:value-type="float">
            <text:p>1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889</text:p>
          </table:table-cell>
          <table:table-cell office:value-type="float" office:value="6.4686840772629" calcext:value-type="float">
            <text:p>6,4686840772629</text:p>
          </table:table-cell>
          <table:table-cell office:value-type="float" office:value="4.7088608145714" calcext:value-type="float">
            <text:p>4,7088608145714</text:p>
          </table:table-cell>
          <table:table-cell office:value-type="float" office:value="-173.93575352468" calcext:value-type="float">
            <text:p>-173,93575352468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900</text:p>
          </table:table-cell>
          <table:table-cell office:value-type="float" office:value="10.085008144379" calcext:value-type="float">
            <text:p>10,085008144379</text:p>
          </table:table-cell>
          <table:table-cell office:value-type="float" office:value="3.6730805039406" calcext:value-type="float">
            <text:p>3,6730805039406</text:p>
          </table:table-cell>
          <table:table-cell office:value-type="float" office:value="125.39748781046" calcext:value-type="float">
            <text:p>125,39748781046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911</text:p>
          </table:table-cell>
          <table:table-cell office:value-type="float" office:value="0.31948573887348" calcext:value-type="float">
            <text:p>0,31948573887348</text:p>
          </table:table-cell>
          <table:table-cell office:value-type="float" office:value="6.2419110536575" calcext:value-type="float">
            <text:p>6,2419110536575</text:p>
          </table:table-cell>
          <table:table-cell office:value-type="float" office:value="-109.75246672418" calcext:value-type="float">
            <text:p>-109,752466724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922</text:p>
          </table:table-cell>
          <table:table-cell office:value-type="float" office:value="1.5182603895664" calcext:value-type="float">
            <text:p>1,5182603895664</text:p>
          </table:table-cell>
          <table:table-cell office:value-type="float" office:value="4.8553237318993" calcext:value-type="float">
            <text:p>4,8553237318993</text:p>
          </table:table-cell>
          <table:table-cell office:value-type="float" office:value="95.099220609969" calcext:value-type="float">
            <text:p>95,099220609969</text:p>
          </table:table-cell>
          <table:table-cell office:value-type="float" office:value="10" calcext:value-type="float">
            <text:p>1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933</text:p>
          </table:table-cell>
          <table:table-cell office:value-type="float" office:value="2.9131856560707" calcext:value-type="float">
            <text:p>2,9131856560707</text:p>
          </table:table-cell>
          <table:table-cell office:value-type="float" office:value="7.4823445081711" calcext:value-type="float">
            <text:p>7,4823445081711</text:p>
          </table:table-cell>
          <table:table-cell office:value-type="float" office:value="-51.855837083926" calcext:value-type="float">
            <text:p>-51,8558370839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944</text:p>
          </table:table-cell>
          <table:table-cell office:value-type="float" office:value="4.423802793026" calcext:value-type="float">
            <text:p>4,423802793026</text:p>
          </table:table-cell>
          <table:table-cell office:value-type="float" office:value="7.1117293834686" calcext:value-type="float">
            <text:p>7,1117293834686</text:p>
          </table:table-cell>
          <table:table-cell office:value-type="float" office:value="41.282186462621" calcext:value-type="float">
            <text:p>41,282186462621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955</text:p>
          </table:table-cell>
          <table:table-cell office:value-type="float" office:value="6.4247274398804" calcext:value-type="float">
            <text:p>6,4247274398804</text:p>
          </table:table-cell>
          <table:table-cell office:value-type="float" office:value="6.1547887325287" calcext:value-type="float">
            <text:p>6,1547887325287</text:p>
          </table:table-cell>
          <table:table-cell office:value-type="float" office:value="-37.647051796032" calcext:value-type="float">
            <text:p>-37,647051796032</text:p>
          </table:table-cell>
          <table:table-cell office:value-type="float" office:value="11" calcext:value-type="float">
            <text:p>1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966</text:p>
          </table:table-cell>
          <table:table-cell office:value-type="float" office:value="7.1148687601089" calcext:value-type="float">
            <text:p>7,1148687601089</text:p>
          </table:table-cell>
          <table:table-cell office:value-type="float" office:value="6.1172860860825" calcext:value-type="float">
            <text:p>6,1172860860825</text:p>
          </table:table-cell>
          <table:table-cell office:value-type="float" office:value="111.22060885095" calcext:value-type="float">
            <text:p>111,22060885095</text:p>
          </table:table-cell>
          <table:table-cell office:value-type="float" office:value="11" calcext:value-type="float">
            <text:p>1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977</text:p>
          </table:table-cell>
          <table:table-cell office:value-type="float" office:value="9.7282522916794" calcext:value-type="float">
            <text:p>9,7282522916794</text:p>
          </table:table-cell>
          <table:table-cell office:value-type="float" office:value="5.7190364599228" calcext:value-type="float">
            <text:p>5,7190364599228</text:p>
          </table:table-cell>
          <table:table-cell office:value-type="float" office:value="170.37394396059" calcext:value-type="float">
            <text:p>170,37394396059</text:p>
          </table:table-cell>
          <table:table-cell office:value-type="float" office:value="11" calcext:value-type="float">
            <text:p>1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988</text:p>
          </table:table-cell>
          <table:table-cell office:value-type="float" office:value="-0.76890282332897" calcext:value-type="float">
            <text:p>-0,76890282332897</text:p>
          </table:table-cell>
          <table:table-cell office:value-type="float" office:value="7.5554001331329" calcext:value-type="float">
            <text:p>7,5554001331329</text:p>
          </table:table-cell>
          <table:table-cell office:value-type="float" office:value="-142.25333663309" calcext:value-type="float">
            <text:p>-142,25333663309</text:p>
          </table:table-cell>
          <table:table-cell office:value-type="float" office:value="10" calcext:value-type="float">
            <text:p>10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999</text:p>
          </table:table-cell>
          <table:table-cell office:value-type="float" office:value="-0.50664592534304" calcext:value-type="float">
            <text:p>-0,50664592534304</text:p>
          </table:table-cell>
          <table:table-cell office:value-type="float" office:value="7.2811031341553" calcext:value-type="float">
            <text:p>7,2811031341553</text:p>
          </table:table-cell>
          <table:table-cell office:value-type="float" office:value="-7.9930546177421" calcext:value-type="float">
            <text:p>-7,9930546177421</text:p>
          </table:table-cell>
          <table:table-cell office:value-type="float" office:value="10" calcext:value-type="float">
            <text:p>1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1010</text:p>
          </table:table-cell>
          <table:table-cell office:value-type="float" office:value="1.637287735939" calcext:value-type="float">
            <text:p>1,637287735939</text:p>
          </table:table-cell>
          <table:table-cell office:value-type="float" office:value="8.3502274751663" calcext:value-type="float">
            <text:p>8,3502274751663</text:p>
          </table:table-cell>
          <table:table-cell office:value-type="float" office:value="-3.0120500381205" calcext:value-type="float">
            <text:p>-3,012050038120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1021</text:p>
          </table:table-cell>
          <table:table-cell office:value-type="float" office:value="4.8175293207169" calcext:value-type="float">
            <text:p>4,8175293207169</text:p>
          </table:table-cell>
          <table:table-cell office:value-type="float" office:value="5.4746425151825" calcext:value-type="float">
            <text:p>5,4746425151825</text:p>
          </table:table-cell>
          <table:table-cell office:value-type="float" office:value="-176.95944020703" calcext:value-type="float">
            <text:p>-176,95944020703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1032</text:p>
          </table:table-cell>
          <table:table-cell office:value-type="float" office:value="5.6313562393188" calcext:value-type="float">
            <text:p>5,6313562393188</text:p>
          </table:table-cell>
          <table:table-cell office:value-type="float" office:value="7.6842349767685" calcext:value-type="float">
            <text:p>7,6842349767685</text:p>
          </table:table-cell>
          <table:table-cell office:value-type="float" office:value="153.20571516729" calcext:value-type="float">
            <text:p>153,20571516729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1043</text:p>
          </table:table-cell>
          <table:table-cell office:value-type="float" office:value="8.5349577665329" calcext:value-type="float">
            <text:p>8,5349577665329</text:p>
          </table:table-cell>
          <table:table-cell office:value-type="float" office:value="6.7565524578094" calcext:value-type="float">
            <text:p>6,7565524578094</text:p>
          </table:table-cell>
          <table:table-cell office:value-type="float" office:value="-131.40953118634" calcext:value-type="float">
            <text:p>-131,40953118634</text:p>
          </table:table-cell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1054</text:p>
          </table:table-cell>
          <table:table-cell office:value-type="float" office:value="8.3688819408417" calcext:value-type="float">
            <text:p>8,3688819408417</text:p>
          </table:table-cell>
          <table:table-cell office:value-type="float" office:value="7.8801453113556" calcext:value-type="float">
            <text:p>7,8801453113556</text:p>
          </table:table-cell>
          <table:table-cell office:value-type="float" office:value="50.251015052674" calcext:value-type="float">
            <text:p>50,251015052674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1065</text:p>
          </table:table-cell>
          <table:table-cell office:value-type="float" office:value="-1.5850129723549" calcext:value-type="float">
            <text:p>-1,5850129723549</text:p>
          </table:table-cell>
          <table:table-cell office:value-type="float" office:value="6.0187143087387" calcext:value-type="float">
            <text:p>6,0187143087387</text:p>
          </table:table-cell>
          <table:table-cell office:value-type="float" office:value="33.051617965577" calcext:value-type="float">
            <text:p>33,051617965577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1076</text:p>
          </table:table-cell>
          <table:table-cell office:value-type="float" office:value="-1.3446135818958" calcext:value-type="float">
            <text:p>-1,3446135818958</text:p>
          </table:table-cell>
          <table:table-cell office:value-type="float" office:value="7.8725326061249" calcext:value-type="float">
            <text:p>7,8725326061249</text:p>
          </table:table-cell>
          <table:table-cell office:value-type="float" office:value="-35.541828650578" calcext:value-type="float">
            <text:p>-35,541828650578</text:p>
          </table:table-cell>
          <table:table-cell office:value-type="float" office:value="10" calcext:value-type="float">
            <text:p>1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1087</text:p>
          </table:table-cell>
          <table:table-cell office:value-type="float" office:value="1.0273851454258" calcext:value-type="float">
            <text:p>1,0273851454258</text:p>
          </table:table-cell>
          <table:table-cell office:value-type="float" office:value="11.04949593544" calcext:value-type="float">
            <text:p>11,04949593544</text:p>
          </table:table-cell>
          <table:table-cell office:value-type="float" office:value="-0.86422787184358" calcext:value-type="float">
            <text:p>-0,8642278718435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1098</text:p>
          </table:table-cell>
          <table:table-cell office:value-type="float" office:value="4.1577076911926" calcext:value-type="float">
            <text:p>4,1577076911926</text:p>
          </table:table-cell>
          <table:table-cell office:value-type="float" office:value="10.63972234726" calcext:value-type="float">
            <text:p>10,63972234726</text:p>
          </table:table-cell>
          <table:table-cell office:value-type="float" office:value="28.010404413673" calcext:value-type="float">
            <text:p>28,01040441367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1109</text:p>
          </table:table-cell>
          <table:table-cell office:value-type="float" office:value="5.719507932663" calcext:value-type="float">
            <text:p>5,719507932663</text:p>
          </table:table-cell>
          <table:table-cell office:value-type="float" office:value="10.918614864349" calcext:value-type="float">
            <text:p>10,918614864349</text:p>
          </table:table-cell>
          <table:table-cell office:value-type="float" office:value="-45.884819547082" calcext:value-type="float">
            <text:p>-45,884819547082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1120</text:p>
          </table:table-cell>
          <table:table-cell office:value-type="float" office:value="7.8701770305634" calcext:value-type="float">
            <text:p>7,8701770305634</text:p>
          </table:table-cell>
          <table:table-cell office:value-type="float" office:value="7.5567835569382" calcext:value-type="float">
            <text:p>7,5567835569382</text:p>
          </table:table-cell>
          <table:table-cell office:value-type="float" office:value="107.69648688614" calcext:value-type="float">
            <text:p>107,6964868861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1131</text:p>
          </table:table-cell>
          <table:table-cell office:value-type="float" office:value="8.4251195192337" calcext:value-type="float">
            <text:p>8,4251195192337</text:p>
          </table:table-cell>
          <table:table-cell office:value-type="float" office:value="8.788253068924" calcext:value-type="float">
            <text:p>8,788253068924</text:p>
          </table:table-cell>
          <table:table-cell office:value-type="float" office:value="4.1507252841998" calcext:value-type="float">
            <text:p>4,1507252841998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1142</text:p>
          </table:table-cell>
          <table:table-cell office:value-type="float" office:value="0.71601197123528" calcext:value-type="float">
            <text:p>0,71601197123528</text:p>
          </table:table-cell>
          <table:table-cell office:value-type="float" office:value="11.058573722839" calcext:value-type="float">
            <text:p>11,058573722839</text:p>
          </table:table-cell>
          <table:table-cell office:value-type="float" office:value="-98.537170203628" calcext:value-type="float">
            <text:p>-98,537170203628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1153</text:p>
          </table:table-cell>
          <table:table-cell office:value-type="float" office:value="0.30116310343146" calcext:value-type="float">
            <text:p>0,30116310343146</text:p>
          </table:table-cell>
          <table:table-cell office:value-type="float" office:value="11.085011959076" calcext:value-type="float">
            <text:p>11,085011959076</text:p>
          </table:table-cell>
          <table:table-cell office:value-type="float" office:value="-137.87483713429" calcext:value-type="float">
            <text:p>-137,87483713429</text:p>
          </table:table-cell>
          <table:table-cell office:value-type="float" office:value="10" calcext:value-type="float">
            <text:p>1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15</text:p>
          </table:table-cell>
          <table:table-cell office:value-type="float" office:value="-1.1230257898569" calcext:value-type="float">
            <text:p>-1,1230257898569</text:p>
          </table:table-cell>
          <table:table-cell office:value-type="float" office:value="0.24428900331259" calcext:value-type="float">
            <text:p>0,24428900331259</text:p>
          </table:table-cell>
          <table:table-cell office:value-type="float" office:value="44.069797749732" calcext:value-type="float">
            <text:p>44,06979774973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614</text:p>
          </table:table-cell>
          <table:table-cell office:value-type="float" office:value="2.6357883214951" calcext:value-type="float">
            <text:p>2,6357883214951</text:p>
          </table:table-cell>
          <table:table-cell office:value-type="float" office:value="-0.58564506471157" calcext:value-type="float">
            <text:p>-0,58564506471157</text:p>
          </table:table-cell>
          <table:table-cell office:value-type="float" office:value="107.8415380162" calcext:value-type="float">
            <text:p>107,8415380162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625</text:p>
          </table:table-cell>
          <table:table-cell office:value-type="float" office:value="2.9291826486588" calcext:value-type="float">
            <text:p>2,9291826486588</text:p>
          </table:table-cell>
          <table:table-cell office:value-type="float" office:value="0.54154515266418" calcext:value-type="float">
            <text:p>0,54154515266418</text:p>
          </table:table-cell>
          <table:table-cell office:value-type="float" office:value="-173.73304002604" calcext:value-type="float">
            <text:p>-173,73304002604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636</text:p>
          </table:table-cell>
          <table:table-cell office:value-type="float" office:value="5.774992108345" calcext:value-type="float">
            <text:p>5,774992108345</text:p>
          </table:table-cell>
          <table:table-cell office:value-type="float" office:value="-0.068070851266384" calcext:value-type="float">
            <text:p>-0,068070851266384</text:p>
          </table:table-cell>
          <table:table-cell office:value-type="float" office:value="-172.79026918351" calcext:value-type="float">
            <text:p>-172,7902691835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647</text:p>
          </table:table-cell>
          <table:table-cell office:value-type="float" office:value="6.7550086975098" calcext:value-type="float">
            <text:p>6,7550086975098</text:p>
          </table:table-cell>
          <table:table-cell office:value-type="float" office:value="1.2060207128525" calcext:value-type="float">
            <text:p>1,2060207128525</text:p>
          </table:table-cell>
          <table:table-cell office:value-type="float" office:value="59.318730026294" calcext:value-type="float">
            <text:p>59,318730026294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658</text:p>
          </table:table-cell>
          <table:table-cell office:value-type="float" office:value="8.5773152112961" calcext:value-type="float">
            <text:p>8,5773152112961</text:p>
          </table:table-cell>
          <table:table-cell office:value-type="float" office:value="0.11068474501371" calcext:value-type="float">
            <text:p>0,11068474501371</text:p>
          </table:table-cell>
          <table:table-cell office:value-type="float" office:value="2.8524056409195" calcext:value-type="float">
            <text:p>2,8524056409195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669</text:p>
          </table:table-cell>
          <table:table-cell office:value-type="float" office:value="8.4866160154343" calcext:value-type="float">
            <text:p>8,4866160154343</text:p>
          </table:table-cell>
          <table:table-cell office:value-type="float" office:value="-0.32388966530561" calcext:value-type="float">
            <text:p>-0,32388966530561</text:p>
          </table:table-cell>
          <table:table-cell office:value-type="float" office:value="150.66906297283" calcext:value-type="float">
            <text:p>150,66906297283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680</text:p>
          </table:table-cell>
          <table:table-cell office:value-type="float" office:value="0.85720904171467" calcext:value-type="float">
            <text:p>0,85720904171467</text:p>
          </table:table-cell>
          <table:table-cell office:value-type="float" office:value="1.6023153066635" calcext:value-type="float">
            <text:p>1,6023153066635</text:p>
          </table:table-cell>
          <table:table-cell office:value-type="float" office:value="29.984079728461" calcext:value-type="float">
            <text:p>29,98407972846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691</text:p>
          </table:table-cell>
          <table:table-cell office:value-type="float" office:value="2.0776279270649" calcext:value-type="float">
            <text:p>2,0776279270649</text:p>
          </table:table-cell>
          <table:table-cell office:value-type="float" office:value="1.2931874394417" calcext:value-type="float">
            <text:p>1,2931874394417</text:p>
          </table:table-cell>
          <table:table-cell office:value-type="float" office:value="98.209264172111" calcext:value-type="float">
            <text:p>98,209264172111</text:p>
          </table:table-cell>
          <table:table-cell office:value-type="float" office:value="10" calcext:value-type="float">
            <text:p>10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02</text:p>
          </table:table-cell>
          <table:table-cell office:value-type="float" office:value="2.7318966388702" calcext:value-type="float">
            <text:p>2,7318966388702</text:p>
          </table:table-cell>
          <table:table-cell office:value-type="float" office:value="1.5222339332104" calcext:value-type="float">
            <text:p>1,5222339332104</text:p>
          </table:table-cell>
          <table:table-cell office:value-type="float" office:value="104.05540694097" calcext:value-type="float">
            <text:p>104,05540694097</text:p>
          </table:table-cell>
          <table:table-cell office:value-type="float" office:value="10" calcext:value-type="float">
            <text:p>1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13</text:p>
          </table:table-cell>
          <table:table-cell office:value-type="float" office:value="4.5949777960777" calcext:value-type="float">
            <text:p>4,5949777960777</text:p>
          </table:table-cell>
          <table:table-cell office:value-type="float" office:value="2.5031885504723" calcext:value-type="float">
            <text:p>2,5031885504723</text:p>
          </table:table-cell>
          <table:table-cell office:value-type="float" office:value="-118.46776676785" calcext:value-type="float">
            <text:p>-118,4677667678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24</text:p>
          </table:table-cell>
          <table:table-cell office:value-type="float" office:value="5.6244713068008" calcext:value-type="float">
            <text:p>5,6244713068008</text:p>
          </table:table-cell>
          <table:table-cell office:value-type="float" office:value="2.8215163946152" calcext:value-type="float">
            <text:p>2,8215163946152</text:p>
          </table:table-cell>
          <table:table-cell office:value-type="float" office:value="-122.57376749804" calcext:value-type="float">
            <text:p>-122,57376749804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35</text:p>
          </table:table-cell>
          <table:table-cell office:value-type="float" office:value="7.5212514400482" calcext:value-type="float">
            <text:p>7,5212514400482</text:p>
          </table:table-cell>
          <table:table-cell office:value-type="float" office:value="1.4346715807915" calcext:value-type="float">
            <text:p>1,4346715807915</text:p>
          </table:table-cell>
          <table:table-cell office:value-type="float" office:value="-110.93670471459" calcext:value-type="float">
            <text:p>-110,93670471459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46</text:p>
          </table:table-cell>
          <table:table-cell office:value-type="float" office:value="7.4942457675934" calcext:value-type="float">
            <text:p>7,4942457675934</text:p>
          </table:table-cell>
          <table:table-cell office:value-type="float" office:value="2.3287491500378" calcext:value-type="float">
            <text:p>2,3287491500378</text:p>
          </table:table-cell>
          <table:table-cell office:value-type="float" office:value="43.405214692377" calcext:value-type="float">
            <text:p>43,405214692377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57</text:p>
          </table:table-cell>
          <table:table-cell office:value-type="float" office:value="-1.4778576791286" calcext:value-type="float">
            <text:p>-1,4778576791286</text:p>
          </table:table-cell>
          <table:table-cell office:value-type="float" office:value="3.0196499824524" calcext:value-type="float">
            <text:p>3,0196499824524</text:p>
          </table:table-cell>
          <table:table-cell office:value-type="float" office:value="116.10370532722" calcext:value-type="float">
            <text:p>116,10370532722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68</text:p>
          </table:table-cell>
          <table:table-cell office:value-type="float" office:value="0.85451193153858" calcext:value-type="float">
            <text:p>0,85451193153858</text:p>
          </table:table-cell>
          <table:table-cell office:value-type="float" office:value="2.3862400650978" calcext:value-type="float">
            <text:p>2,3862400650978</text:p>
          </table:table-cell>
          <table:table-cell office:value-type="float" office:value="58.327235234012" calcext:value-type="float">
            <text:p>58,327235234012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79</text:p>
          </table:table-cell>
          <table:table-cell office:value-type="float" office:value="1.9055750966072" calcext:value-type="float">
            <text:p>1,9055750966072</text:p>
          </table:table-cell>
          <table:table-cell office:value-type="float" office:value="4.5021978020668" calcext:value-type="float">
            <text:p>4,5021978020668</text:p>
          </table:table-cell>
          <table:table-cell office:value-type="float" office:value="168.21127028982" calcext:value-type="float">
            <text:p>168,21127028982</text:p>
          </table:table-cell>
          <table:table-cell office:value-type="float" office:value="10" calcext:value-type="float">
            <text:p>10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90</text:p>
          </table:table-cell>
          <table:table-cell office:value-type="float" office:value="4.3652495741844" calcext:value-type="float">
            <text:p>4,3652495741844</text:p>
          </table:table-cell>
          <table:table-cell office:value-type="float" office:value="3.7724906206131" calcext:value-type="float">
            <text:p>3,7724906206131</text:p>
          </table:table-cell>
          <table:table-cell office:value-type="float" office:value="-76.459214186213" calcext:value-type="float">
            <text:p>-76,459214186213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801</text:p>
          </table:table-cell>
          <table:table-cell office:value-type="float" office:value="6.3823413848877" calcext:value-type="float">
            <text:p>6,3823413848877</text:p>
          </table:table-cell>
          <table:table-cell office:value-type="float" office:value="2.9415789246559" calcext:value-type="float">
            <text:p>2,9415789246559</text:p>
          </table:table-cell>
          <table:table-cell office:value-type="float" office:value="-39.688940640468" calcext:value-type="float">
            <text:p>-39,688940640468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812</text:p>
          </table:table-cell>
          <table:table-cell office:value-type="float" office:value="9.2051732540131" calcext:value-type="float">
            <text:p>9,2051732540131</text:p>
          </table:table-cell>
          <table:table-cell office:value-type="float" office:value="1.8601973354816" calcext:value-type="float">
            <text:p>1,8601973354816</text:p>
          </table:table-cell>
          <table:table-cell office:value-type="float" office:value="16.004367049333" calcext:value-type="float">
            <text:p>16,004367049333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823</text:p>
          </table:table-cell>
          <table:table-cell office:value-type="float" office:value="7.5328898429871" calcext:value-type="float">
            <text:p>7,5328898429871</text:p>
          </table:table-cell>
          <table:table-cell office:value-type="float" office:value="3.5460403561592" calcext:value-type="float">
            <text:p>3,5460403561592</text:p>
          </table:table-cell>
          <table:table-cell office:value-type="float" office:value="-112.42810859802" calcext:value-type="float">
            <text:p>-112,42810859802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834</text:p>
          </table:table-cell>
          <table:table-cell office:value-type="float" office:value="-0.90776562690735" calcext:value-type="float">
            <text:p>-0,90776562690735</text:p>
          </table:table-cell>
          <table:table-cell office:value-type="float" office:value="5.8134210109711" calcext:value-type="float">
            <text:p>5,8134210109711</text:p>
          </table:table-cell>
          <table:table-cell office:value-type="float" office:value="-87.537277276349" calcext:value-type="float">
            <text:p>-87,537277276349</text:p>
          </table:table-cell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845</text:p>
          </table:table-cell>
          <table:table-cell office:value-type="float" office:value="0.71098960936069" calcext:value-type="float">
            <text:p>0,71098960936069</text:p>
          </table:table-cell>
          <table:table-cell office:value-type="float" office:value="4.0365886688232" calcext:value-type="float">
            <text:p>4,0365886688232</text:p>
          </table:table-cell>
          <table:table-cell office:value-type="float" office:value="3.7260508746099" calcext:value-type="float">
            <text:p>3,7260508746099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856</text:p>
          </table:table-cell>
          <table:table-cell office:value-type="float" office:value="4.7883278131485" calcext:value-type="float">
            <text:p>4,7883278131485</text:p>
          </table:table-cell>
          <table:table-cell office:value-type="float" office:value="4.9209123849869" calcext:value-type="float">
            <text:p>4,9209123849869</text:p>
          </table:table-cell>
          <table:table-cell office:value-type="float" office:value="165.31736835553" calcext:value-type="float">
            <text:p>165,31736835553</text:p>
          </table:table-cell>
          <table:table-cell office:value-type="float" office:value="11" calcext:value-type="float">
            <text:p>1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867</text:p>
          </table:table-cell>
          <table:table-cell office:value-type="float" office:value="3.1009367108345" calcext:value-type="float">
            <text:p>3,1009367108345</text:p>
          </table:table-cell>
          <table:table-cell office:value-type="float" office:value="5.1341831684113" calcext:value-type="float">
            <text:p>5,1341831684113</text:p>
          </table:table-cell>
          <table:table-cell office:value-type="float" office:value="146.24621306255" calcext:value-type="float">
            <text:p>146,24621306255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878</text:p>
          </table:table-cell>
          <table:table-cell office:value-type="float" office:value="5.085700750351" calcext:value-type="float">
            <text:p>5,085700750351</text:p>
          </table:table-cell>
          <table:table-cell office:value-type="float" office:value="4.7742596268654" calcext:value-type="float">
            <text:p>4,7742596268654</text:p>
          </table:table-cell>
          <table:table-cell office:value-type="float" office:value="-136.26413132734" calcext:value-type="float">
            <text:p>-136,26413132734</text:p>
          </table:table-cell>
          <table:table-cell office:value-type="float" office:value="11" calcext:value-type="float">
            <text:p>1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889</text:p>
          </table:table-cell>
          <table:table-cell office:value-type="float" office:value="6.838835477829" calcext:value-type="float">
            <text:p>6,838835477829</text:p>
          </table:table-cell>
          <table:table-cell office:value-type="float" office:value="4.7215470671654" calcext:value-type="float">
            <text:p>4,7215470671654</text:p>
          </table:table-cell>
          <table:table-cell office:value-type="float" office:value="175.18315497477" calcext:value-type="float">
            <text:p>175,18315497477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900</text:p>
          </table:table-cell>
          <table:table-cell office:value-type="float" office:value="10.062317848206" calcext:value-type="float">
            <text:p>10,062317848206</text:p>
          </table:table-cell>
          <table:table-cell office:value-type="float" office:value="3.3831456303596" calcext:value-type="float">
            <text:p>3,3831456303596</text:p>
          </table:table-cell>
          <table:table-cell office:value-type="float" office:value="105.06863275151" calcext:value-type="float">
            <text:p>105,0686327515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911</text:p>
          </table:table-cell>
          <table:table-cell office:value-type="float" office:value="0.22252667695284" calcext:value-type="float">
            <text:p>0,22252667695284</text:p>
          </table:table-cell>
          <table:table-cell office:value-type="float" office:value="6.5179002285004" calcext:value-type="float">
            <text:p>6,5179002285004</text:p>
          </table:table-cell>
          <table:table-cell office:value-type="float" office:value="-61.701994033376" calcext:value-type="float">
            <text:p>-61,70199403337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922</text:p>
          </table:table-cell>
          <table:table-cell office:value-type="float" office:value="1.7344537377357" calcext:value-type="float">
            <text:p>1,7344537377357</text:p>
          </table:table-cell>
          <table:table-cell office:value-type="float" office:value="4.814358651638" calcext:value-type="float">
            <text:p>4,814358651638</text:p>
          </table:table-cell>
          <table:table-cell office:value-type="float" office:value="149.91071877206" calcext:value-type="float">
            <text:p>149,91071877206</text:p>
          </table:table-cell>
          <table:table-cell office:value-type="float" office:value="10" calcext:value-type="float">
            <text:p>10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933</text:p>
          </table:table-cell>
          <table:table-cell office:value-type="float" office:value="2.9520899057388" calcext:value-type="float">
            <text:p>2,9520899057388</text:p>
          </table:table-cell>
          <table:table-cell office:value-type="float" office:value="7.7582788467407" calcext:value-type="float">
            <text:p>7,7582788467407</text:p>
          </table:table-cell>
          <table:table-cell office:value-type="float" office:value="-107.62480869415" calcext:value-type="float">
            <text:p>-107,624808694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944</text:p>
          </table:table-cell>
          <table:table-cell office:value-type="float" office:value="4.1254067420959" calcext:value-type="float">
            <text:p>4,1254067420959</text:p>
          </table:table-cell>
          <table:table-cell office:value-type="float" office:value="6.8493586778641" calcext:value-type="float">
            <text:p>6,8493586778641</text:p>
          </table:table-cell>
          <table:table-cell office:value-type="float" office:value="41.335519711683" calcext:value-type="float">
            <text:p>41,335519711683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955</text:p>
          </table:table-cell>
          <table:table-cell office:value-type="float" office:value="6.2662947177887" calcext:value-type="float">
            <text:p>6,2662947177887</text:p>
          </table:table-cell>
          <table:table-cell office:value-type="float" office:value="6.0006773471832" calcext:value-type="float">
            <text:p>6,0006773471832</text:p>
          </table:table-cell>
          <table:table-cell office:value-type="float" office:value="53.139374893942" calcext:value-type="float">
            <text:p>53,139374893942</text:p>
          </table:table-cell>
          <table:table-cell office:value-type="float" office:value="11" calcext:value-type="float">
            <text:p>1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966</text:p>
          </table:table-cell>
          <table:table-cell office:value-type="float" office:value="6.9207942485809" calcext:value-type="float">
            <text:p>6,9207942485809</text:p>
          </table:table-cell>
          <table:table-cell office:value-type="float" office:value="6.0092228651047" calcext:value-type="float">
            <text:p>6,0092228651047</text:p>
          </table:table-cell>
          <table:table-cell office:value-type="float" office:value="20.41766522037" calcext:value-type="float">
            <text:p>20,41766522037</text:p>
          </table:table-cell>
          <table:table-cell office:value-type="float" office:value="11" calcext:value-type="float">
            <text:p>1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977</text:p>
          </table:table-cell>
          <table:table-cell office:value-type="float" office:value="10.009360313416" calcext:value-type="float">
            <text:p>10,009360313416</text:p>
          </table:table-cell>
          <table:table-cell office:value-type="float" office:value="5.7079875469208" calcext:value-type="float">
            <text:p>5,7079875469208</text:p>
          </table:table-cell>
          <table:table-cell office:value-type="float" office:value="179.39540535022" calcext:value-type="float">
            <text:p>179,39540535022</text:p>
          </table:table-cell>
          <table:table-cell office:value-type="float" office:value="11" calcext:value-type="float">
            <text:p>1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988</text:p>
          </table:table-cell>
          <table:table-cell office:value-type="float" office:value="-0.87975487112999" calcext:value-type="float">
            <text:p>-0,87975487112999</text:p>
          </table:table-cell>
          <table:table-cell office:value-type="float" office:value="7.7481377124786" calcext:value-type="float">
            <text:p>7,7481377124786</text:p>
          </table:table-cell>
          <table:table-cell office:value-type="float" office:value="-51.457001145478" calcext:value-type="float">
            <text:p>-51,457001145478</text:p>
          </table:table-cell>
          <table:table-cell office:value-type="float" office:value="10" calcext:value-type="float">
            <text:p>10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999</text:p>
          </table:table-cell>
          <table:table-cell office:value-type="float" office:value="-0.50655640661716" calcext:value-type="float">
            <text:p>-0,50655640661716</text:p>
          </table:table-cell>
          <table:table-cell office:value-type="float" office:value="7.5029528141022" calcext:value-type="float">
            <text:p>7,5029528141022</text:p>
          </table:table-cell>
          <table:table-cell office:value-type="float" office:value="-98.768052022169" calcext:value-type="float">
            <text:p>-98,768052022169</text:p>
          </table:table-cell>
          <table:table-cell office:value-type="float" office:value="10" calcext:value-type="float">
            <text:p>10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1010</text:p>
          </table:table-cell>
          <table:table-cell office:value-type="float" office:value="1.4836843311787" calcext:value-type="float">
            <text:p>1,4836843311787</text:p>
          </table:table-cell>
          <table:table-cell office:value-type="float" office:value="8.3169257640839" calcext:value-type="float">
            <text:p>8,3169257640839</text:p>
          </table:table-cell>
          <table:table-cell office:value-type="float" office:value="11.050871128489" calcext:value-type="float">
            <text:p>11,050871128489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1021</text:p>
          </table:table-cell>
          <table:table-cell office:value-type="float" office:value="4.8613733053207" calcext:value-type="float">
            <text:p>4,8613733053207</text:p>
          </table:table-cell>
          <table:table-cell office:value-type="float" office:value="5.7222604751587" calcext:value-type="float">
            <text:p>5,7222604751587</text:p>
          </table:table-cell>
          <table:table-cell office:value-type="float" office:value="-98.243944963832" calcext:value-type="float">
            <text:p>-98,243944963832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1032</text:p>
          </table:table-cell>
          <table:table-cell office:value-type="float" office:value="5.9853005409241" calcext:value-type="float">
            <text:p>5,9853005409241</text:p>
          </table:table-cell>
          <table:table-cell office:value-type="float" office:value="7.5050050020218" calcext:value-type="float">
            <text:p>7,5050050020218</text:p>
          </table:table-cell>
          <table:table-cell office:value-type="float" office:value="153.29207888075" calcext:value-type="float">
            <text:p>153,2920788807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1043</text:p>
          </table:table-cell>
          <table:table-cell office:value-type="float" office:value="8.6838102340698" calcext:value-type="float">
            <text:p>8,6838102340698</text:p>
          </table:table-cell>
          <table:table-cell office:value-type="float" office:value="7.0458590984344" calcext:value-type="float">
            <text:p>7,0458590984344</text:p>
          </table:table-cell>
          <table:table-cell office:value-type="float" office:value="-113.76000134049" calcext:value-type="float">
            <text:p>-113,76000134049</text:p>
          </table:table-cell>
          <table:table-cell office:value-type="float" office:value="11" calcext:value-type="float">
            <text:p>1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1054</text:p>
          </table:table-cell>
          <table:table-cell office:value-type="float" office:value="8.5114812850952" calcext:value-type="float">
            <text:p>8,5114812850952</text:p>
          </table:table-cell>
          <table:table-cell office:value-type="float" office:value="7.7121007442474" calcext:value-type="float">
            <text:p>7,7121007442474</text:p>
          </table:table-cell>
          <table:table-cell office:value-type="float" office:value="139.61886752183" calcext:value-type="float">
            <text:p>139,61886752183</text:p>
          </table:table-cell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1065</text:p>
          </table:table-cell>
          <table:table-cell office:value-type="float" office:value="-1.5850186347961" calcext:value-type="float">
            <text:p>-1,5850186347961</text:p>
          </table:table-cell>
          <table:table-cell office:value-type="float" office:value="5.6921780109406" calcext:value-type="float">
            <text:p>5,6921780109406</text:p>
          </table:table-cell>
          <table:table-cell office:value-type="float" office:value="33.801061332605" calcext:value-type="float">
            <text:p>33,80106133260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1076</text:p>
          </table:table-cell>
          <table:table-cell office:value-type="float" office:value="-1.3562460243702" calcext:value-type="float">
            <text:p>-1,3562460243702</text:p>
          </table:table-cell>
          <table:table-cell office:value-type="float" office:value="8.1871283054352" calcext:value-type="float">
            <text:p>8,1871283054352</text:p>
          </table:table-cell>
          <table:table-cell office:value-type="float" office:value="-82.879985214039" calcext:value-type="float">
            <text:p>-82,879985214039</text:p>
          </table:table-cell>
          <table:table-cell office:value-type="float" office:value="10" calcext:value-type="float">
            <text:p>10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1087</text:p>
          </table:table-cell>
          <table:table-cell office:value-type="float" office:value="1.0565353929996" calcext:value-type="float">
            <text:p>1,0565353929996</text:p>
          </table:table-cell>
          <table:table-cell office:value-type="float" office:value="10.935333967209" calcext:value-type="float">
            <text:p>10,935333967209</text:p>
          </table:table-cell>
          <table:table-cell office:value-type="float" office:value="67.498975498661" calcext:value-type="float">
            <text:p>67,498975498661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1098</text:p>
          </table:table-cell>
          <table:table-cell office:value-type="float" office:value="3.8639155030251" calcext:value-type="float">
            <text:p>3,8639155030251</text:p>
          </table:table-cell>
          <table:table-cell office:value-type="float" office:value="10.428683757782" calcext:value-type="float">
            <text:p>10,428683757782</text:p>
          </table:table-cell>
          <table:table-cell office:value-type="float" office:value="37.957296249973" calcext:value-type="float">
            <text:p>37,95729624997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1109</text:p>
          </table:table-cell>
          <table:table-cell office:value-type="float" office:value="5.4725712537766" calcext:value-type="float">
            <text:p>5,4725712537766</text:p>
          </table:table-cell>
          <table:table-cell office:value-type="float" office:value="11.083329916" calcext:value-type="float">
            <text:p>11,083329916</text:p>
          </table:table-cell>
          <table:table-cell office:value-type="float" office:value="-55.378906666094" calcext:value-type="float">
            <text:p>-55,37890666609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1120</text:p>
          </table:table-cell>
          <table:table-cell office:value-type="float" office:value="7.6738965511322" calcext:value-type="float">
            <text:p>7,6738965511322</text:p>
          </table:table-cell>
          <table:table-cell office:value-type="float" office:value="7.4557965993881" calcext:value-type="float">
            <text:p>7,4557965993881</text:p>
          </table:table-cell>
          <table:table-cell office:value-type="float" office:value="18.228849407974" calcext:value-type="float">
            <text:p>18,228849407974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1131</text:p>
          </table:table-cell>
          <table:table-cell office:value-type="float" office:value="8.1492340564728" calcext:value-type="float">
            <text:p>8,1492340564728</text:p>
          </table:table-cell>
          <table:table-cell office:value-type="float" office:value="8.5781013965607" calcext:value-type="float">
            <text:p>8,5781013965607</text:p>
          </table:table-cell>
          <table:table-cell office:value-type="float" office:value="32.748986201681" calcext:value-type="float">
            <text:p>32,748986201681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1142</text:p>
          </table:table-cell>
          <table:table-cell office:value-type="float" office:value="0.73554567992687" calcext:value-type="float">
            <text:p>0,73554567992687</text:p>
          </table:table-cell>
          <table:table-cell office:value-type="float" office:value="11.012464761734" calcext:value-type="float">
            <text:p>11,012464761734</text:p>
          </table:table-cell>
          <table:table-cell office:value-type="float" office:value="-92.147423962879" calcext:value-type="float">
            <text:p>-92,147423962879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1153</text:p>
          </table:table-cell>
          <table:table-cell office:value-type="float" office:value="0.43972820043564" calcext:value-type="float">
            <text:p>0,43972820043564</text:p>
          </table:table-cell>
          <table:table-cell office:value-type="float" office:value="11.053643226624" calcext:value-type="float">
            <text:p>11,053643226624</text:p>
          </table:table-cell>
          <table:table-cell office:value-type="float" office:value="153.10802125627" calcext:value-type="float">
            <text:p>153,10802125627</text:p>
          </table:table-cell>
          <table:table-cell office:value-type="float" office:value="10" calcext:value-type="float">
            <text:p>10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15</text:p>
          </table:table-cell>
          <table:table-cell office:value-type="float" office:value="-0.99549435079098" calcext:value-type="float">
            <text:p>-0,99549435079098</text:p>
          </table:table-cell>
          <table:table-cell office:value-type="float" office:value="0.10089721530676" calcext:value-type="float">
            <text:p>0,10089721530676</text:p>
          </table:table-cell>
          <table:table-cell office:value-type="float" office:value="74.432680561284" calcext:value-type="float">
            <text:p>74,43268056128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614</text:p>
          </table:table-cell>
          <table:table-cell office:value-type="float" office:value="2.9586890339851" calcext:value-type="float">
            <text:p>2,9586890339851</text:p>
          </table:table-cell>
          <table:table-cell office:value-type="float" office:value="-0.58501172810793" calcext:value-type="float">
            <text:p>-0,58501172810793</text:p>
          </table:table-cell>
          <table:table-cell office:value-type="float" office:value="125.46730041504" calcext:value-type="float">
            <text:p>125,46730041504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625</text:p>
          </table:table-cell>
          <table:table-cell office:value-type="float" office:value="3.3222538232803" calcext:value-type="float">
            <text:p>3,3222538232803</text:p>
          </table:table-cell>
          <table:table-cell office:value-type="float" office:value="0.58245770633221" calcext:value-type="float">
            <text:p>0,58245770633221</text:p>
          </table:table-cell>
          <table:table-cell office:value-type="float" office:value="-174.87933073833" calcext:value-type="float">
            <text:p>-174,87933073833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636</text:p>
          </table:table-cell>
          <table:table-cell office:value-type="float" office:value="6.152800321579" calcext:value-type="float">
            <text:p>6,152800321579</text:p>
          </table:table-cell>
          <table:table-cell office:value-type="float" office:value="-0.0091483921278268" calcext:value-type="float">
            <text:p>-0,0091483921278268</text:p>
          </table:table-cell>
          <table:table-cell office:value-type="float" office:value="-166.94075742345" calcext:value-type="float">
            <text:p>-166,9407574234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647</text:p>
          </table:table-cell>
          <table:table-cell office:value-type="float" office:value="6.5518671274185" calcext:value-type="float">
            <text:p>6,5518671274185</text:p>
          </table:table-cell>
          <table:table-cell office:value-type="float" office:value="0.86343765258789" calcext:value-type="float">
            <text:p>0,86343765258789</text:p>
          </table:table-cell>
          <table:table-cell office:value-type="float" office:value="59.276839730087" calcext:value-type="float">
            <text:p>59,276839730087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658</text:p>
          </table:table-cell>
          <table:table-cell office:value-type="float" office:value="8.5573691129684" calcext:value-type="float">
            <text:p>8,5573691129684</text:p>
          </table:table-cell>
          <table:table-cell office:value-type="float" office:value="-0.11003883555532" calcext:value-type="float">
            <text:p>-0,11003883555532</text:p>
          </table:table-cell>
          <table:table-cell office:value-type="float" office:value="93.662957476962" calcext:value-type="float">
            <text:p>93,662957476962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669</text:p>
          </table:table-cell>
          <table:table-cell office:value-type="float" office:value="8.3899879455566" calcext:value-type="float">
            <text:p>8,3899879455566</text:p>
          </table:table-cell>
          <table:table-cell office:value-type="float" office:value="-0.516590885818" calcext:value-type="float">
            <text:p>-0,516590885818</text:p>
          </table:table-cell>
          <table:table-cell office:value-type="float" office:value="59.83295562161" calcext:value-type="float">
            <text:p>59,83295562161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680</text:p>
          </table:table-cell>
          <table:table-cell office:value-type="float" office:value="0.51261745393276" calcext:value-type="float">
            <text:p>0,51261745393276</text:p>
          </table:table-cell>
          <table:table-cell office:value-type="float" office:value="1.4042693376541" calcext:value-type="float">
            <text:p>1,4042693376541</text:p>
          </table:table-cell>
          <table:table-cell office:value-type="float" office:value="29.978281373431" calcext:value-type="float">
            <text:p>29,97828137343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691</text:p>
          </table:table-cell>
          <table:table-cell office:value-type="float" office:value="2.1336214244366" calcext:value-type="float">
            <text:p>2,1336214244366</text:p>
          </table:table-cell>
          <table:table-cell office:value-type="float" office:value="0.8992563188076" calcext:value-type="float">
            <text:p>0,8992563188076</text:p>
          </table:table-cell>
          <table:table-cell office:value-type="float" office:value="98.189467077802" calcext:value-type="float">
            <text:p>98,189467077802</text:p>
          </table:table-cell>
          <table:table-cell office:value-type="float" office:value="10" calcext:value-type="float">
            <text:p>10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02</text:p>
          </table:table-cell>
          <table:table-cell office:value-type="float" office:value="2.8274628520012" calcext:value-type="float">
            <text:p>2,8274628520012</text:p>
          </table:table-cell>
          <table:table-cell office:value-type="float" office:value="1.1351531744003" calcext:value-type="float">
            <text:p>1,1351531744003</text:p>
          </table:table-cell>
          <table:table-cell office:value-type="float" office:value="104.05467574004" calcext:value-type="float">
            <text:p>104,05467574004</text:p>
          </table:table-cell>
          <table:table-cell office:value-type="float" office:value="10" calcext:value-type="float">
            <text:p>10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13</text:p>
          </table:table-cell>
          <table:table-cell office:value-type="float" office:value="4.8327746987343" calcext:value-type="float">
            <text:p>4,8327746987343</text:p>
          </table:table-cell>
          <table:table-cell office:value-type="float" office:value="2.7712842822075" calcext:value-type="float">
            <text:p>2,7712842822075</text:p>
          </table:table-cell>
          <table:table-cell office:value-type="float" office:value="-135.66624131172" calcext:value-type="float">
            <text:p>-135,6662413117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24</text:p>
          </table:table-cell>
          <table:table-cell office:value-type="float" office:value="5.811328291893" calcext:value-type="float">
            <text:p>5,811328291893</text:p>
          </table:table-cell>
          <table:table-cell office:value-type="float" office:value="2.9504880309105" calcext:value-type="float">
            <text:p>2,9504880309105</text:p>
          </table:table-cell>
          <table:table-cell office:value-type="float" office:value="-168.45985127103" calcext:value-type="float">
            <text:p>-168,45985127103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35</text:p>
          </table:table-cell>
          <table:table-cell office:value-type="float" office:value="7.5191330909729" calcext:value-type="float">
            <text:p>7,5191330909729</text:p>
          </table:table-cell>
          <table:table-cell office:value-type="float" office:value="1.7153538763523" calcext:value-type="float">
            <text:p>1,7153538763523</text:p>
          </table:table-cell>
          <table:table-cell office:value-type="float" office:value="-66.119828041951" calcext:value-type="float">
            <text:p>-66,119828041951</text:p>
          </table:table-cell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46</text:p>
          </table:table-cell>
          <table:table-cell office:value-type="float" office:value="7.3096859455109" calcext:value-type="float">
            <text:p>7,3096859455109</text:p>
          </table:table-cell>
          <table:table-cell office:value-type="float" office:value="2.1744056046009" calcext:value-type="float">
            <text:p>2,1744056046009</text:p>
          </table:table-cell>
          <table:table-cell office:value-type="float" office:value="19.014519680837" calcext:value-type="float">
            <text:p>19,014519680837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57</text:p>
          </table:table-cell>
          <table:table-cell office:value-type="float" office:value="-1.2338738143444" calcext:value-type="float">
            <text:p>-1,2338738143444</text:p>
          </table:table-cell>
          <table:table-cell office:value-type="float" office:value="2.8533074259758" calcext:value-type="float">
            <text:p>2,8533074259758</text:p>
          </table:table-cell>
          <table:table-cell office:value-type="float" office:value="152.80344531794" calcext:value-type="float">
            <text:p>152,80344531794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68</text:p>
          </table:table-cell>
          <table:table-cell office:value-type="float" office:value="0.5911648273468" calcext:value-type="float">
            <text:p>0,5911648273468</text:p>
          </table:table-cell>
          <table:table-cell office:value-type="float" office:value="2.1701093018055" calcext:value-type="float">
            <text:p>2,1701093018055</text:p>
          </table:table-cell>
          <table:table-cell office:value-type="float" office:value="33.887913652286" calcext:value-type="float">
            <text:p>33,887913652286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79</text:p>
          </table:table-cell>
          <table:table-cell office:value-type="float" office:value="1.8904636800289" calcext:value-type="float">
            <text:p>1,8904636800289</text:p>
          </table:table-cell>
          <table:table-cell office:value-type="float" office:value="4.2806386947632" calcext:value-type="float">
            <text:p>4,2806386947632</text:p>
          </table:table-cell>
          <table:table-cell office:value-type="float" office:value="77.389711786987" calcext:value-type="float">
            <text:p>77,389711786987</text:p>
          </table:table-cell>
          <table:table-cell office:value-type="float" office:value="10" calcext:value-type="float">
            <text:p>1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90</text:p>
          </table:table-cell>
          <table:table-cell office:value-type="float" office:value="4.2424407601357" calcext:value-type="float">
            <text:p>4,2424407601357</text:p>
          </table:table-cell>
          <table:table-cell office:value-type="float" office:value="4.1148075461388" calcext:value-type="float">
            <text:p>4,1148075461388</text:p>
          </table:table-cell>
          <table:table-cell office:value-type="float" office:value="-62.14444576555" calcext:value-type="float">
            <text:p>-62,14444576555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801</text:p>
          </table:table-cell>
          <table:table-cell office:value-type="float" office:value="6.1398434638977" calcext:value-type="float">
            <text:p>6,1398434638977</text:p>
          </table:table-cell>
          <table:table-cell office:value-type="float" office:value="2.9803049564362" calcext:value-type="float">
            <text:p>2,9803049564362</text:p>
          </table:table-cell>
          <table:table-cell office:value-type="float" office:value="14.788702794701" calcext:value-type="float">
            <text:p>14,788702794701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812</text:p>
          </table:table-cell>
          <table:table-cell office:value-type="float" office:value="9.033659696579" calcext:value-type="float">
            <text:p>9,033659696579</text:p>
          </table:table-cell>
          <table:table-cell office:value-type="float" office:value="1.9264683127403" calcext:value-type="float">
            <text:p>1,9264683127403</text:p>
          </table:table-cell>
          <table:table-cell office:value-type="float" office:value="-21.27095278661" calcext:value-type="float">
            <text:p>-21,2709527866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823</text:p>
          </table:table-cell>
          <table:table-cell office:value-type="float" office:value="7.6829659938812" calcext:value-type="float">
            <text:p>7,6829659938812</text:p>
          </table:table-cell>
          <table:table-cell office:value-type="float" office:value="3.9145648479462" calcext:value-type="float">
            <text:p>3,9145648479462</text:p>
          </table:table-cell>
          <table:table-cell office:value-type="float" office:value="-112.33423469932" calcext:value-type="float">
            <text:p>-112,33423469932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834</text:p>
          </table:table-cell>
          <table:table-cell office:value-type="float" office:value="-1.0441225767136" calcext:value-type="float">
            <text:p>-1,0441225767136</text:p>
          </table:table-cell>
          <table:table-cell office:value-type="float" office:value="6.1208754777908" calcext:value-type="float">
            <text:p>6,1208754777908</text:p>
          </table:table-cell>
          <table:table-cell office:value-type="float" office:value="-59.843465780756" calcext:value-type="float">
            <text:p>-59,843465780756</text:p>
          </table:table-cell>
          <table:table-cell office:value-type="float" office:value="11" calcext:value-type="float">
            <text:p>1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845</text:p>
          </table:table-cell>
          <table:table-cell office:value-type="float" office:value="0.32444432377815" calcext:value-type="float">
            <text:p>0,32444432377815</text:p>
          </table:table-cell>
          <table:table-cell office:value-type="float" office:value="4.0145999193192" calcext:value-type="float">
            <text:p>4,0145999193192</text:p>
          </table:table-cell>
          <table:table-cell office:value-type="float" office:value="1.9155061880874" calcext:value-type="float">
            <text:p>1,9155061880874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856</text:p>
          </table:table-cell>
          <table:table-cell office:value-type="float" office:value="4.8769026994705" calcext:value-type="float">
            <text:p>4,8769026994705</text:p>
          </table:table-cell>
          <table:table-cell office:value-type="float" office:value="5.1292169094086" calcext:value-type="float">
            <text:p>5,1292169094086</text:p>
          </table:table-cell>
          <table:table-cell office:value-type="float" office:value="-105.9645178971" calcext:value-type="float">
            <text:p>-105,9645178971</text:p>
          </table:table-cell>
          <table:table-cell office:value-type="float" office:value="11" calcext:value-type="float">
            <text:p>1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867</text:p>
          </table:table-cell>
          <table:table-cell office:value-type="float" office:value="3.2324278354645" calcext:value-type="float">
            <text:p>3,2324278354645</text:p>
          </table:table-cell>
          <table:table-cell office:value-type="float" office:value="4.8517256975174" calcext:value-type="float">
            <text:p>4,8517256975174</text:p>
          </table:table-cell>
          <table:table-cell office:value-type="float" office:value="107.24739284272" calcext:value-type="float">
            <text:p>107,24739284272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878</text:p>
          </table:table-cell>
          <table:table-cell office:value-type="float" office:value="5.2600485086441" calcext:value-type="float">
            <text:p>5,2600485086441</text:p>
          </table:table-cell>
          <table:table-cell office:value-type="float" office:value="4.6374121308327" calcext:value-type="float">
            <text:p>4,6374121308327</text:p>
          </table:table-cell>
          <table:table-cell office:value-type="float" office:value="133.19882769494" calcext:value-type="float">
            <text:p>133,19882769494</text:p>
          </table:table-cell>
          <table:table-cell office:value-type="float" office:value="11" calcext:value-type="float">
            <text:p>1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889</text:p>
          </table:table-cell>
          <table:table-cell office:value-type="float" office:value="7.108148932457" calcext:value-type="float">
            <text:p>7,108148932457</text:p>
          </table:table-cell>
          <table:table-cell office:value-type="float" office:value="4.5501071214676" calcext:value-type="float">
            <text:p>4,5501071214676</text:p>
          </table:table-cell>
          <table:table-cell office:value-type="float" office:value="140.2224431372" calcext:value-type="float">
            <text:p>140,2224431372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900</text:p>
          </table:table-cell>
          <table:table-cell office:value-type="float" office:value="10.062810182571" calcext:value-type="float">
            <text:p>10,062810182571</text:p>
          </table:table-cell>
          <table:table-cell office:value-type="float" office:value="3.0257320404053" calcext:value-type="float">
            <text:p>3,0257320404053</text:p>
          </table:table-cell>
          <table:table-cell office:value-type="float" office:value="88.256526145206" calcext:value-type="float">
            <text:p>88,256526145206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911</text:p>
          </table:table-cell>
          <table:table-cell office:value-type="float" office:value="-0.04090768750757" calcext:value-type="float">
            <text:p>-0,04090768750757</text:p>
          </table:table-cell>
          <table:table-cell office:value-type="float" office:value="6.6330623626709" calcext:value-type="float">
            <text:p>6,6330623626709</text:p>
          </table:table-cell>
          <table:table-cell office:value-type="float" office:value="-16.077309467231" calcext:value-type="float">
            <text:p>-16,0773094672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922</text:p>
          </table:table-cell>
          <table:table-cell office:value-type="float" office:value="1.6509690880775" calcext:value-type="float">
            <text:p>1,6509690880775</text:p>
          </table:table-cell>
          <table:table-cell office:value-type="float" office:value="4.6088901162148" calcext:value-type="float">
            <text:p>4,6088901162148</text:p>
          </table:table-cell>
          <table:table-cell office:value-type="float" office:value="59.155549213385" calcext:value-type="float">
            <text:p>59,155549213385</text:p>
          </table:table-cell>
          <table:table-cell office:value-type="float" office:value="10" calcext:value-type="float">
            <text:p>10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933</text:p>
          </table:table-cell>
          <table:table-cell office:value-type="float" office:value="3.1869718432426" calcext:value-type="float">
            <text:p>3,1869718432426</text:p>
          </table:table-cell>
          <table:table-cell office:value-type="float" office:value="7.9770535230637" calcext:value-type="float">
            <text:p>7,9770535230637</text:p>
          </table:table-cell>
          <table:table-cell office:value-type="float" office:value="-143.25730967674" calcext:value-type="float">
            <text:p>-143,2573096767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944</text:p>
          </table:table-cell>
          <table:table-cell office:value-type="float" office:value="3.8727802038193" calcext:value-type="float">
            <text:p>3,8727802038193</text:p>
          </table:table-cell>
          <table:table-cell office:value-type="float" office:value="6.6027396917343" calcext:value-type="float">
            <text:p>6,6027396917343</text:p>
          </table:table-cell>
          <table:table-cell office:value-type="float" office:value="48.415874979299" calcext:value-type="float">
            <text:p>48,415874979299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955</text:p>
          </table:table-cell>
          <table:table-cell office:value-type="float" office:value="6.4200496673584" calcext:value-type="float">
            <text:p>6,4200496673584</text:p>
          </table:table-cell>
          <table:table-cell office:value-type="float" office:value="5.8377891778946" calcext:value-type="float">
            <text:p>5,8377891778946</text:p>
          </table:table-cell>
          <table:table-cell office:value-type="float" office:value="143.30498124384" calcext:value-type="float">
            <text:p>143,30498124384</text:p>
          </table:table-cell>
          <table:table-cell office:value-type="float" office:value="11" calcext:value-type="float">
            <text:p>1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966</text:p>
          </table:table-cell>
          <table:table-cell office:value-type="float" office:value="6.7883586883545" calcext:value-type="float">
            <text:p>6,7883586883545</text:p>
          </table:table-cell>
          <table:table-cell office:value-type="float" office:value="5.8821314573288" calcext:value-type="float">
            <text:p>5,8821314573288</text:p>
          </table:table-cell>
          <table:table-cell office:value-type="float" office:value="62.441156168652" calcext:value-type="float">
            <text:p>62,441156168652</text:p>
          </table:table-cell>
          <table:table-cell office:value-type="float" office:value="11" calcext:value-type="float">
            <text:p>1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977</text:p>
          </table:table-cell>
          <table:table-cell office:value-type="float" office:value="10.085022449493" calcext:value-type="float">
            <text:p>10,085022449493</text:p>
          </table:table-cell>
          <table:table-cell office:value-type="float" office:value="5.76784491539" calcext:value-type="float">
            <text:p>5,76784491539</text:p>
          </table:table-cell>
          <table:table-cell office:value-type="float" office:value="-164.61782090983" calcext:value-type="float">
            <text:p>-164,61782090983</text:p>
          </table:table-cell>
          <table:table-cell office:value-type="float" office:value="11" calcext:value-type="float">
            <text:p>1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988</text:p>
          </table:table-cell>
          <table:table-cell office:value-type="float" office:value="-1.0919585078955" calcext:value-type="float">
            <text:p>-1,0919585078955</text:p>
          </table:table-cell>
          <table:table-cell office:value-type="float" office:value="7.7721279859543" calcext:value-type="float">
            <text:p>7,7721279859543</text:p>
          </table:table-cell>
          <table:table-cell office:value-type="float" office:value="-25.340220920599" calcext:value-type="float">
            <text:p>-25,340220920599</text:p>
          </table:table-cell>
          <table:table-cell office:value-type="float" office:value="10" calcext:value-type="float">
            <text:p>1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999</text:p>
          </table:table-cell>
          <table:table-cell office:value-type="float" office:value="-0.55100709199905" calcext:value-type="float">
            <text:p>-0,55100709199905</text:p>
          </table:table-cell>
          <table:table-cell office:value-type="float" office:value="7.6784592866898" calcext:value-type="float">
            <text:p>7,6784592866898</text:p>
          </table:table-cell>
          <table:table-cell office:value-type="float" office:value="-56.496868467635" calcext:value-type="float">
            <text:p>-56,496868467635</text:p>
          </table:table-cell>
          <table:table-cell office:value-type="float" office:value="10" calcext:value-type="float">
            <text:p>10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1010</text:p>
          </table:table-cell>
          <table:table-cell office:value-type="float" office:value="1.3207963109016" calcext:value-type="float">
            <text:p>1,3207963109016</text:p>
          </table:table-cell>
          <table:table-cell office:value-type="float" office:value="8.2561910152435" calcext:value-type="float">
            <text:p>8,2561910152435</text:p>
          </table:table-cell>
          <table:table-cell office:value-type="float" office:value="17.127765022266" calcext:value-type="float">
            <text:p>17,12776502226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1021</text:p>
          </table:table-cell>
          <table:table-cell office:value-type="float" office:value="4.9173384904861" calcext:value-type="float">
            <text:p>4,9173384904861</text:p>
          </table:table-cell>
          <table:table-cell office:value-type="float" office:value="6.1152803897858" calcext:value-type="float">
            <text:p>6,1152803897858</text:p>
          </table:table-cell>
          <table:table-cell office:value-type="float" office:value="-98.278400244986" calcext:value-type="float">
            <text:p>-98,278400244986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1032</text:p>
          </table:table-cell>
          <table:table-cell office:value-type="float" office:value="6.3232624530792" calcext:value-type="float">
            <text:p>6,3232624530792</text:p>
          </table:table-cell>
          <table:table-cell office:value-type="float" office:value="7.3813873529434" calcext:value-type="float">
            <text:p>7,3813873529434</text:p>
          </table:table-cell>
          <table:table-cell office:value-type="float" office:value="168.93190639034" calcext:value-type="float">
            <text:p>168,93190639034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1043</text:p>
          </table:table-cell>
          <table:table-cell office:value-type="float" office:value="8.6174613237381" calcext:value-type="float">
            <text:p>8,6174613237381</text:p>
          </table:table-cell>
          <table:table-cell office:value-type="float" office:value="7.2679036855698" calcext:value-type="float">
            <text:p>7,2679036855698</text:p>
          </table:table-cell>
          <table:table-cell office:value-type="float" office:value="-51.805643898666" calcext:value-type="float">
            <text:p>-51,805643898666</text:p>
          </table:table-cell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1054</text:p>
          </table:table-cell>
          <table:table-cell office:value-type="float" office:value="8.6816370487213" calcext:value-type="float">
            <text:p>8,6816370487213</text:p>
          </table:table-cell>
          <table:table-cell office:value-type="float" office:value="7.8621160984039" calcext:value-type="float">
            <text:p>7,8621160984039</text:p>
          </table:table-cell>
          <table:table-cell office:value-type="float" office:value="-130.60403477614" calcext:value-type="float">
            <text:p>-130,60403477614</text:p>
          </table:table-cell>
          <table:table-cell office:value-type="float" office:value="11" calcext:value-type="float">
            <text:p>1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1065</text:p>
          </table:table-cell>
          <table:table-cell office:value-type="float" office:value="-1.5850095450878" calcext:value-type="float">
            <text:p>-1,5850095450878</text:p>
          </table:table-cell>
          <table:table-cell office:value-type="float" office:value="5.4213374853134" calcext:value-type="float">
            <text:p>5,4213374853134</text:p>
          </table:table-cell>
          <table:table-cell office:value-type="float" office:value="33.845972103678" calcext:value-type="float">
            <text:p>33,845972103678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1076</text:p>
          </table:table-cell>
          <table:table-cell office:value-type="float" office:value="-1.405434012413" calcext:value-type="float">
            <text:p>-1,405434012413</text:p>
          </table:table-cell>
          <table:table-cell office:value-type="float" office:value="8.581377863884" calcext:value-type="float">
            <text:p>8,581377863884</text:p>
          </table:table-cell>
          <table:table-cell office:value-type="float" office:value="-82.867452293445" calcext:value-type="float">
            <text:p>-82,867452293445</text:p>
          </table:table-cell>
          <table:table-cell office:value-type="float" office:value="10" calcext:value-type="float">
            <text:p>10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1087</text:p>
          </table:table-cell>
          <table:table-cell office:value-type="float" office:value="1.0493240505457" calcext:value-type="float">
            <text:p>1,0493240505457</text:p>
          </table:table-cell>
          <table:table-cell office:value-type="float" office:value="10.904295444489" calcext:value-type="float">
            <text:p>10,904295444489</text:p>
          </table:table-cell>
          <table:table-cell office:value-type="float" office:value="67.540120926632" calcext:value-type="float">
            <text:p>67,540120926632</text:p>
          </table:table-cell>
          <table:table-cell office:value-type="float" office:value="10" calcext:value-type="float">
            <text:p>1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1098</text:p>
          </table:table-cell>
          <table:table-cell office:value-type="float" office:value="3.607991039753" calcext:value-type="float">
            <text:p>3,607991039753</text:p>
          </table:table-cell>
          <table:table-cell office:value-type="float" office:value="10.191290378571" calcext:value-type="float">
            <text:p>10,191290378571</text:p>
          </table:table-cell>
          <table:table-cell office:value-type="float" office:value="42.12327595729" calcext:value-type="float">
            <text:p>42,123275957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1109</text:p>
          </table:table-cell>
          <table:table-cell office:value-type="float" office:value="5.1003038883209" calcext:value-type="float">
            <text:p>5,1003038883209</text:p>
          </table:table-cell>
          <table:table-cell office:value-type="float" office:value="11.085003614426" calcext:value-type="float">
            <text:p>11,085003614426</text:p>
          </table:table-cell>
          <table:table-cell office:value-type="float" office:value="-56.289822432646" calcext:value-type="float">
            <text:p>-56,289822432646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1120</text:p>
          </table:table-cell>
          <table:table-cell office:value-type="float" office:value="7.5721734762192" calcext:value-type="float">
            <text:p>7,5721734762192</text:p>
          </table:table-cell>
          <table:table-cell office:value-type="float" office:value="7.6583707332611" calcext:value-type="float">
            <text:p>7,6583707332611</text:p>
          </table:table-cell>
          <table:table-cell office:value-type="float" office:value="-71.430055199155" calcext:value-type="float">
            <text:p>-71,430055199155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1131</text:p>
          </table:table-cell>
          <table:table-cell office:value-type="float" office:value="7.8139960765839" calcext:value-type="float">
            <text:p>7,8139960765839</text:p>
          </table:table-cell>
          <table:table-cell office:value-type="float" office:value="8.3632564544678" calcext:value-type="float">
            <text:p>8,3632564544678</text:p>
          </table:table-cell>
          <table:table-cell office:value-type="float" office:value="32.797798988925" calcext:value-type="float">
            <text:p>32,797798988925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1142</text:p>
          </table:table-cell>
          <table:table-cell office:value-type="float" office:value="0.69828420877457" calcext:value-type="float">
            <text:p>0,69828420877457</text:p>
          </table:table-cell>
          <table:table-cell office:value-type="float" office:value="10.988047122955" calcext:value-type="float">
            <text:p>10,988047122955</text:p>
          </table:table-cell>
          <table:table-cell office:value-type="float" office:value="-87.861745980135" calcext:value-type="float">
            <text:p>-87,861745980135</text:p>
          </table:table-cell>
          <table:table-cell office:value-type="float" office:value="10" calcext:value-type="float">
            <text:p>1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1153</text:p>
          </table:table-cell>
          <table:table-cell office:value-type="float" office:value="0.37058115005493" calcext:value-type="float">
            <text:p>0,37058115005493</text:p>
          </table:table-cell>
          <table:table-cell office:value-type="float" office:value="10.874783992767" calcext:value-type="float">
            <text:p>10,874783992767</text:p>
          </table:table-cell>
          <table:table-cell office:value-type="float" office:value="71.721476354417" calcext:value-type="float">
            <text:p>71,721476354417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15</text:p>
          </table:table-cell>
          <table:table-cell office:value-type="float" office:value="-0.80265417695045" calcext:value-type="float">
            <text:p>-0,80265417695045</text:p>
          </table:table-cell>
          <table:table-cell office:value-type="float" office:value="-0.12585354968905" calcext:value-type="float">
            <text:p>-0,12585354968905</text:p>
          </table:table-cell>
          <table:table-cell office:value-type="float" office:value="82.839926336981" calcext:value-type="float">
            <text:p>82,83992633698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614</text:p>
          </table:table-cell>
          <table:table-cell office:value-type="float" office:value="3.2544946670532" calcext:value-type="float">
            <text:p>3,2544946670532</text:p>
          </table:table-cell>
          <table:table-cell office:value-type="float" office:value="-0.57513892650604" calcext:value-type="float">
            <text:p>-0,57513892650604</text:p>
          </table:table-cell>
          <table:table-cell office:value-type="float" office:value="173.67495397094" calcext:value-type="float">
            <text:p>173,67495397094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625</text:p>
          </table:table-cell>
          <table:table-cell office:value-type="float" office:value="3.6869889497757" calcext:value-type="float">
            <text:p>3,6869889497757</text:p>
          </table:table-cell>
          <table:table-cell office:value-type="float" office:value="0.55072449147701" calcext:value-type="float">
            <text:p>0,55072449147701</text:p>
          </table:table-cell>
          <table:table-cell office:value-type="float" office:value="171.83059188211" calcext:value-type="float">
            <text:p>171,83059188211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636</text:p>
          </table:table-cell>
          <table:table-cell office:value-type="float" office:value="6.2230795621872" calcext:value-type="float">
            <text:p>6,2230795621872</text:p>
          </table:table-cell>
          <table:table-cell office:value-type="float" office:value="0.21425649523735" calcext:value-type="float">
            <text:p>0,21425649523735</text:p>
          </table:table-cell>
          <table:table-cell office:value-type="float" office:value="-92.580841605071" calcext:value-type="float">
            <text:p>-92,580841605071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647</text:p>
          </table:table-cell>
          <table:table-cell office:value-type="float" office:value="6.33420586586" calcext:value-type="float">
            <text:p>6,33420586586</text:p>
          </table:table-cell>
          <table:table-cell office:value-type="float" office:value="0.66056802868843" calcext:value-type="float">
            <text:p>0,66056802868843</text:p>
          </table:table-cell>
          <table:table-cell office:value-type="float" office:value="20.767384273991" calcext:value-type="float">
            <text:p>20,767384273991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658</text:p>
          </table:table-cell>
          <table:table-cell office:value-type="float" office:value="8.7758195400238" calcext:value-type="float">
            <text:p>8,7758195400238</text:p>
          </table:table-cell>
          <table:table-cell office:value-type="float" office:value="-0.134491994977" calcext:value-type="float">
            <text:p>-0,134491994977</text:p>
          </table:table-cell>
          <table:table-cell office:value-type="float" office:value="-176.4532031527" calcext:value-type="float">
            <text:p>-176,4532031527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669</text:p>
          </table:table-cell>
          <table:table-cell office:value-type="float" office:value="8.0968236923218" calcext:value-type="float">
            <text:p>8,0968236923218</text:p>
          </table:table-cell>
          <table:table-cell office:value-type="float" office:value="-0.58501768857241" calcext:value-type="float">
            <text:p>-0,58501768857241</text:p>
          </table:table-cell>
          <table:table-cell office:value-type="float" office:value="59.074420078545" calcext:value-type="float">
            <text:p>59,074420078545</text:p>
          </table:table-cell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680</text:p>
          </table:table-cell>
          <table:table-cell office:value-type="float" office:value="0.2008593827486" calcext:value-type="float">
            <text:p>0,2008593827486</text:p>
          </table:table-cell>
          <table:table-cell office:value-type="float" office:value="1.2357127666473" calcext:value-type="float">
            <text:p>1,2357127666473</text:p>
          </table:table-cell>
          <table:table-cell office:value-type="float" office:value="28.192030965902" calcext:value-type="float">
            <text:p>28,19203096590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691</text:p>
          </table:table-cell>
          <table:table-cell office:value-type="float" office:value="2.2924450039864" calcext:value-type="float">
            <text:p>2,2924450039864</text:p>
          </table:table-cell>
          <table:table-cell office:value-type="float" office:value="0.64323246479034" calcext:value-type="float">
            <text:p>0,64323246479034</text:p>
          </table:table-cell>
          <table:table-cell office:value-type="float" office:value="128.20747247927" calcext:value-type="float">
            <text:p>128,20747247927</text:p>
          </table:table-cell>
          <table:table-cell office:value-type="float" office:value="10" calcext:value-type="float">
            <text:p>1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02</text:p>
          </table:table-cell>
          <table:table-cell office:value-type="float" office:value="2.9155197739601" calcext:value-type="float">
            <text:p>2,9155197739601</text:p>
          </table:table-cell>
          <table:table-cell office:value-type="float" office:value="0.7852191478014" calcext:value-type="float">
            <text:p>0,7852191478014</text:p>
          </table:table-cell>
          <table:table-cell office:value-type="float" office:value="104.4055360138" calcext:value-type="float">
            <text:p>104,4055360138</text:p>
          </table:table-cell>
          <table:table-cell office:value-type="float" office:value="10" calcext:value-type="float">
            <text:p>1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13</text:p>
          </table:table-cell>
          <table:table-cell office:value-type="float" office:value="5.1075661182404" calcext:value-type="float">
            <text:p>5,1075661182404</text:p>
          </table:table-cell>
          <table:table-cell office:value-type="float" office:value="2.9685670137405" calcext:value-type="float">
            <text:p>2,9685670137405</text:p>
          </table:table-cell>
          <table:table-cell office:value-type="float" office:value="-143.5592478248" calcext:value-type="float">
            <text:p>-143,559247824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24</text:p>
          </table:table-cell>
          <table:table-cell office:value-type="float" office:value="5.8333504199982" calcext:value-type="float">
            <text:p>5,8333504199982</text:p>
          </table:table-cell>
          <table:table-cell office:value-type="float" office:value="2.706091105938" calcext:value-type="float">
            <text:p>2,706091105938</text:p>
          </table:table-cell>
          <table:table-cell office:value-type="float" office:value="100.51692747007" calcext:value-type="float">
            <text:p>100,51692747007</text:p>
          </table:table-cell>
          <table:table-cell office:value-type="float" office:value="10" calcext:value-type="float">
            <text:p>1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35</text:p>
          </table:table-cell>
          <table:table-cell office:value-type="float" office:value="7.305394411087" calcext:value-type="float">
            <text:p>7,305394411087</text:p>
          </table:table-cell>
          <table:table-cell office:value-type="float" office:value="1.6550102829933" calcext:value-type="float">
            <text:p>1,6550102829933</text:p>
          </table:table-cell>
          <table:table-cell office:value-type="float" office:value="24.607408957876" calcext:value-type="float">
            <text:p>24,607408957876</text:p>
          </table:table-cell>
          <table:table-cell office:value-type="float" office:value="11" calcext:value-type="float">
            <text:p>1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46</text:p>
          </table:table-cell>
          <table:table-cell office:value-type="float" office:value="7.2092807292938" calcext:value-type="float">
            <text:p>7,2092807292938</text:p>
          </table:table-cell>
          <table:table-cell office:value-type="float" office:value="2.3713919520378" calcext:value-type="float">
            <text:p>2,3713919520378</text:p>
          </table:table-cell>
          <table:table-cell office:value-type="float" office:value="-71.753396350107" calcext:value-type="float">
            <text:p>-71,753396350107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57</text:p>
          </table:table-cell>
          <table:table-cell office:value-type="float" office:value="-0.93831032514572" calcext:value-type="float">
            <text:p>-0,93831032514572</text:p>
          </table:table-cell>
          <table:table-cell office:value-type="float" office:value="2.8663489222527" calcext:value-type="float">
            <text:p>2,8663489222527</text:p>
          </table:table-cell>
          <table:table-cell office:value-type="float" office:value="-170.65823761521" calcext:value-type="float">
            <text:p>-170,65823761521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68</text:p>
          </table:table-cell>
          <table:table-cell office:value-type="float" office:value="0.25674035772681" calcext:value-type="float">
            <text:p>0,25674035772681</text:p>
          </table:table-cell>
          <table:table-cell office:value-type="float" office:value="2.0603492856026" calcext:value-type="float">
            <text:p>2,0603492856026</text:p>
          </table:table-cell>
          <table:table-cell office:value-type="float" office:value="14.052596156764" calcext:value-type="float">
            <text:p>14,05259615676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79</text:p>
          </table:table-cell>
          <table:table-cell office:value-type="float" office:value="1.6728304326534" calcext:value-type="float">
            <text:p>1,6728304326534</text:p>
          </table:table-cell>
          <table:table-cell office:value-type="float" office:value="4.222928583622" calcext:value-type="float">
            <text:p>4,222928583622</text:p>
          </table:table-cell>
          <table:table-cell office:value-type="float" office:value="26.495803693298" calcext:value-type="float">
            <text:p>26,495803693298</text:p>
          </table:table-cell>
          <table:table-cell office:value-type="float" office:value="10" calcext:value-type="float">
            <text:p>1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90</text:p>
          </table:table-cell>
          <table:table-cell office:value-type="float" office:value="3.9781469106674" calcext:value-type="float">
            <text:p>3,9781469106674</text:p>
          </table:table-cell>
          <table:table-cell office:value-type="float" office:value="4.2962628602982" calcext:value-type="float">
            <text:p>4,2962628602982</text:p>
          </table:table-cell>
          <table:table-cell office:value-type="float" office:value="-27.216873730823" calcext:value-type="float">
            <text:p>-27,216873730823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801</text:p>
          </table:table-cell>
          <table:table-cell office:value-type="float" office:value="6.2355101108551" calcext:value-type="float">
            <text:p>6,2355101108551</text:p>
          </table:table-cell>
          <table:table-cell office:value-type="float" office:value="2.7416813373566" calcext:value-type="float">
            <text:p>2,7416813373566</text:p>
          </table:table-cell>
          <table:table-cell office:value-type="float" office:value="108.00379628588" calcext:value-type="float">
            <text:p>108,00379628588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812</text:p>
          </table:table-cell>
          <table:table-cell office:value-type="float" office:value="8.9368236064911" calcext:value-type="float">
            <text:p>8,9368236064911</text:p>
          </table:table-cell>
          <table:table-cell office:value-type="float" office:value="2.0843484997749" calcext:value-type="float">
            <text:p>2,0843484997749</text:p>
          </table:table-cell>
          <table:table-cell office:value-type="float" office:value="-58.540991916778" calcext:value-type="float">
            <text:p>-58,540991916778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823</text:p>
          </table:table-cell>
          <table:table-cell office:value-type="float" office:value="7.8133696317673" calcext:value-type="float">
            <text:p>7,8133696317673</text:p>
          </table:table-cell>
          <table:table-cell office:value-type="float" office:value="4.1212233901024" calcext:value-type="float">
            <text:p>4,1212233901024</text:p>
          </table:table-cell>
          <table:table-cell office:value-type="float" office:value="-137.03476243718" calcext:value-type="float">
            <text:p>-137,03476243718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834</text:p>
          </table:table-cell>
          <table:table-cell office:value-type="float" office:value="-1.2927922606468" calcext:value-type="float">
            <text:p>-1,2927922606468</text:p>
          </table:table-cell>
          <table:table-cell office:value-type="float" office:value="6.388441324234" calcext:value-type="float">
            <text:p>6,388441324234</text:p>
          </table:table-cell>
          <table:table-cell office:value-type="float" office:value="-45.145975176696" calcext:value-type="float">
            <text:p>-45,145975176696</text:p>
          </table:table-cell>
          <table:table-cell office:value-type="float" office:value="11" calcext:value-type="float">
            <text:p>1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845</text:p>
          </table:table-cell>
          <table:table-cell office:value-type="float" office:value="0.03705185605213" calcext:value-type="float">
            <text:p>0,03705185605213</text:p>
          </table:table-cell>
          <table:table-cell office:value-type="float" office:value="4.0818309783936" calcext:value-type="float">
            <text:p>4,0818309783936</text:p>
          </table:table-cell>
          <table:table-cell office:value-type="float" office:value="-16.747672087068" calcext:value-type="float">
            <text:p>-16,747672087068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856</text:p>
          </table:table-cell>
          <table:table-cell office:value-type="float" office:value="4.6736827492714" calcext:value-type="float">
            <text:p>4,6736827492714</text:p>
          </table:table-cell>
          <table:table-cell office:value-type="float" office:value="5.2197569608688" calcext:value-type="float">
            <text:p>5,2197569608688</text:p>
          </table:table-cell>
          <table:table-cell office:value-type="float" office:value="-15.250804697632" calcext:value-type="float">
            <text:p>-15,250804697632</text:p>
          </table:table-cell>
          <table:table-cell office:value-type="float" office:value="11" calcext:value-type="float">
            <text:p>1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867</text:p>
          </table:table-cell>
          <table:table-cell office:value-type="float" office:value="3.1578856706619" calcext:value-type="float">
            <text:p>3,1578856706619</text:p>
          </table:table-cell>
          <table:table-cell office:value-type="float" office:value="4.5478773117065" calcext:value-type="float">
            <text:p>4,5478773117065</text:p>
          </table:table-cell>
          <table:table-cell office:value-type="float" office:value="68.229547731436" calcext:value-type="float">
            <text:p>68,229547731436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878</text:p>
          </table:table-cell>
          <table:table-cell office:value-type="float" office:value="5.1554012298584" calcext:value-type="float">
            <text:p>5,1554012298584</text:p>
          </table:table-cell>
          <table:table-cell office:value-type="float" office:value="4.366529583931" calcext:value-type="float">
            <text:p>4,366529583931</text:p>
          </table:table-cell>
          <table:table-cell office:value-type="float" office:value="72.368930859171" calcext:value-type="float">
            <text:p>72,368930859171</text:p>
          </table:table-cell>
          <table:table-cell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889</text:p>
          </table:table-cell>
          <table:table-cell office:value-type="float" office:value="7.1785801649094" calcext:value-type="float">
            <text:p>7,1785801649094</text:p>
          </table:table-cell>
          <table:table-cell office:value-type="float" office:value="4.287985265255" calcext:value-type="float">
            <text:p>4,287985265255</text:p>
          </table:table-cell>
          <table:table-cell office:value-type="float" office:value="87.530696467989" calcext:value-type="float">
            <text:p>87,530696467989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900</text:p>
          </table:table-cell>
          <table:table-cell office:value-type="float" office:value="10.050580501556" calcext:value-type="float">
            <text:p>10,050580501556</text:p>
          </table:table-cell>
          <table:table-cell office:value-type="float" office:value="2.6285997033119" calcext:value-type="float">
            <text:p>2,6285997033119</text:p>
          </table:table-cell>
          <table:table-cell office:value-type="float" office:value="88.250307520484" calcext:value-type="float">
            <text:p>88,250307520484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911</text:p>
          </table:table-cell>
          <table:table-cell office:value-type="float" office:value="-0.26775082573295" calcext:value-type="float">
            <text:p>-0,26775082573295</text:p>
          </table:table-cell>
          <table:table-cell office:value-type="float" office:value="6.8150061368942" calcext:value-type="float">
            <text:p>6,8150061368942</text:p>
          </table:table-cell>
          <table:table-cell office:value-type="float" office:value="-47.05957926003" calcext:value-type="float">
            <text:p>-47,0595792600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922</text:p>
          </table:table-cell>
          <table:table-cell office:value-type="float" office:value="1.4406427741051" calcext:value-type="float">
            <text:p>1,4406427741051</text:p>
          </table:table-cell>
          <table:table-cell office:value-type="float" office:value="4.6921864151955" calcext:value-type="float">
            <text:p>4,6921864151955</text:p>
          </table:table-cell>
          <table:table-cell office:value-type="float" office:value="-30.46891036307" calcext:value-type="float">
            <text:p>-30,46891036307</text:p>
          </table:table-cell>
          <table:table-cell office:value-type="float" office:value="10" calcext:value-type="float">
            <text:p>1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933</text:p>
          </table:table-cell>
          <table:table-cell office:value-type="float" office:value="3.5060521960258" calcext:value-type="float">
            <text:p>3,5060521960258</text:p>
          </table:table-cell>
          <table:table-cell office:value-type="float" office:value="8.0380344390869" calcext:value-type="float">
            <text:p>8,0380344390869</text:p>
          </table:table-cell>
          <table:table-cell office:value-type="float" office:value="-176.34922228042" calcext:value-type="float">
            <text:p>-176,3492222804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944</text:p>
          </table:table-cell>
          <table:table-cell office:value-type="float" office:value="3.7432646751404" calcext:value-type="float">
            <text:p>3,7432646751404</text:p>
          </table:table-cell>
          <table:table-cell office:value-type="float" office:value="6.3439697027206" calcext:value-type="float">
            <text:p>6,3439697027206</text:p>
          </table:table-cell>
          <table:table-cell office:value-type="float" office:value="66.581311499237" calcext:value-type="float">
            <text:p>66,581311499237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955</text:p>
          </table:table-cell>
          <table:table-cell office:value-type="float" office:value="6.5762680768967" calcext:value-type="float">
            <text:p>6,5762680768967</text:p>
          </table:table-cell>
          <table:table-cell office:value-type="float" office:value="5.9818553924561" calcext:value-type="float">
            <text:p>5,9818553924561</text:p>
          </table:table-cell>
          <table:table-cell office:value-type="float" office:value="-127.19428767065" calcext:value-type="float">
            <text:p>-127,19428767065</text:p>
          </table:table-cell>
          <table:table-cell office:value-type="float" office:value="11" calcext:value-type="float">
            <text:p>11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966</text:p>
          </table:table-cell>
          <table:table-cell office:value-type="float" office:value="6.9713824987411" calcext:value-type="float">
            <text:p>6,9713824987411</text:p>
          </table:table-cell>
          <table:table-cell office:value-type="float" office:value="5.760406255722" calcext:value-type="float">
            <text:p>5,760406255722</text:p>
          </table:table-cell>
          <table:table-cell office:value-type="float" office:value="153.29807882856" calcext:value-type="float">
            <text:p>153,29807882856</text:p>
          </table:table-cell>
          <table:table-cell office:value-type="float" office:value="11" calcext:value-type="float">
            <text:p>1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977</text:p>
          </table:table-cell>
          <table:table-cell office:value-type="float" office:value="10.085008144379" calcext:value-type="float">
            <text:p>10,085008144379</text:p>
          </table:table-cell>
          <table:table-cell office:value-type="float" office:value="6.0010659694672" calcext:value-type="float">
            <text:p>6,0010659694672</text:p>
          </table:table-cell>
          <table:table-cell office:value-type="float" office:value="-125.54349565202" calcext:value-type="float">
            <text:p>-125,54349565202</text:p>
          </table:table-cell>
          <table:table-cell office:value-type="float" office:value="11" calcext:value-type="float">
            <text:p>1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988</text:p>
          </table:table-cell>
          <table:table-cell office:value-type="float" office:value="-1.025947779417" calcext:value-type="float">
            <text:p>-1,025947779417</text:p>
          </table:table-cell>
          <table:table-cell office:value-type="float" office:value="7.9839289188385" calcext:value-type="float">
            <text:p>7,9839289188385</text:p>
          </table:table-cell>
          <table:table-cell office:value-type="float" office:value="-116.12683041081" calcext:value-type="float">
            <text:p>-116,12683041081</text:p>
          </table:table-cell>
          <table:table-cell office:value-type="float" office:value="10" calcext:value-type="float">
            <text:p>10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999</text:p>
          </table:table-cell>
          <table:table-cell office:value-type="float" office:value="-0.75109198689461" calcext:value-type="float">
            <text:p>-0,75109198689461</text:p>
          </table:table-cell>
          <table:table-cell office:value-type="float" office:value="7.5835704803467" calcext:value-type="float">
            <text:p>7,5835704803467</text:p>
          </table:table-cell>
          <table:table-cell office:value-type="float" office:value="34.26141382023" calcext:value-type="float">
            <text:p>34,26141382023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1010</text:p>
          </table:table-cell>
          <table:table-cell office:value-type="float" office:value="1.1010237038136" calcext:value-type="float">
            <text:p>1,1010237038136</text:p>
          </table:table-cell>
          <table:table-cell office:value-type="float" office:value="8.2433921098709" calcext:value-type="float">
            <text:p>8,2433921098709</text:p>
          </table:table-cell>
          <table:table-cell office:value-type="float" office:value="2.1479499235654" calcext:value-type="float">
            <text:p>2,147949923565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1021</text:p>
          </table:table-cell>
          <table:table-cell office:value-type="float" office:value="4.9694728851318" calcext:value-type="float">
            <text:p>4,9694728851318</text:p>
          </table:table-cell>
          <table:table-cell office:value-type="float" office:value="6.4913499355316" calcext:value-type="float">
            <text:p>6,4913499355316</text:p>
          </table:table-cell>
          <table:table-cell office:value-type="float" office:value="-97.283522794201" calcext:value-type="float">
            <text:p>-97,283522794201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1032</text:p>
          </table:table-cell>
          <table:table-cell office:value-type="float" office:value="6.6153454780579" calcext:value-type="float">
            <text:p>6,6153454780579</text:p>
          </table:table-cell>
          <table:table-cell office:value-type="float" office:value="7.4867498874664" calcext:value-type="float">
            <text:p>7,4867498874664</text:p>
          </table:table-cell>
          <table:table-cell office:value-type="float" office:value="-152.24618820628" calcext:value-type="float">
            <text:p>-152,24618820628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1043</text:p>
          </table:table-cell>
          <table:table-cell office:value-type="float" office:value="8.4255486726761" calcext:value-type="float">
            <text:p>8,4255486726761</text:p>
          </table:table-cell>
          <table:table-cell office:value-type="float" office:value="7.1568858623505" calcext:value-type="float">
            <text:p>7,1568858623505</text:p>
          </table:table-cell>
          <table:table-cell office:value-type="float" office:value="38.917561245572" calcext:value-type="float">
            <text:p>38,917561245572</text:p>
          </table:table-cell>
          <table:table-cell office:value-type="float" office:value="11" calcext:value-type="float">
            <text:p>1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1054</text:p>
          </table:table-cell>
          <table:table-cell office:value-type="float" office:value="8.8682377338409" calcext:value-type="float">
            <text:p>8,8682377338409</text:p>
          </table:table-cell>
          <table:table-cell office:value-type="float" office:value="7.7509891986847" calcext:value-type="float">
            <text:p>7,7509891986847</text:p>
          </table:table-cell>
          <table:table-cell office:value-type="float" office:value="140.29795500883" calcext:value-type="float">
            <text:p>140,29795500883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1065</text:p>
          </table:table-cell>
          <table:table-cell office:value-type="float" office:value="-1.5850108861923" calcext:value-type="float">
            <text:p>-1,5850108861923</text:p>
          </table:table-cell>
          <table:table-cell office:value-type="float" office:value="5.112179517746" calcext:value-type="float">
            <text:p>5,112179517746</text:p>
          </table:table-cell>
          <table:table-cell office:value-type="float" office:value="34.055174156359" calcext:value-type="float">
            <text:p>34,055174156359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1076</text:p>
          </table:table-cell>
          <table:table-cell office:value-type="float" office:value="-1.4945994317532" calcext:value-type="float">
            <text:p>-1,4945994317532</text:p>
          </table:table-cell>
          <table:table-cell office:value-type="float" office:value="8.8863289356232" calcext:value-type="float">
            <text:p>8,8863289356232</text:p>
          </table:table-cell>
          <table:table-cell office:value-type="float" office:value="-63.270351689333" calcext:value-type="float">
            <text:p>-63,270351689333</text:p>
          </table:table-cell>
          <table:table-cell office:value-type="float" office:value="10" calcext:value-type="float">
            <text:p>10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1087</text:p>
          </table:table-cell>
          <table:table-cell office:value-type="float" office:value="1.1814818531275" calcext:value-type="float">
            <text:p>1,1814818531275</text:p>
          </table:table-cell>
          <table:table-cell office:value-type="float" office:value="10.767195224762" calcext:value-type="float">
            <text:p>10,767195224762</text:p>
          </table:table-cell>
          <table:table-cell office:value-type="float" office:value="143.47185906331" calcext:value-type="float">
            <text:p>143,47185906331</text:p>
          </table:table-cell>
          <table:table-cell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1098</text:p>
          </table:table-cell>
          <table:table-cell office:value-type="float" office:value="3.3517494797707" calcext:value-type="float">
            <text:p>3,3517494797707</text:p>
          </table:table-cell>
          <table:table-cell office:value-type="float" office:value="9.9759161472321" calcext:value-type="float">
            <text:p>9,9759161472321</text:p>
          </table:table-cell>
          <table:table-cell office:value-type="float" office:value="39.417579675176" calcext:value-type="float">
            <text:p>39,41757967517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1109</text:p>
          </table:table-cell>
          <table:table-cell office:value-type="float" office:value="4.7617873549461" calcext:value-type="float">
            <text:p>4,7617873549461</text:p>
          </table:table-cell>
          <table:table-cell office:value-type="float" office:value="11.08499288559" calcext:value-type="float">
            <text:p>11,08499288559</text:p>
          </table:table-cell>
          <table:table-cell office:value-type="float" office:value="-52.1950459784" calcext:value-type="float">
            <text:p>-52,195045978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1120</text:p>
          </table:table-cell>
          <table:table-cell office:value-type="float" office:value="7.3671090602875" calcext:value-type="float">
            <text:p>7,3671090602875</text:p>
          </table:table-cell>
          <table:table-cell office:value-type="float" office:value="7.7575224637985" calcext:value-type="float">
            <text:p>7,7575224637985</text:p>
          </table:table-cell>
          <table:table-cell office:value-type="float" office:value="-3.9522956321194" calcext:value-type="float">
            <text:p>-3,9522956321194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1131</text:p>
          </table:table-cell>
          <table:table-cell office:value-type="float" office:value="7.7662640810013" calcext:value-type="float">
            <text:p>7,7662640810013</text:p>
          </table:table-cell>
          <table:table-cell office:value-type="float" office:value="8.1403648853302" calcext:value-type="float">
            <text:p>8,1403648853302</text:p>
          </table:table-cell>
          <table:table-cell office:value-type="float" office:value="99.905424816593" calcext:value-type="float">
            <text:p>99,905424816593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1142</text:p>
          </table:table-cell>
          <table:table-cell office:value-type="float" office:value="0.64632594585419" calcext:value-type="float">
            <text:p>0,64632594585419</text:p>
          </table:table-cell>
          <table:table-cell office:value-type="float" office:value="11.032656431198" calcext:value-type="float">
            <text:p>11,032656431198</text:p>
          </table:table-cell>
          <table:table-cell office:value-type="float" office:value="-87.858322319711" calcext:value-type="float">
            <text:p>-87,858322319711</text:p>
          </table:table-cell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1153</text:p>
          </table:table-cell>
          <table:table-cell office:value-type="float" office:value="0.15132017433643" calcext:value-type="float">
            <text:p>0,15132017433643</text:p>
          </table:table-cell>
          <table:table-cell office:value-type="float" office:value="10.906686782837" calcext:value-type="float">
            <text:p>10,906686782837</text:p>
          </table:table-cell>
          <table:table-cell office:value-type="float" office:value="-18.188088373014" calcext:value-type="float">
            <text:p>-18,188088373014</text:p>
          </table:table-cell>
          <table:table-cell office:value-type="float" office:value="10" calcext:value-type="float">
            <text:p>10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15</text:p>
          </table:table-cell>
          <table:table-cell office:value-type="float" office:value="-0.66904224455357" calcext:value-type="float">
            <text:p>-0,66904224455357</text:p>
          </table:table-cell>
          <table:table-cell office:value-type="float" office:value="-0.29674360528588" calcext:value-type="float">
            <text:p>-0,29674360528588</text:p>
          </table:table-cell>
          <table:table-cell office:value-type="float" office:value="84.620332262319" calcext:value-type="float">
            <text:p>84,6203322623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614</text:p>
          </table:table-cell>
          <table:table-cell office:value-type="float" office:value="3.5137638449669" calcext:value-type="float">
            <text:p>3,5137638449669</text:p>
          </table:table-cell>
          <table:table-cell office:value-type="float" office:value="-0.42727448046207" calcext:value-type="float">
            <text:p>-0,42727448046207</text:p>
          </table:table-cell>
          <table:table-cell office:value-type="float" office:value="-141.68916386404" calcext:value-type="float">
            <text:p>-141,68916386404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625</text:p>
          </table:table-cell>
          <table:table-cell office:value-type="float" office:value="4.0349492430687" calcext:value-type="float">
            <text:p>4,0349492430687</text:p>
          </table:table-cell>
          <table:table-cell office:value-type="float" office:value="0.43430842459202" calcext:value-type="float">
            <text:p>0,43430842459202</text:p>
          </table:table-cell>
          <table:table-cell office:value-type="float" office:value="158.27686012171" calcext:value-type="float">
            <text:p>158,27686012171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636</text:p>
          </table:table-cell>
          <table:table-cell office:value-type="float" office:value="6.0051882266998" calcext:value-type="float">
            <text:p>6,0051882266998</text:p>
          </table:table-cell>
          <table:table-cell office:value-type="float" office:value="0.25532234460115" calcext:value-type="float">
            <text:p>0,25532234460115</text:p>
          </table:table-cell>
          <table:table-cell office:value-type="float" office:value="-1.8697247668436" calcext:value-type="float">
            <text:p>-1,8697247668436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647</text:p>
          </table:table-cell>
          <table:table-cell office:value-type="float" office:value="6.2282478809357" calcext:value-type="float">
            <text:p>6,2282478809357</text:p>
          </table:table-cell>
          <table:table-cell office:value-type="float" office:value="0.85426643490791" calcext:value-type="float">
            <text:p>0,85426643490791</text:p>
          </table:table-cell>
          <table:table-cell office:value-type="float" office:value="-69.975204528517" calcext:value-type="float">
            <text:p>-69,975204528517</text:p>
          </table:table-cell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658</text:p>
          </table:table-cell>
          <table:table-cell office:value-type="float" office:value="8.7925738096237" calcext:value-type="float">
            <text:p>8,7925738096237</text:p>
          </table:table-cell>
          <table:table-cell office:value-type="float" office:value="0.086474753916264" calcext:value-type="float">
            <text:p>0,086474753916264</text:p>
          </table:table-cell>
          <table:table-cell office:value-type="float" office:value="-85.73106747524" calcext:value-type="float">
            <text:p>-85,73106747524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669</text:p>
          </table:table-cell>
          <table:table-cell office:value-type="float" office:value="7.7518802881241" calcext:value-type="float">
            <text:p>7,7518802881241</text:p>
          </table:table-cell>
          <table:table-cell office:value-type="float" office:value="-0.58501798659563" calcext:value-type="float">
            <text:p>-0,58501798659563</text:p>
          </table:table-cell>
          <table:table-cell office:value-type="float" office:value="55.592543759923" calcext:value-type="float">
            <text:p>55,592543759923</text:p>
          </table:table-cell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680</text:p>
          </table:table-cell>
          <table:table-cell office:value-type="float" office:value="-0.11185018345714" calcext:value-type="float">
            <text:p>-0,11185018345714</text:p>
          </table:table-cell>
          <table:table-cell office:value-type="float" office:value="1.0291773080826" calcext:value-type="float">
            <text:p>1,0291773080826</text:p>
          </table:table-cell>
          <table:table-cell office:value-type="float" office:value="36.089689488624" calcext:value-type="float">
            <text:p>36,08968948862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691</text:p>
          </table:table-cell>
          <table:table-cell office:value-type="float" office:value="2.2797937691212" calcext:value-type="float">
            <text:p>2,2797937691212</text:p>
          </table:table-cell>
          <table:table-cell office:value-type="float" office:value="0.4380276799202" calcext:value-type="float">
            <text:p>0,4380276799202</text:p>
          </table:table-cell>
          <table:table-cell office:value-type="float" office:value="68.345350824344" calcext:value-type="float">
            <text:p>68,345350824344</text:p>
          </table:table-cell>
          <table:table-cell office:value-type="float" office:value="10" calcext:value-type="float">
            <text:p>10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02</text:p>
          </table:table-cell>
          <table:table-cell office:value-type="float" office:value="2.7925550937653" calcext:value-type="float">
            <text:p>2,7925550937653</text:p>
          </table:table-cell>
          <table:table-cell office:value-type="float" office:value="0.60519821941853" calcext:value-type="float">
            <text:p>0,60519821941853</text:p>
          </table:table-cell>
          <table:table-cell office:value-type="float" office:value="36.344044907078" calcext:value-type="float">
            <text:p>36,344044907078</text:p>
          </table:table-cell>
          <table:table-cell office:value-type="float" office:value="10" calcext:value-type="float">
            <text:p>10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13</text:p>
          </table:table-cell>
          <table:table-cell office:value-type="float" office:value="5.3430908918381" calcext:value-type="float">
            <text:p>5,3430908918381</text:p>
          </table:table-cell>
          <table:table-cell office:value-type="float" office:value="3.1699523329735" calcext:value-type="float">
            <text:p>3,1699523329735</text:p>
          </table:table-cell>
          <table:table-cell office:value-type="float" office:value="-138.55771046535" calcext:value-type="float">
            <text:p>-138,5577104653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24</text:p>
          </table:table-cell>
          <table:table-cell office:value-type="float" office:value="5.6225174665451" calcext:value-type="float">
            <text:p>5,6225174665451</text:p>
          </table:table-cell>
          <table:table-cell office:value-type="float" office:value="2.6294240355492" calcext:value-type="float">
            <text:p>2,6294240355492</text:p>
          </table:table-cell>
          <table:table-cell office:value-type="float" office:value="10.374634129227" calcext:value-type="float">
            <text:p>10,374634129227</text:p>
          </table:table-cell>
          <table:table-cell office:value-type="float" office:value="10" calcext:value-type="float">
            <text:p>10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35</text:p>
          </table:table-cell>
          <table:table-cell office:value-type="float" office:value="7.2146713733673" calcext:value-type="float">
            <text:p>7,2146713733673</text:p>
          </table:table-cell>
          <table:table-cell office:value-type="float" office:value="1.346932053566" calcext:value-type="float">
            <text:p>1,346932053566</text:p>
          </table:table-cell>
          <table:table-cell office:value-type="float" office:value="68.434434331906" calcext:value-type="float">
            <text:p>68,434434331906</text:p>
          </table:table-cell>
          <table:table-cell office:value-type="float" office:value="11" calcext:value-type="float">
            <text:p>1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46</text:p>
          </table:table-cell>
          <table:table-cell office:value-type="float" office:value="7.3729050159454" calcext:value-type="float">
            <text:p>7,3729050159454</text:p>
          </table:table-cell>
          <table:table-cell office:value-type="float" office:value="2.6482024788857" calcext:value-type="float">
            <text:p>2,6482024788857</text:p>
          </table:table-cell>
          <table:table-cell office:value-type="float" office:value="-115.44746957767" calcext:value-type="float">
            <text:p>-115,44746957767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57</text:p>
          </table:table-cell>
          <table:table-cell office:value-type="float" office:value="-0.65823175013065" calcext:value-type="float">
            <text:p>-0,65823175013065</text:p>
          </table:table-cell>
          <table:table-cell office:value-type="float" office:value="3.0262047052383" calcext:value-type="float">
            <text:p>3,0262047052383</text:p>
          </table:table-cell>
          <table:table-cell office:value-type="float" office:value="-146.25255469304" calcext:value-type="float">
            <text:p>-146,25255469304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68</text:p>
          </table:table-cell>
          <table:table-cell office:value-type="float" office:value="0.15248069539666" calcext:value-type="float">
            <text:p>0,15248069539666</text:p>
          </table:table-cell>
          <table:table-cell office:value-type="float" office:value="1.8796393275261" calcext:value-type="float">
            <text:p>1,8796393275261</text:p>
          </table:table-cell>
          <table:table-cell office:value-type="float" office:value="63.980060777846" calcext:value-type="float">
            <text:p>63,980060777846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79</text:p>
          </table:table-cell>
          <table:table-cell office:value-type="float" office:value="1.7430919408798" calcext:value-type="float">
            <text:p>1,7430919408798</text:p>
          </table:table-cell>
          <table:table-cell office:value-type="float" office:value="4.0123176574707" calcext:value-type="float">
            <text:p>4,0123176574707</text:p>
          </table:table-cell>
          <table:table-cell office:value-type="float" office:value="117.23470232289" calcext:value-type="float">
            <text:p>117,23470232289</text:p>
          </table:table-cell>
          <table:table-cell office:value-type="float" office:value="10" calcext:value-type="float">
            <text:p>1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90</text:p>
          </table:table-cell>
          <table:table-cell office:value-type="float" office:value="3.6580076813698" calcext:value-type="float">
            <text:p>3,6580076813698</text:p>
          </table:table-cell>
          <table:table-cell office:value-type="float" office:value="4.2949026823044" calcext:value-type="float">
            <text:p>4,2949026823044</text:p>
          </table:table-cell>
          <table:table-cell office:value-type="float" office:value="7.6546819916197" calcext:value-type="float">
            <text:p>7,6546819916197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801</text:p>
          </table:table-cell>
          <table:table-cell office:value-type="float" office:value="6.4572286605835" calcext:value-type="float">
            <text:p>6,4572286605835</text:p>
          </table:table-cell>
          <table:table-cell office:value-type="float" office:value="2.7701154351234" calcext:value-type="float">
            <text:p>2,7701154351234</text:p>
          </table:table-cell>
          <table:table-cell office:value-type="float" office:value="-162.77796903234" calcext:value-type="float">
            <text:p>-162,77796903234</text:p>
          </table:table-cell>
          <table:table-cell office:value-type="float" office:value="10" calcext:value-type="float">
            <text:p>1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812</text:p>
          </table:table-cell>
          <table:table-cell office:value-type="float" office:value="9.0208613872528" calcext:value-type="float">
            <text:p>9,0208613872528</text:p>
          </table:table-cell>
          <table:table-cell office:value-type="float" office:value="2.3591420054436" calcext:value-type="float">
            <text:p>2,3591420054436</text:p>
          </table:table-cell>
          <table:table-cell office:value-type="float" office:value="-109.67060638841" calcext:value-type="float">
            <text:p>-109,6706063884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823</text:p>
          </table:table-cell>
          <table:table-cell office:value-type="float" office:value="7.9855227470398" calcext:value-type="float">
            <text:p>7,9855227470398</text:p>
          </table:table-cell>
          <table:table-cell office:value-type="float" office:value="3.9824149012566" calcext:value-type="float">
            <text:p>3,9824149012566</text:p>
          </table:table-cell>
          <table:table-cell office:value-type="float" office:value="132.33508122195" calcext:value-type="float">
            <text:p>132,33508122195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834</text:p>
          </table:table-cell>
          <table:table-cell office:value-type="float" office:value="-1.4866136014462" calcext:value-type="float">
            <text:p>-1,4866136014462</text:p>
          </table:table-cell>
          <table:table-cell office:value-type="float" office:value="6.6280049085617" calcext:value-type="float">
            <text:p>6,6280049085617</text:p>
          </table:table-cell>
          <table:table-cell office:value-type="float" office:value="-61.638441055444" calcext:value-type="float">
            <text:p>-61,638441055444</text:p>
          </table:table-cell>
          <table:table-cell office:value-type="float" office:value="11" calcext:value-type="float">
            <text:p>1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845</text:p>
          </table:table-cell>
          <table:table-cell office:value-type="float" office:value="-0.21375618875027" calcext:value-type="float">
            <text:p>-0,21375618875027</text:p>
          </table:table-cell>
          <table:table-cell office:value-type="float" office:value="4.2374759912491" calcext:value-type="float">
            <text:p>4,2374759912491</text:p>
          </table:table-cell>
          <table:table-cell office:value-type="float" office:value="-35.448767956655" calcext:value-type="float">
            <text:p>-35,448767956655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856</text:p>
          </table:table-cell>
          <table:table-cell office:value-type="float" office:value="4.5684343576431" calcext:value-type="float">
            <text:p>4,5684343576431</text:p>
          </table:table-cell>
          <table:table-cell office:value-type="float" office:value="5.0040519237518" calcext:value-type="float">
            <text:p>5,0040519237518</text:p>
          </table:table-cell>
          <table:table-cell office:value-type="float" office:value="68.931507456834" calcext:value-type="float">
            <text:p>68,931507456834</text:p>
          </table:table-cell>
          <table:table-cell office:value-type="float" office:value="11" calcext:value-type="float">
            <text:p>1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867</text:p>
          </table:table-cell>
          <table:table-cell office:value-type="float" office:value="2.909346818924" calcext:value-type="float">
            <text:p>2,909346818924</text:p>
          </table:table-cell>
          <table:table-cell office:value-type="float" office:value="4.3595132231712" calcext:value-type="float">
            <text:p>4,3595132231712</text:p>
          </table:table-cell>
          <table:table-cell office:value-type="float" office:value="29.172463781515" calcext:value-type="float">
            <text:p>29,172463781515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878</text:p>
          </table:table-cell>
          <table:table-cell office:value-type="float" office:value="5.0356513261795" calcext:value-type="float">
            <text:p>5,0356513261795</text:p>
          </table:table-cell>
          <table:table-cell office:value-type="float" office:value="3.987925350666" calcext:value-type="float">
            <text:p>3,987925350666</text:p>
          </table:table-cell>
          <table:table-cell office:value-type="float" office:value="72.366573248699" calcext:value-type="float">
            <text:p>72,366573248699</text:p>
          </table:table-cell>
          <table:table-cell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889</text:p>
          </table:table-cell>
          <table:table-cell office:value-type="float" office:value="6.9586074352264" calcext:value-type="float">
            <text:p>6,9586074352264</text:p>
          </table:table-cell>
          <table:table-cell office:value-type="float" office:value="4.2664688825607" calcext:value-type="float">
            <text:p>4,2664688825607</text:p>
          </table:table-cell>
          <table:table-cell office:value-type="float" office:value="-3.2747852242297" calcext:value-type="float">
            <text:p>-3,2747852242297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900</text:p>
          </table:table-cell>
          <table:table-cell office:value-type="float" office:value="10.038335323334" calcext:value-type="float">
            <text:p>10,038335323334</text:p>
          </table:table-cell>
          <table:table-cell office:value-type="float" office:value="2.231161147356" calcext:value-type="float">
            <text:p>2,231161147356</text:p>
          </table:table-cell>
          <table:table-cell office:value-type="float" office:value="88.22364943802" calcext:value-type="float">
            <text:p>88,22364943802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911</text:p>
          </table:table-cell>
          <table:table-cell office:value-type="float" office:value="-0.41433088481426" calcext:value-type="float">
            <text:p>-0,41433088481426</text:p>
          </table:table-cell>
          <table:table-cell office:value-type="float" office:value="7.032682299614" calcext:value-type="float">
            <text:p>7,032682299614</text:p>
          </table:table-cell>
          <table:table-cell office:value-type="float" office:value="-39.653081043511" calcext:value-type="float">
            <text:p>-39,65308104351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922</text:p>
          </table:table-cell>
          <table:table-cell office:value-type="float" office:value="1.525504887104" calcext:value-type="float">
            <text:p>1,525504887104</text:p>
          </table:table-cell>
          <table:table-cell office:value-type="float" office:value="4.8974743485451" calcext:value-type="float">
            <text:p>4,8974743485451</text:p>
          </table:table-cell>
          <table:table-cell office:value-type="float" office:value="-121.25537805497" calcext:value-type="float">
            <text:p>-121,25537805497</text:p>
          </table:table-cell>
          <table:table-cell office:value-type="float" office:value="10" calcext:value-type="float">
            <text:p>1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933</text:p>
          </table:table-cell>
          <table:table-cell office:value-type="float" office:value="3.8107645511627" calcext:value-type="float">
            <text:p>3,8107645511627</text:p>
          </table:table-cell>
          <table:table-cell office:value-type="float" office:value="7.9176205396652" calcext:value-type="float">
            <text:p>7,9176205396652</text:p>
          </table:table-cell>
          <table:table-cell office:value-type="float" office:value="152.25005605418" calcext:value-type="float">
            <text:p>152,250056054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944</text:p>
          </table:table-cell>
          <table:table-cell office:value-type="float" office:value="3.6893379688263" calcext:value-type="float">
            <text:p>3,6893379688263</text:p>
          </table:table-cell>
          <table:table-cell office:value-type="float" office:value="6.0488599538803" calcext:value-type="float">
            <text:p>6,0488599538803</text:p>
          </table:table-cell>
          <table:table-cell office:value-type="float" office:value="80.132282463608" calcext:value-type="float">
            <text:p>80,13228246360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955</text:p>
          </table:table-cell>
          <table:table-cell office:value-type="float" office:value="6.7385983467102" calcext:value-type="float">
            <text:p>6,7385983467102</text:p>
          </table:table-cell>
          <table:table-cell office:value-type="float" office:value="6.0633796453476" calcext:value-type="float">
            <text:p>6,0633796453476</text:p>
          </table:table-cell>
          <table:table-cell office:value-type="float" office:value="-171.89814938102" calcext:value-type="float">
            <text:p>-171,89814938102</text:p>
          </table:table-cell>
          <table:table-cell office:value-type="float" office:value="11" calcext:value-type="float">
            <text:p>1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966</text:p>
          </table:table-cell>
          <table:table-cell office:value-type="float" office:value="7.0840591192245" calcext:value-type="float">
            <text:p>7,0840591192245</text:p>
          </table:table-cell>
          <table:table-cell office:value-type="float" office:value="5.6200069189072" calcext:value-type="float">
            <text:p>5,6200069189072</text:p>
          </table:table-cell>
          <table:table-cell office:value-type="float" office:value="109.63222175647" calcext:value-type="float">
            <text:p>109,63222175647</text:p>
          </table:table-cell>
          <table:table-cell office:value-type="float" office:value="11" calcext:value-type="float">
            <text:p>1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977</text:p>
          </table:table-cell>
          <table:table-cell office:value-type="float" office:value="10.053391456604" calcext:value-type="float">
            <text:p>10,053391456604</text:p>
          </table:table-cell>
          <table:table-cell office:value-type="float" office:value="6.3231217861176" calcext:value-type="float">
            <text:p>6,3231217861176</text:p>
          </table:table-cell>
          <table:table-cell office:value-type="float" office:value="-85.240417984641" calcext:value-type="float">
            <text:p>-85,240417984641</text:p>
          </table:table-cell>
          <table:table-cell office:value-type="float" office:value="11" calcext:value-type="float">
            <text:p>1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988</text:p>
          </table:table-cell>
          <table:table-cell office:value-type="float" office:value="-0.82711018621922" calcext:value-type="float">
            <text:p>-0,82711018621922</text:p>
          </table:table-cell>
          <table:table-cell office:value-type="float" office:value="8.0583298206329" calcext:value-type="float">
            <text:p>8,0583298206329</text:p>
          </table:table-cell>
          <table:table-cell office:value-type="float" office:value="-140.12457155118" calcext:value-type="float">
            <text:p>-140,12457155118</text:p>
          </table:table-cell>
          <table:table-cell office:value-type="float" office:value="10" calcext:value-type="float">
            <text:p>10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999</text:p>
          </table:table-cell>
          <table:table-cell office:value-type="float" office:value="-0.66264495253563" calcext:value-type="float">
            <text:p>-0,66264495253563</text:p>
          </table:table-cell>
          <table:table-cell office:value-type="float" office:value="7.3810619115829" calcext:value-type="float">
            <text:p>7,3810619115829</text:p>
          </table:table-cell>
          <table:table-cell office:value-type="float" office:value="123.70391712067" calcext:value-type="float">
            <text:p>123,70391712067</text:p>
          </table:table-cell>
          <table:table-cell office:value-type="float" office:value="10" calcext:value-type="float">
            <text:p>1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1010</text:p>
          </table:table-cell>
          <table:table-cell office:value-type="float" office:value="0.85544243454933" calcext:value-type="float">
            <text:p>0,85544243454933</text:p>
          </table:table-cell>
          <table:table-cell office:value-type="float" office:value="8.2559365034103" calcext:value-type="float">
            <text:p>8,2559365034103</text:p>
          </table:table-cell>
          <table:table-cell office:value-type="float" office:value="-0.94725756318706" calcext:value-type="float">
            <text:p>-0,9472575631870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1021</text:p>
          </table:table-cell>
          <table:table-cell office:value-type="float" office:value="4.9757367372513" calcext:value-type="float">
            <text:p>4,9757367372513</text:p>
          </table:table-cell>
          <table:table-cell office:value-type="float" office:value="6.7724472284317" calcext:value-type="float">
            <text:p>6,7724472284317</text:p>
          </table:table-cell>
          <table:table-cell office:value-type="float" office:value="-90.013109954299" calcext:value-type="float">
            <text:p>-90,013109954299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1032</text:p>
          </table:table-cell>
          <table:table-cell office:value-type="float" office:value="6.6759824752808" calcext:value-type="float">
            <text:p>6,6759824752808</text:p>
          </table:table-cell>
          <table:table-cell office:value-type="float" office:value="7.7176344394684" calcext:value-type="float">
            <text:p>7,7176344394684</text:p>
          </table:table-cell>
          <table:table-cell office:value-type="float" office:value="-85.805636302681" calcext:value-type="float">
            <text:p>-85,805636302681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1043</text:p>
          </table:table-cell>
          <table:table-cell office:value-type="float" office:value="8.3021003007889" calcext:value-type="float">
            <text:p>8,3021003007889</text:p>
          </table:table-cell>
          <table:table-cell office:value-type="float" office:value="6.8282014131546" calcext:value-type="float">
            <text:p>6,8282014131546</text:p>
          </table:table-cell>
          <table:table-cell office:value-type="float" office:value="64.74961217042" calcext:value-type="float">
            <text:p>64,74961217042</text:p>
          </table:table-cell>
          <table:table-cell office:value-type="float" office:value="11" calcext:value-type="float">
            <text:p>1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1054</text:p>
          </table:table-cell>
          <table:table-cell office:value-type="float" office:value="8.7505161762238" calcext:value-type="float">
            <text:p>8,7505161762238</text:p>
          </table:table-cell>
          <table:table-cell office:value-type="float" office:value="7.5540667772293" calcext:value-type="float">
            <text:p>7,5540667772293</text:p>
          </table:table-cell>
          <table:table-cell office:value-type="float" office:value="51.816256562616" calcext:value-type="float">
            <text:p>51,816256562616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1065</text:p>
          </table:table-cell>
          <table:table-cell office:value-type="float" office:value="-1.5848603844643" calcext:value-type="float">
            <text:p>-1,5848603844643</text:p>
          </table:table-cell>
          <table:table-cell office:value-type="float" office:value="4.8268622159958" calcext:value-type="float">
            <text:p>4,8268622159958</text:p>
          </table:table-cell>
          <table:table-cell office:value-type="float" office:value="35.032919637716" calcext:value-type="float">
            <text:p>35,032919637716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1076</text:p>
          </table:table-cell>
          <table:table-cell office:value-type="float" office:value="-1.585009843111" calcext:value-type="float">
            <text:p>-1,585009843111</text:p>
          </table:table-cell>
          <table:table-cell office:value-type="float" office:value="8.9644873142242" calcext:value-type="float">
            <text:p>8,9644873142242</text:p>
          </table:table-cell>
          <table:table-cell office:value-type="float" office:value="-26.67469165887" calcext:value-type="float">
            <text:p>-26,67469165887</text:p>
          </table:table-cell>
          <table:table-cell office:value-type="float" office:value="10" calcext:value-type="float">
            <text:p>10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1087</text:p>
          </table:table-cell>
          <table:table-cell office:value-type="float" office:value="1.3413168489933" calcext:value-type="float">
            <text:p>1,3413168489933</text:p>
          </table:table-cell>
          <table:table-cell office:value-type="float" office:value="10.927809476852" calcext:value-type="float">
            <text:p>10,927809476852</text:p>
          </table:table-cell>
          <table:table-cell office:value-type="float" office:value="-127.03339613167" calcext:value-type="float">
            <text:p>-127,03339613167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1098</text:p>
          </table:table-cell>
          <table:table-cell office:value-type="float" office:value="3.0899339914322" calcext:value-type="float">
            <text:p>3,0899339914322</text:p>
          </table:table-cell>
          <table:table-cell office:value-type="float" office:value="9.7992640733719" calcext:value-type="float">
            <text:p>9,7992640733719</text:p>
          </table:table-cell>
          <table:table-cell office:value-type="float" office:value="28.681096757294" calcext:value-type="float">
            <text:p>28,68109675729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1109</text:p>
          </table:table-cell>
          <table:table-cell office:value-type="float" office:value="4.4816499948502" calcext:value-type="float">
            <text:p>4,4816499948502</text:p>
          </table:table-cell>
          <table:table-cell office:value-type="float" office:value="11.084998846054" calcext:value-type="float">
            <text:p>11,084998846054</text:p>
          </table:table-cell>
          <table:table-cell office:value-type="float" office:value="-61.019441884035" calcext:value-type="float">
            <text:p>-61,01944188403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1120</text:p>
          </table:table-cell>
          <table:table-cell office:value-type="float" office:value="7.3208367824554" calcext:value-type="float">
            <text:p>7,3208367824554</text:p>
          </table:table-cell>
          <table:table-cell office:value-type="float" office:value="7.5401210784912" calcext:value-type="float">
            <text:p>7,5401210784912</text:p>
          </table:table-cell>
          <table:table-cell office:value-type="float" office:value="86.814597913414" calcext:value-type="float">
            <text:p>86,814597913414</text:p>
          </table:table-cell>
          <table:table-cell office:value-type="float" office:value="11" calcext:value-type="float">
            <text:p>1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1131</text:p>
          </table:table-cell>
          <table:table-cell office:value-type="float" office:value="7.9877972602844" calcext:value-type="float">
            <text:p>7,9877972602844</text:p>
          </table:table-cell>
          <table:table-cell office:value-type="float" office:value="8.1465828418732" calcext:value-type="float">
            <text:p>8,1465828418732</text:p>
          </table:table-cell>
          <table:table-cell office:value-type="float" office:value="-169.54983267814" calcext:value-type="float">
            <text:p>-169,54983267814</text:p>
          </table:table-cell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1142</text:p>
          </table:table-cell>
          <table:table-cell office:value-type="float" office:value="0.60359798371792" calcext:value-type="float">
            <text:p>0,60359798371792</text:p>
          </table:table-cell>
          <table:table-cell office:value-type="float" office:value="11.034762859344" calcext:value-type="float">
            <text:p>11,034762859344</text:p>
          </table:table-cell>
          <table:table-cell office:value-type="float" office:value="-86.96409091828" calcext:value-type="float">
            <text:p>-86,96409091828</text:p>
          </table:table-cell>
          <table:table-cell office:value-type="float" office:value="10" calcext:value-type="float">
            <text:p>10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1153</text:p>
          </table:table-cell>
          <table:table-cell office:value-type="float" office:value="0.17372379079461" calcext:value-type="float">
            <text:p>0,17372379079461</text:p>
          </table:table-cell>
          <table:table-cell office:value-type="float" office:value="11.085007190704" calcext:value-type="float">
            <text:p>11,085007190704</text:p>
          </table:table-cell>
          <table:table-cell office:value-type="float" office:value="-108.18525028836" calcext:value-type="float">
            <text:p>-108,18525028836</text:p>
          </table:table-cell>
          <table:table-cell office:value-type="float" office:value="10" calcext:value-type="float">
            <text:p>10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15</text:p>
          </table:table-cell>
          <table:table-cell office:value-type="float" office:value="-0.52213914692402" calcext:value-type="float">
            <text:p>-0,52213914692402</text:p>
          </table:table-cell>
          <table:table-cell office:value-type="float" office:value="-0.47181021422148" calcext:value-type="float">
            <text:p>-0,47181021422148</text:p>
          </table:table-cell>
          <table:table-cell office:value-type="float" office:value="79.249825447228" calcext:value-type="float">
            <text:p>79,24982544722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614</text:p>
          </table:table-cell>
          <table:table-cell office:value-type="float" office:value="3.5923650860786" calcext:value-type="float">
            <text:p>3,5923650860786</text:p>
          </table:table-cell>
          <table:table-cell office:value-type="float" office:value="-0.13875527307391" calcext:value-type="float">
            <text:p>-0,13875527307391</text:p>
          </table:table-cell>
          <table:table-cell office:value-type="float" office:value="-96.816463075626" calcext:value-type="float">
            <text:p>-96,816463075626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625</text:p>
          </table:table-cell>
          <table:table-cell office:value-type="float" office:value="4.3447479605675" calcext:value-type="float">
            <text:p>4,3447479605675</text:p>
          </table:table-cell>
          <table:table-cell office:value-type="float" office:value="0.24006294086576" calcext:value-type="float">
            <text:p>0,24006294086576</text:p>
          </table:table-cell>
          <table:table-cell office:value-type="float" office:value="144.71756576732" calcext:value-type="float">
            <text:p>144,71756576732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636</text:p>
          </table:table-cell>
          <table:table-cell office:value-type="float" office:value="5.819331407547" calcext:value-type="float">
            <text:p>5,819331407547</text:p>
          </table:table-cell>
          <table:table-cell office:value-type="float" office:value="0.0062340969452634" calcext:value-type="float">
            <text:p>0,0062340969452634</text:p>
          </table:table-cell>
          <table:table-cell office:value-type="float" office:value="48.342990647456" calcext:value-type="float">
            <text:p>48,342990647456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647</text:p>
          </table:table-cell>
          <table:table-cell office:value-type="float" office:value="6.4065039157867" calcext:value-type="float">
            <text:p>6,4065039157867</text:p>
          </table:table-cell>
          <table:table-cell office:value-type="float" office:value="1.1088069528341" calcext:value-type="float">
            <text:p>1,1088069528341</text:p>
          </table:table-cell>
          <table:table-cell office:value-type="float" office:value="-120.08034499588" calcext:value-type="float">
            <text:p>-120,08034499588</text:p>
          </table:table-cell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658</text:p>
          </table:table-cell>
          <table:table-cell office:value-type="float" office:value="8.7291097640991" calcext:value-type="float">
            <text:p>8,7291097640991</text:p>
          </table:table-cell>
          <table:table-cell office:value-type="float" office:value="0.47228597104549" calcext:value-type="float">
            <text:p>0,47228597104549</text:p>
          </table:table-cell>
          <table:table-cell office:value-type="float" office:value="-81.502566671675" calcext:value-type="float">
            <text:p>-81,502566671675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669</text:p>
          </table:table-cell>
          <table:table-cell office:value-type="float" office:value="7.4766629934311" calcext:value-type="float">
            <text:p>7,4766629934311</text:p>
          </table:table-cell>
          <table:table-cell office:value-type="float" office:value="-0.5815777182579" calcext:value-type="float">
            <text:p>-0,5815777182579</text:p>
          </table:table-cell>
          <table:table-cell office:value-type="float" office:value="55.607540212619" calcext:value-type="float">
            <text:p>55,607540212619</text:p>
          </table:table-cell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680</text:p>
          </table:table-cell>
          <table:table-cell office:value-type="float" office:value="-0.33383768051863" calcext:value-type="float">
            <text:p>-0,33383768051863</text:p>
          </table:table-cell>
          <table:table-cell office:value-type="float" office:value="0.7682491838932" calcext:value-type="float">
            <text:p>0,7682491838932</text:p>
          </table:table-cell>
          <table:table-cell office:value-type="float" office:value="58.955049818488" calcext:value-type="float">
            <text:p>58,955049818488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691</text:p>
          </table:table-cell>
          <table:table-cell office:value-type="float" office:value="2.0638620853424" calcext:value-type="float">
            <text:p>2,0638620853424</text:p>
          </table:table-cell>
          <table:table-cell office:value-type="float" office:value="0.49016457051039" calcext:value-type="float">
            <text:p>0,49016457051039</text:p>
          </table:table-cell>
          <table:table-cell office:value-type="float" office:value="-22.478997517543" calcext:value-type="float">
            <text:p>-22,478997517543</text:p>
          </table:table-cell>
          <table:table-cell office:value-type="float" office:value="10" calcext:value-type="float">
            <text:p>10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02</text:p>
          </table:table-cell>
          <table:table-cell office:value-type="float" office:value="2.6373893022537" calcext:value-type="float">
            <text:p>2,6373893022537</text:p>
          </table:table-cell>
          <table:table-cell office:value-type="float" office:value="0.76330736279488" calcext:value-type="float">
            <text:p>0,76330736279488</text:p>
          </table:table-cell>
          <table:table-cell office:value-type="float" office:value="-54.383410769663" calcext:value-type="float">
            <text:p>-54,383410769663</text:p>
          </table:table-cell>
          <table:table-cell office:value-type="float" office:value="10" calcext:value-type="float">
            <text:p>1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13</text:p>
          </table:table-cell>
          <table:table-cell office:value-type="float" office:value="5.5798780918121" calcext:value-type="float">
            <text:p>5,5798780918121</text:p>
          </table:table-cell>
          <table:table-cell office:value-type="float" office:value="3.1275019049644" calcext:value-type="float">
            <text:p>3,1275019049644</text:p>
          </table:table-cell>
          <table:table-cell office:value-type="float" office:value="153.56975755874" calcext:value-type="float">
            <text:p>153,56975755874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24</text:p>
          </table:table-cell>
          <table:table-cell office:value-type="float" office:value="5.5529087781906" calcext:value-type="float">
            <text:p>5,5529087781906</text:p>
          </table:table-cell>
          <table:table-cell office:value-type="float" office:value="2.7988716959953" calcext:value-type="float">
            <text:p>2,7988716959953</text:p>
          </table:table-cell>
          <table:table-cell office:value-type="float" office:value="-77.867008318567" calcext:value-type="float">
            <text:p>-77,867008318567</text:p>
          </table:table-cell>
          <table:table-cell office:value-type="float" office:value="10" calcext:value-type="float">
            <text:p>10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35</text:p>
          </table:table-cell>
          <table:table-cell office:value-type="float" office:value="7.0689451694489" calcext:value-type="float">
            <text:p>7,0689451694489</text:p>
          </table:table-cell>
          <table:table-cell office:value-type="float" office:value="0.97671799361706" calcext:value-type="float">
            <text:p>0,97671799361706</text:p>
          </table:table-cell>
          <table:table-cell office:value-type="float" office:value="68.392195519368" calcext:value-type="float">
            <text:p>68,392195519368</text:p>
          </table:table-cell>
          <table:table-cell office:value-type="float" office:value="11" calcext:value-type="float">
            <text:p>1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46</text:p>
          </table:table-cell>
          <table:table-cell office:value-type="float" office:value="7.5421857833862" calcext:value-type="float">
            <text:p>7,5421857833862</text:p>
          </table:table-cell>
          <table:table-cell office:value-type="float" office:value="3.0076211690903" calcext:value-type="float">
            <text:p>3,0076211690903</text:p>
          </table:table-cell>
          <table:table-cell office:value-type="float" office:value="-115.46382934425" calcext:value-type="float">
            <text:p>-115,46382934425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57</text:p>
          </table:table-cell>
          <table:table-cell office:value-type="float" office:value="-0.45530751347542" calcext:value-type="float">
            <text:p>-0,45530751347542</text:p>
          </table:table-cell>
          <table:table-cell office:value-type="float" office:value="3.2804605364799" calcext:value-type="float">
            <text:p>3,2804605364799</text:p>
          </table:table-cell>
          <table:table-cell office:value-type="float" office:value="-124.05870674522" calcext:value-type="float">
            <text:p>-124,05870674522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68</text:p>
          </table:table-cell>
          <table:table-cell office:value-type="float" office:value="0.22885836660862" calcext:value-type="float">
            <text:p>0,22885836660862</text:p>
          </table:table-cell>
          <table:table-cell office:value-type="float" office:value="1.6851958632469" calcext:value-type="float">
            <text:p>1,6851958632469</text:p>
          </table:table-cell>
          <table:table-cell office:value-type="float" office:value="114.82909226873" calcext:value-type="float">
            <text:p>114,82909226873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79</text:p>
          </table:table-cell>
          <table:table-cell office:value-type="float" office:value="2.0155742764473" calcext:value-type="float">
            <text:p>2,0155742764473</text:p>
          </table:table-cell>
          <table:table-cell office:value-type="float" office:value="4.0494507551193" calcext:value-type="float">
            <text:p>4,0494507551193</text:p>
          </table:table-cell>
          <table:table-cell office:value-type="float" office:value="-173.82452897965" calcext:value-type="float">
            <text:p>-173,82452897965</text:p>
          </table:table-cell>
          <table:table-cell office:value-type="float" office:value="10" calcext:value-type="float">
            <text:p>1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90</text:p>
          </table:table-cell>
          <table:table-cell office:value-type="float" office:value="3.3961445093155" calcext:value-type="float">
            <text:p>3,3961445093155</text:p>
          </table:table-cell>
          <table:table-cell office:value-type="float" office:value="4.1106003522873" calcext:value-type="float">
            <text:p>4,1106003522873</text:p>
          </table:table-cell>
          <table:table-cell office:value-type="float" office:value="42.633035760017" calcext:value-type="float">
            <text:p>42,633035760017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801</text:p>
          </table:table-cell>
          <table:table-cell office:value-type="float" office:value="6.4219552278519" calcext:value-type="float">
            <text:p>6,4219552278519</text:p>
          </table:table-cell>
          <table:table-cell office:value-type="float" office:value="2.9900631308556" calcext:value-type="float">
            <text:p>2,9900631308556</text:p>
          </table:table-cell>
          <table:table-cell office:value-type="float" office:value="-72.015596802827" calcext:value-type="float">
            <text:p>-72,015596802827</text:p>
          </table:table-cell>
          <table:table-cell office:value-type="float" office:value="10" calcext:value-type="float">
            <text:p>1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812</text:p>
          </table:table-cell>
          <table:table-cell office:value-type="float" office:value="9.228218793869" calcext:value-type="float">
            <text:p>9,228218793869</text:p>
          </table:table-cell>
          <table:table-cell office:value-type="float" office:value="2.6378706097603" calcext:value-type="float">
            <text:p>2,6378706097603</text:p>
          </table:table-cell>
          <table:table-cell office:value-type="float" office:value="-131.86517186985" calcext:value-type="float">
            <text:p>-131,8651718698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823</text:p>
          </table:table-cell>
          <table:table-cell office:value-type="float" office:value="7.8829085826874" calcext:value-type="float">
            <text:p>7,8829085826874</text:p>
          </table:table-cell>
          <table:table-cell office:value-type="float" office:value="3.7061747908592" calcext:value-type="float">
            <text:p>3,7061747908592</text:p>
          </table:table-cell>
          <table:table-cell office:value-type="float" office:value="73.284223580816" calcext:value-type="float">
            <text:p>73,284223580816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834</text:p>
          </table:table-cell>
          <table:table-cell office:value-type="float" office:value="-1.4641566574574" calcext:value-type="float">
            <text:p>-1,4641566574574</text:p>
          </table:table-cell>
          <table:table-cell office:value-type="float" office:value="6.8915450572968" calcext:value-type="float">
            <text:p>6,8915450572968</text:p>
          </table:table-cell>
          <table:table-cell office:value-type="float" office:value="-101.1355849588" calcext:value-type="float">
            <text:p>-101,1355849588</text:p>
          </table:table-cell>
          <table:table-cell office:value-type="float" office:value="11" calcext:value-type="float">
            <text:p>1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845</text:p>
          </table:table-cell>
          <table:table-cell office:value-type="float" office:value="-0.40180459618568" calcext:value-type="float">
            <text:p>-0,40180459618568</text:p>
          </table:table-cell>
          <table:table-cell office:value-type="float" office:value="4.4647607207298" calcext:value-type="float">
            <text:p>4,4647607207298</text:p>
          </table:table-cell>
          <table:table-cell office:value-type="float" office:value="-54.074591132486" calcext:value-type="float">
            <text:p>-54,074591132486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856</text:p>
          </table:table-cell>
          <table:table-cell office:value-type="float" office:value="4.4260114431381" calcext:value-type="float">
            <text:p>4,4260114431381</text:p>
          </table:table-cell>
          <table:table-cell office:value-type="float" office:value="4.6323293447495" calcext:value-type="float">
            <text:p>4,6323293447495</text:p>
          </table:table-cell>
          <table:table-cell office:value-type="float" office:value="68.884437251243" calcext:value-type="float">
            <text:p>68,884437251243</text:p>
          </table:table-cell>
          <table:table-cell office:value-type="float" office:value="11" calcext:value-type="float">
            <text:p>1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867</text:p>
          </table:table-cell>
          <table:table-cell office:value-type="float" office:value="2.5970727205276" calcext:value-type="float">
            <text:p>2,5970727205276</text:p>
          </table:table-cell>
          <table:table-cell office:value-type="float" office:value="4.3697682023048" calcext:value-type="float">
            <text:p>4,3697682023048</text:p>
          </table:table-cell>
          <table:table-cell office:value-type="float" office:value="-9.9084123874166" calcext:value-type="float">
            <text:p>-9,9084123874166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878</text:p>
          </table:table-cell>
          <table:table-cell office:value-type="float" office:value="4.9414205551147" calcext:value-type="float">
            <text:p>4,9414205551147</text:p>
          </table:table-cell>
          <table:table-cell office:value-type="float" office:value="3.6634582281113" calcext:value-type="float">
            <text:p>3,6634582281113</text:p>
          </table:table-cell>
          <table:table-cell office:value-type="float" office:value="75.93019373098" calcext:value-type="float">
            <text:p>75,93019373098</text:p>
          </table:table-cell>
          <table:table-cell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889</text:p>
          </table:table-cell>
          <table:table-cell office:value-type="float" office:value="6.8385183811188" calcext:value-type="float">
            <text:p>6,8385183811188</text:p>
          </table:table-cell>
          <table:table-cell office:value-type="float" office:value="4.5341381430626" calcext:value-type="float">
            <text:p>4,5341381430626</text:p>
          </table:table-cell>
          <table:table-cell office:value-type="float" office:value="-62.076826763761" calcext:value-type="float">
            <text:p>-62,076826763761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900</text:p>
          </table:table-cell>
          <table:table-cell office:value-type="float" office:value="9.9906432628632" calcext:value-type="float">
            <text:p>9,9906432628632</text:p>
          </table:table-cell>
          <table:table-cell office:value-type="float" office:value="1.8682344257832" calcext:value-type="float">
            <text:p>1,8682344257832</text:p>
          </table:table-cell>
          <table:table-cell office:value-type="float" office:value="78.956777882424" calcext:value-type="float">
            <text:p>78,956777882424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911</text:p>
          </table:table-cell>
          <table:table-cell office:value-type="float" office:value="-0.5793210119009" calcext:value-type="float">
            <text:p>-0,5793210119009</text:p>
          </table:table-cell>
          <table:table-cell office:value-type="float" office:value="6.8833076953888" calcext:value-type="float">
            <text:p>6,8833076953888</text:p>
          </table:table-cell>
          <table:table-cell office:value-type="float" office:value="51.051475060214" calcext:value-type="float">
            <text:p>51,051475060214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922</text:p>
          </table:table-cell>
          <table:table-cell office:value-type="float" office:value="1.7934593558311" calcext:value-type="float">
            <text:p>1,7934593558311</text:p>
          </table:table-cell>
          <table:table-cell office:value-type="float" office:value="4.8442721366882" calcext:value-type="float">
            <text:p>4,8442721366882</text:p>
          </table:table-cell>
          <table:table-cell office:value-type="float" office:value="170.15838319329" calcext:value-type="float">
            <text:p>170,15838319329</text:p>
          </table:table-cell>
          <table:table-cell office:value-type="float" office:value="10" calcext:value-type="float">
            <text:p>1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933</text:p>
          </table:table-cell>
          <table:table-cell office:value-type="float" office:value="4.0244293212891" calcext:value-type="float">
            <text:p>4,0244293212891</text:p>
          </table:table-cell>
          <table:table-cell office:value-type="float" office:value="7.6618301868439" calcext:value-type="float">
            <text:p>7,6618301868439</text:p>
          </table:table-cell>
          <table:table-cell office:value-type="float" office:value="123.68605395032" calcext:value-type="float">
            <text:p>123,6860539503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944</text:p>
          </table:table-cell>
          <table:table-cell office:value-type="float" office:value="3.5562020540237" calcext:value-type="float">
            <text:p>3,5562020540237</text:p>
          </table:table-cell>
          <table:table-cell office:value-type="float" office:value="5.7113659381866" calcext:value-type="float">
            <text:p>5,7113659381866</text:p>
          </table:table-cell>
          <table:table-cell office:value-type="float" office:value="64.756589330685" calcext:value-type="float">
            <text:p>64,756589330685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955</text:p>
          </table:table-cell>
          <table:table-cell office:value-type="float" office:value="6.8002581596375" calcext:value-type="float">
            <text:p>6,8002581596375</text:p>
          </table:table-cell>
          <table:table-cell office:value-type="float" office:value="5.8505475521088" calcext:value-type="float">
            <text:p>5,8505475521088</text:p>
          </table:table-cell>
          <table:table-cell office:value-type="float" office:value="97.540912354828" calcext:value-type="float">
            <text:p>97,540912354828</text:p>
          </table:table-cell>
          <table:table-cell office:value-type="float" office:value="11" calcext:value-type="float">
            <text:p>1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966</text:p>
          </table:table-cell>
          <table:table-cell office:value-type="float" office:value="6.8878567218781" calcext:value-type="float">
            <text:p>6,8878567218781</text:p>
          </table:table-cell>
          <table:table-cell office:value-type="float" office:value="5.5176109075546" calcext:value-type="float">
            <text:p>5,5176109075546</text:p>
          </table:table-cell>
          <table:table-cell office:value-type="float" office:value="18.832413064446" calcext:value-type="float">
            <text:p>18,832413064446</text:p>
          </table:table-cell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977</text:p>
          </table:table-cell>
          <table:table-cell office:value-type="float" office:value="9.8770159482956" calcext:value-type="float">
            <text:p>9,8770159482956</text:p>
          </table:table-cell>
          <table:table-cell office:value-type="float" office:value="6.5854012966156" calcext:value-type="float">
            <text:p>6,5854012966156</text:p>
          </table:table-cell>
          <table:table-cell office:value-type="float" office:value="-48.554393136577" calcext:value-type="float">
            <text:p>-48,554393136577</text:p>
          </table:table-cell>
          <table:table-cell office:value-type="float" office:value="11" calcext:value-type="float">
            <text:p>1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988</text:p>
          </table:table-cell>
          <table:table-cell office:value-type="float" office:value="-0.94474390149117" calcext:value-type="float">
            <text:p>-0,94474390149117</text:p>
          </table:table-cell>
          <table:table-cell office:value-type="float" office:value="8.2470858097076" calcext:value-type="float">
            <text:p>8,2470858097076</text:p>
          </table:table-cell>
          <table:table-cell office:value-type="float" office:value="-49.382737867392" calcext:value-type="float">
            <text:p>-49,382737867392</text:p>
          </table:table-cell>
          <table:table-cell office:value-type="float" office:value="10" calcext:value-type="float">
            <text:p>10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999</text:p>
          </table:table-cell>
          <table:table-cell office:value-type="float" office:value="-0.46259965747595" calcext:value-type="float">
            <text:p>-0,46259965747595</text:p>
          </table:table-cell>
          <table:table-cell office:value-type="float" office:value="7.4761694669724" calcext:value-type="float">
            <text:p>7,4761694669724</text:p>
          </table:table-cell>
          <table:table-cell office:value-type="float" office:value="-145.74961145972" calcext:value-type="float">
            <text:p>-145,74961145972</text:p>
          </table:table-cell>
          <table:table-cell office:value-type="float" office:value="10" calcext:value-type="float">
            <text:p>1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1010</text:p>
          </table:table-cell>
          <table:table-cell office:value-type="float" office:value="0.59376455843449" calcext:value-type="float">
            <text:p>0,59376455843449</text:p>
          </table:table-cell>
          <table:table-cell office:value-type="float" office:value="8.2429057359695" calcext:value-type="float">
            <text:p>8,2429057359695</text:p>
          </table:table-cell>
          <table:table-cell office:value-type="float" office:value="3.5286302541851" calcext:value-type="float">
            <text:p>3,528630254185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1021</text:p>
          </table:table-cell>
          <table:table-cell office:value-type="float" office:value="4.9466767907143" calcext:value-type="float">
            <text:p>4,9466767907143</text:p>
          </table:table-cell>
          <table:table-cell office:value-type="float" office:value="7.0520740747452" calcext:value-type="float">
            <text:p>7,0520740747452</text:p>
          </table:table-cell>
          <table:table-cell office:value-type="float" office:value="-82.750808661151" calcext:value-type="float">
            <text:p>-82,750808661151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1032</text:p>
          </table:table-cell>
          <table:table-cell office:value-type="float" office:value="6.4543038606644" calcext:value-type="float">
            <text:p>6,4543038606644</text:p>
          </table:table-cell>
          <table:table-cell office:value-type="float" office:value="7.732253074646" calcext:value-type="float">
            <text:p>7,732253074646</text:p>
          </table:table-cell>
          <table:table-cell office:value-type="float" office:value="4.9135459551386" calcext:value-type="float">
            <text:p>4,9135459551386</text:p>
          </table:table-cell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1043</text:p>
          </table:table-cell>
          <table:table-cell office:value-type="float" office:value="8.1326913833618" calcext:value-type="float">
            <text:p>8,1326913833618</text:p>
          </table:table-cell>
          <table:table-cell office:value-type="float" office:value="6.4687263965607" calcext:value-type="float">
            <text:p>6,4687263965607</text:p>
          </table:table-cell>
          <table:table-cell office:value-type="float" office:value="64.711295875015" calcext:value-type="float">
            <text:p>64,711295875015</text:p>
          </table:table-cell>
          <table:table-cell office:value-type="float" office:value="11" calcext:value-type="float">
            <text:p>1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1054</text:p>
          </table:table-cell>
          <table:table-cell office:value-type="float" office:value="8.5050469636917" calcext:value-type="float">
            <text:p>8,5050469636917</text:p>
          </table:table-cell>
          <table:table-cell office:value-type="float" office:value="7.240896821022" calcext:value-type="float">
            <text:p>7,240896821022</text:p>
          </table:table-cell>
          <table:table-cell office:value-type="float" office:value="51.862147962971" calcext:value-type="float">
            <text:p>51,862147962971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1065</text:p>
          </table:table-cell>
          <table:table-cell office:value-type="float" office:value="-1.584165096283" calcext:value-type="float">
            <text:p>-1,584165096283</text:p>
          </table:table-cell>
          <table:table-cell office:value-type="float" office:value="4.6181851625443" calcext:value-type="float">
            <text:p>4,6181851625443</text:p>
          </table:table-cell>
          <table:table-cell office:value-type="float" office:value="72.449868651712" calcext:value-type="float">
            <text:p>72,449868651712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1076</text:p>
          </table:table-cell>
          <table:table-cell office:value-type="float" office:value="-1.5850128233433" calcext:value-type="float">
            <text:p>-1,5850128233433</text:p>
          </table:table-cell>
          <table:table-cell office:value-type="float" office:value="8.96399974823" calcext:value-type="float">
            <text:p>8,96399974823</text:p>
          </table:table-cell>
          <table:table-cell office:value-type="float" office:value="13.124840559473" calcext:value-type="float">
            <text:p>13,124840559473</text:p>
          </table:table-cell>
          <table:table-cell office:value-type="float" office:value="10" calcext:value-type="float">
            <text:p>10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1087</text:p>
          </table:table-cell>
          <table:table-cell office:value-type="float" office:value="1.5919163823128" calcext:value-type="float">
            <text:p>1,5919163823128</text:p>
          </table:table-cell>
          <table:table-cell office:value-type="float" office:value="11.085028648376" calcext:value-type="float">
            <text:p>11,085028648376</text:p>
          </table:table-cell>
          <table:table-cell office:value-type="float" office:value="-123.74572541304" calcext:value-type="float">
            <text:p>-123,74572541304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1098</text:p>
          </table:table-cell>
          <table:table-cell office:value-type="float" office:value="2.8166574239731" calcext:value-type="float">
            <text:p>2,8166574239731</text:p>
          </table:table-cell>
          <table:table-cell office:value-type="float" office:value="9.7887754440308" calcext:value-type="float">
            <text:p>9,7887754440308</text:p>
          </table:table-cell>
          <table:table-cell office:value-type="float" office:value="-3.0651505158585" calcext:value-type="float">
            <text:p>-3,065150515858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1109</text:p>
          </table:table-cell>
          <table:table-cell office:value-type="float" office:value="4.3487301468849" calcext:value-type="float">
            <text:p>4,3487301468849</text:p>
          </table:table-cell>
          <table:table-cell office:value-type="float" office:value="11.085114479065" calcext:value-type="float">
            <text:p>11,085114479065</text:p>
          </table:table-cell>
          <table:table-cell office:value-type="float" office:value="-96.781905289668" calcext:value-type="float">
            <text:p>-96,781905289668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1120</text:p>
          </table:table-cell>
          <table:table-cell office:value-type="float" office:value="7.452684044838" calcext:value-type="float">
            <text:p>7,452684044838</text:p>
          </table:table-cell>
          <table:table-cell office:value-type="float" office:value="7.2060179710388" calcext:value-type="float">
            <text:p>7,2060179710388</text:p>
          </table:table-cell>
          <table:table-cell office:value-type="float" office:value="107.74850465689" calcext:value-type="float">
            <text:p>107,74850465689</text:p>
          </table:table-cell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1131</text:p>
          </table:table-cell>
          <table:table-cell office:value-type="float" office:value="8.2780998945236" calcext:value-type="float">
            <text:p>8,2780998945236</text:p>
          </table:table-cell>
          <table:table-cell office:value-type="float" office:value="8.3572971820831" calcext:value-type="float">
            <text:p>8,3572971820831</text:p>
          </table:table-cell>
          <table:table-cell office:value-type="float" office:value="-148.22264233972" calcext:value-type="float">
            <text:p>-148,22264233972</text:p>
          </table:table-cell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1142</text:p>
          </table:table-cell>
          <table:table-cell office:value-type="float" office:value="0.56492269039154" calcext:value-type="float">
            <text:p>0,56492269039154</text:p>
          </table:table-cell>
          <table:table-cell office:value-type="float" office:value="11.026403903961" calcext:value-type="float">
            <text:p>11,026403903961</text:p>
          </table:table-cell>
          <table:table-cell office:value-type="float" office:value="-89.826318868406" calcext:value-type="float">
            <text:p>-89,826318868406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1153</text:p>
          </table:table-cell>
          <table:table-cell office:value-type="float" office:value="0.24567648768425" calcext:value-type="float">
            <text:p>0,24567648768425</text:p>
          </table:table-cell>
          <table:table-cell office:value-type="float" office:value="11.085535287857" calcext:value-type="float">
            <text:p>11,085535287857</text:p>
          </table:table-cell>
          <table:table-cell office:value-type="float" office:value="-80.507778058386" calcext:value-type="float">
            <text:p>-80,507778058386</text:p>
          </table:table-cell>
          <table:table-cell office:value-type="float" office:value="10" calcext:value-type="float">
            <text:p>10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15</text:p>
          </table:table-cell>
          <table:table-cell office:value-type="float" office:value="-0.42712558060884" calcext:value-type="float">
            <text:p>-0,42712558060884</text:p>
          </table:table-cell>
          <table:table-cell office:value-type="float" office:value="-0.58503091335297" calcext:value-type="float">
            <text:p>-0,58503091335297</text:p>
          </table:table-cell>
          <table:table-cell office:value-type="float" office:value="62.634856078275" calcext:value-type="float">
            <text:p>62,63485607827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614</text:p>
          </table:table-cell>
          <table:table-cell office:value-type="float" office:value="3.4451740980148" calcext:value-type="float">
            <text:p>3,4451740980148</text:p>
          </table:table-cell>
          <table:table-cell office:value-type="float" office:value="0.12224245816469" calcext:value-type="float">
            <text:p>0,12224245816469</text:p>
          </table:table-cell>
          <table:table-cell office:value-type="float" office:value="-51.892919904867" calcext:value-type="float">
            <text:p>-51,892919904867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625</text:p>
          </table:table-cell>
          <table:table-cell office:value-type="float" office:value="4.6054419875145" calcext:value-type="float">
            <text:p>4,6054419875145</text:p>
          </table:table-cell>
          <table:table-cell office:value-type="float" office:value="-0.00028218457373441" calcext:value-type="float">
            <text:p>-0,00028218457373441</text:p>
          </table:table-cell>
          <table:table-cell office:value-type="float" office:value="136.53790115551" calcext:value-type="float">
            <text:p>136,53790115551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636</text:p>
          </table:table-cell>
          <table:table-cell office:value-type="float" office:value="5.5551600456238" calcext:value-type="float">
            <text:p>5,5551600456238</text:p>
          </table:table-cell>
          <table:table-cell office:value-type="float" office:value="-0.29071787372231" calcext:value-type="float">
            <text:p>-0,29071787372231</text:p>
          </table:table-cell>
          <table:table-cell office:value-type="float" office:value="48.366399327661" calcext:value-type="float">
            <text:p>48,366399327661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647</text:p>
          </table:table-cell>
          <table:table-cell office:value-type="float" office:value="6.6048681735992" calcext:value-type="float">
            <text:p>6,6048681735992</text:p>
          </table:table-cell>
          <table:table-cell office:value-type="float" office:value="1.4539586007595" calcext:value-type="float">
            <text:p>1,4539586007595</text:p>
          </table:table-cell>
          <table:table-cell office:value-type="float" office:value="-120.15357442722" calcext:value-type="float">
            <text:p>-120,15357442722</text:p>
          </table:table-cell>
          <table:table-cell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658</text:p>
          </table:table-cell>
          <table:table-cell office:value-type="float" office:value="8.6704885959625" calcext:value-type="float">
            <text:p>8,6704885959625</text:p>
          </table:table-cell>
          <table:table-cell office:value-type="float" office:value="0.86508706212044" calcext:value-type="float">
            <text:p>0,86508706212044</text:p>
          </table:table-cell>
          <table:table-cell office:value-type="float" office:value="-81.474193342172" calcext:value-type="float">
            <text:p>-81,474193342172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669</text:p>
          </table:table-cell>
          <table:table-cell office:value-type="float" office:value="7.1162211894989" calcext:value-type="float">
            <text:p>7,1162211894989</text:p>
          </table:table-cell>
          <table:table-cell office:value-type="float" office:value="-0.58502417057753" calcext:value-type="float">
            <text:p>-0,58502417057753</text:p>
          </table:table-cell>
          <table:table-cell office:value-type="float" office:value="56.301777909516" calcext:value-type="float">
            <text:p>56,301777909516</text:p>
          </table:table-cell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680</text:p>
          </table:table-cell>
          <table:table-cell office:value-type="float" office:value="-0.38975652307272" calcext:value-type="float">
            <text:p>-0,38975652307272</text:p>
          </table:table-cell>
          <table:table-cell office:value-type="float" office:value="0.50869472324848" calcext:value-type="float">
            <text:p>0,50869472324848</text:p>
          </table:table-cell>
          <table:table-cell office:value-type="float" office:value="73.770731877369" calcext:value-type="float">
            <text:p>73,770731877369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691</text:p>
          </table:table-cell>
          <table:table-cell office:value-type="float" office:value="1.8156859278679" calcext:value-type="float">
            <text:p>1,8156859278679</text:p>
          </table:table-cell>
          <table:table-cell office:value-type="float" office:value="0.75013004243374" calcext:value-type="float">
            <text:p>0,75013004243374</text:p>
          </table:table-cell>
          <table:table-cell office:value-type="float" office:value="-42.636039150748" calcext:value-type="float">
            <text:p>-42,636039150748</text:p>
          </table:table-cell>
          <table:table-cell office:value-type="float" office:value="10" calcext:value-type="float">
            <text:p>10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02</text:p>
          </table:table-cell>
          <table:table-cell office:value-type="float" office:value="2.5679552555084" calcext:value-type="float">
            <text:p>2,5679552555084</text:p>
          </table:table-cell>
          <table:table-cell office:value-type="float" office:value="1.1172081530094" calcext:value-type="float">
            <text:p>1,1172081530094</text:p>
          </table:table-cell>
          <table:table-cell office:value-type="float" office:value="-74.846465116853" calcext:value-type="float">
            <text:p>-74,846465116853</text:p>
          </table:table-cell>
          <table:table-cell office:value-type="float" office:value="10" calcext:value-type="float">
            <text:p>10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13</text:p>
          </table:table-cell>
          <table:table-cell office:value-type="float" office:value="5.6589782238007" calcext:value-type="float">
            <text:p>5,6589782238007</text:p>
          </table:table-cell>
          <table:table-cell office:value-type="float" office:value="3.128310739994" calcext:value-type="float">
            <text:p>3,128310739994</text:p>
          </table:table-cell>
          <table:table-cell office:value-type="float" office:value="87.211277834169" calcext:value-type="float">
            <text:p>87,211277834169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24</text:p>
          </table:table-cell>
          <table:table-cell office:value-type="float" office:value="5.4972368478775" calcext:value-type="float">
            <text:p>5,4972368478775</text:p>
          </table:table-cell>
          <table:table-cell office:value-type="float" office:value="2.8410410881042" calcext:value-type="float">
            <text:p>2,8410410881042</text:p>
          </table:table-cell>
          <table:table-cell office:value-type="float" office:value="-58.070426533936" calcext:value-type="float">
            <text:p>-58,070426533936</text:p>
          </table:table-cell>
          <table:table-cell office:value-type="float" office:value="10" calcext:value-type="float">
            <text:p>10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35</text:p>
          </table:table-cell>
          <table:table-cell office:value-type="float" office:value="6.9065308570862" calcext:value-type="float">
            <text:p>6,9065308570862</text:p>
          </table:table-cell>
          <table:table-cell office:value-type="float" office:value="0.64266815781593" calcext:value-type="float">
            <text:p>0,64266815781593</text:p>
          </table:table-cell>
          <table:table-cell office:value-type="float" office:value="59.68409131287" calcext:value-type="float">
            <text:p>59,68409131287</text:p>
          </table:table-cell>
          <table:table-cell office:value-type="float" office:value="11" calcext:value-type="float">
            <text:p>1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46</text:p>
          </table:table-cell>
          <table:table-cell office:value-type="float" office:value="7.4609625339508" calcext:value-type="float">
            <text:p>7,4609625339508</text:p>
          </table:table-cell>
          <table:table-cell office:value-type="float" office:value="3.2184192538261" calcext:value-type="float">
            <text:p>3,2184192538261</text:p>
          </table:table-cell>
          <table:table-cell office:value-type="float" office:value="-47.298060101309" calcext:value-type="float">
            <text:p>-47,298060101309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57</text:p>
          </table:table-cell>
          <table:table-cell office:value-type="float" office:value="-0.32564159482718" calcext:value-type="float">
            <text:p>-0,32564159482718</text:p>
          </table:table-cell>
          <table:table-cell office:value-type="float" office:value="3.5597404837608" calcext:value-type="float">
            <text:p>3,5597404837608</text:p>
          </table:table-cell>
          <table:table-cell office:value-type="float" office:value="-117.98244069336" calcext:value-type="float">
            <text:p>-117,98244069336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68</text:p>
          </table:table-cell>
          <table:table-cell office:value-type="float" office:value="0.42768932878971" calcext:value-type="float">
            <text:p>0,42768932878971</text:p>
          </table:table-cell>
          <table:table-cell office:value-type="float" office:value="1.6212379932404" calcext:value-type="float">
            <text:p>1,6212379932404</text:p>
          </table:table-cell>
          <table:table-cell office:value-type="float" office:value="165.64780283885" calcext:value-type="float">
            <text:p>165,64780283885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79</text:p>
          </table:table-cell>
          <table:table-cell office:value-type="float" office:value="2.0988170802593" calcext:value-type="float">
            <text:p>2,0988170802593</text:p>
          </table:table-cell>
          <table:table-cell office:value-type="float" office:value="4.249484539032" calcext:value-type="float">
            <text:p>4,249484539032</text:p>
          </table:table-cell>
          <table:table-cell office:value-type="float" office:value="-96.006019100262" calcext:value-type="float">
            <text:p>-96,006019100262</text:p>
          </table:table-cell>
          <table:table-cell office:value-type="float" office:value="10" calcext:value-type="float">
            <text:p>1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90</text:p>
          </table:table-cell>
          <table:table-cell office:value-type="float" office:value="3.2878983020782" calcext:value-type="float">
            <text:p>3,2878983020782</text:p>
          </table:table-cell>
          <table:table-cell office:value-type="float" office:value="3.8089591264725" calcext:value-type="float">
            <text:p>3,8089591264725</text:p>
          </table:table-cell>
          <table:table-cell office:value-type="float" office:value="77.567673792505" calcext:value-type="float">
            <text:p>77,567673792505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801</text:p>
          </table:table-cell>
          <table:table-cell office:value-type="float" office:value="6.313955783844" calcext:value-type="float">
            <text:p>6,313955783844</text:p>
          </table:table-cell>
          <table:table-cell office:value-type="float" office:value="3.1729254126549" calcext:value-type="float">
            <text:p>3,1729254126549</text:p>
          </table:table-cell>
          <table:table-cell office:value-type="float" office:value="-84.466226541313" calcext:value-type="float">
            <text:p>-84,466226541313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812</text:p>
          </table:table-cell>
          <table:table-cell office:value-type="float" office:value="9.5262897014618" calcext:value-type="float">
            <text:p>9,5262897014618</text:p>
          </table:table-cell>
          <table:table-cell office:value-type="float" office:value="2.8173226118088" calcext:value-type="float">
            <text:p>2,8173226118088</text:p>
          </table:table-cell>
          <table:table-cell office:value-type="float" office:value="-154.07643196689" calcext:value-type="float">
            <text:p>-154,07643196689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823</text:p>
          </table:table-cell>
          <table:table-cell office:value-type="float" office:value="7.6815474033356" calcext:value-type="float">
            <text:p>7,6815474033356</text:p>
          </table:table-cell>
          <table:table-cell office:value-type="float" office:value="3.6032611131668" calcext:value-type="float">
            <text:p>3,6032611131668</text:p>
          </table:table-cell>
          <table:table-cell office:value-type="float" office:value="5.3789403977667" calcext:value-type="float">
            <text:p>5,3789403977667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834</text:p>
          </table:table-cell>
          <table:table-cell office:value-type="float" office:value="-1.388690918684" calcext:value-type="float">
            <text:p>-1,388690918684</text:p>
          </table:table-cell>
          <table:table-cell office:value-type="float" office:value="7.2328585386276" calcext:value-type="float">
            <text:p>7,2328585386276</text:p>
          </table:table-cell>
          <table:table-cell office:value-type="float" office:value="-101.61633248542" calcext:value-type="float">
            <text:p>-101,61633248542</text:p>
          </table:table-cell>
          <table:table-cell office:value-type="float" office:value="11" calcext:value-type="float">
            <text:p>1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845</text:p>
          </table:table-cell>
          <table:table-cell office:value-type="float" office:value="-0.5119763687253" calcext:value-type="float">
            <text:p>-0,5119763687253</text:p>
          </table:table-cell>
          <table:table-cell office:value-type="float" office:value="4.7409805655479" calcext:value-type="float">
            <text:p>4,7409805655479</text:p>
          </table:table-cell>
          <table:table-cell office:value-type="float" office:value="-71.151624819276" calcext:value-type="float">
            <text:p>-71,151624819276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856</text:p>
          </table:table-cell>
          <table:table-cell office:value-type="float" office:value="4.2825847864151" calcext:value-type="float">
            <text:p>4,2825847864151</text:p>
          </table:table-cell>
          <table:table-cell office:value-type="float" office:value="4.2656737565994" calcext:value-type="float">
            <text:p>4,2656737565994</text:p>
          </table:table-cell>
          <table:table-cell office:value-type="float" office:value="67.734230855468" calcext:value-type="float">
            <text:p>67,734230855468</text:p>
          </table:table-cell>
          <table:table-cell office:value-type="float" office:value="11" calcext:value-type="float">
            <text:p>1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867</text:p>
          </table:table-cell>
          <table:table-cell office:value-type="float" office:value="2.4557940661907" calcext:value-type="float">
            <text:p>2,4557940661907</text:p>
          </table:table-cell>
          <table:table-cell office:value-type="float" office:value="4.226245880127" calcext:value-type="float">
            <text:p>4,226245880127</text:p>
          </table:table-cell>
          <table:table-cell office:value-type="float" office:value="61.02927551148" calcext:value-type="float">
            <text:p>61,02927551148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878</text:p>
          </table:table-cell>
          <table:table-cell office:value-type="float" office:value="4.922736287117" calcext:value-type="float">
            <text:p>4,922736287117</text:p>
          </table:table-cell>
          <table:table-cell office:value-type="float" office:value="3.4393817186356" calcext:value-type="float">
            <text:p>3,4393817186356</text:p>
          </table:table-cell>
          <table:table-cell office:value-type="float" office:value="86.383982069173" calcext:value-type="float">
            <text:p>86,383982069173</text:p>
          </table:table-cell>
          <table:table-cell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889</text:p>
          </table:table-cell>
          <table:table-cell office:value-type="float" office:value="6.6835695505142" calcext:value-type="float">
            <text:p>6,6835695505142</text:p>
          </table:table-cell>
          <table:table-cell office:value-type="float" office:value="4.8698711395264" calcext:value-type="float">
            <text:p>4,8698711395264</text:p>
          </table:table-cell>
          <table:table-cell office:value-type="float" office:value="-73.855715192807" calcext:value-type="float">
            <text:p>-73,855715192807</text:p>
          </table:table-cell>
          <table:table-cell office:value-type="float" office:value="11" calcext:value-type="float">
            <text:p>1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900</text:p>
          </table:table-cell>
          <table:table-cell office:value-type="float" office:value="9.8702877759933" calcext:value-type="float">
            <text:p>9,8702877759933</text:p>
          </table:table-cell>
          <table:table-cell office:value-type="float" office:value="1.538637727499" calcext:value-type="float">
            <text:p>1,538637727499</text:p>
          </table:table-cell>
          <table:table-cell office:value-type="float" office:value="67.229066684747" calcext:value-type="float">
            <text:p>67,22906668474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911</text:p>
          </table:table-cell>
          <table:table-cell office:value-type="float" office:value="-0.47202713787556" calcext:value-type="float">
            <text:p>-0,47202713787556</text:p>
          </table:table-cell>
          <table:table-cell office:value-type="float" office:value="6.600683927536" calcext:value-type="float">
            <text:p>6,600683927536</text:p>
          </table:table-cell>
          <table:table-cell office:value-type="float" office:value="106.7363448963" calcext:value-type="float">
            <text:p>106,7363448963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922</text:p>
          </table:table-cell>
          <table:table-cell office:value-type="float" office:value="2.1276979148388" calcext:value-type="float">
            <text:p>2,1276979148388</text:p>
          </table:table-cell>
          <table:table-cell office:value-type="float" office:value="4.7471418976784" calcext:value-type="float">
            <text:p>4,7471418976784</text:p>
          </table:table-cell>
          <table:table-cell office:value-type="float" office:value="150.41580777259" calcext:value-type="float">
            <text:p>150,41580777259</text:p>
          </table:table-cell>
          <table:table-cell office:value-type="float" office:value="10" calcext:value-type="float">
            <text:p>10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933</text:p>
          </table:table-cell>
          <table:table-cell office:value-type="float" office:value="4.0902298688889" calcext:value-type="float">
            <text:p>4,0902298688889</text:p>
          </table:table-cell>
          <table:table-cell office:value-type="float" office:value="7.3341196775436" calcext:value-type="float">
            <text:p>7,3341196775436</text:p>
          </table:table-cell>
          <table:table-cell office:value-type="float" office:value="95.162322566767" calcext:value-type="float">
            <text:p>95,16232256676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944</text:p>
          </table:table-cell>
          <table:table-cell office:value-type="float" office:value="3.3381313085556" calcext:value-type="float">
            <text:p>3,3381313085556</text:p>
          </table:table-cell>
          <table:table-cell office:value-type="float" office:value="5.4220730066299" calcext:value-type="float">
            <text:p>5,4220730066299</text:p>
          </table:table-cell>
          <table:table-cell office:value-type="float" office:value="49.364328004752" calcext:value-type="float">
            <text:p>49,364328004752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955</text:p>
          </table:table-cell>
          <table:table-cell office:value-type="float" office:value="6.7306482791901" calcext:value-type="float">
            <text:p>6,7306482791901</text:p>
          </table:table-cell>
          <table:table-cell office:value-type="float" office:value="5.7727563381195" calcext:value-type="float">
            <text:p>5,7727563381195</text:p>
          </table:table-cell>
          <table:table-cell office:value-type="float" office:value="124.07818265781" calcext:value-type="float">
            <text:p>124,07818265781</text:p>
          </table:table-cell>
          <table:table-cell office:value-type="float" office:value="11" calcext:value-type="float">
            <text:p>11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966</text:p>
          </table:table-cell>
          <table:table-cell office:value-type="float" office:value="6.7352426052094" calcext:value-type="float">
            <text:p>6,7352426052094</text:p>
          </table:table-cell>
          <table:table-cell office:value-type="float" office:value="5.4429644346237" calcext:value-type="float">
            <text:p>5,4429644346237</text:p>
          </table:table-cell>
          <table:table-cell office:value-type="float" office:value="-43.40541286833" calcext:value-type="float">
            <text:p>-43,40541286833</text:p>
          </table:table-cell>
          <table:table-cell office:value-type="float" office:value="11" calcext:value-type="float">
            <text:p>11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977</text:p>
          </table:table-cell>
          <table:table-cell office:value-type="float" office:value="9.5782613754272" calcext:value-type="float">
            <text:p>9,5782613754272</text:p>
          </table:table-cell>
          <table:table-cell office:value-type="float" office:value="6.6907608509064" calcext:value-type="float">
            <text:p>6,6907608509064</text:p>
          </table:table-cell>
          <table:table-cell office:value-type="float" office:value="-11.841293353184" calcext:value-type="float">
            <text:p>-11,841293353184</text:p>
          </table:table-cell>
          <table:table-cell office:value-type="float" office:value="11" calcext:value-type="float">
            <text:p>1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988</text:p>
          </table:table-cell>
          <table:table-cell office:value-type="float" office:value="-1.2407126277685" calcext:value-type="float">
            <text:p>-1,2407126277685</text:p>
          </table:table-cell>
          <table:table-cell office:value-type="float" office:value="8.1936538219452" calcext:value-type="float">
            <text:p>8,1936538219452</text:p>
          </table:table-cell>
          <table:table-cell office:value-type="float" office:value="5.9904225502804" calcext:value-type="float">
            <text:p>5,9904225502804</text:p>
          </table:table-cell>
          <table:table-cell office:value-type="float" office:value="10" calcext:value-type="float">
            <text:p>10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999</text:p>
          </table:table-cell>
          <table:table-cell office:value-type="float" office:value="-0.28049346059561" calcext:value-type="float">
            <text:p>-0,28049346059561</text:p>
          </table:table-cell>
          <table:table-cell office:value-type="float" office:value="7.7842527627945" calcext:value-type="float">
            <text:p>7,7842527627945</text:p>
          </table:table-cell>
          <table:table-cell office:value-type="float" office:value="-124.56115795549" calcext:value-type="float">
            <text:p>-124,56115795549</text:p>
          </table:table-cell>
          <table:table-cell office:value-type="float" office:value="10" calcext:value-type="float">
            <text:p>10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1010</text:p>
          </table:table-cell>
          <table:table-cell office:value-type="float" office:value="0.33368192613125" calcext:value-type="float">
            <text:p>0,33368192613125</text:p>
          </table:table-cell>
          <table:table-cell office:value-type="float" office:value="8.2091557979584" calcext:value-type="float">
            <text:p>8,2091557979584</text:p>
          </table:table-cell>
          <table:table-cell office:value-type="float" office:value="8.1175962451157" calcext:value-type="float">
            <text:p>8,117596245115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1021</text:p>
          </table:table-cell>
          <table:table-cell office:value-type="float" office:value="4.8819279670715" calcext:value-type="float">
            <text:p>4,8819279670715</text:p>
          </table:table-cell>
          <table:table-cell office:value-type="float" office:value="7.3258823156357" calcext:value-type="float">
            <text:p>7,3258823156357</text:p>
          </table:table-cell>
          <table:table-cell office:value-type="float" office:value="-75.485691902744" calcext:value-type="float">
            <text:p>-75,485691902744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1032</text:p>
          </table:table-cell>
          <table:table-cell office:value-type="float" office:value="6.2460112571716" calcext:value-type="float">
            <text:p>6,2460112571716</text:p>
          </table:table-cell>
          <table:table-cell office:value-type="float" office:value="7.4799048900604" calcext:value-type="float">
            <text:p>7,4799048900604</text:p>
          </table:table-cell>
          <table:table-cell office:value-type="float" office:value="45.164473876832" calcext:value-type="float">
            <text:p>45,164473876832</text:p>
          </table:table-cell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1043</text:p>
          </table:table-cell>
          <table:table-cell office:value-type="float" office:value="8.0668354034424" calcext:value-type="float">
            <text:p>8,0668354034424</text:p>
          </table:table-cell>
          <table:table-cell office:value-type="float" office:value="6.1308634281158" calcext:value-type="float">
            <text:p>6,1308634281158</text:p>
          </table:table-cell>
          <table:table-cell office:value-type="float" office:value="87.572163077676" calcext:value-type="float">
            <text:p>87,572163077676</text:p>
          </table:table-cell>
          <table:table-cell office:value-type="float" office:value="11" calcext:value-type="float">
            <text:p>1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1054</text:p>
          </table:table-cell>
          <table:table-cell office:value-type="float" office:value="8.2602852582932" calcext:value-type="float">
            <text:p>8,2602852582932</text:p>
          </table:table-cell>
          <table:table-cell office:value-type="float" office:value="6.9303715229034" calcext:value-type="float">
            <text:p>6,9303715229034</text:p>
          </table:table-cell>
          <table:table-cell office:value-type="float" office:value="51.29284653694" calcext:value-type="float">
            <text:p>51,29284653694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1065</text:p>
          </table:table-cell>
          <table:table-cell office:value-type="float" office:value="-1.5434259176254" calcext:value-type="float">
            <text:p>-1,5434259176254</text:p>
          </table:table-cell>
          <table:table-cell office:value-type="float" office:value="4.4330507516861" calcext:value-type="float">
            <text:p>4,4330507516861</text:p>
          </table:table-cell>
          <table:table-cell office:value-type="float" office:value="101.66537761688" calcext:value-type="float">
            <text:p>101,66537761688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1076</text:p>
          </table:table-cell>
          <table:table-cell office:value-type="float" office:value="-1.5850135684013" calcext:value-type="float">
            <text:p>-1,5850135684013</text:p>
          </table:table-cell>
          <table:table-cell office:value-type="float" office:value="8.7702351808548" calcext:value-type="float">
            <text:p>8,7702351808548</text:p>
          </table:table-cell>
          <table:table-cell office:value-type="float" office:value="32.499250333021" calcext:value-type="float">
            <text:p>32,499250333021</text:p>
          </table:table-cell>
          <table:table-cell office:value-type="float" office:value="10" calcext:value-type="float">
            <text:p>10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1087</text:p>
          </table:table-cell>
          <table:table-cell office:value-type="float" office:value="1.8559351563454" calcext:value-type="float">
            <text:p>1,8559351563454</text:p>
          </table:table-cell>
          <table:table-cell office:value-type="float" office:value="11.085005998611" calcext:value-type="float">
            <text:p>11,085005998611</text:p>
          </table:table-cell>
          <table:table-cell office:value-type="float" office:value="-124.15231413143" calcext:value-type="float">
            <text:p>-124,15231413143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1098</text:p>
          </table:table-cell>
          <table:table-cell office:value-type="float" office:value="2.5786438584328" calcext:value-type="float">
            <text:p>2,5786438584328</text:p>
          </table:table-cell>
          <table:table-cell office:value-type="float" office:value="9.9516010284424" calcext:value-type="float">
            <text:p>9,9516010284424</text:p>
          </table:table-cell>
          <table:table-cell office:value-type="float" office:value="-42.735455142465" calcext:value-type="float">
            <text:p>-42,73545514246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1109</text:p>
          </table:table-cell>
          <table:table-cell office:value-type="float" office:value="4.6115007996559" calcext:value-type="float">
            <text:p>4,6115007996559</text:p>
          </table:table-cell>
          <table:table-cell office:value-type="float" office:value="11.080372333527" calcext:value-type="float">
            <text:p>11,080372333527</text:p>
          </table:table-cell>
          <table:table-cell office:value-type="float" office:value="-133.28689982177" calcext:value-type="float">
            <text:p>-133,28689982177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1120</text:p>
          </table:table-cell>
          <table:table-cell office:value-type="float" office:value="7.5727421045303" calcext:value-type="float">
            <text:p>7,5727421045303</text:p>
          </table:table-cell>
          <table:table-cell office:value-type="float" office:value="6.8274939060211" calcext:value-type="float">
            <text:p>6,8274939060211</text:p>
          </table:table-cell>
          <table:table-cell office:value-type="float" office:value="107.75151829811" calcext:value-type="float">
            <text:p>107,75151829811</text:p>
          </table:table-cell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1131</text:p>
          </table:table-cell>
          <table:table-cell office:value-type="float" office:value="8.6159259080887" calcext:value-type="float">
            <text:p>8,6159259080887</text:p>
          </table:table-cell>
          <table:table-cell office:value-type="float" office:value="8.5667532682419" calcext:value-type="float">
            <text:p>8,5667532682419</text:p>
          </table:table-cell>
          <table:table-cell office:value-type="float" office:value="-148.2152756612" calcext:value-type="float">
            <text:p>-148,2152756612</text:p>
          </table:table-cell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1142</text:p>
          </table:table-cell>
          <table:table-cell office:value-type="float" office:value="0.58955825865269" calcext:value-type="float">
            <text:p>0,58955825865269</text:p>
          </table:table-cell>
          <table:table-cell office:value-type="float" office:value="11.058250665665" calcext:value-type="float">
            <text:p>11,058250665665</text:p>
          </table:table-cell>
          <table:table-cell office:value-type="float" office:value="-102.07581368222" calcext:value-type="float">
            <text:p>-102,07581368222</text:p>
          </table:table-cell>
          <table:table-cell office:value-type="float" office:value="10" calcext:value-type="float">
            <text:p>1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1153</text:p>
          </table:table-cell>
          <table:table-cell office:value-type="float" office:value="0.032913193572313" calcext:value-type="float">
            <text:p>0,032913193572313</text:p>
          </table:table-cell>
          <table:table-cell office:value-type="float" office:value="11.036491394043" calcext:value-type="float">
            <text:p>11,036491394043</text:p>
          </table:table-cell>
          <table:table-cell office:value-type="float" office:value="9.8328390129053" calcext:value-type="float">
            <text:p>9,8328390129053</text:p>
          </table:table-cell>
          <table:table-cell office:value-type="float" office:value="10" calcext:value-type="float">
            <text:p>10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15</text:p>
          </table:table-cell>
          <table:table-cell office:value-type="float" office:value="-0.43856430798769" calcext:value-type="float">
            <text:p>-0,43856430798769</text:p>
          </table:table-cell>
          <table:table-cell office:value-type="float" office:value="-0.5714188888669" calcext:value-type="float">
            <text:p>-0,5714188888669</text:p>
          </table:table-cell>
          <table:table-cell office:value-type="float" office:value="43.060610628432" calcext:value-type="float">
            <text:p>43,06061062843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614</text:p>
          </table:table-cell>
          <table:table-cell office:value-type="float" office:value="3.1566882133484" calcext:value-type="float">
            <text:p>3,1566882133484</text:p>
          </table:table-cell>
          <table:table-cell office:value-type="float" office:value="0.20299393683672" calcext:value-type="float">
            <text:p>0,20299393683672</text:p>
          </table:table-cell>
          <table:table-cell office:value-type="float" office:value="-7.0115446474901" calcext:value-type="float">
            <text:p>-7,0115446474901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625</text:p>
          </table:table-cell>
          <table:table-cell office:value-type="float" office:value="4.8407182097435" calcext:value-type="float">
            <text:p>4,8407182097435</text:p>
          </table:table-cell>
          <table:table-cell office:value-type="float" office:value="-0.23956924676895" calcext:value-type="float">
            <text:p>-0,23956924676895</text:p>
          </table:table-cell>
          <table:table-cell office:value-type="float" office:value="138.31119324751" calcext:value-type="float">
            <text:p>138,31119324751</text:p>
          </table:table-cell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636</text:p>
          </table:table-cell>
          <table:table-cell office:value-type="float" office:value="5.2902525663376" calcext:value-type="float">
            <text:p>5,2902525663376</text:p>
          </table:table-cell>
          <table:table-cell office:value-type="float" office:value="-0.57970859110355" calcext:value-type="float">
            <text:p>-0,57970859110355</text:p>
          </table:table-cell>
          <table:table-cell office:value-type="float" office:value="48.611081709528" calcext:value-type="float">
            <text:p>48,611081709528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647</text:p>
          </table:table-cell>
          <table:table-cell office:value-type="float" office:value="6.8131804466248" calcext:value-type="float">
            <text:p>6,8131804466248</text:p>
          </table:table-cell>
          <table:table-cell office:value-type="float" office:value="1.7635822296143" calcext:value-type="float">
            <text:p>1,7635822296143</text:p>
          </table:table-cell>
          <table:table-cell office:value-type="float" office:value="-128.52627608427" calcext:value-type="float">
            <text:p>-128,52627608427</text:p>
          </table:table-cell>
          <table:table-cell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658</text:p>
          </table:table-cell>
          <table:table-cell office:value-type="float" office:value="8.4832000732422" calcext:value-type="float">
            <text:p>8,4832000732422</text:p>
          </table:table-cell>
          <table:table-cell office:value-type="float" office:value="1.1205188184977" calcext:value-type="float">
            <text:p>1,1205188184977</text:p>
          </table:table-cell>
          <table:table-cell office:value-type="float" office:value="-45.494430004411" calcext:value-type="float">
            <text:p>-45,494430004411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669</text:p>
          </table:table-cell>
          <table:table-cell office:value-type="float" office:value="6.7950975894928" calcext:value-type="float">
            <text:p>6,7950975894928</text:p>
          </table:table-cell>
          <table:table-cell office:value-type="float" office:value="-0.58501731604338" calcext:value-type="float">
            <text:p>-0,58501731604338</text:p>
          </table:table-cell>
          <table:table-cell office:value-type="float" office:value="55.765667538734" calcext:value-type="float">
            <text:p>55,765667538734</text:p>
          </table:table-cell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680</text:p>
          </table:table-cell>
          <table:table-cell office:value-type="float" office:value="-0.50834637135267" calcext:value-type="float">
            <text:p>-0,50834637135267</text:p>
          </table:table-cell>
          <table:table-cell office:value-type="float" office:value="0.3703149035573" calcext:value-type="float">
            <text:p>0,3703149035573</text:p>
          </table:table-cell>
          <table:table-cell office:value-type="float" office:value="49.707008395225" calcext:value-type="float">
            <text:p>49,70700839522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691</text:p>
          </table:table-cell>
          <table:table-cell office:value-type="float" office:value="1.5234014391899" calcext:value-type="float">
            <text:p>1,5234014391899</text:p>
          </table:table-cell>
          <table:table-cell office:value-type="float" office:value="1.0191873461008" calcext:value-type="float">
            <text:p>1,0191873461008</text:p>
          </table:table-cell>
          <table:table-cell office:value-type="float" office:value="-42.661145993858" calcext:value-type="float">
            <text:p>-42,661145993858</text:p>
          </table:table-cell>
          <table:table-cell office:value-type="float" office:value="10" calcext:value-type="float">
            <text:p>10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02</text:p>
          </table:table-cell>
          <table:table-cell office:value-type="float" office:value="2.4644275009632" calcext:value-type="float">
            <text:p>2,4644275009632</text:p>
          </table:table-cell>
          <table:table-cell office:value-type="float" office:value="1.5011005103588" calcext:value-type="float">
            <text:p>1,5011005103588</text:p>
          </table:table-cell>
          <table:table-cell office:value-type="float" office:value="-74.871202942672" calcext:value-type="float">
            <text:p>-74,871202942672</text:p>
          </table:table-cell>
          <table:table-cell office:value-type="float" office:value="10" calcext:value-type="float">
            <text:p>10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13</text:p>
          </table:table-cell>
          <table:table-cell office:value-type="float" office:value="5.7785207033157" calcext:value-type="float">
            <text:p>5,7785207033157</text:p>
          </table:table-cell>
          <table:table-cell office:value-type="float" office:value="3.0093488097191" calcext:value-type="float">
            <text:p>3,0093488097191</text:p>
          </table:table-cell>
          <table:table-cell office:value-type="float" office:value="147.02794202574" calcext:value-type="float">
            <text:p>147,02794202574</text:p>
          </table:table-cell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24</text:p>
          </table:table-cell>
          <table:table-cell office:value-type="float" office:value="5.301861166954" calcext:value-type="float">
            <text:p>5,301861166954</text:p>
          </table:table-cell>
          <table:table-cell office:value-type="float" office:value="2.7194160223007" calcext:value-type="float">
            <text:p>2,7194160223007</text:p>
          </table:table-cell>
          <table:table-cell office:value-type="float" office:value="27.262078348998" calcext:value-type="float">
            <text:p>27,262078348998</text:p>
          </table:table-cell>
          <table:table-cell office:value-type="float" office:value="10" calcext:value-type="float">
            <text:p>1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35</text:p>
          </table:table-cell>
          <table:table-cell office:value-type="float" office:value="6.6690635681152" calcext:value-type="float">
            <text:p>6,6690635681152</text:p>
          </table:table-cell>
          <table:table-cell office:value-type="float" office:value="0.38746453821659" calcext:value-type="float">
            <text:p>0,38746453821659</text:p>
          </table:table-cell>
          <table:table-cell office:value-type="float" office:value="43.363136470697" calcext:value-type="float">
            <text:p>43,363136470697</text:p>
          </table:table-cell>
          <table:table-cell office:value-type="float" office:value="11" calcext:value-type="float">
            <text:p>1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46</text:p>
          </table:table-cell>
          <table:table-cell office:value-type="float" office:value="7.278019785881" calcext:value-type="float">
            <text:p>7,278019785881</text:p>
          </table:table-cell>
          <table:table-cell office:value-type="float" office:value="3.0922341346741" calcext:value-type="float">
            <text:p>3,0922341346741</text:p>
          </table:table-cell>
          <table:table-cell office:value-type="float" office:value="43.482011290872" calcext:value-type="float">
            <text:p>43,482011290872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57</text:p>
          </table:table-cell>
          <table:table-cell office:value-type="float" office:value="-0.15520332381129" calcext:value-type="float">
            <text:p>-0,15520332381129</text:p>
          </table:table-cell>
          <table:table-cell office:value-type="float" office:value="3.7881949543953" calcext:value-type="float">
            <text:p>3,7881949543953</text:p>
          </table:table-cell>
          <table:table-cell office:value-type="float" office:value="-128.86869679591" calcext:value-type="float">
            <text:p>-128,86869679591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68</text:p>
          </table:table-cell>
          <table:table-cell office:value-type="float" office:value="0.67451171576977" calcext:value-type="float">
            <text:p>0,67451171576977</text:p>
          </table:table-cell>
          <table:table-cell office:value-type="float" office:value="1.701503098011" calcext:value-type="float">
            <text:p>1,701503098011</text:p>
          </table:table-cell>
          <table:table-cell office:value-type="float" office:value="-166.66968005478" calcext:value-type="float">
            <text:p>-166,66968005478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79</text:p>
          </table:table-cell>
          <table:table-cell office:value-type="float" office:value="1.8830509483814" calcext:value-type="float">
            <text:p>1,8830509483814</text:p>
          </table:table-cell>
          <table:table-cell office:value-type="float" office:value="4.2723789811134" calcext:value-type="float">
            <text:p>4,2723789811134</text:p>
          </table:table-cell>
          <table:table-cell office:value-type="float" office:value="-4.8026280703059" calcext:value-type="float">
            <text:p>-4,8026280703059</text:p>
          </table:table-cell>
          <table:table-cell office:value-type="float" office:value="10" calcext:value-type="float">
            <text:p>1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90</text:p>
          </table:table-cell>
          <table:table-cell office:value-type="float" office:value="3.2830482721329" calcext:value-type="float">
            <text:p>3,2830482721329</text:p>
          </table:table-cell>
          <table:table-cell office:value-type="float" office:value="3.4352308511734" calcext:value-type="float">
            <text:p>3,4352308511734</text:p>
          </table:table-cell>
          <table:table-cell office:value-type="float" office:value="87.50979915546" calcext:value-type="float">
            <text:p>87,50979915546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801</text:p>
          </table:table-cell>
          <table:table-cell office:value-type="float" office:value="6.5301406383514" calcext:value-type="float">
            <text:p>6,5301406383514</text:p>
          </table:table-cell>
          <table:table-cell office:value-type="float" office:value="3.2259371876717" calcext:value-type="float">
            <text:p>3,2259371876717</text:p>
          </table:table-cell>
          <table:table-cell office:value-type="float" office:value="-175.27053006895" calcext:value-type="float">
            <text:p>-175,27053006895</text:p>
          </table:table-cell>
          <table:table-cell office:value-type="float" office:value="10" calcext:value-type="float">
            <text:p>1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812</text:p>
          </table:table-cell>
          <table:table-cell office:value-type="float" office:value="9.8514425754547" calcext:value-type="float">
            <text:p>9,8514425754547</text:p>
          </table:table-cell>
          <table:table-cell office:value-type="float" office:value="2.8940576314926" calcext:value-type="float">
            <text:p>2,8940576314926</text:p>
          </table:table-cell>
          <table:table-cell office:value-type="float" office:value="-169.54034756703" calcext:value-type="float">
            <text:p>-169,54034756703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823</text:p>
          </table:table-cell>
          <table:table-cell office:value-type="float" office:value="7.6297849416733" calcext:value-type="float">
            <text:p>7,6297849416733</text:p>
          </table:table-cell>
          <table:table-cell office:value-type="float" office:value="3.8188764452934" calcext:value-type="float">
            <text:p>3,8188764452934</text:p>
          </table:table-cell>
          <table:table-cell office:value-type="float" office:value="-85.409899426114" calcext:value-type="float">
            <text:p>-85,409899426114</text:p>
          </table:table-cell>
          <table:table-cell office:value-type="float" office:value="11" calcext:value-type="float">
            <text:p>1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834</text:p>
          </table:table-cell>
          <table:table-cell office:value-type="float" office:value="-1.3292787969112" calcext:value-type="float">
            <text:p>-1,3292787969112</text:p>
          </table:table-cell>
          <table:table-cell office:value-type="float" office:value="7.5820100307465" calcext:value-type="float">
            <text:p>7,5820100307465</text:p>
          </table:table-cell>
          <table:table-cell office:value-type="float" office:value="-99.413832281805" calcext:value-type="float">
            <text:p>-99,413832281805</text:p>
          </table:table-cell>
          <table:table-cell office:value-type="float" office:value="11" calcext:value-type="float">
            <text:p>1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845</text:p>
          </table:table-cell>
          <table:table-cell office:value-type="float" office:value="-0.55246036499739" calcext:value-type="float">
            <text:p>-0,55246036499739</text:p>
          </table:table-cell>
          <table:table-cell office:value-type="float" office:value="5.0416296720505" calcext:value-type="float">
            <text:p>5,0416296720505</text:p>
          </table:table-cell>
          <table:table-cell office:value-type="float" office:value="-85.248392858323" calcext:value-type="float">
            <text:p>-85,248392858323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856</text:p>
          </table:table-cell>
          <table:table-cell office:value-type="float" office:value="4.08800303936" calcext:value-type="float">
            <text:p>4,08800303936</text:p>
          </table:table-cell>
          <table:table-cell office:value-type="float" office:value="3.9790716767311" calcext:value-type="float">
            <text:p>3,9790716767311</text:p>
          </table:table-cell>
          <table:table-cell office:value-type="float" office:value="52.353798583814" calcext:value-type="float">
            <text:p>52,353798583814</text:p>
          </table:table-cell>
          <table:table-cell office:value-type="float" office:value="11" calcext:value-type="float">
            <text:p>1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867</text:p>
          </table:table-cell>
          <table:table-cell office:value-type="float" office:value="2.6323848962784" calcext:value-type="float">
            <text:p>2,6323848962784</text:p>
          </table:table-cell>
          <table:table-cell office:value-type="float" office:value="4.0925270318985" calcext:value-type="float">
            <text:p>4,0925270318985</text:p>
          </table:table-cell>
          <table:table-cell office:value-type="float" office:value="151.79251561499" calcext:value-type="float">
            <text:p>151,79251561499</text:p>
          </table:table-cell>
          <table:table-cell office:value-type="float" office:value="10" calcext:value-type="float">
            <text:p>1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878</text:p>
          </table:table-cell>
          <table:table-cell office:value-type="float" office:value="4.9631786346436" calcext:value-type="float">
            <text:p>4,9631786346436</text:p>
          </table:table-cell>
          <table:table-cell office:value-type="float" office:value="3.184811770916" calcext:value-type="float">
            <text:p>3,184811770916</text:p>
          </table:table-cell>
          <table:table-cell office:value-type="float" office:value="87.443540050725" calcext:value-type="float">
            <text:p>87,443540050725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889</text:p>
          </table:table-cell>
          <table:table-cell office:value-type="float" office:value="6.8858176469803" calcext:value-type="float">
            <text:p>6,8858176469803</text:p>
          </table:table-cell>
          <table:table-cell office:value-type="float" office:value="4.9610537290573" calcext:value-type="float">
            <text:p>4,9610537290573</text:p>
          </table:table-cell>
          <table:table-cell office:value-type="float" office:value="-164.67679533989" calcext:value-type="float">
            <text:p>-164,67679533989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900</text:p>
          </table:table-cell>
          <table:table-cell office:value-type="float" office:value="9.6853876113892" calcext:value-type="float">
            <text:p>9,6853876113892</text:p>
          </table:table-cell>
          <table:table-cell office:value-type="float" office:value="1.2407080829144" calcext:value-type="float">
            <text:p>1,2407080829144</text:p>
          </table:table-cell>
          <table:table-cell office:value-type="float" office:value="55.449901492732" calcext:value-type="float">
            <text:p>55,449901492732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911</text:p>
          </table:table-cell>
          <table:table-cell office:value-type="float" office:value="-0.35824820399284" calcext:value-type="float">
            <text:p>-0,35824820399284</text:p>
          </table:table-cell>
          <table:table-cell office:value-type="float" office:value="6.219664812088" calcext:value-type="float">
            <text:p>6,219664812088</text:p>
          </table:table-cell>
          <table:table-cell office:value-type="float" office:value="106.76481389696" calcext:value-type="float">
            <text:p>106,764813896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922</text:p>
          </table:table-cell>
          <table:table-cell office:value-type="float" office:value="2.0363903045654" calcext:value-type="float">
            <text:p>2,0363903045654</text:p>
          </table:table-cell>
          <table:table-cell office:value-type="float" office:value="4.5654687285423" calcext:value-type="float">
            <text:p>4,5654687285423</text:p>
          </table:table-cell>
          <table:table-cell office:value-type="float" office:value="57.792741022292" calcext:value-type="float">
            <text:p>57,792741022292</text:p>
          </table:table-cell>
          <table:table-cell office:value-type="float" office:value="10" calcext:value-type="float">
            <text:p>1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933</text:p>
          </table:table-cell>
          <table:table-cell office:value-type="float" office:value="3.9924708008766" calcext:value-type="float">
            <text:p>3,9924708008766</text:p>
          </table:table-cell>
          <table:table-cell office:value-type="float" office:value="7.015472650528" calcext:value-type="float">
            <text:p>7,015472650528</text:p>
          </table:table-cell>
          <table:table-cell office:value-type="float" office:value="66.636650425613" calcext:value-type="float">
            <text:p>66,6366504256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944</text:p>
          </table:table-cell>
          <table:table-cell office:value-type="float" office:value="3.0509197711945" calcext:value-type="float">
            <text:p>3,0509197711945</text:p>
          </table:table-cell>
          <table:table-cell office:value-type="float" office:value="5.2007359266281" calcext:value-type="float">
            <text:p>5,2007359266281</text:p>
          </table:table-cell>
          <table:table-cell office:value-type="float" office:value="33.942104524868" calcext:value-type="float">
            <text:p>33,94210452486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955</text:p>
          </table:table-cell>
          <table:table-cell office:value-type="float" office:value="6.9183850288391" calcext:value-type="float">
            <text:p>6,9183850288391</text:p>
          </table:table-cell>
          <table:table-cell office:value-type="float" office:value="5.9329605102539" calcext:value-type="float">
            <text:p>5,9329605102539</text:p>
          </table:table-cell>
          <table:table-cell office:value-type="float" office:value="-144.34801545113" calcext:value-type="float">
            <text:p>-144,34801545113</text:p>
          </table:table-cell>
          <table:table-cell office:value-type="float" office:value="11" calcext:value-type="float">
            <text:p>11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966</text:p>
          </table:table-cell>
          <table:table-cell office:value-type="float" office:value="6.9061487913132" calcext:value-type="float">
            <text:p>6,9061487913132</text:p>
          </table:table-cell>
          <table:table-cell office:value-type="float" office:value="5.5742990970612" calcext:value-type="float">
            <text:p>5,5742990970612</text:p>
          </table:table-cell>
          <table:table-cell office:value-type="float" office:value="-135.08797754907" calcext:value-type="float">
            <text:p>-135,08797754907</text:p>
          </table:table-cell>
          <table:table-cell office:value-type="float" office:value="11" calcext:value-type="float">
            <text:p>11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977</text:p>
          </table:table-cell>
          <table:table-cell office:value-type="float" office:value="9.2729729413986" calcext:value-type="float">
            <text:p>9,2729729413986</text:p>
          </table:table-cell>
          <table:table-cell office:value-type="float" office:value="6.5984493494034" calcext:value-type="float">
            <text:p>6,5984493494034</text:p>
          </table:table-cell>
          <table:table-cell office:value-type="float" office:value="23.570371281569" calcext:value-type="float">
            <text:p>23,570371281569</text:p>
          </table:table-cell>
          <table:table-cell office:value-type="float" office:value="11" calcext:value-type="float">
            <text:p>1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988</text:p>
          </table:table-cell>
          <table:table-cell office:value-type="float" office:value="-1.3749919831753" calcext:value-type="float">
            <text:p>-1,3749919831753</text:p>
          </table:table-cell>
          <table:table-cell office:value-type="float" office:value="8.3074074983597" calcext:value-type="float">
            <text:p>8,3074074983597</text:p>
          </table:table-cell>
          <table:table-cell office:value-type="float" office:value="-63.052631487512" calcext:value-type="float">
            <text:p>-63,052631487512</text:p>
          </table:table-cell>
          <table:table-cell office:value-type="float" office:value="10" calcext:value-type="float">
            <text:p>10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999</text:p>
          </table:table-cell>
          <table:table-cell office:value-type="float" office:value="-0.32017972320318" calcext:value-type="float">
            <text:p>-0,32017972320318</text:p>
          </table:table-cell>
          <table:table-cell office:value-type="float" office:value="8.0111426115036" calcext:value-type="float">
            <text:p>8,0111426115036</text:p>
          </table:table-cell>
          <table:table-cell office:value-type="float" office:value="-58.003962419595" calcext:value-type="float">
            <text:p>-58,003962419595</text:p>
          </table:table-cell>
          <table:table-cell office:value-type="float" office:value="10" calcext:value-type="float">
            <text:p>10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1010</text:p>
          </table:table-cell>
          <table:table-cell office:value-type="float" office:value="0.23353535681963" calcext:value-type="float">
            <text:p>0,23353535681963</text:p>
          </table:table-cell>
          <table:table-cell office:value-type="float" office:value="8.0289876461029" calcext:value-type="float">
            <text:p>8,0289876461029</text:p>
          </table:table-cell>
          <table:table-cell office:value-type="float" office:value="76.206382672498" calcext:value-type="float">
            <text:p>76,206382672498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1021</text:p>
          </table:table-cell>
          <table:table-cell office:value-type="float" office:value="4.7737488150597" calcext:value-type="float">
            <text:p>4,7737488150597</text:p>
          </table:table-cell>
          <table:table-cell office:value-type="float" office:value="7.5930416584015" calcext:value-type="float">
            <text:p>7,5930416584015</text:p>
          </table:table-cell>
          <table:table-cell office:value-type="float" office:value="-64.970503187483" calcext:value-type="float">
            <text:p>-64,970503187483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1032</text:p>
          </table:table-cell>
          <table:table-cell office:value-type="float" office:value="5.966489315033" calcext:value-type="float">
            <text:p>5,966489315033</text:p>
          </table:table-cell>
          <table:table-cell office:value-type="float" office:value="7.198178768158" calcext:value-type="float">
            <text:p>7,198178768158</text:p>
          </table:table-cell>
          <table:table-cell office:value-type="float" office:value="45.173740311033" calcext:value-type="float">
            <text:p>45,173740311033</text:p>
          </table:table-cell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1043</text:p>
          </table:table-cell>
          <table:table-cell office:value-type="float" office:value="8.1891393661499" calcext:value-type="float">
            <text:p>8,1891393661499</text:p>
          </table:table-cell>
          <table:table-cell office:value-type="float" office:value="5.8272844552994" calcext:value-type="float">
            <text:p>5,8272844552994</text:p>
          </table:table-cell>
          <table:table-cell office:value-type="float" office:value="118.80877974686" calcext:value-type="float">
            <text:p>118,80877974686</text:p>
          </table:table-cell>
          <table:table-cell office:value-type="float" office:value="11" calcext:value-type="float">
            <text:p>1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1054</text:p>
          </table:table-cell>
          <table:table-cell office:value-type="float" office:value="8.2384884357452" calcext:value-type="float">
            <text:p>8,2384884357452</text:p>
          </table:table-cell>
          <table:table-cell office:value-type="float" office:value="6.7101746797562" calcext:value-type="float">
            <text:p>6,7101746797562</text:p>
          </table:table-cell>
          <table:table-cell office:value-type="float" office:value="106.09442565092" calcext:value-type="float">
            <text:p>106,09442565092</text:p>
          </table:table-cell>
          <table:table-cell office:value-type="float" office:value="11" calcext:value-type="float">
            <text:p>11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1065</text:p>
          </table:table-cell>
          <table:table-cell office:value-type="float" office:value="-1.4359697699547" calcext:value-type="float">
            <text:p>-1,4359697699547</text:p>
          </table:table-cell>
          <table:table-cell office:value-type="float" office:value="4.2902818322182" calcext:value-type="float">
            <text:p>4,2902818322182</text:p>
          </table:table-cell>
          <table:table-cell office:value-type="float" office:value="126.65619212351" calcext:value-type="float">
            <text:p>126,65619212351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1076</text:p>
          </table:table-cell>
          <table:table-cell office:value-type="float" office:value="-1.5810939669609" calcext:value-type="float">
            <text:p>-1,5810939669609</text:p>
          </table:table-cell>
          <table:table-cell office:value-type="float" office:value="8.5608911514282" calcext:value-type="float">
            <text:p>8,5608911514282</text:p>
          </table:table-cell>
          <table:table-cell office:value-type="float" office:value="35.712471813153" calcext:value-type="float">
            <text:p>35,712471813153</text:p>
          </table:table-cell>
          <table:table-cell office:value-type="float" office:value="10" calcext:value-type="float">
            <text:p>1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1087</text:p>
          </table:table-cell>
          <table:table-cell office:value-type="float" office:value="1.944731771946" calcext:value-type="float">
            <text:p>1,944731771946</text:p>
          </table:table-cell>
          <table:table-cell office:value-type="float" office:value="11.085007190704" calcext:value-type="float">
            <text:p>11,085007190704</text:p>
          </table:table-cell>
          <table:table-cell office:value-type="float" office:value="-93.94406664903" calcext:value-type="float">
            <text:p>-93,94406664903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1098</text:p>
          </table:table-cell>
          <table:table-cell office:value-type="float" office:value="2.3577144742012" calcext:value-type="float">
            <text:p>2,3577144742012</text:p>
          </table:table-cell>
          <table:table-cell office:value-type="float" office:value="10.256581306458" calcext:value-type="float">
            <text:p>10,256581306458</text:p>
          </table:table-cell>
          <table:table-cell office:value-type="float" office:value="-52.530004340372" calcext:value-type="float">
            <text:p>-52,53000434037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1109</text:p>
          </table:table-cell>
          <table:table-cell office:value-type="float" office:value="4.9094876646996" calcext:value-type="float">
            <text:p>4,9094876646996</text:p>
          </table:table-cell>
          <table:table-cell office:value-type="float" office:value="11.072379350662" calcext:value-type="float">
            <text:p>11,072379350662</text:p>
          </table:table-cell>
          <table:table-cell office:value-type="float" office:value="179.08517114676" calcext:value-type="float">
            <text:p>179,08517114676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1120</text:p>
          </table:table-cell>
          <table:table-cell office:value-type="float" office:value="7.7712720632553" calcext:value-type="float">
            <text:p>7,7712720632553</text:p>
          </table:table-cell>
          <table:table-cell office:value-type="float" office:value="6.700581908226" calcext:value-type="float">
            <text:p>6,700581908226</text:p>
          </table:table-cell>
          <table:table-cell office:value-type="float" office:value="170.78534357107" calcext:value-type="float">
            <text:p>170,78534357107</text:p>
          </table:table-cell>
          <table:table-cell office:value-type="float" office:value="11" calcext:value-type="float">
            <text:p>1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1131</text:p>
          </table:table-cell>
          <table:table-cell office:value-type="float" office:value="8.9538985490799" calcext:value-type="float">
            <text:p>8,9538985490799</text:p>
          </table:table-cell>
          <table:table-cell office:value-type="float" office:value="8.7761670351028" calcext:value-type="float">
            <text:p>8,7761670351028</text:p>
          </table:table-cell>
          <table:table-cell office:value-type="float" office:value="-148.19209590839" calcext:value-type="float">
            <text:p>-148,19209590839</text:p>
          </table:table-cell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1142</text:p>
          </table:table-cell>
          <table:table-cell office:value-type="float" office:value="0.76290689408779" calcext:value-type="float">
            <text:p>0,76290689408779</text:p>
          </table:table-cell>
          <table:table-cell office:value-type="float" office:value="11.04712843895" calcext:value-type="float">
            <text:p>11,04712843895</text:p>
          </table:table-cell>
          <table:table-cell office:value-type="float" office:value="-96.648696881191" calcext:value-type="float">
            <text:p>-96,648696881191</text:p>
          </table:table-cell>
          <table:table-cell office:value-type="float" office:value="10" calcext:value-type="float">
            <text:p>1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1153</text:p>
          </table:table-cell>
          <table:table-cell office:value-type="float" office:value="-0.15429450199008" calcext:value-type="float">
            <text:p>-0,15429450199008</text:p>
          </table:table-cell>
          <table:table-cell office:value-type="float" office:value="10.768669843674" calcext:value-type="float">
            <text:p>10,768669843674</text:p>
          </table:table-cell>
          <table:table-cell office:value-type="float" office:value="49.803373160636" calcext:value-type="float">
            <text:p>49,803373160636</text:p>
          </table:table-cell>
          <table:table-cell office:value-type="float" office:value="10" calcext:value-type="float">
            <text:p>10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15</text:p>
          </table:table-cell>
          <table:table-cell office:value-type="float" office:value="-0.63070639967918" calcext:value-type="float">
            <text:p>-0,63070639967918</text:p>
          </table:table-cell>
          <table:table-cell office:value-type="float" office:value="-0.34243941307068" calcext:value-type="float">
            <text:p>-0,34243941307068</text:p>
          </table:table-cell>
          <table:table-cell office:value-type="float" office:value="18.055455699848" calcext:value-type="float">
            <text:p>18,05545569984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614</text:p>
          </table:table-cell>
          <table:table-cell office:value-type="float" office:value="2.8852382302284" calcext:value-type="float">
            <text:p>2,8852382302284</text:p>
          </table:table-cell>
          <table:table-cell office:value-type="float" office:value="0.061082639731467" calcext:value-type="float">
            <text:p>0,061082639731467</text:p>
          </table:table-cell>
          <table:table-cell office:value-type="float" office:value="35.022064379066" calcext:value-type="float">
            <text:p>35,022064379066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625</text:p>
          </table:table-cell>
          <table:table-cell office:value-type="float" office:value="5.0091999769211" calcext:value-type="float">
            <text:p>5,0091999769211</text:p>
          </table:table-cell>
          <table:table-cell office:value-type="float" office:value="-0.097148669883609" calcext:value-type="float">
            <text:p>-0,097148669883609</text:p>
          </table:table-cell>
          <table:table-cell office:value-type="float" office:value="-131.11024449585" calcext:value-type="float">
            <text:p>-131,11024449585</text:p>
          </table:table-cell>
          <table:table-cell office:value-type="float" office:value="10" calcext:value-type="float">
            <text:p>10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636</text:p>
          </table:table-cell>
          <table:table-cell office:value-type="float" office:value="5.0416868925095" calcext:value-type="float">
            <text:p>5,0416868925095</text:p>
          </table:table-cell>
          <table:table-cell office:value-type="float" office:value="-0.58465451002121" calcext:value-type="float">
            <text:p>-0,58465451002121</text:p>
          </table:table-cell>
          <table:table-cell office:value-type="float" office:value="55.250498899229" calcext:value-type="float">
            <text:p>55,250498899229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647</text:p>
          </table:table-cell>
          <table:table-cell office:value-type="float" office:value="7.0883613824844" calcext:value-type="float">
            <text:p>7,0883613824844</text:p>
          </table:table-cell>
          <table:table-cell office:value-type="float" office:value="1.9748687744141" calcext:value-type="float">
            <text:p>1,9748687744141</text:p>
          </table:table-cell>
          <table:table-cell office:value-type="float" office:value="-146.65621860771" calcext:value-type="float">
            <text:p>-146,65621860771</text:p>
          </table:table-cell>
          <table:table-cell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658</text:p>
          </table:table-cell>
          <table:table-cell office:value-type="float" office:value="8.179931640625" calcext:value-type="float">
            <text:p>8,179931640625</text:p>
          </table:table-cell>
          <table:table-cell office:value-type="float" office:value="1.2071233987808" calcext:value-type="float">
            <text:p>1,2071233987808</text:p>
          </table:table-cell>
          <table:table-cell office:value-type="float" office:value="-8.2852966656351" calcext:value-type="float">
            <text:p>-8,2852966656351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669</text:p>
          </table:table-cell>
          <table:table-cell office:value-type="float" office:value="6.4612114429474" calcext:value-type="float">
            <text:p>6,4612114429474</text:p>
          </table:table-cell>
          <table:table-cell office:value-type="float" office:value="-0.58502323925495" calcext:value-type="float">
            <text:p>-0,58502323925495</text:p>
          </table:table-cell>
          <table:table-cell office:value-type="float" office:value="55.383143531289" calcext:value-type="float">
            <text:p>55,383143531289</text:p>
          </table:table-cell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680</text:p>
          </table:table-cell>
          <table:table-cell office:value-type="float" office:value="-0.64005270600319" calcext:value-type="float">
            <text:p>-0,64005270600319</text:p>
          </table:table-cell>
          <table:table-cell office:value-type="float" office:value="0.2816691622138" calcext:value-type="float">
            <text:p>0,2816691622138</text:p>
          </table:table-cell>
          <table:table-cell office:value-type="float" office:value="35.787009889153" calcext:value-type="float">
            <text:p>35,787009889153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691</text:p>
          </table:table-cell>
          <table:table-cell office:value-type="float" office:value="1.2854191660881" calcext:value-type="float">
            <text:p>1,2854191660881</text:p>
          </table:table-cell>
          <table:table-cell office:value-type="float" office:value="1.1948132514954" calcext:value-type="float">
            <text:p>1,1948132514954</text:p>
          </table:table-cell>
          <table:table-cell office:value-type="float" office:value="-33.357885233156" calcext:value-type="float">
            <text:p>-33,357885233156</text:p>
          </table:table-cell>
          <table:table-cell office:value-type="float" office:value="10" calcext:value-type="float">
            <text:p>10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02</text:p>
          </table:table-cell>
          <table:table-cell office:value-type="float" office:value="2.4068684875965" calcext:value-type="float">
            <text:p>2,4068684875965</text:p>
          </table:table-cell>
          <table:table-cell office:value-type="float" office:value="1.8724730610847" calcext:value-type="float">
            <text:p>1,8724730610847</text:p>
          </table:table-cell>
          <table:table-cell office:value-type="float" office:value="-84.546788482909" calcext:value-type="float">
            <text:p>-84,546788482909</text:p>
          </table:table-cell>
          <table:table-cell office:value-type="float" office:value="10" calcext:value-type="float">
            <text:p>10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13</text:p>
          </table:table-cell>
          <table:table-cell office:value-type="float" office:value="5.9238642454147" calcext:value-type="float">
            <text:p>5,9238642454147</text:p>
          </table:table-cell>
          <table:table-cell office:value-type="float" office:value="3.1759467720985" calcext:value-type="float">
            <text:p>3,1759467720985</text:p>
          </table:table-cell>
          <table:table-cell office:value-type="float" office:value="-122.39488978295" calcext:value-type="float">
            <text:p>-122,3948897829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24</text:p>
          </table:table-cell>
          <table:table-cell office:value-type="float" office:value="5.1557993888855" calcext:value-type="float">
            <text:p>5,1557993888855</text:p>
          </table:table-cell>
          <table:table-cell office:value-type="float" office:value="2.410948574543" calcext:value-type="float">
            <text:p>2,410948574543</text:p>
          </table:table-cell>
          <table:table-cell office:value-type="float" office:value="59.513810333932" calcext:value-type="float">
            <text:p>59,513810333932</text:p>
          </table:table-cell>
          <table:table-cell office:value-type="float" office:value="10" calcext:value-type="float">
            <text:p>1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35</text:p>
          </table:table-cell>
          <table:table-cell office:value-type="float" office:value="6.3687670230865" calcext:value-type="float">
            <text:p>6,3687670230865</text:p>
          </table:table-cell>
          <table:table-cell office:value-type="float" office:value="0.20947229117155" calcext:value-type="float">
            <text:p>0,20947229117155</text:p>
          </table:table-cell>
          <table:table-cell office:value-type="float" office:value="27.083660197106" calcext:value-type="float">
            <text:p>27,083660197106</text:p>
          </table:table-cell>
          <table:table-cell office:value-type="float" office:value="11" calcext:value-type="float">
            <text:p>1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46</text:p>
          </table:table-cell>
          <table:table-cell office:value-type="float" office:value="7.2436261177063" calcext:value-type="float">
            <text:p>7,2436261177063</text:p>
          </table:table-cell>
          <table:table-cell office:value-type="float" office:value="2.8079742193222" calcext:value-type="float">
            <text:p>2,8079742193222</text:p>
          </table:table-cell>
          <table:table-cell office:value-type="float" office:value="96.374981722255" calcext:value-type="float">
            <text:p>96,374981722255</text:p>
          </table:table-cell>
          <table:table-cell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57</text:p>
          </table:table-cell>
          <table:table-cell office:value-type="float" office:value="0.055264350958169" calcext:value-type="float">
            <text:p>0,055264350958169</text:p>
          </table:table-cell>
          <table:table-cell office:value-type="float" office:value="3.9803722500801" calcext:value-type="float">
            <text:p>3,9803722500801</text:p>
          </table:table-cell>
          <table:table-cell office:value-type="float" office:value="-139.75441987347" calcext:value-type="float">
            <text:p>-139,75441987347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68</text:p>
          </table:table-cell>
          <table:table-cell office:value-type="float" office:value="1.0075040906668" calcext:value-type="float">
            <text:p>1,0075040906668</text:p>
          </table:table-cell>
          <table:table-cell office:value-type="float" office:value="1.74232006073" calcext:value-type="float">
            <text:p>1,74232006073</text:p>
          </table:table-cell>
          <table:table-cell office:value-type="float" office:value="-174.53648634018" calcext:value-type="float">
            <text:p>-174,53648634018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79</text:p>
          </table:table-cell>
          <table:table-cell office:value-type="float" office:value="1.6219690442085" calcext:value-type="float">
            <text:p>1,6219690442085</text:p>
          </table:table-cell>
          <table:table-cell office:value-type="float" office:value="4.3809500336647" calcext:value-type="float">
            <text:p>4,3809500336647</text:p>
          </table:table-cell>
          <table:table-cell office:value-type="float" office:value="-36.218288597787" calcext:value-type="float">
            <text:p>-36,218288597787</text:p>
          </table:table-cell>
          <table:table-cell office:value-type="float" office:value="10" calcext:value-type="float">
            <text:p>10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90</text:p>
          </table:table-cell>
          <table:table-cell office:value-type="float" office:value="3.0768838524818" calcext:value-type="float">
            <text:p>3,0768838524818</text:p>
          </table:table-cell>
          <table:table-cell office:value-type="float" office:value="3.2447171211243" calcext:value-type="float">
            <text:p>3,2447171211243</text:p>
          </table:table-cell>
          <table:table-cell office:value-type="float" office:value="33.087843162998" calcext:value-type="float">
            <text:p>33,087843162998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801</text:p>
          </table:table-cell>
          <table:table-cell office:value-type="float" office:value="6.6526180505753" calcext:value-type="float">
            <text:p>6,6526180505753</text:p>
          </table:table-cell>
          <table:table-cell office:value-type="float" office:value="3.0051621794701" calcext:value-type="float">
            <text:p>3,0051621794701</text:p>
          </table:table-cell>
          <table:table-cell office:value-type="float" office:value="110.13292355143" calcext:value-type="float">
            <text:p>110,13292355143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812</text:p>
          </table:table-cell>
          <table:table-cell office:value-type="float" office:value="10.08499622345" calcext:value-type="float">
            <text:p>10,08499622345</text:p>
          </table:table-cell>
          <table:table-cell office:value-type="float" office:value="2.9399067163467" calcext:value-type="float">
            <text:p>2,9399067163467</text:p>
          </table:table-cell>
          <table:table-cell office:value-type="float" office:value="177.35927727572" calcext:value-type="float">
            <text:p>177,3592772757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823</text:p>
          </table:table-cell>
          <table:table-cell office:value-type="float" office:value="7.7519106864929" calcext:value-type="float">
            <text:p>7,7519106864929</text:p>
          </table:table-cell>
          <table:table-cell office:value-type="float" office:value="4.1583353281021" calcext:value-type="float">
            <text:p>4,1583353281021</text:p>
          </table:table-cell>
          <table:table-cell office:value-type="float" office:value="-106.09218421256" calcext:value-type="float">
            <text:p>-106,09218421256</text:p>
          </table:table-cell>
          <table:table-cell office:value-type="float" office:value="11" calcext:value-type="float">
            <text:p>1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834</text:p>
          </table:table-cell>
          <table:table-cell office:value-type="float" office:value="-1.416270583868" calcext:value-type="float">
            <text:p>-1,416270583868</text:p>
          </table:table-cell>
          <table:table-cell office:value-type="float" office:value="7.8128916025162" calcext:value-type="float">
            <text:p>7,8128916025162</text:p>
          </table:table-cell>
          <table:table-cell office:value-type="float" office:value="-47.051423294529" calcext:value-type="float">
            <text:p>-47,051423294529</text:p>
          </table:table-cell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845</text:p>
          </table:table-cell>
          <table:table-cell office:value-type="float" office:value="-0.51424067467451" calcext:value-type="float">
            <text:p>-0,51424067467451</text:p>
          </table:table-cell>
          <table:table-cell office:value-type="float" office:value="5.3386336565018" calcext:value-type="float">
            <text:p>5,3386336565018</text:p>
          </table:table-cell>
          <table:table-cell office:value-type="float" office:value="-101.48141566356" calcext:value-type="float">
            <text:p>-101,48141566356</text:p>
          </table:table-cell>
          <table:table-cell office:value-type="float" office:value="10" calcext:value-type="float">
            <text:p>1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856</text:p>
          </table:table-cell>
          <table:table-cell office:value-type="float" office:value="3.823949098587" calcext:value-type="float">
            <text:p>3,823949098587</text:p>
          </table:table-cell>
          <table:table-cell office:value-type="float" office:value="3.7538883090019" calcext:value-type="float">
            <text:p>3,7538883090019</text:p>
          </table:table-cell>
          <table:table-cell office:value-type="float" office:value="36.971401636768" calcext:value-type="float">
            <text:p>36,971401636768</text:p>
          </table:table-cell>
          <table:table-cell office:value-type="float" office:value="11" calcext:value-type="float">
            <text:p>1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867</text:p>
          </table:table-cell>
          <table:table-cell office:value-type="float" office:value="2.9983419179916" calcext:value-type="float">
            <text:p>2,9983419179916</text:p>
          </table:table-cell>
          <table:table-cell office:value-type="float" office:value="3.9997154474258" calcext:value-type="float">
            <text:p>3,9997154474258</text:p>
          </table:table-cell>
          <table:table-cell office:value-type="float" office:value="163.2011088596" calcext:value-type="float">
            <text:p>163,2011088596</text:p>
          </table:table-cell>
          <table:table-cell office:value-type="float" office:value="10" calcext:value-type="float">
            <text:p>1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878</text:p>
          </table:table-cell>
          <table:table-cell office:value-type="float" office:value="4.7420448064804" calcext:value-type="float">
            <text:p>4,7420448064804</text:p>
          </table:table-cell>
          <table:table-cell office:value-type="float" office:value="3.1636136770248" calcext:value-type="float">
            <text:p>3,1636136770248</text:p>
          </table:table-cell>
          <table:table-cell office:value-type="float" office:value="-3.333575145644" calcext:value-type="float">
            <text:p>-3,333575145644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889</text:p>
          </table:table-cell>
          <table:table-cell office:value-type="float" office:value="7.0141416788101" calcext:value-type="float">
            <text:p>7,0141416788101</text:p>
          </table:table-cell>
          <table:table-cell office:value-type="float" office:value="4.7394147515297" calcext:value-type="float">
            <text:p>4,7394147515297</text:p>
          </table:table-cell>
          <table:table-cell office:value-type="float" office:value="118.35286571721" calcext:value-type="float">
            <text:p>118,35286571721</text:p>
          </table:table-cell>
          <table:table-cell office:value-type="float" office:value="11" calcext:value-type="float">
            <text:p>1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900</text:p>
          </table:table-cell>
          <table:table-cell office:value-type="float" office:value="9.4540750980377" calcext:value-type="float">
            <text:p>9,4540750980377</text:p>
          </table:table-cell>
          <table:table-cell office:value-type="float" office:value="0.98760850727558" calcext:value-type="float">
            <text:p>0,98760850727558</text:p>
          </table:table-cell>
          <table:table-cell office:value-type="float" office:value="47.370934182671" calcext:value-type="float">
            <text:p>47,37093418267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911</text:p>
          </table:table-cell>
          <table:table-cell office:value-type="float" office:value="-0.26145678013563" calcext:value-type="float">
            <text:p>-0,26145678013563</text:p>
          </table:table-cell>
          <table:table-cell office:value-type="float" office:value="5.8547031879425" calcext:value-type="float">
            <text:p>5,8547031879425</text:p>
          </table:table-cell>
          <table:table-cell office:value-type="float" office:value="103.58855906565" calcext:value-type="float">
            <text:p>103,58855906565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922</text:p>
          </table:table-cell>
          <table:table-cell office:value-type="float" office:value="1.8404135107994" calcext:value-type="float">
            <text:p>1,8404135107994</text:p>
          </table:table-cell>
          <table:table-cell office:value-type="float" office:value="4.6282091736794" calcext:value-type="float">
            <text:p>4,6282091736794</text:p>
          </table:table-cell>
          <table:table-cell office:value-type="float" office:value="-12.971891434329" calcext:value-type="float">
            <text:p>-12,971891434329</text:p>
          </table:table-cell>
          <table:table-cell office:value-type="float" office:value="10" calcext:value-type="float">
            <text:p>1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933</text:p>
          </table:table-cell>
          <table:table-cell office:value-type="float" office:value="3.7542659044266" calcext:value-type="float">
            <text:p>3,7542659044266</text:p>
          </table:table-cell>
          <table:table-cell office:value-type="float" office:value="6.8016332387924" calcext:value-type="float">
            <text:p>6,8016332387924</text:p>
          </table:table-cell>
          <table:table-cell office:value-type="float" office:value="32.578940983791" calcext:value-type="float">
            <text:p>32,57894098379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944</text:p>
          </table:table-cell>
          <table:table-cell office:value-type="float" office:value="2.7255976200104" calcext:value-type="float">
            <text:p>2,7255976200104</text:p>
          </table:table-cell>
          <table:table-cell office:value-type="float" office:value="5.0806891918182" calcext:value-type="float">
            <text:p>5,0806891918182</text:p>
          </table:table-cell>
          <table:table-cell office:value-type="float" office:value="12.327012362754" calcext:value-type="float">
            <text:p>12,327012362754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955</text:p>
          </table:table-cell>
          <table:table-cell office:value-type="float" office:value="7.0958924293518" calcext:value-type="float">
            <text:p>7,0958924293518</text:p>
          </table:table-cell>
          <table:table-cell office:value-type="float" office:value="6.014718413353" calcext:value-type="float">
            <text:p>6,014718413353</text:p>
          </table:table-cell>
          <table:table-cell office:value-type="float" office:value="175.50588109691" calcext:value-type="float">
            <text:p>175,50588109691</text:p>
          </table:table-cell>
          <table:table-cell office:value-type="float" office:value="11" calcext:value-type="float">
            <text:p>11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966</text:p>
          </table:table-cell>
          <table:table-cell office:value-type="float" office:value="6.9739013910294" calcext:value-type="float">
            <text:p>6,9739013910294</text:p>
          </table:table-cell>
          <table:table-cell office:value-type="float" office:value="5.7132005691528" calcext:value-type="float">
            <text:p>5,7132005691528</text:p>
          </table:table-cell>
          <table:table-cell office:value-type="float" office:value="-90.01807118677" calcext:value-type="float">
            <text:p>-90,01807118677</text:p>
          </table:table-cell>
          <table:table-cell office:value-type="float" office:value="11" calcext:value-type="float">
            <text:p>1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977</text:p>
          </table:table-cell>
          <table:table-cell office:value-type="float" office:value="9.0283316373825" calcext:value-type="float">
            <text:p>9,0283316373825</text:p>
          </table:table-cell>
          <table:table-cell office:value-type="float" office:value="6.3686668872833" calcext:value-type="float">
            <text:p>6,3686668872833</text:p>
          </table:table-cell>
          <table:table-cell office:value-type="float" office:value="47.953465561958" calcext:value-type="float">
            <text:p>47,953465561958</text:p>
          </table:table-cell>
          <table:table-cell office:value-type="float" office:value="11" calcext:value-type="float">
            <text:p>1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988</text:p>
          </table:table-cell>
          <table:table-cell office:value-type="float" office:value="-1.2588819861412" calcext:value-type="float">
            <text:p>-1,2588819861412</text:p>
          </table:table-cell>
          <table:table-cell office:value-type="float" office:value="8.3333665132523" calcext:value-type="float">
            <text:p>8,3333665132523</text:p>
          </table:table-cell>
          <table:table-cell office:value-type="float" office:value="-119.11022587187" calcext:value-type="float">
            <text:p>-119,11022587187</text:p>
          </table:table-cell>
          <table:table-cell office:value-type="float" office:value="10" calcext:value-type="float">
            <text:p>10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999</text:p>
          </table:table-cell>
          <table:table-cell office:value-type="float" office:value="-0.52269112318754" calcext:value-type="float">
            <text:p>-0,52269112318754</text:p>
          </table:table-cell>
          <table:table-cell office:value-type="float" office:value="7.9217612743378" calcext:value-type="float">
            <text:p>7,9217612743378</text:p>
          </table:table-cell>
          <table:table-cell office:value-type="float" office:value="32.7278907132" calcext:value-type="float">
            <text:p>32,7278907132</text:p>
          </table:table-cell>
          <table:table-cell office:value-type="float" office:value="10" calcext:value-type="float">
            <text:p>1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1010</text:p>
          </table:table-cell>
          <table:table-cell office:value-type="float" office:value="0.43916501104832" calcext:value-type="float">
            <text:p>0,43916501104832</text:p>
          </table:table-cell>
          <table:table-cell office:value-type="float" office:value="7.9457366466522" calcext:value-type="float">
            <text:p>7,9457366466522</text:p>
          </table:table-cell>
          <table:table-cell office:value-type="float" office:value="166.96482555122" calcext:value-type="float">
            <text:p>166,96482555122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1021</text:p>
          </table:table-cell>
          <table:table-cell office:value-type="float" office:value="4.5624980330467" calcext:value-type="float">
            <text:p>4,5624980330467</text:p>
          </table:table-cell>
          <table:table-cell office:value-type="float" office:value="7.8233647346497" calcext:value-type="float">
            <text:p>7,8233647346497</text:p>
          </table:table-cell>
          <table:table-cell office:value-type="float" office:value="-43.253333325599" calcext:value-type="float">
            <text:p>-43,253333325599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1032</text:p>
          </table:table-cell>
          <table:table-cell office:value-type="float" office:value="5.6935411691666" calcext:value-type="float">
            <text:p>5,6935411691666</text:p>
          </table:table-cell>
          <table:table-cell office:value-type="float" office:value="7.0641958713531" calcext:value-type="float">
            <text:p>7,0641958713531</text:p>
          </table:table-cell>
          <table:table-cell office:value-type="float" office:value="8.5230138461301" calcext:value-type="float">
            <text:p>8,5230138461301</text:p>
          </table:table-cell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1043</text:p>
          </table:table-cell>
          <table:table-cell office:value-type="float" office:value="8.4519845247269" calcext:value-type="float">
            <text:p>8,4519845247269</text:p>
          </table:table-cell>
          <table:table-cell office:value-type="float" office:value="5.6314611434937" calcext:value-type="float">
            <text:p>5,6314611434937</text:p>
          </table:table-cell>
          <table:table-cell office:value-type="float" office:value="150.08123209522" calcext:value-type="float">
            <text:p>150,08123209522</text:p>
          </table:table-cell>
          <table:table-cell office:value-type="float" office:value="11" calcext:value-type="float">
            <text:p>1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1054</text:p>
          </table:table-cell>
          <table:table-cell office:value-type="float" office:value="8.4580481052399" calcext:value-type="float">
            <text:p>8,4580481052399</text:p>
          </table:table-cell>
          <table:table-cell office:value-type="float" office:value="6.7408293485641" calcext:value-type="float">
            <text:p>6,7408293485641</text:p>
          </table:table-cell>
          <table:table-cell office:value-type="float" office:value="-163.3554810931" calcext:value-type="float">
            <text:p>-163,3554810931</text:p>
          </table:table-cell>
          <table:table-cell office:value-type="float" office:value="11" calcext:value-type="float">
            <text:p>1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1065</text:p>
          </table:table-cell>
          <table:table-cell office:value-type="float" office:value="-1.2783172726631" calcext:value-type="float">
            <text:p>-1,2783172726631</text:p>
          </table:table-cell>
          <table:table-cell office:value-type="float" office:value="4.2058205604553" calcext:value-type="float">
            <text:p>4,2058205604553</text:p>
          </table:table-cell>
          <table:table-cell office:value-type="float" office:value="151.5953100411" calcext:value-type="float">
            <text:p>151,5953100411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1076</text:p>
          </table:table-cell>
          <table:table-cell office:value-type="float" office:value="-1.5050899982452" calcext:value-type="float">
            <text:p>-1,5050899982452</text:p>
          </table:table-cell>
          <table:table-cell office:value-type="float" office:value="8.5194379091263" calcext:value-type="float">
            <text:p>8,5194379091263</text:p>
          </table:table-cell>
          <table:table-cell office:value-type="float" office:value="121.38372773577" calcext:value-type="float">
            <text:p>121,38372773577</text:p>
          </table:table-cell>
          <table:table-cell office:value-type="float" office:value="10" calcext:value-type="float">
            <text:p>10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1087</text:p>
          </table:table-cell>
          <table:table-cell office:value-type="float" office:value="1.9130130112171" calcext:value-type="float">
            <text:p>1,9130130112171</text:p>
          </table:table-cell>
          <table:table-cell office:value-type="float" office:value="11.085010766983" calcext:value-type="float">
            <text:p>11,085010766983</text:p>
          </table:table-cell>
          <table:table-cell office:value-type="float" office:value="-58.80273451471" calcext:value-type="float">
            <text:p>-58,80273451471</text:p>
          </table:table-cell>
          <table:table-cell office:value-type="float" office:value="10" calcext:value-type="float">
            <text:p>1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1098</text:p>
          </table:table-cell>
          <table:table-cell office:value-type="float" office:value="2.1176536381245" calcext:value-type="float">
            <text:p>2,1176536381245</text:p>
          </table:table-cell>
          <table:table-cell office:value-type="float" office:value="10.543205738068" calcext:value-type="float">
            <text:p>10,543205738068</text:p>
          </table:table-cell>
          <table:table-cell office:value-type="float" office:value="-43.090849545351" calcext:value-type="float">
            <text:p>-43,09084954535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1109</text:p>
          </table:table-cell>
          <table:table-cell office:value-type="float" office:value="5.1515609025955" calcext:value-type="float">
            <text:p>5,1515609025955</text:p>
          </table:table-cell>
          <table:table-cell office:value-type="float" office:value="10.893884897232" calcext:value-type="float">
            <text:p>10,893884897232</text:p>
          </table:table-cell>
          <table:table-cell office:value-type="float" office:value="135.09483853723" calcext:value-type="float">
            <text:p>135,09483853723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1120</text:p>
          </table:table-cell>
          <table:table-cell office:value-type="float" office:value="7.8375262022018" calcext:value-type="float">
            <text:p>7,8375262022018</text:p>
          </table:table-cell>
          <table:table-cell office:value-type="float" office:value="6.91202044487" calcext:value-type="float">
            <text:p>6,91202044487</text:p>
          </table:table-cell>
          <table:table-cell office:value-type="float" office:value="-98.609080739841" calcext:value-type="float">
            <text:p>-98,609080739841</text:p>
          </table:table-cell>
          <table:table-cell office:value-type="float" office:value="11" calcext:value-type="float">
            <text:p>1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1131</text:p>
          </table:table-cell>
          <table:table-cell office:value-type="float" office:value="9.2916852235794" calcext:value-type="float">
            <text:p>9,2916852235794</text:p>
          </table:table-cell>
          <table:table-cell office:value-type="float" office:value="8.9855253696442" calcext:value-type="float">
            <text:p>8,9855253696442</text:p>
          </table:table-cell>
          <table:table-cell office:value-type="float" office:value="-148.12836525547" calcext:value-type="float">
            <text:p>-148,12836525547</text:p>
          </table:table-cell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1142</text:p>
          </table:table-cell>
          <table:table-cell office:value-type="float" office:value="0.8357086032629" calcext:value-type="float">
            <text:p>0,8357086032629</text:p>
          </table:table-cell>
          <table:table-cell office:value-type="float" office:value="11.032567024231" calcext:value-type="float">
            <text:p>11,032567024231</text:p>
          </table:table-cell>
          <table:table-cell office:value-type="float" office:value="-92.200002093224" calcext:value-type="float">
            <text:p>-92,200002093224</text:p>
          </table:table-cell>
          <table:table-cell office:value-type="float" office:value="10" calcext:value-type="float">
            <text:p>1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1153</text:p>
          </table:table-cell>
          <table:table-cell office:value-type="float" office:value="-0.4096994549036" calcext:value-type="float">
            <text:p>-0,4096994549036</text:p>
          </table:table-cell>
          <table:table-cell office:value-type="float" office:value="10.465424060822" calcext:value-type="float">
            <text:p>10,465424060822</text:p>
          </table:table-cell>
          <table:table-cell office:value-type="float" office:value="49.790911993403" calcext:value-type="float">
            <text:p>49,790911993403</text:p>
          </table:table-cell>
          <table:table-cell office:value-type="float" office:value="10" calcext:value-type="float">
            <text:p>10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15</text:p>
          </table:table-cell>
          <table:table-cell office:value-type="float" office:value="-0.84567874670029" calcext:value-type="float">
            <text:p>-0,84567874670029</text:p>
          </table:table-cell>
          <table:table-cell office:value-type="float" office:value="-0.086282333359122" calcext:value-type="float">
            <text:p>-0,086282333359122</text:p>
          </table:table-cell>
          <table:table-cell office:value-type="float" office:value="6.0074481709748" calcext:value-type="float">
            <text:p>6,0074481709748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614</text:p>
          </table:table-cell>
          <table:table-cell office:value-type="float" office:value="2.7567848563194" calcext:value-type="float">
            <text:p>2,7567848563194</text:p>
          </table:table-cell>
          <table:table-cell office:value-type="float" office:value="-0.2236483246088" calcext:value-type="float">
            <text:p>-0,2236483246088</text:p>
          </table:table-cell>
          <table:table-cell office:value-type="float" office:value="73.587009101916" calcext:value-type="float">
            <text:p>73,587009101916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625</text:p>
          </table:table-cell>
          <table:table-cell office:value-type="float" office:value="4.8621669411659" calcext:value-type="float">
            <text:p>4,8621669411659</text:p>
          </table:table-cell>
          <table:table-cell office:value-type="float" office:value="0.10088345967233" calcext:value-type="float">
            <text:p>0,10088345967233</text:p>
          </table:table-cell>
          <table:table-cell office:value-type="float" office:value="-49.732265578713" calcext:value-type="float">
            <text:p>-49,732265578713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636</text:p>
          </table:table-cell>
          <table:table-cell office:value-type="float" office:value="4.758819937706" calcext:value-type="float">
            <text:p>4,758819937706</text:p>
          </table:table-cell>
          <table:table-cell office:value-type="float" office:value="-0.58481030166149" calcext:value-type="float">
            <text:p>-0,58481030166149</text:p>
          </table:table-cell>
          <table:table-cell office:value-type="float" office:value="55.414216153941" calcext:value-type="float">
            <text:p>55,414216153941</text:p>
          </table:table-cell>
          <table:table-cell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647</text:p>
          </table:table-cell>
          <table:table-cell office:value-type="float" office:value="7.4154299497604" calcext:value-type="float">
            <text:p>7,4154299497604</text:p>
          </table:table-cell>
          <table:table-cell office:value-type="float" office:value="2.0907370746136" calcext:value-type="float">
            <text:p>2,0907370746136</text:p>
          </table:table-cell>
          <table:table-cell office:value-type="float" office:value="-164.72499993197" calcext:value-type="float">
            <text:p>-164,72499993197</text:p>
          </table:table-cell>
          <table:table-cell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658</text:p>
          </table:table-cell>
          <table:table-cell office:value-type="float" office:value="7.8865367174149" calcext:value-type="float">
            <text:p>7,8865367174149</text:p>
          </table:table-cell>
          <table:table-cell office:value-type="float" office:value="1.0937714576721" calcext:value-type="float">
            <text:p>1,0937714576721</text:p>
          </table:table-cell>
          <table:table-cell office:value-type="float" office:value="28.868564374887" calcext:value-type="float">
            <text:p>28,868564374887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669</text:p>
          </table:table-cell>
          <table:table-cell office:value-type="float" office:value="6.1709833145142" calcext:value-type="float">
            <text:p>6,1709833145142</text:p>
          </table:table-cell>
          <table:table-cell office:value-type="float" office:value="-0.58500818908215" calcext:value-type="float">
            <text:p>-0,58500818908215</text:p>
          </table:table-cell>
          <table:table-cell office:value-type="float" office:value="55.642029662041" calcext:value-type="float">
            <text:p>55,642029662041</text:p>
          </table:table-cell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680</text:p>
          </table:table-cell>
          <table:table-cell office:value-type="float" office:value="-0.80314368009567" calcext:value-type="float">
            <text:p>-0,80314368009567</text:p>
          </table:table-cell>
          <table:table-cell office:value-type="float" office:value="0.41181024163961" calcext:value-type="float">
            <text:p>0,41181024163961</text:p>
          </table:table-cell>
          <table:table-cell office:value-type="float" office:value="-47.361790754233" calcext:value-type="float">
            <text:p>-47,361790754233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691</text:p>
          </table:table-cell>
          <table:table-cell office:value-type="float" office:value="1.1232869327068" calcext:value-type="float">
            <text:p>1,1232869327068</text:p>
          </table:table-cell>
          <table:table-cell office:value-type="float" office:value="1.0527535527945" calcext:value-type="float">
            <text:p>1,0527535527945</text:p>
          </table:table-cell>
          <table:table-cell office:value-type="float" office:value="51.608007804603" calcext:value-type="float">
            <text:p>51,608007804603</text:p>
          </table:table-cell>
          <table:table-cell office:value-type="float" office:value="10" calcext:value-type="float">
            <text:p>10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02</text:p>
          </table:table-cell>
          <table:table-cell office:value-type="float" office:value="2.4039426445961" calcext:value-type="float">
            <text:p>2,4039426445961</text:p>
          </table:table-cell>
          <table:table-cell office:value-type="float" office:value="2.2293157875538" calcext:value-type="float">
            <text:p>2,2293157875538</text:p>
          </table:table-cell>
          <table:table-cell office:value-type="float" office:value="-90.58195694237" calcext:value-type="float">
            <text:p>-90,58195694237</text:p>
          </table:table-cell>
          <table:table-cell office:value-type="float" office:value="10" calcext:value-type="float">
            <text:p>10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13</text:p>
          </table:table-cell>
          <table:table-cell office:value-type="float" office:value="6.0807555913925" calcext:value-type="float">
            <text:p>6,0807555913925</text:p>
          </table:table-cell>
          <table:table-cell office:value-type="float" office:value="3.5270375013351" calcext:value-type="float">
            <text:p>3,5270375013351</text:p>
          </table:table-cell>
          <table:table-cell office:value-type="float" office:value="-115.57596959886" calcext:value-type="float">
            <text:p>-115,57596959886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24</text:p>
          </table:table-cell>
          <table:table-cell office:value-type="float" office:value="4.9544733762741" calcext:value-type="float">
            <text:p>4,9544733762741</text:p>
          </table:table-cell>
          <table:table-cell office:value-type="float" office:value="2.0680436491966" calcext:value-type="float">
            <text:p>2,0680436491966</text:p>
          </table:table-cell>
          <table:table-cell office:value-type="float" office:value="59.498967638441" calcext:value-type="float">
            <text:p>59,498967638441</text:p>
          </table:table-cell>
          <table:table-cell office:value-type="float" office:value="10" calcext:value-type="float">
            <text:p>1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35</text:p>
          </table:table-cell>
          <table:table-cell office:value-type="float" office:value="6.0306096076965" calcext:value-type="float">
            <text:p>6,0306096076965</text:p>
          </table:table-cell>
          <table:table-cell office:value-type="float" office:value="0.12182062491775" calcext:value-type="float">
            <text:p>0,12182062491775</text:p>
          </table:table-cell>
          <table:table-cell office:value-type="float" office:value="10.805321726829" calcext:value-type="float">
            <text:p>10,805321726829</text:p>
          </table:table-cell>
          <table:table-cell office:value-type="float" office:value="11" calcext:value-type="float">
            <text:p>1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46</text:p>
          </table:table-cell>
          <table:table-cell office:value-type="float" office:value="7.4650323390961" calcext:value-type="float">
            <text:p>7,4650323390961</text:p>
          </table:table-cell>
          <table:table-cell office:value-type="float" office:value="2.8010505437851" calcext:value-type="float">
            <text:p>2,8010505437851</text:p>
          </table:table-cell>
          <table:table-cell office:value-type="float" office:value="-173.02128767512" calcext:value-type="float">
            <text:p>-173,02128767512</text:p>
          </table:table-cell>
          <table:table-cell office:value-type="float" office:value="10" calcext:value-type="float">
            <text:p>1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57</text:p>
          </table:table-cell>
          <table:table-cell office:value-type="float" office:value="0.2984619513154" calcext:value-type="float">
            <text:p>0,2984619513154</text:p>
          </table:table-cell>
          <table:table-cell office:value-type="float" office:value="4.129222035408" calcext:value-type="float">
            <text:p>4,129222035408</text:p>
          </table:table-cell>
          <table:table-cell office:value-type="float" office:value="-150.64157801829" calcext:value-type="float">
            <text:p>-150,64157801829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68</text:p>
          </table:table-cell>
          <table:table-cell office:value-type="float" office:value="1.0535252094269" calcext:value-type="float">
            <text:p>1,0535252094269</text:p>
          </table:table-cell>
          <table:table-cell office:value-type="float" office:value="1.9517570734024" calcext:value-type="float">
            <text:p>1,9517570734024</text:p>
          </table:table-cell>
          <table:table-cell office:value-type="float" office:value="-90.660386784062" calcext:value-type="float">
            <text:p>-90,660386784062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79</text:p>
          </table:table-cell>
          <table:table-cell office:value-type="float" office:value="1.3955698907375" calcext:value-type="float">
            <text:p>1,3955698907375</text:p>
          </table:table-cell>
          <table:table-cell office:value-type="float" office:value="4.6648916602135" calcext:value-type="float">
            <text:p>4,6648916602135</text:p>
          </table:table-cell>
          <table:table-cell office:value-type="float" office:value="-68.205602609428" calcext:value-type="float">
            <text:p>-68,205602609428</text:p>
          </table:table-cell>
          <table:table-cell office:value-type="float" office:value="10" calcext:value-type="float">
            <text:p>10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90</text:p>
          </table:table-cell>
          <table:table-cell office:value-type="float" office:value="2.8017273545265" calcext:value-type="float">
            <text:p>2,8017273545265</text:p>
          </table:table-cell>
          <table:table-cell office:value-type="float" office:value="3.3020383119583" calcext:value-type="float">
            <text:p>3,3020383119583</text:p>
          </table:table-cell>
          <table:table-cell office:value-type="float" office:value="-21.355543166968" calcext:value-type="float">
            <text:p>-21,355543166968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801</text:p>
          </table:table-cell>
          <table:table-cell office:value-type="float" office:value="6.4565062522888" calcext:value-type="float">
            <text:p>6,4565062522888</text:p>
          </table:table-cell>
          <table:table-cell office:value-type="float" office:value="2.8998965024948" calcext:value-type="float">
            <text:p>2,8998965024948</text:p>
          </table:table-cell>
          <table:table-cell office:value-type="float" office:value="19.383817151853" calcext:value-type="float">
            <text:p>19,383817151853</text:p>
          </table:table-cell>
          <table:table-cell office:value-type="float" office:value="10" calcext:value-type="float">
            <text:p>10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812</text:p>
          </table:table-cell>
          <table:table-cell office:value-type="float" office:value="10.0850045681" calcext:value-type="float">
            <text:p>10,0850045681</text:p>
          </table:table-cell>
          <table:table-cell office:value-type="float" office:value="2.863931953907" calcext:value-type="float">
            <text:p>2,863931953907</text:p>
          </table:table-cell>
          <table:table-cell office:value-type="float" office:value="157.32363378926" calcext:value-type="float">
            <text:p>157,3236337892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823</text:p>
          </table:table-cell>
          <table:table-cell office:value-type="float" office:value="7.8610622882843" calcext:value-type="float">
            <text:p>7,8610622882843</text:p>
          </table:table-cell>
          <table:table-cell office:value-type="float" office:value="4.5410427451134" calcext:value-type="float">
            <text:p>4,5410427451134</text:p>
          </table:table-cell>
          <table:table-cell office:value-type="float" office:value="-106.10678089652" calcext:value-type="float">
            <text:p>-106,10678089652</text:p>
          </table:table-cell>
          <table:table-cell office:value-type="float" office:value="11" calcext:value-type="float">
            <text:p>1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834</text:p>
          </table:table-cell>
          <table:table-cell office:value-type="float" office:value="-1.5798345208168" calcext:value-type="float">
            <text:p>-1,5798345208168</text:p>
          </table:table-cell>
          <table:table-cell office:value-type="float" office:value="7.6877152919769" calcext:value-type="float">
            <text:p>7,6877152919769</text:p>
          </table:table-cell>
          <table:table-cell office:value-type="float" office:value="41.586389966831" calcext:value-type="float">
            <text:p>41,586389966831</text:p>
          </table:table-cell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845</text:p>
          </table:table-cell>
          <table:table-cell office:value-type="float" office:value="-0.29287088662386" calcext:value-type="float">
            <text:p>-0,29287088662386</text:p>
          </table:table-cell>
          <table:table-cell office:value-type="float" office:value="5.3260636329651" calcext:value-type="float">
            <text:p>5,3260636329651</text:p>
          </table:table-cell>
          <table:table-cell office:value-type="float" office:value="168.00680737587" calcext:value-type="float">
            <text:p>168,00680737587</text:p>
          </table:table-cell>
          <table:table-cell office:value-type="float" office:value="10" calcext:value-type="float">
            <text:p>1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856</text:p>
          </table:table-cell>
          <table:table-cell office:value-type="float" office:value="3.576851785183" calcext:value-type="float">
            <text:p>3,576851785183</text:p>
          </table:table-cell>
          <table:table-cell office:value-type="float" office:value="3.7467288970947" calcext:value-type="float">
            <text:p>3,7467288970947</text:p>
          </table:table-cell>
          <table:table-cell office:value-type="float" office:value="-19.872269622839" calcext:value-type="float">
            <text:p>-19,872269622839</text:p>
          </table:table-cell>
          <table:table-cell office:value-type="float" office:value="11" calcext:value-type="float">
            <text:p>1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867</text:p>
          </table:table-cell>
          <table:table-cell office:value-type="float" office:value="3.2619541883469" calcext:value-type="float">
            <text:p>3,2619541883469</text:p>
          </table:table-cell>
          <table:table-cell office:value-type="float" office:value="4.040784239769" calcext:value-type="float">
            <text:p>4,040784239769</text:p>
          </table:table-cell>
          <table:table-cell office:value-type="float" office:value="-147.06864326623" calcext:value-type="float">
            <text:p>-147,06864326623</text:p>
          </table:table-cell>
          <table:table-cell office:value-type="float" office:value="11" calcext:value-type="float">
            <text:p>11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878</text:p>
          </table:table-cell>
          <table:table-cell office:value-type="float" office:value="4.6363139152527" calcext:value-type="float">
            <text:p>4,6363139152527</text:p>
          </table:table-cell>
          <table:table-cell office:value-type="float" office:value="3.432794213295" calcext:value-type="float">
            <text:p>3,432794213295</text:p>
          </table:table-cell>
          <table:table-cell office:value-type="float" office:value="-65.283327345635" calcext:value-type="float">
            <text:p>-65,283327345635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889</text:p>
          </table:table-cell>
          <table:table-cell office:value-type="float" office:value="7.2020709514618" calcext:value-type="float">
            <text:p>7,2020709514618</text:p>
          </table:table-cell>
          <table:table-cell office:value-type="float" office:value="4.3895119428635" calcext:value-type="float">
            <text:p>4,3895119428635</text:p>
          </table:table-cell>
          <table:table-cell office:value-type="float" office:value="118.34379062531" calcext:value-type="float">
            <text:p>118,34379062531</text:p>
          </table:table-cell>
          <table:table-cell office:value-type="float" office:value="11" calcext:value-type="float">
            <text:p>1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900</text:p>
          </table:table-cell>
          <table:table-cell office:value-type="float" office:value="9.2999392747879" calcext:value-type="float">
            <text:p>9,2999392747879</text:p>
          </table:table-cell>
          <table:table-cell office:value-type="float" office:value="0.72388641536236" calcext:value-type="float">
            <text:p>0,72388641536236</text:p>
          </table:table-cell>
          <table:table-cell office:value-type="float" office:value="63.912749290466" calcext:value-type="float">
            <text:p>63,912749290466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911</text:p>
          </table:table-cell>
          <table:table-cell office:value-type="float" office:value="-0.040713585913181" calcext:value-type="float">
            <text:p>-0,040713585913181</text:p>
          </table:table-cell>
          <table:table-cell office:value-type="float" office:value="5.8754402399063" calcext:value-type="float">
            <text:p>5,8754402399063</text:p>
          </table:table-cell>
          <table:table-cell office:value-type="float" office:value="-165.87714025169" calcext:value-type="float">
            <text:p>-165,87714025169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922</text:p>
          </table:table-cell>
          <table:table-cell office:value-type="float" office:value="1.7164446413517" calcext:value-type="float">
            <text:p>1,7164446413517</text:p>
          </table:table-cell>
          <table:table-cell office:value-type="float" office:value="4.7466620802879" calcext:value-type="float">
            <text:p>4,7466620802879</text:p>
          </table:table-cell>
          <table:table-cell office:value-type="float" office:value="-56.876529174246" calcext:value-type="float">
            <text:p>-56,876529174246</text:p>
          </table:table-cell>
          <table:table-cell office:value-type="float" office:value="10" calcext:value-type="float">
            <text:p>10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933</text:p>
          </table:table-cell>
          <table:table-cell office:value-type="float" office:value="3.4489837288857" calcext:value-type="float">
            <text:p>3,4489837288857</text:p>
          </table:table-cell>
          <table:table-cell office:value-type="float" office:value="6.8083453178406" calcext:value-type="float">
            <text:p>6,8083453178406</text:p>
          </table:table-cell>
          <table:table-cell office:value-type="float" office:value="-9.6201765689121" calcext:value-type="float">
            <text:p>-9,62017656891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944</text:p>
          </table:table-cell>
          <table:table-cell office:value-type="float" office:value="2.531131207943" calcext:value-type="float">
            <text:p>2,531131207943</text:p>
          </table:table-cell>
          <table:table-cell office:value-type="float" office:value="5.2561074495316" calcext:value-type="float">
            <text:p>5,2561074495316</text:p>
          </table:table-cell>
          <table:table-cell office:value-type="float" office:value="-52.117326836677" calcext:value-type="float">
            <text:p>-52,117326836677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955</text:p>
          </table:table-cell>
          <table:table-cell office:value-type="float" office:value="7.1559149026871" calcext:value-type="float">
            <text:p>7,1559149026871</text:p>
          </table:table-cell>
          <table:table-cell office:value-type="float" office:value="5.8402585983276" calcext:value-type="float">
            <text:p>5,8402585983276</text:p>
          </table:table-cell>
          <table:table-cell office:value-type="float" office:value="93.905866525735" calcext:value-type="float">
            <text:p>93,905866525735</text:p>
          </table:table-cell>
          <table:table-cell office:value-type="float" office:value="11" calcext:value-type="float">
            <text:p>1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966</text:p>
          </table:table-cell>
          <table:table-cell office:value-type="float" office:value="6.7843103408813" calcext:value-type="float">
            <text:p>6,7843103408813</text:p>
          </table:table-cell>
          <table:table-cell office:value-type="float" office:value="5.7505810260773" calcext:value-type="float">
            <text:p>5,7505810260773</text:p>
          </table:table-cell>
          <table:table-cell office:value-type="float" office:value="-5.5457844760767" calcext:value-type="float">
            <text:p>-5,5457844760767</text:p>
          </table:table-cell>
          <table:table-cell office:value-type="float" office:value="11" calcext:value-type="float">
            <text:p>11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977</text:p>
          </table:table-cell>
          <table:table-cell office:value-type="float" office:value="8.8103896379471" calcext:value-type="float">
            <text:p>8,8103896379471</text:p>
          </table:table-cell>
          <table:table-cell office:value-type="float" office:value="6.1652022600174" calcext:value-type="float">
            <text:p>6,1652022600174</text:p>
          </table:table-cell>
          <table:table-cell office:value-type="float" office:value="31.409805367707" calcext:value-type="float">
            <text:p>31,409805367707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988</text:p>
          </table:table-cell>
          <table:table-cell office:value-type="float" office:value="-1.0418863594532" calcext:value-type="float">
            <text:p>-1,0418863594532</text:p>
          </table:table-cell>
          <table:table-cell office:value-type="float" office:value="8.4727585315704" calcext:value-type="float">
            <text:p>8,4727585315704</text:p>
          </table:table-cell>
          <table:table-cell office:value-type="float" office:value="-101.6467969129" calcext:value-type="float">
            <text:p>-101,6467969129</text:p>
          </table:table-cell>
          <table:table-cell office:value-type="float" office:value="10" calcext:value-type="float">
            <text:p>10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999</text:p>
          </table:table-cell>
          <table:table-cell office:value-type="float" office:value="-0.70532403886318" calcext:value-type="float">
            <text:p>-0,70532403886318</text:p>
          </table:table-cell>
          <table:table-cell office:value-type="float" office:value="7.6142007112503" calcext:value-type="float">
            <text:p>7,6142007112503</text:p>
          </table:table-cell>
          <table:table-cell office:value-type="float" office:value="55.045120275704" calcext:value-type="float">
            <text:p>55,045120275704</text:p>
          </table:table-cell>
          <table:table-cell office:value-type="float" office:value="10" calcext:value-type="float">
            <text:p>1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1010</text:p>
          </table:table-cell>
          <table:table-cell office:value-type="float" office:value="0.78867480158806" calcext:value-type="float">
            <text:p>0,78867480158806</text:p>
          </table:table-cell>
          <table:table-cell office:value-type="float" office:value="8.0264949798584" calcext:value-type="float">
            <text:p>8,0264949798584</text:p>
          </table:table-cell>
          <table:table-cell office:value-type="float" office:value="-171.02491779692" calcext:value-type="float">
            <text:p>-171,02491779692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1021</text:p>
          </table:table-cell>
          <table:table-cell office:value-type="float" office:value="4.2805591225624" calcext:value-type="float">
            <text:p>4,2805591225624</text:p>
          </table:table-cell>
          <table:table-cell office:value-type="float" office:value="7.9595053195953" calcext:value-type="float">
            <text:p>7,9595053195953</text:p>
          </table:table-cell>
          <table:table-cell office:value-type="float" office:value="-21.512691572214" calcext:value-type="float">
            <text:p>-21,512691572214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1032</text:p>
          </table:table-cell>
          <table:table-cell office:value-type="float" office:value="5.5156934261322" calcext:value-type="float">
            <text:p>5,5156934261322</text:p>
          </table:table-cell>
          <table:table-cell office:value-type="float" office:value="7.2532945871353" calcext:value-type="float">
            <text:p>7,2532945871353</text:p>
          </table:table-cell>
          <table:table-cell office:value-type="float" office:value="-56.825837132278" calcext:value-type="float">
            <text:p>-56,825837132278</text:p>
          </table:table-cell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1043</text:p>
          </table:table-cell>
          <table:table-cell office:value-type="float" office:value="8.7497413158417" calcext:value-type="float">
            <text:p>8,7497413158417</text:p>
          </table:table-cell>
          <table:table-cell office:value-type="float" office:value="5.5616420507431" calcext:value-type="float">
            <text:p>5,5616420507431</text:p>
          </table:table-cell>
          <table:table-cell office:value-type="float" office:value="160.75302081503" calcext:value-type="float">
            <text:p>160,75302081503</text:p>
          </table:table-cell>
          <table:table-cell office:value-type="float" office:value="11" calcext:value-type="float">
            <text:p>11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1054</text:p>
          </table:table-cell>
          <table:table-cell office:value-type="float" office:value="8.6976540088654" calcext:value-type="float">
            <text:p>8,6976540088654</text:p>
          </table:table-cell>
          <table:table-cell office:value-type="float" office:value="6.9980072975159" calcext:value-type="float">
            <text:p>6,9980072975159</text:p>
          </table:table-cell>
          <table:table-cell office:value-type="float" office:value="-137.50506814118" calcext:value-type="float">
            <text:p>-137,50506814118</text:p>
          </table:table-cell>
          <table:table-cell office:value-type="float" office:value="11" calcext:value-type="float">
            <text:p>11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1065</text:p>
          </table:table-cell>
          <table:table-cell office:value-type="float" office:value="-1.1003689467907" calcext:value-type="float">
            <text:p>-1,1003689467907</text:p>
          </table:table-cell>
          <table:table-cell office:value-type="float" office:value="4.1959518194199" calcext:value-type="float">
            <text:p>4,1959518194199</text:p>
          </table:table-cell>
          <table:table-cell office:value-type="float" office:value="176.50463322925" calcext:value-type="float">
            <text:p>176,50463322925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1076</text:p>
          </table:table-cell>
          <table:table-cell office:value-type="float" office:value="-1.3575409352779" calcext:value-type="float">
            <text:p>-1,3575409352779</text:p>
          </table:table-cell>
          <table:table-cell office:value-type="float" office:value="8.5730141401291" calcext:value-type="float">
            <text:p>8,5730141401291</text:p>
          </table:table-cell>
          <table:table-cell office:value-type="float" office:value="164.8873675401" calcext:value-type="float">
            <text:p>164,8873675401</text:p>
          </table:table-cell>
          <table:table-cell office:value-type="float" office:value="10" calcext:value-type="float">
            <text:p>1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1087</text:p>
          </table:table-cell>
          <table:table-cell office:value-type="float" office:value="1.7326591908932" calcext:value-type="float">
            <text:p>1,7326591908932</text:p>
          </table:table-cell>
          <table:table-cell office:value-type="float" office:value="11.085005998611" calcext:value-type="float">
            <text:p>11,085005998611</text:p>
          </table:table-cell>
          <table:table-cell office:value-type="float" office:value="-22.38682007334" calcext:value-type="float">
            <text:p>-22,38682007334</text:p>
          </table:table-cell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1098</text:p>
          </table:table-cell>
          <table:table-cell office:value-type="float" office:value="1.9440886378288" calcext:value-type="float">
            <text:p>1,9440886378288</text:p>
          </table:table-cell>
          <table:table-cell office:value-type="float" office:value="10.404074192047" calcext:value-type="float">
            <text:p>10,404074192047</text:p>
          </table:table-cell>
          <table:table-cell office:value-type="float" office:value="47.718674893592" calcext:value-type="float">
            <text:p>47,718674893592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1109</text:p>
          </table:table-cell>
          <table:table-cell office:value-type="float" office:value="5.2708327770233" calcext:value-type="float">
            <text:p>5,2708327770233</text:p>
          </table:table-cell>
          <table:table-cell office:value-type="float" office:value="10.732204914093" calcext:value-type="float">
            <text:p>10,732204914093</text:p>
          </table:table-cell>
          <table:table-cell office:value-type="float" office:value="135.69211352403" calcext:value-type="float">
            <text:p>135,69211352403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1120</text:p>
          </table:table-cell>
          <table:table-cell office:value-type="float" office:value="7.7092373371124" calcext:value-type="float">
            <text:p>7,7092373371124</text:p>
          </table:table-cell>
          <table:table-cell office:value-type="float" office:value="7.2385466098785" calcext:value-type="float">
            <text:p>7,2385466098785</text:p>
          </table:table-cell>
          <table:table-cell office:value-type="float" office:value="-72.877956044142" calcext:value-type="float">
            <text:p>-72,877956044142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1131</text:p>
          </table:table-cell>
          <table:table-cell office:value-type="float" office:value="9.6291244029999" calcext:value-type="float">
            <text:p>9,6291244029999</text:p>
          </table:table-cell>
          <table:table-cell office:value-type="float" office:value="9.1956913471222" calcext:value-type="float">
            <text:p>9,1956913471222</text:p>
          </table:table-cell>
          <table:table-cell office:value-type="float" office:value="-148.06888513504" calcext:value-type="float">
            <text:p>-148,06888513504</text:p>
          </table:table-cell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1142</text:p>
          </table:table-cell>
          <table:table-cell office:value-type="float" office:value="0.87106049060822" calcext:value-type="float">
            <text:p>0,87106049060822</text:p>
          </table:table-cell>
          <table:table-cell office:value-type="float" office:value="11.03266954422" calcext:value-type="float">
            <text:p>11,03266954422</text:p>
          </table:table-cell>
          <table:table-cell office:value-type="float" office:value="-92.241379865416" calcext:value-type="float">
            <text:p>-92,241379865416</text:p>
          </table:table-cell>
          <table:table-cell office:value-type="float" office:value="10" calcext:value-type="float">
            <text:p>1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1153</text:p>
          </table:table-cell>
          <table:table-cell office:value-type="float" office:value="-0.67055627703667" calcext:value-type="float">
            <text:p>-0,67055627703667</text:p>
          </table:table-cell>
          <table:table-cell office:value-type="float" office:value="10.18061876297" calcext:value-type="float">
            <text:p>10,18061876297</text:p>
          </table:table-cell>
          <table:table-cell office:value-type="float" office:value="45.183433848581" calcext:value-type="float">
            <text:p>45,183433848581</text:p>
          </table:table-cell>
          <table:table-cell office:value-type="float" office:value="10" calcext:value-type="float">
            <text:p>10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15</text:p>
          </table:table-cell>
          <table:table-cell office:value-type="float" office:value="-1.0086391121149" calcext:value-type="float">
            <text:p>-1,0086391121149</text:p>
          </table:table-cell>
          <table:table-cell office:value-type="float" office:value="0.10795447044075" calcext:value-type="float">
            <text:p>0,10795447044075</text:p>
          </table:table-cell>
          <table:table-cell office:value-type="float" office:value="-19.16863394391" calcext:value-type="float">
            <text:p>-19,1686339439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614</text:p>
          </table:table-cell>
          <table:table-cell office:value-type="float" office:value="2.8336200118065" calcext:value-type="float">
            <text:p>2,8336200118065</text:p>
          </table:table-cell>
          <table:table-cell office:value-type="float" office:value="-0.52601389586926" calcext:value-type="float">
            <text:p>-0,52601389586926</text:p>
          </table:table-cell>
          <table:table-cell office:value-type="float" office:value="112.08473117488" calcext:value-type="float">
            <text:p>112,08473117488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625</text:p>
          </table:table-cell>
          <table:table-cell office:value-type="float" office:value="4.6046191453934" calcext:value-type="float">
            <text:p>4,6046191453934</text:p>
          </table:table-cell>
          <table:table-cell office:value-type="float" office:value="0.40434073656797" calcext:value-type="float">
            <text:p>0,40434073656797</text:p>
          </table:table-cell>
          <table:table-cell office:value-type="float" office:value="-49.751126462487" calcext:value-type="float">
            <text:p>-49,751126462487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636</text:p>
          </table:table-cell>
          <table:table-cell office:value-type="float" office:value="4.5279374718666" calcext:value-type="float">
            <text:p>4,5279374718666</text:p>
          </table:table-cell>
          <table:table-cell office:value-type="float" office:value="-0.58499753475189" calcext:value-type="float">
            <text:p>-0,58499753475189</text:p>
          </table:table-cell>
          <table:table-cell office:value-type="float" office:value="67.630776174509" calcext:value-type="float">
            <text:p>67,630776174509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647</text:p>
          </table:table-cell>
          <table:table-cell office:value-type="float" office:value="7.7685487270355" calcext:value-type="float">
            <text:p>7,7685487270355</text:p>
          </table:table-cell>
          <table:table-cell office:value-type="float" office:value="2.105830013752" calcext:value-type="float">
            <text:p>2,105830013752</text:p>
          </table:table-cell>
          <table:table-cell office:value-type="float" office:value="180.08889817888" calcext:value-type="float">
            <text:p>180,08889817888</text:p>
          </table:table-cell>
          <table:table-cell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658</text:p>
          </table:table-cell>
          <table:table-cell office:value-type="float" office:value="7.704268693924" calcext:value-type="float">
            <text:p>7,704268693924</text:p>
          </table:table-cell>
          <table:table-cell office:value-type="float" office:value="0.86240753531456" calcext:value-type="float">
            <text:p>0,86240753531456</text:p>
          </table:table-cell>
          <table:table-cell office:value-type="float" office:value="56.200113645784" calcext:value-type="float">
            <text:p>56,200113645784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669</text:p>
          </table:table-cell>
          <table:table-cell office:value-type="float" office:value="5.8357393741608" calcext:value-type="float">
            <text:p>5,8357393741608</text:p>
          </table:table-cell>
          <table:table-cell office:value-type="float" office:value="-0.58373440057039" calcext:value-type="float">
            <text:p>-0,58373440057039</text:p>
          </table:table-cell>
          <table:table-cell office:value-type="float" office:value="55.587900292342" calcext:value-type="float">
            <text:p>55,587900292342</text:p>
          </table:table-cell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680</text:p>
          </table:table-cell>
          <table:table-cell office:value-type="float" office:value="-0.66232345998287" calcext:value-type="float">
            <text:p>-0,66232345998287</text:p>
          </table:table-cell>
          <table:table-cell office:value-type="float" office:value="0.58372687548399" calcext:value-type="float">
            <text:p>0,58372687548399</text:p>
          </table:table-cell>
          <table:table-cell office:value-type="float" office:value="-138.08487630953" calcext:value-type="float">
            <text:p>-138,0848763095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691</text:p>
          </table:table-cell>
          <table:table-cell office:value-type="float" office:value="1.275582164526" calcext:value-type="float">
            <text:p>1,275582164526</text:p>
          </table:table-cell>
          <table:table-cell office:value-type="float" office:value="0.89163526892662" calcext:value-type="float">
            <text:p>0,89163526892662</text:p>
          </table:table-cell>
          <table:table-cell office:value-type="float" office:value="142.39241514996" calcext:value-type="float">
            <text:p>142,39241514996</text:p>
          </table:table-cell>
          <table:table-cell office:value-type="float" office:value="10" calcext:value-type="float">
            <text:p>10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02</text:p>
          </table:table-cell>
          <table:table-cell office:value-type="float" office:value="2.4332275986671" calcext:value-type="float">
            <text:p>2,4332275986671</text:p>
          </table:table-cell>
          <table:table-cell office:value-type="float" office:value="2.5842422246933" calcext:value-type="float">
            <text:p>2,5842422246933</text:p>
          </table:table-cell>
          <table:table-cell office:value-type="float" office:value="-95.979320015877" calcext:value-type="float">
            <text:p>-95,979320015877</text:p>
          </table:table-cell>
          <table:table-cell office:value-type="float" office:value="10" calcext:value-type="float">
            <text:p>10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13</text:p>
          </table:table-cell>
          <table:table-cell office:value-type="float" office:value="6.2508398294449" calcext:value-type="float">
            <text:p>6,2508398294449</text:p>
          </table:table-cell>
          <table:table-cell office:value-type="float" office:value="3.8859486579895" calcext:value-type="float">
            <text:p>3,8859486579895</text:p>
          </table:table-cell>
          <table:table-cell office:value-type="float" office:value="-115.56591046084" calcext:value-type="float">
            <text:p>-115,56591046084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24</text:p>
          </table:table-cell>
          <table:table-cell office:value-type="float" office:value="4.7906523942947" calcext:value-type="float">
            <text:p>4,7906523942947</text:p>
          </table:table-cell>
          <table:table-cell office:value-type="float" office:value="1.7273180186749" calcext:value-type="float">
            <text:p>1,7273180186749</text:p>
          </table:table-cell>
          <table:table-cell office:value-type="float" office:value="67.543872602426" calcext:value-type="float">
            <text:p>67,543872602426</text:p>
          </table:table-cell>
          <table:table-cell office:value-type="float" office:value="10" calcext:value-type="float">
            <text:p>1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35</text:p>
          </table:table-cell>
          <table:table-cell office:value-type="float" office:value="5.6785237789154" calcext:value-type="float">
            <text:p>5,6785237789154</text:p>
          </table:table-cell>
          <table:table-cell office:value-type="float" office:value="0.13032952323556" calcext:value-type="float">
            <text:p>0,13032952323556</text:p>
          </table:table-cell>
          <table:table-cell office:value-type="float" office:value="-4.1404397814137" calcext:value-type="float">
            <text:p>-4,1404397814137</text:p>
          </table:table-cell>
          <table:table-cell office:value-type="float" office:value="11" calcext:value-type="float">
            <text:p>1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46</text:p>
          </table:table-cell>
          <table:table-cell office:value-type="float" office:value="7.5777363777161" calcext:value-type="float">
            <text:p>7,5777363777161</text:p>
          </table:table-cell>
          <table:table-cell office:value-type="float" office:value="3.077041208744" calcext:value-type="float">
            <text:p>3,077041208744</text:p>
          </table:table-cell>
          <table:table-cell office:value-type="float" office:value="-116.73445154907" calcext:value-type="float">
            <text:p>-116,73445154907</text:p>
          </table:table-cell>
          <table:table-cell office:value-type="float" office:value="10" calcext:value-type="float">
            <text:p>1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57</text:p>
          </table:table-cell>
          <table:table-cell office:value-type="float" office:value="0.55912453681231" calcext:value-type="float">
            <text:p>0,55912453681231</text:p>
          </table:table-cell>
          <table:table-cell office:value-type="float" office:value="4.2320901155472" calcext:value-type="float">
            <text:p>4,2320901155472</text:p>
          </table:table-cell>
          <table:table-cell office:value-type="float" office:value="-159.23157619063" calcext:value-type="float">
            <text:p>-159,23157619063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68</text:p>
          </table:table-cell>
          <table:table-cell office:value-type="float" office:value="0.83442613482475" calcext:value-type="float">
            <text:p>0,83442613482475</text:p>
          </table:table-cell>
          <table:table-cell office:value-type="float" office:value="1.9856151938438" calcext:value-type="float">
            <text:p>1,9856151938438</text:p>
          </table:table-cell>
          <table:table-cell office:value-type="float" office:value="0.05790386215493" calcext:value-type="float">
            <text:p>0,05790386215493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79</text:p>
          </table:table-cell>
          <table:table-cell office:value-type="float" office:value="1.1944049596786" calcext:value-type="float">
            <text:p>1,1944049596786</text:p>
          </table:table-cell>
          <table:table-cell office:value-type="float" office:value="4.7140675783157" calcext:value-type="float">
            <text:p>4,7140675783157</text:p>
          </table:table-cell>
          <table:table-cell office:value-type="float" office:value="2.9448833387748" calcext:value-type="float">
            <text:p>2,9448833387748</text:p>
          </table:table-cell>
          <table:table-cell office:value-type="float" office:value="10" calcext:value-type="float">
            <text:p>10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90</text:p>
          </table:table-cell>
          <table:table-cell office:value-type="float" office:value="2.6890203356743" calcext:value-type="float">
            <text:p>2,6890203356743</text:p>
          </table:table-cell>
          <table:table-cell office:value-type="float" office:value="3.5589599609375" calcext:value-type="float">
            <text:p>3,5589599609375</text:p>
          </table:table-cell>
          <table:table-cell office:value-type="float" office:value="-75.761361486593" calcext:value-type="float">
            <text:p>-75,761361486593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801</text:p>
          </table:table-cell>
          <table:table-cell office:value-type="float" office:value="6.2300223112106" calcext:value-type="float">
            <text:p>6,2300223112106</text:p>
          </table:table-cell>
          <table:table-cell office:value-type="float" office:value="3.0957210063934" calcext:value-type="float">
            <text:p>3,0957210063934</text:p>
          </table:table-cell>
          <table:table-cell office:value-type="float" office:value="-36.972710281421" calcext:value-type="float">
            <text:p>-36,972710281421</text:p>
          </table:table-cell>
          <table:table-cell office:value-type="float" office:value="10" calcext:value-type="float">
            <text:p>10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812</text:p>
          </table:table-cell>
          <table:table-cell office:value-type="float" office:value="10.085037946701" calcext:value-type="float">
            <text:p>10,085037946701</text:p>
          </table:table-cell>
          <table:table-cell office:value-type="float" office:value="2.5663989782333" calcext:value-type="float">
            <text:p>2,5663989782333</text:p>
          </table:table-cell>
          <table:table-cell office:value-type="float" office:value="149.51704565886" calcext:value-type="float">
            <text:p>149,5170456588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823</text:p>
          </table:table-cell>
          <table:table-cell office:value-type="float" office:value="7.9629373550415" calcext:value-type="float">
            <text:p>7,9629373550415</text:p>
          </table:table-cell>
          <table:table-cell office:value-type="float" office:value="4.8100852966309" calcext:value-type="float">
            <text:p>4,8100852966309</text:p>
          </table:table-cell>
          <table:table-cell office:value-type="float" office:value="-113.26512181835" calcext:value-type="float">
            <text:p>-113,26512181835</text:p>
          </table:table-cell>
          <table:table-cell office:value-type="float" office:value="11" calcext:value-type="float">
            <text:p>1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834</text:p>
          </table:table-cell>
          <table:table-cell office:value-type="float" office:value="-1.581184566021" calcext:value-type="float">
            <text:p>-1,581184566021</text:p>
          </table:table-cell>
          <table:table-cell office:value-type="float" office:value="7.3519909381866" calcext:value-type="float">
            <text:p>7,3519909381866</text:p>
          </table:table-cell>
          <table:table-cell office:value-type="float" office:value="83.056375479243" calcext:value-type="float">
            <text:p>83,056375479243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845</text:p>
          </table:table-cell>
          <table:table-cell office:value-type="float" office:value="-0.30320009216666" calcext:value-type="float">
            <text:p>-0,30320009216666</text:p>
          </table:table-cell>
          <table:table-cell office:value-type="float" office:value="5.0913429260254" calcext:value-type="float">
            <text:p>5,0913429260254</text:p>
          </table:table-cell>
          <table:table-cell office:value-type="float" office:value="81.070372253467" calcext:value-type="float">
            <text:p>81,070372253467</text:p>
          </table:table-cell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856</text:p>
          </table:table-cell>
          <table:table-cell office:value-type="float" office:value="3.6219334602356" calcext:value-type="float">
            <text:p>3,6219334602356</text:p>
          </table:table-cell>
          <table:table-cell office:value-type="float" office:value="3.9641207456589" calcext:value-type="float">
            <text:p>3,9641207456589</text:p>
          </table:table-cell>
          <table:table-cell office:value-type="float" office:value="-110.70842651805" calcext:value-type="float">
            <text:p>-110,70842651805</text:p>
          </table:table-cell>
          <table:table-cell office:value-type="float" office:value="11" calcext:value-type="float">
            <text:p>11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867</text:p>
          </table:table-cell>
          <table:table-cell office:value-type="float" office:value="3.168688416481" calcext:value-type="float">
            <text:p>3,168688416481</text:p>
          </table:table-cell>
          <table:table-cell office:value-type="float" office:value="4.2419797182083" calcext:value-type="float">
            <text:p>4,2419797182083</text:p>
          </table:table-cell>
          <table:table-cell office:value-type="float" office:value="-56.317655903519" calcext:value-type="float">
            <text:p>-56,317655903519</text:p>
          </table:table-cell>
          <table:table-cell office:value-type="float" office:value="11" calcext:value-type="float">
            <text:p>11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878</text:p>
          </table:table-cell>
          <table:table-cell office:value-type="float" office:value="4.4705194234848" calcext:value-type="float">
            <text:p>4,4705194234848</text:p>
          </table:table-cell>
          <table:table-cell office:value-type="float" office:value="3.7939742207527" calcext:value-type="float">
            <text:p>3,7939742207527</text:p>
          </table:table-cell>
          <table:table-cell office:value-type="float" office:value="-65.286122309934" calcext:value-type="float">
            <text:p>-65,286122309934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889</text:p>
          </table:table-cell>
          <table:table-cell office:value-type="float" office:value="7.379937171936" calcext:value-type="float">
            <text:p>7,379937171936</text:p>
          </table:table-cell>
          <table:table-cell office:value-type="float" office:value="4.0559726953506" calcext:value-type="float">
            <text:p>4,0559726953506</text:p>
          </table:table-cell>
          <table:table-cell office:value-type="float" office:value="117.64917707747" calcext:value-type="float">
            <text:p>117,64917707747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900</text:p>
          </table:table-cell>
          <table:table-cell office:value-type="float" office:value="9.2535841464996" calcext:value-type="float">
            <text:p>9,2535841464996</text:p>
          </table:table-cell>
          <table:table-cell office:value-type="float" office:value="0.40893048048019" calcext:value-type="float">
            <text:p>0,40893048048019</text:p>
          </table:table-cell>
          <table:table-cell office:value-type="float" office:value="86.092683919676" calcext:value-type="float">
            <text:p>86,092683919676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911</text:p>
          </table:table-cell>
          <table:table-cell office:value-type="float" office:value="-0.058882324956357" calcext:value-type="float">
            <text:p>-0,058882324956357</text:p>
          </table:table-cell>
          <table:table-cell office:value-type="float" office:value="6.1100727319717" calcext:value-type="float">
            <text:p>6,1100727319717</text:p>
          </table:table-cell>
          <table:table-cell office:value-type="float" office:value="-79.887022638017" calcext:value-type="float">
            <text:p>-79,887022638017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922</text:p>
          </table:table-cell>
          <table:table-cell office:value-type="float" office:value="1.8817469477654" calcext:value-type="float">
            <text:p>1,8817469477654</text:p>
          </table:table-cell>
          <table:table-cell office:value-type="float" office:value="4.8952651023865" calcext:value-type="float">
            <text:p>4,8952651023865</text:p>
          </table:table-cell>
          <table:table-cell office:value-type="float" office:value="-145.6415030607" calcext:value-type="float">
            <text:p>-145,6415030607</text:p>
          </table:table-cell>
          <table:table-cell office:value-type="float" office:value="10" calcext:value-type="float">
            <text:p>1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933</text:p>
          </table:table-cell>
          <table:table-cell office:value-type="float" office:value="3.2284131646156" calcext:value-type="float">
            <text:p>3,2284131646156</text:p>
          </table:table-cell>
          <table:table-cell office:value-type="float" office:value="7.0174336433411" calcext:value-type="float">
            <text:p>7,0174336433411</text:p>
          </table:table-cell>
          <table:table-cell office:value-type="float" office:value="-51.713721008058" calcext:value-type="float">
            <text:p>-51,7137210080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944</text:p>
          </table:table-cell>
          <table:table-cell office:value-type="float" office:value="2.6059058308601" calcext:value-type="float">
            <text:p>2,6059058308601</text:p>
          </table:table-cell>
          <table:table-cell office:value-type="float" office:value="5.507208108902" calcext:value-type="float">
            <text:p>5,507208108902</text:p>
          </table:table-cell>
          <table:table-cell office:value-type="float" office:value="-116.55438477826" calcext:value-type="float">
            <text:p>-116,55438477826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955</text:p>
          </table:table-cell>
          <table:table-cell office:value-type="float" office:value="7.263925075531" calcext:value-type="float">
            <text:p>7,263925075531</text:p>
          </table:table-cell>
          <table:table-cell office:value-type="float" office:value="5.6916779279709" calcext:value-type="float">
            <text:p>5,6916779279709</text:p>
          </table:table-cell>
          <table:table-cell office:value-type="float" office:value="143.25561493066" calcext:value-type="float">
            <text:p>143,25561493066</text:p>
          </table:table-cell>
          <table:table-cell office:value-type="float" office:value="11" calcext:value-type="float">
            <text:p>11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966</text:p>
          </table:table-cell>
          <table:table-cell office:value-type="float" office:value="6.7257273197174" calcext:value-type="float">
            <text:p>6,7257273197174</text:p>
          </table:table-cell>
          <table:table-cell office:value-type="float" office:value="5.5353569984436" calcext:value-type="float">
            <text:p>5,5353569984436</text:p>
          </table:table-cell>
          <table:table-cell office:value-type="float" office:value="84.801116566749" calcext:value-type="float">
            <text:p>84,801116566749</text:p>
          </table:table-cell>
          <table:table-cell office:value-type="float" office:value="11" calcext:value-type="float">
            <text:p>11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977</text:p>
          </table:table-cell>
          <table:table-cell office:value-type="float" office:value="8.669308423996" calcext:value-type="float">
            <text:p>8,669308423996</text:p>
          </table:table-cell>
          <table:table-cell office:value-type="float" office:value="6.3353717327118" calcext:value-type="float">
            <text:p>6,3353717327118</text:p>
          </table:table-cell>
          <table:table-cell office:value-type="float" office:value="-59.315381536059" calcext:value-type="float">
            <text:p>-59,315381536059</text:p>
          </table:table-cell>
          <table:table-cell office:value-type="float" office:value="11" calcext:value-type="float">
            <text:p>1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988</text:p>
          </table:table-cell>
          <table:table-cell office:value-type="float" office:value="-1.1135037988424" calcext:value-type="float">
            <text:p>-1,1135037988424</text:p>
          </table:table-cell>
          <table:table-cell office:value-type="float" office:value="8.4922951459885" calcext:value-type="float">
            <text:p>8,4922951459885</text:p>
          </table:table-cell>
          <table:table-cell office:value-type="float" office:value="-8.8689479098958" calcext:value-type="float">
            <text:p>-8,8689479098958</text:p>
          </table:table-cell>
          <table:table-cell office:value-type="float" office:value="10" calcext:value-type="float">
            <text:p>10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999</text:p>
          </table:table-cell>
          <table:table-cell office:value-type="float" office:value="-0.93319393694401" calcext:value-type="float">
            <text:p>-0,93319393694401</text:p>
          </table:table-cell>
          <table:table-cell office:value-type="float" office:value="7.2883766889572" calcext:value-type="float">
            <text:p>7,2883766889572</text:p>
          </table:table-cell>
          <table:table-cell office:value-type="float" office:value="55.012513497832" calcext:value-type="float">
            <text:p>55,012513497832</text:p>
          </table:table-cell>
          <table:table-cell office:value-type="float" office:value="10" calcext:value-type="float">
            <text:p>1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1010</text:p>
          </table:table-cell>
          <table:table-cell office:value-type="float" office:value="1.1821645498276" calcext:value-type="float">
            <text:p>1,1821645498276</text:p>
          </table:table-cell>
          <table:table-cell office:value-type="float" office:value="8.0883902311325" calcext:value-type="float">
            <text:p>8,0883902311325</text:p>
          </table:table-cell>
          <table:table-cell office:value-type="float" office:value="-171.07742759073" calcext:value-type="float">
            <text:p>-171,0774275907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1021</text:p>
          </table:table-cell>
          <table:table-cell office:value-type="float" office:value="4.0087327361107" calcext:value-type="float">
            <text:p>4,0087327361107</text:p>
          </table:table-cell>
          <table:table-cell office:value-type="float" office:value="7.9432332515717" calcext:value-type="float">
            <text:p>7,9432332515717</text:p>
          </table:table-cell>
          <table:table-cell office:value-type="float" office:value="16.240700414986" calcext:value-type="float">
            <text:p>16,240700414986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1032</text:p>
          </table:table-cell>
          <table:table-cell office:value-type="float" office:value="5.613631606102" calcext:value-type="float">
            <text:p>5,613631606102</text:p>
          </table:table-cell>
          <table:table-cell office:value-type="float" office:value="7.4977344274521" calcext:value-type="float">
            <text:p>7,4977344274521</text:p>
          </table:table-cell>
          <table:table-cell office:value-type="float" office:value="-121.23415272707" calcext:value-type="float">
            <text:p>-121,23415272707</text:p>
          </table:table-cell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1043</text:p>
          </table:table-cell>
          <table:table-cell office:value-type="float" office:value="8.7059795856476" calcext:value-type="float">
            <text:p>8,7059795856476</text:p>
          </table:table-cell>
          <table:table-cell office:value-type="float" office:value="5.3442507982254" calcext:value-type="float">
            <text:p>5,3442507982254</text:p>
          </table:table-cell>
          <table:table-cell office:value-type="float" office:value="69.987142921253" calcext:value-type="float">
            <text:p>69,987142921253</text:p>
          </table:table-cell>
          <table:table-cell office:value-type="float" office:value="11" calcext:value-type="float">
            <text:p>1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1054</text:p>
          </table:table-cell>
          <table:table-cell office:value-type="float" office:value="8.9903515577316" calcext:value-type="float">
            <text:p>8,9903515577316</text:p>
          </table:table-cell>
          <table:table-cell office:value-type="float" office:value="7.266389131546" calcext:value-type="float">
            <text:p>7,266389131546</text:p>
          </table:table-cell>
          <table:table-cell office:value-type="float" office:value="-137.49304091095" calcext:value-type="float">
            <text:p>-137,49304091095</text:p>
          </table:table-cell>
          <table:table-cell office:value-type="float" office:value="11" calcext:value-type="float">
            <text:p>11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1065</text:p>
          </table:table-cell>
          <table:table-cell office:value-type="float" office:value="-0.93417599797249" calcext:value-type="float">
            <text:p>-0,93417599797249</text:p>
          </table:table-cell>
          <table:table-cell office:value-type="float" office:value="4.2617073655128" calcext:value-type="float">
            <text:p>4,2617073655128</text:p>
          </table:table-cell>
          <table:table-cell office:value-type="float" office:value="-158.7112344754" calcext:value-type="float">
            <text:p>-158,7112344754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1076</text:p>
          </table:table-cell>
          <table:table-cell office:value-type="float" office:value="-1.4319720864296" calcext:value-type="float">
            <text:p>-1,4319720864296</text:p>
          </table:table-cell>
          <table:table-cell office:value-type="float" office:value="8.4068059921265" calcext:value-type="float">
            <text:p>8,4068059921265</text:p>
          </table:table-cell>
          <table:table-cell office:value-type="float" office:value="88.098825922438" calcext:value-type="float">
            <text:p>88,098825922438</text:p>
          </table:table-cell>
          <table:table-cell office:value-type="float" office:value="10" calcext:value-type="float">
            <text:p>10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1087</text:p>
          </table:table-cell>
          <table:table-cell office:value-type="float" office:value="1.5439149737358" calcext:value-type="float">
            <text:p>1,5439149737358</text:p>
          </table:table-cell>
          <table:table-cell office:value-type="float" office:value="10.944166183472" calcext:value-type="float">
            <text:p>10,944166183472</text:p>
          </table:table-cell>
          <table:table-cell office:value-type="float" office:value="39.248105067356" calcext:value-type="float">
            <text:p>39,248105067356</text:p>
          </table:table-cell>
          <table:table-cell office:value-type="float" office:value="10" calcext:value-type="float">
            <text:p>1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1098</text:p>
          </table:table-cell>
          <table:table-cell office:value-type="float" office:value="2.0877902209759" calcext:value-type="float">
            <text:p>2,0877902209759</text:p>
          </table:table-cell>
          <table:table-cell office:value-type="float" office:value="10.196305513382" calcext:value-type="float">
            <text:p>10,196305513382</text:p>
          </table:table-cell>
          <table:table-cell office:value-type="float" office:value="126.70230561761" calcext:value-type="float">
            <text:p>126,70230561761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1109</text:p>
          </table:table-cell>
          <table:table-cell office:value-type="float" office:value="5.411337018013" calcext:value-type="float">
            <text:p>5,411337018013</text:p>
          </table:table-cell>
          <table:table-cell office:value-type="float" office:value="10.71435213089" calcext:value-type="float">
            <text:p>10,71435213089</text:p>
          </table:table-cell>
          <table:table-cell office:value-type="float" office:value="167.92946408509" calcext:value-type="float">
            <text:p>167,92946408509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1120</text:p>
          </table:table-cell>
          <table:table-cell office:value-type="float" office:value="7.5927221775055" calcext:value-type="float">
            <text:p>7,5927221775055</text:p>
          </table:table-cell>
          <table:table-cell office:value-type="float" office:value="7.618453502655" calcext:value-type="float">
            <text:p>7,618453502655</text:p>
          </table:table-cell>
          <table:table-cell office:value-type="float" office:value="-72.885924084171" calcext:value-type="float">
            <text:p>-72,885924084171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1131</text:p>
          </table:table-cell>
          <table:table-cell office:value-type="float" office:value="9.9652814865112" calcext:value-type="float">
            <text:p>9,9652814865112</text:p>
          </table:table-cell>
          <table:table-cell office:value-type="float" office:value="9.4059294462204" calcext:value-type="float">
            <text:p>9,4059294462204</text:p>
          </table:table-cell>
          <table:table-cell office:value-type="float" office:value="-148.02714517921" calcext:value-type="float">
            <text:p>-148,02714517921</text:p>
          </table:table-cell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1142</text:p>
          </table:table-cell>
          <table:table-cell office:value-type="float" office:value="0.89096620678902" calcext:value-type="float">
            <text:p>0,89096620678902</text:p>
          </table:table-cell>
          <table:table-cell office:value-type="float" office:value="11.032737493515" calcext:value-type="float">
            <text:p>11,032737493515</text:p>
          </table:table-cell>
          <table:table-cell office:value-type="float" office:value="-92.264074428826" calcext:value-type="float">
            <text:p>-92,264074428826</text:p>
          </table:table-cell>
          <table:table-cell office:value-type="float" office:value="10" calcext:value-type="float">
            <text:p>1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1153</text:p>
          </table:table-cell>
          <table:table-cell office:value-type="float" office:value="-0.96425302326679" calcext:value-type="float">
            <text:p>-0,96425302326679</text:p>
          </table:table-cell>
          <table:table-cell office:value-type="float" office:value="9.9416625499725" calcext:value-type="float">
            <text:p>9,9416625499725</text:p>
          </table:table-cell>
          <table:table-cell office:value-type="float" office:value="37.039912430344" calcext:value-type="float">
            <text:p>37,039912430344</text:p>
          </table:table-cell>
          <table:table-cell office:value-type="float" office:value="10" calcext:value-type="float">
            <text:p>10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15</text:p>
          </table:table-cell>
          <table:table-cell office:value-type="float" office:value="-1.1938048899174" calcext:value-type="float">
            <text:p>-1,1938048899174</text:p>
          </table:table-cell>
          <table:table-cell office:value-type="float" office:value="0.32863311469555" calcext:value-type="float">
            <text:p>0,32863311469555</text:p>
          </table:table-cell>
          <table:table-cell office:value-type="float" office:value="-40.881590858387" calcext:value-type="float">
            <text:p>-40,881590858387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614</text:p>
          </table:table-cell>
          <table:table-cell office:value-type="float" office:value="3.0937266349792" calcext:value-type="float">
            <text:p>3,0937266349792</text:p>
          </table:table-cell>
          <table:table-cell office:value-type="float" office:value="-0.58500658720732" calcext:value-type="float">
            <text:p>-0,58500658720732</text:p>
          </table:table-cell>
          <table:table-cell office:value-type="float" office:value="153.38016467489" calcext:value-type="float">
            <text:p>153,38016467489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625</text:p>
          </table:table-cell>
          <table:table-cell office:value-type="float" office:value="4.3634191155434" calcext:value-type="float">
            <text:p>4,3634191155434</text:p>
          </table:table-cell>
          <table:table-cell office:value-type="float" office:value="0.7035655528307" calcext:value-type="float">
            <text:p>0,7035655528307</text:p>
          </table:table-cell>
          <table:table-cell office:value-type="float" office:value="-54.553739584176" calcext:value-type="float">
            <text:p>-54,553739584176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636</text:p>
          </table:table-cell>
          <table:table-cell office:value-type="float" office:value="4.4001761078835" calcext:value-type="float">
            <text:p>4,4001761078835</text:p>
          </table:table-cell>
          <table:table-cell office:value-type="float" office:value="-0.58500379323959" calcext:value-type="float">
            <text:p>-0,58500379323959</text:p>
          </table:table-cell>
          <table:table-cell office:value-type="float" office:value="111.91798319482" calcext:value-type="float">
            <text:p>111,91798319482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647</text:p>
          </table:table-cell>
          <table:table-cell office:value-type="float" office:value="8.1391525268555" calcext:value-type="float">
            <text:p>8,1391525268555</text:p>
          </table:table-cell>
          <table:table-cell office:value-type="float" office:value="2.0708744227886" calcext:value-type="float">
            <text:p>2,0708744227886</text:p>
          </table:table-cell>
          <table:table-cell office:value-type="float" office:value="172.8400455159" calcext:value-type="float">
            <text:p>172,8400455159</text:p>
          </table:table-cell>
          <table:table-cell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658</text:p>
          </table:table-cell>
          <table:table-cell office:value-type="float" office:value="7.6384043693542" calcext:value-type="float">
            <text:p>7,6384043693542</text:p>
          </table:table-cell>
          <table:table-cell office:value-type="float" office:value="0.57967402040958" calcext:value-type="float">
            <text:p>0,57967402040958</text:p>
          </table:table-cell>
          <table:table-cell office:value-type="float" office:value="81.608932489043" calcext:value-type="float">
            <text:p>81,608932489043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669</text:p>
          </table:table-cell>
          <table:table-cell office:value-type="float" office:value="5.5146539211273" calcext:value-type="float">
            <text:p>5,5146539211273</text:p>
          </table:table-cell>
          <table:table-cell office:value-type="float" office:value="-0.58500774204731" calcext:value-type="float">
            <text:p>-0,58500774204731</text:p>
          </table:table-cell>
          <table:table-cell office:value-type="float" office:value="55.308352610108" calcext:value-type="float">
            <text:p>55,308352610108</text:p>
          </table:table-cell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680</text:p>
          </table:table-cell>
          <table:table-cell office:value-type="float" office:value="-0.71375288069248" calcext:value-type="float">
            <text:p>-0,71375288069248</text:p>
          </table:table-cell>
          <table:table-cell office:value-type="float" office:value="0.77808782458305" calcext:value-type="float">
            <text:p>0,77808782458305</text:p>
          </table:table-cell>
          <table:table-cell office:value-type="float" office:value="-63.302312686944" calcext:value-type="float">
            <text:p>-63,302312686944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691</text:p>
          </table:table-cell>
          <table:table-cell office:value-type="float" office:value="1.6044992208481" calcext:value-type="float">
            <text:p>1,6044992208481</text:p>
          </table:table-cell>
          <table:table-cell office:value-type="float" office:value="0.68098820745945" calcext:value-type="float">
            <text:p>0,68098820745945</text:p>
          </table:table-cell>
          <table:table-cell office:value-type="float" office:value="146.56865217124" calcext:value-type="float">
            <text:p>146,56865217124</text:p>
          </table:table-cell>
          <table:table-cell office:value-type="float" office:value="10" calcext:value-type="float">
            <text:p>10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02</text:p>
          </table:table-cell>
          <table:table-cell office:value-type="float" office:value="2.4953918159008" calcext:value-type="float">
            <text:p>2,4953918159008</text:p>
          </table:table-cell>
          <table:table-cell office:value-type="float" office:value="2.9340833425522" calcext:value-type="float">
            <text:p>2,9340833425522</text:p>
          </table:table-cell>
          <table:table-cell office:value-type="float" office:value="-101.36442351493" calcext:value-type="float">
            <text:p>-101,36442351493</text:p>
          </table:table-cell>
          <table:table-cell office:value-type="float" office:value="10" calcext:value-type="float">
            <text:p>10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13</text:p>
          </table:table-cell>
          <table:table-cell office:value-type="float" office:value="6.3070124387741" calcext:value-type="float">
            <text:p>6,3070124387741</text:p>
          </table:table-cell>
          <table:table-cell office:value-type="float" office:value="4.0834325551987" calcext:value-type="float">
            <text:p>4,0834325551987</text:p>
          </table:table-cell>
          <table:table-cell office:value-type="float" office:value="-104.53770570694" calcext:value-type="float">
            <text:p>-104,53770570694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24</text:p>
          </table:table-cell>
          <table:table-cell office:value-type="float" office:value="4.7068223357201" calcext:value-type="float">
            <text:p>4,7068223357201</text:p>
          </table:table-cell>
          <table:table-cell office:value-type="float" office:value="1.3671119511127" calcext:value-type="float">
            <text:p>1,3671119511127</text:p>
          </table:table-cell>
          <table:table-cell office:value-type="float" office:value="79.747916786534" calcext:value-type="float">
            <text:p>79,747916786534</text:p>
          </table:table-cell>
          <table:table-cell office:value-type="float" office:value="10" calcext:value-type="float">
            <text:p>1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35</text:p>
          </table:table-cell>
          <table:table-cell office:value-type="float" office:value="5.2945697307587" calcext:value-type="float">
            <text:p>5,2945697307587</text:p>
          </table:table-cell>
          <table:table-cell office:value-type="float" office:value="0.14579120092094" calcext:value-type="float">
            <text:p>0,14579120092094</text:p>
          </table:table-cell>
          <table:table-cell office:value-type="float" office:value="-0.67261633742007" calcext:value-type="float">
            <text:p>-0,67261633742007</text:p>
          </table:table-cell>
          <table:table-cell office:value-type="float" office:value="11" calcext:value-type="float">
            <text:p>1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46</text:p>
          </table:table-cell>
          <table:table-cell office:value-type="float" office:value="7.7715665102005" calcext:value-type="float">
            <text:p>7,7715665102005</text:p>
          </table:table-cell>
          <table:table-cell office:value-type="float" office:value="3.3499780297279" calcext:value-type="float">
            <text:p>3,3499780297279</text:p>
          </table:table-cell>
          <table:table-cell office:value-type="float" office:value="-141.81245664123" calcext:value-type="float">
            <text:p>-141,81245664123</text:p>
          </table:table-cell>
          <table:table-cell office:value-type="float" office:value="10" calcext:value-type="float">
            <text:p>10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57</text:p>
          </table:table-cell>
          <table:table-cell office:value-type="float" office:value="0.75878866016865" calcext:value-type="float">
            <text:p>0,75878866016865</text:p>
          </table:table-cell>
          <table:table-cell office:value-type="float" office:value="4.2164182662964" calcext:value-type="float">
            <text:p>4,2164182662964</text:p>
          </table:table-cell>
          <table:table-cell office:value-type="float" office:value="159.15145843652" calcext:value-type="float">
            <text:p>159,15145843652</text:p>
          </table:table-cell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68</text:p>
          </table:table-cell>
          <table:table-cell office:value-type="float" office:value="0.4438528418541" calcext:value-type="float">
            <text:p>0,4438528418541</text:p>
          </table:table-cell>
          <table:table-cell office:value-type="float" office:value="1.9509537518024" calcext:value-type="float">
            <text:p>1,9509537518024</text:p>
          </table:table-cell>
          <table:table-cell office:value-type="float" office:value="4.3599743182492" calcext:value-type="float">
            <text:p>4,3599743182492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79</text:p>
          </table:table-cell>
          <table:table-cell office:value-type="float" office:value="1.1746040731668" calcext:value-type="float">
            <text:p>1,1746040731668</text:p>
          </table:table-cell>
          <table:table-cell office:value-type="float" office:value="4.4929713010788" calcext:value-type="float">
            <text:p>4,4929713010788</text:p>
          </table:table-cell>
          <table:table-cell office:value-type="float" office:value="93.700645076241" calcext:value-type="float">
            <text:p>93,700645076241</text:p>
          </table:table-cell>
          <table:table-cell office:value-type="float" office:value="10" calcext:value-type="float">
            <text:p>10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90</text:p>
          </table:table-cell>
          <table:table-cell office:value-type="float" office:value="2.8384998440742" calcext:value-type="float">
            <text:p>2,8384998440742</text:p>
          </table:table-cell>
          <table:table-cell office:value-type="float" office:value="3.7531799077988" calcext:value-type="float">
            <text:p>3,7531799077988</text:p>
          </table:table-cell>
          <table:table-cell office:value-type="float" office:value="-143.82427057643" calcext:value-type="float">
            <text:p>-143,82427057643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801</text:p>
          </table:table-cell>
          <table:table-cell office:value-type="float" office:value="5.9111958742142" calcext:value-type="float">
            <text:p>5,9111958742142</text:p>
          </table:table-cell>
          <table:table-cell office:value-type="float" office:value="3.3343940973282" calcext:value-type="float">
            <text:p>3,3343940973282</text:p>
          </table:table-cell>
          <table:table-cell office:value-type="float" office:value="-36.993265911272" calcext:value-type="float">
            <text:p>-36,993265911272</text:p>
          </table:table-cell>
          <table:table-cell office:value-type="float" office:value="10" calcext:value-type="float">
            <text:p>10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812</text:p>
          </table:table-cell>
          <table:table-cell office:value-type="float" office:value="10.085011720657" calcext:value-type="float">
            <text:p>10,085011720657</text:p>
          </table:table-cell>
          <table:table-cell office:value-type="float" office:value="2.2612988948822" calcext:value-type="float">
            <text:p>2,2612988948822</text:p>
          </table:table-cell>
          <table:table-cell office:value-type="float" office:value="142.86001472716" calcext:value-type="float">
            <text:p>142,8600147271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823</text:p>
          </table:table-cell>
          <table:table-cell office:value-type="float" office:value="8.0449467897415" calcext:value-type="float">
            <text:p>8,0449467897415</text:p>
          </table:table-cell>
          <table:table-cell office:value-type="float" office:value="5.0366109609604" calcext:value-type="float">
            <text:p>5,0366109609604</text:p>
          </table:table-cell>
          <table:table-cell office:value-type="float" office:value="-99.567432312449" calcext:value-type="float">
            <text:p>-99,567432312449</text:p>
          </table:table-cell>
          <table:table-cell office:value-type="float" office:value="11" calcext:value-type="float">
            <text:p>1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834</text:p>
          </table:table-cell>
          <table:table-cell office:value-type="float" office:value="-1.5813359618187" calcext:value-type="float">
            <text:p>-1,5813359618187</text:p>
          </table:table-cell>
          <table:table-cell office:value-type="float" office:value="6.9516915082932" calcext:value-type="float">
            <text:p>6,9516915082932</text:p>
          </table:table-cell>
          <table:table-cell office:value-type="float" office:value="89.745285404716" calcext:value-type="float">
            <text:p>89,745285404716</text:p>
          </table:table-cell>
          <table:table-cell office:value-type="float" office:value="10" calcext:value-type="float">
            <text:p>10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845</text:p>
          </table:table-cell>
          <table:table-cell office:value-type="float" office:value="-0.32595444470644" calcext:value-type="float">
            <text:p>-0,32595444470644</text:p>
          </table:table-cell>
          <table:table-cell office:value-type="float" office:value="4.7359877824783" calcext:value-type="float">
            <text:p>4,7359877824783</text:p>
          </table:table-cell>
          <table:table-cell office:value-type="float" office:value="98.246234237768" calcext:value-type="float">
            <text:p>98,246234237768</text:p>
          </table:table-cell>
          <table:table-cell office:value-type="float" office:value="10" calcext:value-type="float">
            <text:p>1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856</text:p>
          </table:table-cell>
          <table:table-cell office:value-type="float" office:value="3.8717356324196" calcext:value-type="float">
            <text:p>3,8717356324196</text:p>
          </table:table-cell>
          <table:table-cell office:value-type="float" office:value="3.9890676736832" calcext:value-type="float">
            <text:p>3,9890676736832</text:p>
          </table:table-cell>
          <table:table-cell office:value-type="float" office:value="175.44560827267" calcext:value-type="float">
            <text:p>175,44560827267</text:p>
          </table:table-cell>
          <table:table-cell office:value-type="float" office:value="11" calcext:value-type="float">
            <text:p>11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867</text:p>
          </table:table-cell>
          <table:table-cell office:value-type="float" office:value="2.9596430063248" calcext:value-type="float">
            <text:p>2,9596430063248</text:p>
          </table:table-cell>
          <table:table-cell office:value-type="float" office:value="4.3528231978416" calcext:value-type="float">
            <text:p>4,3528231978416</text:p>
          </table:table-cell>
          <table:table-cell office:value-type="float" office:value="-51.616628458545" calcext:value-type="float">
            <text:p>-51,616628458545</text:p>
          </table:table-cell>
          <table:table-cell office:value-type="float" office:value="11" calcext:value-type="float">
            <text:p>11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878</text:p>
          </table:table-cell>
          <table:table-cell office:value-type="float" office:value="4.2762899398804" calcext:value-type="float">
            <text:p>4,2762899398804</text:p>
          </table:table-cell>
          <table:table-cell office:value-type="float" office:value="4.0292078256607" calcext:value-type="float">
            <text:p>4,0292078256607</text:p>
          </table:table-cell>
          <table:table-cell office:value-type="float" office:value="-29.305371509236" calcext:value-type="float">
            <text:p>-29,305371509236</text:p>
          </table:table-cell>
          <table:table-cell office:value-type="float" office:value="11" calcext:value-type="float">
            <text:p>11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889</text:p>
          </table:table-cell>
          <table:table-cell office:value-type="float" office:value="7.5310564041138" calcext:value-type="float">
            <text:p>7,5310564041138</text:p>
          </table:table-cell>
          <table:table-cell office:value-type="float" office:value="3.8524621725082" calcext:value-type="float">
            <text:p>3,8524621725082</text:p>
          </table:table-cell>
          <table:table-cell office:value-type="float" office:value="139.80683399613" calcext:value-type="float">
            <text:p>139,80683399613</text:p>
          </table:table-cell>
          <table:table-cell office:value-type="float" office:value="11" calcext:value-type="float">
            <text:p>1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900</text:p>
          </table:table-cell>
          <table:table-cell office:value-type="float" office:value="9.2910021543503" calcext:value-type="float">
            <text:p>9,2910021543503</text:p>
          </table:table-cell>
          <table:table-cell office:value-type="float" office:value="0.11023336090147" calcext:value-type="float">
            <text:p>0,11023336090147</text:p>
          </table:table-cell>
          <table:table-cell office:value-type="float" office:value="106.91703352959" calcext:value-type="float">
            <text:p>106,91703352959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911</text:p>
          </table:table-cell>
          <table:table-cell office:value-type="float" office:value="-0.12890984304249" calcext:value-type="float">
            <text:p>-0,12890984304249</text:p>
          </table:table-cell>
          <table:table-cell office:value-type="float" office:value="6.5023851394653" calcext:value-type="float">
            <text:p>6,5023851394653</text:p>
          </table:table-cell>
          <table:table-cell office:value-type="float" office:value="-79.882198078617" calcext:value-type="float">
            <text:p>-79,882198078617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922</text:p>
          </table:table-cell>
          <table:table-cell office:value-type="float" office:value="2.0316858589649" calcext:value-type="float">
            <text:p>2,0316858589649</text:p>
          </table:table-cell>
          <table:table-cell office:value-type="float" office:value="4.7320348024368" calcext:value-type="float">
            <text:p>4,7320348024368</text:p>
          </table:table-cell>
          <table:table-cell office:value-type="float" office:value="123.7579986548" calcext:value-type="float">
            <text:p>123,7579986548</text:p>
          </table:table-cell>
          <table:table-cell office:value-type="float" office:value="10" calcext:value-type="float">
            <text:p>1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933</text:p>
          </table:table-cell>
          <table:table-cell office:value-type="float" office:value="3.1597751379013" calcext:value-type="float">
            <text:p>3,1597751379013</text:p>
          </table:table-cell>
          <table:table-cell office:value-type="float" office:value="7.3393738269806" calcext:value-type="float">
            <text:p>7,3393738269806</text:p>
          </table:table-cell>
          <table:table-cell office:value-type="float" office:value="-83.139705050523" calcext:value-type="float">
            <text:p>-83,1397050505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944</text:p>
          </table:table-cell>
          <table:table-cell office:value-type="float" office:value="2.8640034794807" calcext:value-type="float">
            <text:p>2,8640034794807</text:p>
          </table:table-cell>
          <table:table-cell office:value-type="float" office:value="5.5491358041763" calcext:value-type="float">
            <text:p>5,5491358041763</text:p>
          </table:table-cell>
          <table:table-cell office:value-type="float" office:value="179.20851859317" calcext:value-type="float">
            <text:p>179,20851859317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955</text:p>
          </table:table-cell>
          <table:table-cell office:value-type="float" office:value="7.4206954240799" calcext:value-type="float">
            <text:p>7,4206954240799</text:p>
          </table:table-cell>
          <table:table-cell office:value-type="float" office:value="5.8483302593231" calcext:value-type="float">
            <text:p>5,8483302593231</text:p>
          </table:table-cell>
          <table:table-cell office:value-type="float" office:value="-126.14582754244" calcext:value-type="float">
            <text:p>-126,14582754244</text:p>
          </table:table-cell>
          <table:table-cell office:value-type="float" office:value="11" calcext:value-type="float">
            <text:p>11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966</text:p>
          </table:table-cell>
          <table:table-cell office:value-type="float" office:value="6.9413524866104" calcext:value-type="float">
            <text:p>6,9413524866104</text:p>
          </table:table-cell>
          <table:table-cell office:value-type="float" office:value="5.4840922355652" calcext:value-type="float">
            <text:p>5,4840922355652</text:p>
          </table:table-cell>
          <table:table-cell office:value-type="float" office:value="175.55575310045" calcext:value-type="float">
            <text:p>175,55575310045</text:p>
          </table:table-cell>
          <table:table-cell office:value-type="float" office:value="11" calcext:value-type="float">
            <text:p>11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977</text:p>
          </table:table-cell>
          <table:table-cell office:value-type="float" office:value="8.8478469848633" calcext:value-type="float">
            <text:p>8,8478469848633</text:p>
          </table:table-cell>
          <table:table-cell office:value-type="float" office:value="6.5331345796585" calcext:value-type="float">
            <text:p>6,5331345796585</text:p>
          </table:table-cell>
          <table:table-cell office:value-type="float" office:value="-132.19492298782" calcext:value-type="float">
            <text:p>-132,19492298782</text:p>
          </table:table-cell>
          <table:table-cell office:value-type="float" office:value="11" calcext:value-type="float">
            <text:p>1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988</text:p>
          </table:table-cell>
          <table:table-cell office:value-type="float" office:value="-1.2280704826117" calcext:value-type="float">
            <text:p>-1,2280704826117</text:p>
          </table:table-cell>
          <table:table-cell office:value-type="float" office:value="8.6375027894974" calcext:value-type="float">
            <text:p>8,6375027894974</text:p>
          </table:table-cell>
          <table:table-cell office:value-type="float" office:value="-66.004954325925" calcext:value-type="float">
            <text:p>-66,004954325925</text:p>
          </table:table-cell>
          <table:table-cell office:value-type="float" office:value="10" calcext:value-type="float">
            <text:p>10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999</text:p>
          </table:table-cell>
          <table:table-cell office:value-type="float" office:value="-1.1552516371012" calcext:value-type="float">
            <text:p>-1,1552516371012</text:p>
          </table:table-cell>
          <table:table-cell office:value-type="float" office:value="7.2517478466034" calcext:value-type="float">
            <text:p>7,2517478466034</text:p>
          </table:table-cell>
          <table:table-cell office:value-type="float" office:value="-11.803339241417" calcext:value-type="float">
            <text:p>-11,803339241417</text:p>
          </table:table-cell>
          <table:table-cell office:value-type="float" office:value="10" calcext:value-type="float">
            <text:p>10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1010</text:p>
          </table:table-cell>
          <table:table-cell office:value-type="float" office:value="1.5188071131706" calcext:value-type="float">
            <text:p>1,5188071131706</text:p>
          </table:table-cell>
          <table:table-cell office:value-type="float" office:value="8.0969798564911" calcext:value-type="float">
            <text:p>8,0969798564911</text:p>
          </table:table-cell>
          <table:table-cell office:value-type="float" office:value="177.41256610603" calcext:value-type="float">
            <text:p>177,4125661060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1021</text:p>
          </table:table-cell>
          <table:table-cell office:value-type="float" office:value="3.9537099003792" calcext:value-type="float">
            <text:p>3,9537099003792</text:p>
          </table:table-cell>
          <table:table-cell office:value-type="float" office:value="7.7379190921783" calcext:value-type="float">
            <text:p>7,7379190921783</text:p>
          </table:table-cell>
          <table:table-cell office:value-type="float" office:value="78.760481184455" calcext:value-type="float">
            <text:p>78,760481184455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1032</text:p>
          </table:table-cell>
          <table:table-cell office:value-type="float" office:value="5.8897912502289" calcext:value-type="float">
            <text:p>5,8897912502289</text:p>
          </table:table-cell>
          <table:table-cell office:value-type="float" office:value="7.6383936405182" calcext:value-type="float">
            <text:p>7,6383936405182</text:p>
          </table:table-cell>
          <table:table-cell office:value-type="float" office:value="-161.14836133969" calcext:value-type="float">
            <text:p>-161,14836133969</text:p>
          </table:table-cell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1043</text:p>
          </table:table-cell>
          <table:table-cell office:value-type="float" office:value="8.4787875413895" calcext:value-type="float">
            <text:p>8,4787875413895</text:p>
          </table:table-cell>
          <table:table-cell office:value-type="float" office:value="5.3238260746002" calcext:value-type="float">
            <text:p>5,3238260746002</text:p>
          </table:table-cell>
          <table:table-cell office:value-type="float" office:value="13.566878855608" calcext:value-type="float">
            <text:p>13,566878855608</text:p>
          </table:table-cell>
          <table:table-cell office:value-type="float" office:value="11" calcext:value-type="float">
            <text:p>1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1054</text:p>
          </table:table-cell>
          <table:table-cell office:value-type="float" office:value="9.1734951734543" calcext:value-type="float">
            <text:p>9,1734951734543</text:p>
          </table:table-cell>
          <table:table-cell office:value-type="float" office:value="7.5027024745941" calcext:value-type="float">
            <text:p>7,5027024745941</text:p>
          </table:table-cell>
          <table:table-cell office:value-type="float" office:value="-121.94676611834" calcext:value-type="float">
            <text:p>-121,94676611834</text:p>
          </table:table-cell>
          <table:table-cell office:value-type="float" office:value="11" calcext:value-type="float">
            <text:p>11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1065</text:p>
          </table:table-cell>
          <table:table-cell office:value-type="float" office:value="-0.73574528098106" calcext:value-type="float">
            <text:p>-0,73574528098106</text:p>
          </table:table-cell>
          <table:table-cell office:value-type="float" office:value="4.3865889310837" calcext:value-type="float">
            <text:p>4,3865889310837</text:p>
          </table:table-cell>
          <table:table-cell office:value-type="float" office:value="-143.68203491162" calcext:value-type="float">
            <text:p>-143,68203491162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1076</text:p>
          </table:table-cell>
          <table:table-cell office:value-type="float" office:value="-1.5850272774696" calcext:value-type="float">
            <text:p>-1,5850272774696</text:p>
          </table:table-cell>
          <table:table-cell office:value-type="float" office:value="8.2705765962601" calcext:value-type="float">
            <text:p>8,2705765962601</text:p>
          </table:table-cell>
          <table:table-cell office:value-type="float" office:value="28.76954131825" calcext:value-type="float">
            <text:p>28,76954131825</text:p>
          </table:table-cell>
          <table:table-cell office:value-type="float" office:value="10" calcext:value-type="float">
            <text:p>10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1087</text:p>
          </table:table-cell>
          <table:table-cell office:value-type="float" office:value="1.5718060731888" calcext:value-type="float">
            <text:p>1,5718060731888</text:p>
          </table:table-cell>
          <table:table-cell office:value-type="float" office:value="10.68036198616" calcext:value-type="float">
            <text:p>10,68036198616</text:p>
          </table:table-cell>
          <table:table-cell office:value-type="float" office:value="103.98622986617" calcext:value-type="float">
            <text:p>103,98622986617</text:p>
          </table:table-cell>
          <table:table-cell office:value-type="float" office:value="10" calcext:value-type="float">
            <text:p>10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1098</text:p>
          </table:table-cell>
          <table:table-cell office:value-type="float" office:value="2.3244102299213" calcext:value-type="float">
            <text:p>2,3244102299213</text:p>
          </table:table-cell>
          <table:table-cell office:value-type="float" office:value="9.8772966861725" calcext:value-type="float">
            <text:p>9,8772966861725</text:p>
          </table:table-cell>
          <table:table-cell office:value-type="float" office:value="126.70397302907" calcext:value-type="float">
            <text:p>126,70397302907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1109</text:p>
          </table:table-cell>
          <table:table-cell office:value-type="float" office:value="5.5401396751404" calcext:value-type="float">
            <text:p>5,5401396751404</text:p>
          </table:table-cell>
          <table:table-cell office:value-type="float" office:value="10.773867368698" calcext:value-type="float">
            <text:p>10,773867368698</text:p>
          </table:table-cell>
          <table:table-cell office:value-type="float" office:value="-159.967738352" calcext:value-type="float">
            <text:p>-159,967738352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1120</text:p>
          </table:table-cell>
          <table:table-cell office:value-type="float" office:value="7.4601781368256" calcext:value-type="float">
            <text:p>7,4601781368256</text:p>
          </table:table-cell>
          <table:table-cell office:value-type="float" office:value="7.8918445110321" calcext:value-type="float">
            <text:p>7,8918445110321</text:p>
          </table:table-cell>
          <table:table-cell office:value-type="float" office:value="-58.709195465039" calcext:value-type="float">
            <text:p>-58,709195465039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1131</text:p>
          </table:table-cell>
          <table:table-cell office:value-type="float" office:value="10.083210468292" calcext:value-type="float">
            <text:p>10,083210468292</text:p>
          </table:table-cell>
          <table:table-cell office:value-type="float" office:value="9.5835030078888" calcext:value-type="float">
            <text:p>9,5835030078888</text:p>
          </table:table-cell>
          <table:table-cell office:value-type="float" office:value="-148.89418547321" calcext:value-type="float">
            <text:p>-148,89418547321</text:p>
          </table:table-cell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1142</text:p>
          </table:table-cell>
          <table:table-cell office:value-type="float" office:value="0.91807655990124" calcext:value-type="float">
            <text:p>0,91807655990124</text:p>
          </table:table-cell>
          <table:table-cell office:value-type="float" office:value="11.032626628876" calcext:value-type="float">
            <text:p>11,032626628876</text:p>
          </table:table-cell>
          <table:table-cell office:value-type="float" office:value="-92.200343775901" calcext:value-type="float">
            <text:p>-92,200343775901</text:p>
          </table:table-cell>
          <table:table-cell office:value-type="float" office:value="10" calcext:value-type="float">
            <text:p>10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1153</text:p>
          </table:table-cell>
          <table:table-cell office:value-type="float" office:value="-1.2894360721111" calcext:value-type="float">
            <text:p>-1,2894360721111</text:p>
          </table:table-cell>
          <table:table-cell office:value-type="float" office:value="9.7471439838409" calcext:value-type="float">
            <text:p>9,7471439838409</text:p>
          </table:table-cell>
          <table:table-cell office:value-type="float" office:value="28.862082654503" calcext:value-type="float">
            <text:p>28,862082654503</text:p>
          </table:table-cell>
          <table:table-cell office:value-type="float" office:value="10" calcext:value-type="float">
            <text:p>10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<text:s text:c="2"/>OK </text:p>
          </table:table-cell>
        </table:table-row>
      </table:table>
      <table:table table:name="analyse" table:style-name="ta1">
        <table:shapes>
          <draw:frame draw:z-index="0" draw:style-name="gr1" draw:text-style-name="P1" svg:width="15.997cm" svg:height="9.005cm" svg:x="20.43cm" svg:y="1.009cm">
            <draw:object draw:notify-on-update-of-ranges="analyse.C1:analyse.C1 analyse.C2:analyse.C25 analyse.E1:analyse.E1 analyse.E2:analyse.E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pinion_1</text:p>
          </table:table-cell>
          <table:table-cell office:value-type="string" calcext:value-type="string">
            <text:p>somme_1</text:p>
          </table:table-cell>
          <table:table-cell office:value-type="string" calcext:value-type="string">
            <text:p>opinion_2</text:p>
          </table:table-cell>
          <table:table-cell office:value-type="string" calcext:value-type="string">
            <text:p>somme_2</text:p>
          </table:table-cell>
          <table:table-cell office:value-type="string" calcext:value-type="string">
            <text:p>puissance_1</text:p>
          </table:table-cell>
          <table:table-cell office:value-type="string" calcext:value-type="string">
            <text:p>puissance_2</text:p>
          </table:table-cell>
          <table:table-cell office:value-type="string" calcext:value-type="string">
            <text:p>eta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0.586206896551724" calcext:value-type="float">
            <text:p>0,586206896551724</text:p>
          </table:table-cell>
          <table:table-cell office:value-type="float" office:value="0.714285714285714" calcext:value-type="float">
            <text:p>0,714285714285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7.4" calcext:value-type="float">
            <text:p>7,4</text:p>
          </table:table-cell>
          <table:table-cell office:value-type="float" office:value="5.85" calcext:value-type="float">
            <text:p>5,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4.5806451612903" calcext:value-type="float">
            <text:p>14,5806451612903</text:p>
          </table:table-cell>
          <table:table-cell office:value-type="float" office:value="14.1052631578947" calcext:value-type="float">
            <text:p>14,10526315789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1.46875" calcext:value-type="float">
            <text:p>21,46875</text:p>
          </table:table-cell>
          <table:table-cell office:value-type="float" office:value="21.1666666666667" calcext:value-type="float">
            <text:p>21,16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9.78125" calcext:value-type="float">
            <text:p>29,78125</text:p>
          </table:table-cell>
          <table:table-cell office:value-type="float" office:value="30.8333333333333" calcext:value-type="float">
            <text:p>30,8333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6.9714285714286" calcext:value-type="float">
            <text:p>36,9714285714286</text:p>
          </table:table-cell>
          <table:table-cell office:value-type="float" office:value="45.2" calcext:value-type="float">
            <text:p>45,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9.5294117647059" calcext:value-type="float">
            <text:p>49,5294117647059</text:p>
          </table:table-cell>
          <table:table-cell office:value-type="float" office:value="52.25" calcext:value-type="float">
            <text:p>52,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8.5757575757576" calcext:value-type="float">
            <text:p>58,5757575757576</text:p>
          </table:table-cell>
          <table:table-cell office:value-type="float" office:value="61.2352941176471" calcext:value-type="float">
            <text:p>61,23529411764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6.1470588235294" calcext:value-type="float">
            <text:p>66,1470588235294</text:p>
          </table:table-cell>
          <table:table-cell office:value-type="float" office:value="75.75" calcext:value-type="float">
            <text:p>75,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77.0882352941177" calcext:value-type="float">
            <text:p>77,0882352941177</text:p>
          </table:table-cell>
          <table:table-cell office:value-type="float" office:value="82.0625" calcext:value-type="float">
            <text:p>82,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92.34375" calcext:value-type="float">
            <text:p>92,34375</text:p>
          </table:table-cell>
          <table:table-cell office:value-type="float" office:value="86.3888888888889" calcext:value-type="float">
            <text:p>86,3888888888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04.090909090909" calcext:value-type="float">
            <text:p>104,090909090909</text:p>
          </table:table-cell>
          <table:table-cell office:value-type="float" office:value="102.294117647059" calcext:value-type="float">
            <text:p>102,2941176470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18.21875" calcext:value-type="float">
            <text:p>118,21875</text:p>
          </table:table-cell>
          <table:table-cell office:value-type="float" office:value="110.277777777778" calcext:value-type="float">
            <text:p>110,277777777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31.58064516129" calcext:value-type="float">
            <text:p>131,58064516129</text:p>
          </table:table-cell>
          <table:table-cell office:value-type="float" office:value="119.789473684211" calcext:value-type="float">
            <text:p>119,7894736842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47.620689655172" calcext:value-type="float">
            <text:p>147,620689655172</text:p>
          </table:table-cell>
          <table:table-cell office:value-type="float" office:value="126.904761904762" calcext:value-type="float">
            <text:p>126,9047619047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60.464285714286" calcext:value-type="float">
            <text:p>160,464285714286</text:p>
          </table:table-cell>
          <table:table-cell office:value-type="float" office:value="132.772727272727" calcext:value-type="float">
            <text:p>132,7727272727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67.964285714286" calcext:value-type="float">
            <text:p>167,964285714286</text:p>
          </table:table-cell>
          <table:table-cell office:value-type="float" office:value="136.136363636364" calcext:value-type="float">
            <text:p>136,1363636363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78.571428571429" calcext:value-type="float">
            <text:p>178,571428571429</text:p>
          </table:table-cell>
          <table:table-cell office:value-type="float" office:value="143.318181818182" calcext:value-type="float">
            <text:p>143,318181818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89.1" calcext:value-type="float">
            <text:p>189,1</text:p>
          </table:table-cell>
          <table:table-cell office:value-type="float" office:value="152.6" calcext:value-type="float">
            <text:p>152,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97.4375" calcext:value-type="float">
            <text:p>197,4375</text:p>
          </table:table-cell>
          <table:table-cell office:value-type="float" office:value="162.166666666667" calcext:value-type="float">
            <text:p>162,1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09.41935483871" calcext:value-type="float">
            <text:p>209,41935483871</text:p>
          </table:table-cell>
          <table:table-cell office:value-type="float" office:value="171.526315789474" calcext:value-type="float">
            <text:p>171,5263157894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15.129032258065" calcext:value-type="float">
            <text:p>215,129032258065</text:p>
          </table:table-cell>
          <table:table-cell office:value-type="float" office:value="178.315789473684" calcext:value-type="float">
            <text:p>178,315789473684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2T10:18:03.936923</meta:creation-date>
    <dc:date>2023-04-12T10:18:59.544000000</dc:date>
    <meta:generator>LibreOffice/7.4.2.3$Windows_X86_64 LibreOffice_project/382eef1f22670f7f4118c8c2dd222ec7ad009daf</meta:generator>
    <meta:editing-cycles>2</meta:editing-cycles>
    <meta:editing-duration>PT49S</meta:editing-duration>
    <meta:document-statistic meta:table-count="2" meta:cell-count="10408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46cm" svg:y="3.955cm" style:legend-expansion="high" chart:style-name="ch2"/>
        <chart:plot-area chart:style-name="ch3" table:cell-range-address="analyse.C1:analyse.C25 analyse.E1:analyse.E25" chart:data-source-has-labels="row" svg:x="0.319cm" svg:y="0.18cm" svg:width="12.508cm" svg:height="8.646cm">
          <chart:coordinate-region svg:x="0.94cm" svg:y="0.379cm" svg:width="11.7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nalyse.C2:analyse.C25" chart:label-cell-address="analyse.C1:analyse.C1" chart:class="chart:line">
            <chart:data-point chart:repeated="24"/>
          </chart:series>
          <chart:series chart:style-name="ch7" chart:values-cell-range-address="analyse.E2:analyse.E25" chart:label-cell-address="analyse.E1:analyse.E1" chart:class="chart:line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me_1</text:p>
                <draw:g>
                  <svg:desc>analyse.C1:analyse.C1</svg:desc>
                </draw:g>
              </table:table-cell>
              <table:table-cell office:value-type="string">
                <text:p>somme_2</text:p>
                <draw:g>
                  <svg:desc>analyse.E1:analyse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">
                <text:p>29</text:p>
                <draw:g>
                  <svg:desc>analyse.C2:analyse.C25</svg:desc>
                </draw:g>
              </table:table-cell>
              <table:table-cell office:value-type="float" office:value="22">
                <text:p>22</text:p>
                <draw:g>
                  <svg:desc>analyse.E2:analyse.E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